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182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1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2" table:default-cell-style-name="Default"/>
        <table:table-column table:style-name="co3" table:number-columns-repeated="131" table:default-cell-style-name="Default"/>
        <table:table-row table:style-name="ro1">
          <table:table-cell office:value-type="string">
            <text:p>Training Set Error</text:p>
          </table:table-cell>
          <table:table-cell office:value-type="float" office:value="488.945611">
            <text:p>488,945611</text:p>
          </table:table-cell>
          <table:table-cell office:value-type="float" office:value="471.500114">
            <text:p>471,500114</text:p>
          </table:table-cell>
          <table:table-cell office:value-type="float" office:value="290.31996">
            <text:p>290,31996</text:p>
          </table:table-cell>
          <table:table-cell office:value-type="float" office:value="226.428467">
            <text:p>226,428467</text:p>
          </table:table-cell>
          <table:table-cell office:value-type="float" office:value="241.292997">
            <text:p>241,292997</text:p>
          </table:table-cell>
          <table:table-cell office:value-type="float" office:value="203.655065">
            <text:p>203,655065</text:p>
          </table:table-cell>
          <table:table-cell office:value-type="float" office:value="236.153096">
            <text:p>236,153096</text:p>
          </table:table-cell>
          <table:table-cell office:value-type="float" office:value="184.461658">
            <text:p>184,461658</text:p>
          </table:table-cell>
          <table:table-cell office:value-type="float" office:value="129.392998">
            <text:p>129,392998</text:p>
          </table:table-cell>
          <table:table-cell office:value-type="float" office:value="194.215662">
            <text:p>194,215662</text:p>
          </table:table-cell>
          <table:table-cell office:value-type="float" office:value="171.436609">
            <text:p>171,436609</text:p>
          </table:table-cell>
          <table:table-cell office:value-type="float" office:value="176.928894">
            <text:p>176,928894</text:p>
          </table:table-cell>
          <table:table-cell office:value-type="float" office:value="171.760457">
            <text:p>171,760457</text:p>
          </table:table-cell>
          <table:table-cell office:value-type="float" office:value="149.697349">
            <text:p>149,697349</text:p>
          </table:table-cell>
          <table:table-cell office:value-type="float" office:value="124.938766">
            <text:p>124,938766</text:p>
          </table:table-cell>
          <table:table-cell office:value-type="float" office:value="132.464025">
            <text:p>132,464025</text:p>
          </table:table-cell>
          <table:table-cell office:value-type="float" office:value="119.591526">
            <text:p>119,591526</text:p>
          </table:table-cell>
          <table:table-cell office:value-type="float" office:value="176.350379">
            <text:p>176,350379</text:p>
          </table:table-cell>
          <table:table-cell office:value-type="float" office:value="111.451527">
            <text:p>111,451527</text:p>
          </table:table-cell>
          <table:table-cell office:value-type="float" office:value="115.40609">
            <text:p>115,40609</text:p>
          </table:table-cell>
          <table:table-cell office:value-type="float" office:value="85.758321">
            <text:p>85,758321</text:p>
          </table:table-cell>
          <table:table-cell office:value-type="float" office:value="117.417241">
            <text:p>117,417241</text:p>
          </table:table-cell>
          <table:table-cell office:value-type="float" office:value="107.950848">
            <text:p>107,950848</text:p>
          </table:table-cell>
          <table:table-cell office:value-type="float" office:value="108.289679">
            <text:p>108,289679</text:p>
          </table:table-cell>
          <table:table-cell office:value-type="float" office:value="102.077243">
            <text:p>102,077243</text:p>
          </table:table-cell>
          <table:table-cell office:value-type="float" office:value="77.105629">
            <text:p>77,105629</text:p>
          </table:table-cell>
          <table:table-cell office:value-type="float" office:value="93.976421">
            <text:p>93,976421</text:p>
          </table:table-cell>
          <table:table-cell office:value-type="float" office:value="91.405835">
            <text:p>91,405835</text:p>
          </table:table-cell>
          <table:table-cell office:value-type="float" office:value="78.432607">
            <text:p>78,432607</text:p>
          </table:table-cell>
          <table:table-cell office:value-type="float" office:value="81.34055">
            <text:p>81,34055</text:p>
          </table:table-cell>
          <table:table-cell office:value-type="float" office:value="87.483434">
            <text:p>87,483434</text:p>
          </table:table-cell>
          <table:table-cell office:value-type="float" office:value="49.54155">
            <text:p>49,54155</text:p>
          </table:table-cell>
          <table:table-cell office:value-type="float" office:value="60.093365">
            <text:p>60,093365</text:p>
          </table:table-cell>
          <table:table-cell office:value-type="float" office:value="72.037814">
            <text:p>72,037814</text:p>
          </table:table-cell>
          <table:table-cell office:value-type="float" office:value="53.353339">
            <text:p>53,353339</text:p>
          </table:table-cell>
          <table:table-cell office:value-type="float" office:value="58.511855">
            <text:p>58,511855</text:p>
          </table:table-cell>
          <table:table-cell office:value-type="float" office:value="55.254694">
            <text:p>55,254694</text:p>
          </table:table-cell>
          <table:table-cell office:value-type="float" office:value="55.420829">
            <text:p>55,420829</text:p>
          </table:table-cell>
          <table:table-cell office:value-type="float" office:value="47.312924">
            <text:p>47,312924</text:p>
          </table:table-cell>
          <table:table-cell office:value-type="float" office:value="46.887619">
            <text:p>46,887619</text:p>
          </table:table-cell>
          <table:table-cell office:value-type="float" office:value="59.761011">
            <text:p>59,761011</text:p>
          </table:table-cell>
          <table:table-cell office:value-type="float" office:value="48.118009">
            <text:p>48,118009</text:p>
          </table:table-cell>
          <table:table-cell office:value-type="float" office:value="41.453267">
            <text:p>41,453267</text:p>
          </table:table-cell>
          <table:table-cell office:value-type="float" office:value="43.088108">
            <text:p>43,088108</text:p>
          </table:table-cell>
          <table:table-cell office:value-type="float" office:value="37.286614">
            <text:p>37,286614</text:p>
          </table:table-cell>
          <table:table-cell office:value-type="float" office:value="42.334858">
            <text:p>42,334858</text:p>
          </table:table-cell>
          <table:table-cell office:value-type="float" office:value="36.516635">
            <text:p>36,516635</text:p>
          </table:table-cell>
          <table:table-cell office:value-type="float" office:value="35.901581">
            <text:p>35,901581</text:p>
          </table:table-cell>
          <table:table-cell office:value-type="float" office:value="32.552742">
            <text:p>32,552742</text:p>
          </table:table-cell>
          <table:table-cell office:value-type="float" office:value="35.093137">
            <text:p>35,093137</text:p>
          </table:table-cell>
          <table:table-cell office:value-type="float" office:value="34.061467">
            <text:p>34,061467</text:p>
          </table:table-cell>
          <table:table-cell office:value-type="float" office:value="29.690965">
            <text:p>29,690965</text:p>
          </table:table-cell>
          <table:table-cell office:value-type="float" office:value="29.751311">
            <text:p>29,751311</text:p>
          </table:table-cell>
          <table:table-cell office:value-type="float" office:value="29.824112">
            <text:p>29,824112</text:p>
          </table:table-cell>
          <table:table-cell office:value-type="float" office:value="28.131057">
            <text:p>28,131057</text:p>
          </table:table-cell>
          <table:table-cell office:value-type="float" office:value="31.050625">
            <text:p>31,050625</text:p>
          </table:table-cell>
          <table:table-cell office:value-type="float" office:value="28.326801">
            <text:p>28,326801</text:p>
          </table:table-cell>
          <table:table-cell office:value-type="float" office:value="29.144989">
            <text:p>29,144989</text:p>
          </table:table-cell>
          <table:table-cell office:value-type="float" office:value="28.242802">
            <text:p>28,242802</text:p>
          </table:table-cell>
          <table:table-cell office:value-type="float" office:value="27.105949">
            <text:p>27,105949</text:p>
          </table:table-cell>
          <table:table-cell office:value-type="float" office:value="28.416634">
            <text:p>28,416634</text:p>
          </table:table-cell>
          <table:table-cell office:value-type="float" office:value="29.249068">
            <text:p>29,249068</text:p>
          </table:table-cell>
          <table:table-cell office:value-type="float" office:value="33.026818">
            <text:p>33,026818</text:p>
          </table:table-cell>
          <table:table-cell office:value-type="float" office:value="29.719505">
            <text:p>29,719505</text:p>
          </table:table-cell>
          <table:table-cell office:value-type="float" office:value="30.876586">
            <text:p>30,876586</text:p>
          </table:table-cell>
          <table:table-cell office:value-type="float" office:value="28.814812">
            <text:p>28,814812</text:p>
          </table:table-cell>
          <table:table-cell office:value-type="float" office:value="31.111888">
            <text:p>31,111888</text:p>
          </table:table-cell>
          <table:table-cell office:value-type="float" office:value="31.972025">
            <text:p>31,972025</text:p>
          </table:table-cell>
          <table:table-cell office:value-type="float" office:value="32.286908">
            <text:p>32,286908</text:p>
          </table:table-cell>
          <table:table-cell office:value-type="float" office:value="33.880825">
            <text:p>33,880825</text:p>
          </table:table-cell>
          <table:table-cell office:value-type="float" office:value="34.945801">
            <text:p>34,945801</text:p>
          </table:table-cell>
          <table:table-cell office:value-type="float" office:value="32.197133">
            <text:p>32,197133</text:p>
          </table:table-cell>
          <table:table-cell office:value-type="float" office:value="33.915382">
            <text:p>33,915382</text:p>
          </table:table-cell>
          <table:table-cell office:value-type="float" office:value="33.540213">
            <text:p>33,540213</text:p>
          </table:table-cell>
          <table:table-cell office:value-type="float" office:value="35.588907">
            <text:p>35,588907</text:p>
          </table:table-cell>
          <table:table-cell office:value-type="float" office:value="34.055722">
            <text:p>34,055722</text:p>
          </table:table-cell>
          <table:table-cell office:value-type="float" office:value="33.084658">
            <text:p>33,084658</text:p>
          </table:table-cell>
          <table:table-cell office:value-type="float" office:value="39.041902">
            <text:p>39,041902</text:p>
          </table:table-cell>
          <table:table-cell office:value-type="float" office:value="34.719831">
            <text:p>34,719831</text:p>
          </table:table-cell>
          <table:table-cell office:value-type="float" office:value="31.159375">
            <text:p>31,159375</text:p>
          </table:table-cell>
          <table:table-cell office:value-type="float" office:value="29.972756">
            <text:p>29,972756</text:p>
          </table:table-cell>
          <table:table-cell office:value-type="float" office:value="35.018443">
            <text:p>35,018443</text:p>
          </table:table-cell>
          <table:table-cell office:value-type="float" office:value="37.577536">
            <text:p>37,577536</text:p>
          </table:table-cell>
          <table:table-cell office:value-type="float" office:value="32.05275">
            <text:p>32,05275</text:p>
          </table:table-cell>
          <table:table-cell office:value-type="float" office:value="35.058964">
            <text:p>35,058964</text:p>
          </table:table-cell>
          <table:table-cell office:value-type="float" office:value="32.760647">
            <text:p>32,760647</text:p>
          </table:table-cell>
          <table:table-cell office:value-type="float" office:value="32.890188">
            <text:p>32,890188</text:p>
          </table:table-cell>
          <table:table-cell office:value-type="float" office:value="39.395854">
            <text:p>39,395854</text:p>
          </table:table-cell>
          <table:table-cell office:value-type="float" office:value="36.264426">
            <text:p>36,264426</text:p>
          </table:table-cell>
          <table:table-cell office:value-type="float" office:value="43.599038">
            <text:p>43,599038</text:p>
          </table:table-cell>
          <table:table-cell office:value-type="float" office:value="35.255278">
            <text:p>35,255278</text:p>
          </table:table-cell>
          <table:table-cell office:value-type="float" office:value="36.827695">
            <text:p>36,827695</text:p>
          </table:table-cell>
          <table:table-cell office:value-type="float" office:value="36.131325">
            <text:p>36,131325</text:p>
          </table:table-cell>
          <table:table-cell office:value-type="float" office:value="34.590478">
            <text:p>34,590478</text:p>
          </table:table-cell>
          <table:table-cell office:value-type="float" office:value="39.25046">
            <text:p>39,25046</text:p>
          </table:table-cell>
          <table:table-cell office:value-type="float" office:value="38.718425">
            <text:p>38,718425</text:p>
          </table:table-cell>
          <table:table-cell office:value-type="float" office:value="40.594056">
            <text:p>40,594056</text:p>
          </table:table-cell>
          <table:table-cell office:value-type="float" office:value="37.988319">
            <text:p>37,988319</text:p>
          </table:table-cell>
          <table:table-cell office:value-type="float" office:value="32.599898">
            <text:p>32,599898</text:p>
          </table:table-cell>
          <table:table-cell office:value-type="float" office:value="46.653275">
            <text:p>46,653275</text:p>
          </table:table-cell>
          <table:table-cell office:value-type="float" office:value="39.560934">
            <text:p>39,560934</text:p>
          </table:table-cell>
          <table:table-cell office:value-type="float" office:value="38.62946">
            <text:p>38,62946</text:p>
          </table:table-cell>
          <table:table-cell office:value-type="float" office:value="36.246391">
            <text:p>36,246391</text:p>
          </table:table-cell>
          <table:table-cell office:value-type="float" office:value="34.570214">
            <text:p>34,570214</text:p>
          </table:table-cell>
          <table:table-cell office:value-type="float" office:value="36.805713">
            <text:p>36,805713</text:p>
          </table:table-cell>
          <table:table-cell office:value-type="float" office:value="41.650681">
            <text:p>41,650681</text:p>
          </table:table-cell>
          <table:table-cell office:value-type="float" office:value="39.306947">
            <text:p>39,306947</text:p>
          </table:table-cell>
          <table:table-cell office:value-type="float" office:value="34.79295">
            <text:p>34,79295</text:p>
          </table:table-cell>
          <table:table-cell office:value-type="float" office:value="33.69332">
            <text:p>33,69332</text:p>
          </table:table-cell>
          <table:table-cell office:value-type="float" office:value="36.38521">
            <text:p>36,38521</text:p>
          </table:table-cell>
          <table:table-cell office:value-type="float" office:value="30.064113">
            <text:p>30,064113</text:p>
          </table:table-cell>
          <table:table-cell office:value-type="float" office:value="39.996898">
            <text:p>39,996898</text:p>
          </table:table-cell>
          <table:table-cell office:value-type="float" office:value="29.460571">
            <text:p>29,460571</text:p>
          </table:table-cell>
          <table:table-cell office:value-type="float" office:value="37.856262">
            <text:p>37,856262</text:p>
          </table:table-cell>
          <table:table-cell office:value-type="float" office:value="49.046831">
            <text:p>49,046831</text:p>
          </table:table-cell>
          <table:table-cell office:value-type="float" office:value="34.827845">
            <text:p>34,827845</text:p>
          </table:table-cell>
          <table:table-cell office:value-type="float" office:value="37.817428">
            <text:p>37,817428</text:p>
          </table:table-cell>
          <table:table-cell office:value-type="float" office:value="34.993671">
            <text:p>34,993671</text:p>
          </table:table-cell>
          <table:table-cell office:value-type="float" office:value="39.529219">
            <text:p>39,529219</text:p>
          </table:table-cell>
          <table:table-cell office:value-type="float" office:value="37.138405">
            <text:p>37,138405</text:p>
          </table:table-cell>
          <table:table-cell office:value-type="float" office:value="43.592871">
            <text:p>43,592871</text:p>
          </table:table-cell>
          <table:table-cell office:value-type="float" office:value="34.753081">
            <text:p>34,753081</text:p>
          </table:table-cell>
          <table:table-cell office:value-type="float" office:value="39.447109">
            <text:p>39,447109</text:p>
          </table:table-cell>
          <table:table-cell office:value-type="float" office:value="38.027333">
            <text:p>38,027333</text:p>
          </table:table-cell>
          <table:table-cell office:value-type="float" office:value="54.461534">
            <text:p>54,461534</text:p>
          </table:table-cell>
          <table:table-cell office:value-type="float" office:value="46.926605">
            <text:p>46,926605</text:p>
          </table:table-cell>
          <table:table-cell office:value-type="float" office:value="38.363326">
            <text:p>38,363326</text:p>
          </table:table-cell>
          <table:table-cell office:value-type="float" office:value="35.468739">
            <text:p>35,468739</text:p>
          </table:table-cell>
          <table:table-cell office:value-type="float" office:value="43.060754">
            <text:p>43,060754</text:p>
          </table:table-cell>
          <table:table-cell office:value-type="float" office:value="35.657883">
            <text:p>35,657883</text:p>
          </table:table-cell>
          <table:table-cell office:value-type="float" office:value="37.159834">
            <text:p>37,159834</text:p>
          </table:table-cell>
          <table:table-cell office:value-type="float" office:value="39.34712">
            <text:p>39,34712</text:p>
          </table:table-cell>
          <table:table-cell office:value-type="float" office:value="37.781849">
            <text:p>37,781849</text:p>
          </table:table-cell>
          <table:table-cell office:value-type="float" office:value="40.701732">
            <text:p>40,701732</text:p>
          </table:table-cell>
          <table:table-cell office:value-type="float" office:value="35.63965">
            <text:p>35,63965</text:p>
          </table:table-cell>
          <table:table-cell office:value-type="float" office:value="43.167816">
            <text:p>43,167816</text:p>
          </table:table-cell>
          <table:table-cell office:value-type="float" office:value="33.275158">
            <text:p>33,275158</text:p>
          </table:table-cell>
          <table:table-cell office:value-type="float" office:value="39.652835">
            <text:p>39,652835</text:p>
          </table:table-cell>
          <table:table-cell office:value-type="float" office:value="36.24478">
            <text:p>36,24478</text:p>
          </table:table-cell>
          <table:table-cell office:value-type="float" office:value="31.784587">
            <text:p>31,784587</text:p>
          </table:table-cell>
          <table:table-cell office:value-type="float" office:value="42.371287">
            <text:p>42,371287</text:p>
          </table:table-cell>
          <table:table-cell office:value-type="float" office:value="35.511464">
            <text:p>35,511464</text:p>
          </table:table-cell>
          <table:table-cell office:value-type="float" office:value="33.774064">
            <text:p>33,774064</text:p>
          </table:table-cell>
          <table:table-cell office:value-type="float" office:value="34.910865">
            <text:p>34,910865</text:p>
          </table:table-cell>
          <table:table-cell office:value-type="float" office:value="39.217654">
            <text:p>39,217654</text:p>
          </table:table-cell>
          <table:table-cell office:value-type="float" office:value="41.21159">
            <text:p>41,21159</text:p>
          </table:table-cell>
          <table:table-cell office:value-type="float" office:value="42.575088">
            <text:p>42,575088</text:p>
          </table:table-cell>
          <table:table-cell office:value-type="float" office:value="38.583834">
            <text:p>38,583834</text:p>
          </table:table-cell>
          <table:table-cell office:value-type="float" office:value="32.190037">
            <text:p>32,190037</text:p>
          </table:table-cell>
          <table:table-cell office:value-type="float" office:value="41.884269">
            <text:p>41,884269</text:p>
          </table:table-cell>
          <table:table-cell office:value-type="float" office:value="38.001812">
            <text:p>38,001812</text:p>
          </table:table-cell>
          <table:table-cell office:value-type="float" office:value="36.252831">
            <text:p>36,252831</text:p>
          </table:table-cell>
          <table:table-cell office:value-type="float" office:value="37.687721">
            <text:p>37,687721</text:p>
          </table:table-cell>
          <table:table-cell office:value-type="float" office:value="40.384175">
            <text:p>40,384175</text:p>
          </table:table-cell>
          <table:table-cell office:value-type="float" office:value="44.932229">
            <text:p>44,932229</text:p>
          </table:table-cell>
          <table:table-cell office:value-type="float" office:value="42.633407">
            <text:p>42,633407</text:p>
          </table:table-cell>
          <table:table-cell office:value-type="float" office:value="29.34929">
            <text:p>29,34929</text:p>
          </table:table-cell>
          <table:table-cell office:value-type="float" office:value="30.746539">
            <text:p>30,746539</text:p>
          </table:table-cell>
          <table:table-cell office:value-type="float" office:value="40.511953">
            <text:p>40,511953</text:p>
          </table:table-cell>
          <table:table-cell office:value-type="float" office:value="46.495648">
            <text:p>46,495648</text:p>
          </table:table-cell>
          <table:table-cell office:value-type="float" office:value="46.916938">
            <text:p>46,916938</text:p>
          </table:table-cell>
          <table:table-cell office:value-type="float" office:value="38.966789">
            <text:p>38,966789</text:p>
          </table:table-cell>
          <table:table-cell office:value-type="float" office:value="30.062755">
            <text:p>30,062755</text:p>
          </table:table-cell>
          <table:table-cell office:value-type="float" office:value="36.878245">
            <text:p>36,878245</text:p>
          </table:table-cell>
          <table:table-cell office:value-type="float" office:value="30.997242">
            <text:p>30,997242</text:p>
          </table:table-cell>
          <table:table-cell office:value-type="float" office:value="40.499965">
            <text:p>40,499965</text:p>
          </table:table-cell>
          <table:table-cell office:value-type="float" office:value="35.036223">
            <text:p>35,036223</text:p>
          </table:table-cell>
          <table:table-cell office:value-type="float" office:value="36.834975">
            <text:p>36,834975</text:p>
          </table:table-cell>
          <table:table-cell office:value-type="float" office:value="30.723925">
            <text:p>30,723925</text:p>
          </table:table-cell>
          <table:table-cell office:value-type="float" office:value="34.942467">
            <text:p>34,942467</text:p>
          </table:table-cell>
          <table:table-cell office:value-type="float" office:value="40.272132">
            <text:p>40,272132</text:p>
          </table:table-cell>
          <table:table-cell office:value-type="float" office:value="42.859223">
            <text:p>42,859223</text:p>
          </table:table-cell>
          <table:table-cell office:value-type="float" office:value="39.397271">
            <text:p>39,397271</text:p>
          </table:table-cell>
          <table:table-cell office:value-type="float" office:value="45.238959">
            <text:p>45,238959</text:p>
          </table:table-cell>
          <table:table-cell office:value-type="float" office:value="35.498647">
            <text:p>35,498647</text:p>
          </table:table-cell>
          <table:table-cell office:value-type="float" office:value="30.264282">
            <text:p>30,264282</text:p>
          </table:table-cell>
          <table:table-cell office:value-type="float" office:value="32.214661">
            <text:p>32,214661</text:p>
          </table:table-cell>
          <table:table-cell office:value-type="float" office:value="30.898484">
            <text:p>30,898484</text:p>
          </table:table-cell>
          <table:table-cell office:value-type="float" office:value="29.845139">
            <text:p>29,845139</text:p>
          </table:table-cell>
          <table:table-cell office:value-type="float" office:value="33.600048">
            <text:p>33,600048</text:p>
          </table:table-cell>
          <table:table-cell office:value-type="float" office:value="32.860819">
            <text:p>32,860819</text:p>
          </table:table-cell>
          <table:table-cell office:value-type="float" office:value="39.750143">
            <text:p>39,750143</text:p>
          </table:table-cell>
          <table:table-cell office:value-type="float" office:value="37.872981">
            <text:p>37,872981</text:p>
          </table:table-cell>
          <table:table-cell office:value-type="float" office:value="35.494454">
            <text:p>35,494454</text:p>
          </table:table-cell>
          <table:table-cell office:value-type="float" office:value="35.217114">
            <text:p>35,217114</text:p>
          </table:table-cell>
          <table:table-cell office:value-type="float" office:value="35.794057">
            <text:p>35,794057</text:p>
          </table:table-cell>
          <table:table-cell office:value-type="float" office:value="32.470385">
            <text:p>32,470385</text:p>
          </table:table-cell>
          <table:table-cell office:value-type="float" office:value="32.374439">
            <text:p>32,374439</text:p>
          </table:table-cell>
          <table:table-cell office:value-type="float" office:value="41.332627">
            <text:p>41,332627</text:p>
          </table:table-cell>
          <table:table-cell office:value-type="float" office:value="33.449096">
            <text:p>33,449096</text:p>
          </table:table-cell>
          <table:table-cell office:value-type="float" office:value="33.015134">
            <text:p>33,015134</text:p>
          </table:table-cell>
          <table:table-cell office:value-type="float" office:value="39.171856">
            <text:p>39,171856</text:p>
          </table:table-cell>
          <table:table-cell office:value-type="float" office:value="32.136905">
            <text:p>32,136905</text:p>
          </table:table-cell>
          <table:table-cell office:value-type="float" office:value="31.46302">
            <text:p>31,46302</text:p>
          </table:table-cell>
          <table:table-cell office:value-type="float" office:value="35.90802">
            <text:p>35,90802</text:p>
          </table:table-cell>
          <table:table-cell office:value-type="float" office:value="33.083107">
            <text:p>33,083107</text:p>
          </table:table-cell>
          <table:table-cell office:value-type="float" office:value="32.854351">
            <text:p>32,854351</text:p>
          </table:table-cell>
          <table:table-cell office:value-type="float" office:value="33.040725">
            <text:p>33,040725</text:p>
          </table:table-cell>
          <table:table-cell office:value-type="float" office:value="37.165685">
            <text:p>37,165685</text:p>
          </table:table-cell>
          <table:table-cell office:value-type="float" office:value="34.60863">
            <text:p>34,60863</text:p>
          </table:table-cell>
          <table:table-cell office:value-type="float" office:value="32.432665">
            <text:p>32,432665</text:p>
          </table:table-cell>
          <table:table-cell office:value-type="float" office:value="40.349933">
            <text:p>40,349933</text:p>
          </table:table-cell>
          <table:table-cell office:value-type="float" office:value="35.272158">
            <text:p>35,272158</text:p>
          </table:table-cell>
          <table:table-cell office:value-type="float" office:value="38.977232">
            <text:p>38,977232</text:p>
          </table:table-cell>
          <table:table-cell office:value-type="float" office:value="33.754391">
            <text:p>33,754391</text:p>
          </table:table-cell>
          <table:table-cell office:value-type="float" office:value="27.283793">
            <text:p>27,283793</text:p>
          </table:table-cell>
          <table:table-cell office:value-type="float" office:value="34.236423">
            <text:p>34,236423</text:p>
          </table:table-cell>
          <table:table-cell office:value-type="float" office:value="34.856827">
            <text:p>34,856827</text:p>
          </table:table-cell>
          <table:table-cell office:value-type="float" office:value="30.700125">
            <text:p>30,700125</text:p>
          </table:table-cell>
          <table:table-cell office:value-type="float" office:value="33.468317">
            <text:p>33,468317</text:p>
          </table:table-cell>
          <table:table-cell office:value-type="float" office:value="34.068511">
            <text:p>34,068511</text:p>
          </table:table-cell>
          <table:table-cell office:value-type="float" office:value="34.648774">
            <text:p>34,648774</text:p>
          </table:table-cell>
          <table:table-cell office:value-type="float" office:value="33.065842">
            <text:p>33,065842</text:p>
          </table:table-cell>
          <table:table-cell office:value-type="float" office:value="30.990063">
            <text:p>30,990063</text:p>
          </table:table-cell>
          <table:table-cell office:value-type="float" office:value="33.292378">
            <text:p>33,292378</text:p>
          </table:table-cell>
          <table:table-cell office:value-type="float" office:value="30.622632">
            <text:p>30,622632</text:p>
          </table:table-cell>
          <table:table-cell office:value-type="float" office:value="30.274139">
            <text:p>30,274139</text:p>
          </table:table-cell>
          <table:table-cell office:value-type="float" office:value="31.023009">
            <text:p>31,023009</text:p>
          </table:table-cell>
          <table:table-cell office:value-type="float" office:value="33.74025">
            <text:p>33,74025</text:p>
          </table:table-cell>
          <table:table-cell office:value-type="float" office:value="27.85119">
            <text:p>27,85119</text:p>
          </table:table-cell>
          <table:table-cell office:value-type="float" office:value="36.718024">
            <text:p>36,718024</text:p>
          </table:table-cell>
          <table:table-cell office:value-type="float" office:value="38.152404">
            <text:p>38,152404</text:p>
          </table:table-cell>
          <table:table-cell office:value-type="float" office:value="30.954797">
            <text:p>30,954797</text:p>
          </table:table-cell>
          <table:table-cell office:value-type="float" office:value="30.642464">
            <text:p>30,642464</text:p>
          </table:table-cell>
          <table:table-cell office:value-type="float" office:value="36.283318">
            <text:p>36,283318</text:p>
          </table:table-cell>
          <table:table-cell office:value-type="float" office:value="25.261706">
            <text:p>25,261706</text:p>
          </table:table-cell>
          <table:table-cell office:value-type="float" office:value="32.012801">
            <text:p>32,012801</text:p>
          </table:table-cell>
          <table:table-cell office:value-type="float" office:value="25.805609">
            <text:p>25,805609</text:p>
          </table:table-cell>
          <table:table-cell office:value-type="float" office:value="31.310653">
            <text:p>31,310653</text:p>
          </table:table-cell>
          <table:table-cell office:value-type="float" office:value="40.3306">
            <text:p>40,3306</text:p>
          </table:table-cell>
          <table:table-cell office:value-type="float" office:value="41.306824">
            <text:p>41,306824</text:p>
          </table:table-cell>
          <table:table-cell office:value-type="float" office:value="34.497293">
            <text:p>34,497293</text:p>
          </table:table-cell>
          <table:table-cell office:value-type="float" office:value="32.010581">
            <text:p>32,010581</text:p>
          </table:table-cell>
          <table:table-cell office:value-type="float" office:value="34.252573">
            <text:p>34,252573</text:p>
          </table:table-cell>
          <table:table-cell office:value-type="float" office:value="24.297587">
            <text:p>24,297587</text:p>
          </table:table-cell>
          <table:table-cell office:value-type="float" office:value="27.630603">
            <text:p>27,630603</text:p>
          </table:table-cell>
          <table:table-cell office:value-type="float" office:value="28.531324">
            <text:p>28,531324</text:p>
          </table:table-cell>
          <table:table-cell office:value-type="float" office:value="34.549362">
            <text:p>34,549362</text:p>
          </table:table-cell>
          <table:table-cell office:value-type="float" office:value="26.924809">
            <text:p>26,924809</text:p>
          </table:table-cell>
          <table:table-cell office:value-type="float" office:value="34.804763">
            <text:p>34,804763</text:p>
          </table:table-cell>
          <table:table-cell office:value-type="float" office:value="27.618486">
            <text:p>27,618486</text:p>
          </table:table-cell>
          <table:table-cell office:value-type="float" office:value="27.676929">
            <text:p>27,676929</text:p>
          </table:table-cell>
          <table:table-cell office:value-type="float" office:value="35.861774">
            <text:p>35,861774</text:p>
          </table:table-cell>
          <table:table-cell office:value-type="float" office:value="29.20347">
            <text:p>29,20347</text:p>
          </table:table-cell>
          <table:table-cell office:value-type="float" office:value="30.495828">
            <text:p>30,495828</text:p>
          </table:table-cell>
          <table:table-cell office:value-type="float" office:value="27.806329">
            <text:p>27,806329</text:p>
          </table:table-cell>
          <table:table-cell office:value-type="float" office:value="24.004679">
            <text:p>24,004679</text:p>
          </table:table-cell>
          <table:table-cell office:value-type="float" office:value="26.795753">
            <text:p>26,795753</text:p>
          </table:table-cell>
          <table:table-cell office:value-type="float" office:value="31.833698">
            <text:p>31,833698</text:p>
          </table:table-cell>
          <table:table-cell office:value-type="float" office:value="23.321608">
            <text:p>23,321608</text:p>
          </table:table-cell>
          <table:table-cell office:value-type="float" office:value="25.204637">
            <text:p>25,204637</text:p>
          </table:table-cell>
          <table:table-cell office:value-type="float" office:value="25.516158">
            <text:p>25,516158</text:p>
          </table:table-cell>
          <table:table-cell office:value-type="float" office:value="22.830301">
            <text:p>22,830301</text:p>
          </table:table-cell>
          <table:table-cell office:value-type="float" office:value="27.611748">
            <text:p>27,611748</text:p>
          </table:table-cell>
          <table:table-cell office:value-type="float" office:value="29.44567">
            <text:p>29,44567</text:p>
          </table:table-cell>
          <table:table-cell office:value-type="float" office:value="34.072253">
            <text:p>34,072253</text:p>
          </table:table-cell>
          <table:table-cell office:value-type="float" office:value="33.643897">
            <text:p>33,643897</text:p>
          </table:table-cell>
          <table:table-cell office:value-type="float" office:value="27.460404">
            <text:p>27,460404</text:p>
          </table:table-cell>
          <table:table-cell office:value-type="float" office:value="22.69465">
            <text:p>22,69465</text:p>
          </table:table-cell>
          <table:table-cell office:value-type="float" office:value="29.896335">
            <text:p>29,896335</text:p>
          </table:table-cell>
          <table:table-cell office:value-type="float" office:value="27.593881">
            <text:p>27,593881</text:p>
          </table:table-cell>
          <table:table-cell office:value-type="float" office:value="25.15674">
            <text:p>25,15674</text:p>
          </table:table-cell>
          <table:table-cell office:value-type="float" office:value="27.729191">
            <text:p>27,729191</text:p>
          </table:table-cell>
          <table:table-cell office:value-type="float" office:value="33.188231">
            <text:p>33,188231</text:p>
          </table:table-cell>
          <table:table-cell office:value-type="float" office:value="25.615866">
            <text:p>25,615866</text:p>
          </table:table-cell>
          <table:table-cell office:value-type="float" office:value="26.916527">
            <text:p>26,916527</text:p>
          </table:table-cell>
          <table:table-cell office:value-type="float" office:value="25.301646">
            <text:p>25,301646</text:p>
          </table:table-cell>
          <table:table-cell office:value-type="float" office:value="24.370868">
            <text:p>24,370868</text:p>
          </table:table-cell>
          <table:table-cell office:value-type="float" office:value="29.332585">
            <text:p>29,332585</text:p>
          </table:table-cell>
          <table:table-cell office:value-type="float" office:value="30.280613">
            <text:p>30,280613</text:p>
          </table:table-cell>
          <table:table-cell office:value-type="float" office:value="30.981596">
            <text:p>30,981596</text:p>
          </table:table-cell>
          <table:table-cell office:value-type="float" office:value="27.840332">
            <text:p>27,840332</text:p>
          </table:table-cell>
          <table:table-cell office:value-type="float" office:value="26.651601">
            <text:p>26,651601</text:p>
          </table:table-cell>
          <table:table-cell office:value-type="float" office:value="33.115412">
            <text:p>33,115412</text:p>
          </table:table-cell>
          <table:table-cell office:value-type="float" office:value="22.762832">
            <text:p>22,762832</text:p>
          </table:table-cell>
          <table:table-cell office:value-type="float" office:value="23.682336">
            <text:p>23,682336</text:p>
          </table:table-cell>
          <table:table-cell office:value-type="float" office:value="29.896043">
            <text:p>29,896043</text:p>
          </table:table-cell>
          <table:table-cell office:value-type="float" office:value="25.579993">
            <text:p>25,579993</text:p>
          </table:table-cell>
          <table:table-cell office:value-type="float" office:value="30.41944">
            <text:p>30,41944</text:p>
          </table:table-cell>
          <table:table-cell office:value-type="float" office:value="25.377245">
            <text:p>25,377245</text:p>
          </table:table-cell>
          <table:table-cell office:value-type="float" office:value="25.841303">
            <text:p>25,841303</text:p>
          </table:table-cell>
          <table:table-cell office:value-type="float" office:value="22.797781">
            <text:p>22,797781</text:p>
          </table:table-cell>
          <table:table-cell office:value-type="float" office:value="28.057388">
            <text:p>28,057388</text:p>
          </table:table-cell>
          <table:table-cell office:value-type="float" office:value="22.27128">
            <text:p>22,27128</text:p>
          </table:table-cell>
          <table:table-cell office:value-type="float" office:value="28.327678">
            <text:p>28,327678</text:p>
          </table:table-cell>
          <table:table-cell office:value-type="float" office:value="24.089849">
            <text:p>24,089849</text:p>
          </table:table-cell>
          <table:table-cell office:value-type="float" office:value="23.925848">
            <text:p>23,925848</text:p>
          </table:table-cell>
          <table:table-cell office:value-type="float" office:value="24.344278">
            <text:p>24,344278</text:p>
          </table:table-cell>
          <table:table-cell office:value-type="float" office:value="28.159191">
            <text:p>28,159191</text:p>
          </table:table-cell>
          <table:table-cell office:value-type="float" office:value="25.883858">
            <text:p>25,883858</text:p>
          </table:table-cell>
          <table:table-cell office:value-type="float" office:value="23.664344">
            <text:p>23,664344</text:p>
          </table:table-cell>
          <table:table-cell office:value-type="float" office:value="27.509019">
            <text:p>27,509019</text:p>
          </table:table-cell>
          <table:table-cell office:value-type="float" office:value="21.641752">
            <text:p>21,641752</text:p>
          </table:table-cell>
          <table:table-cell office:value-type="float" office:value="26.651571">
            <text:p>26,651571</text:p>
          </table:table-cell>
          <table:table-cell office:value-type="float" office:value="25.622376">
            <text:p>25,622376</text:p>
          </table:table-cell>
          <table:table-cell office:value-type="float" office:value="26.786144">
            <text:p>26,786144</text:p>
          </table:table-cell>
          <table:table-cell office:value-type="float" office:value="22.226177">
            <text:p>22,226177</text:p>
          </table:table-cell>
          <table:table-cell office:value-type="float" office:value="26.656137">
            <text:p>26,656137</text:p>
          </table:table-cell>
          <table:table-cell office:value-type="float" office:value="27.12051">
            <text:p>27,12051</text:p>
          </table:table-cell>
          <table:table-cell office:value-type="float" office:value="23.14544">
            <text:p>23,14544</text:p>
          </table:table-cell>
          <table:table-cell office:value-type="float" office:value="27.710073">
            <text:p>27,710073</text:p>
          </table:table-cell>
          <table:table-cell office:value-type="float" office:value="20.427836">
            <text:p>20,427836</text:p>
          </table:table-cell>
          <table:table-cell office:value-type="float" office:value="26.19476">
            <text:p>26,19476</text:p>
          </table:table-cell>
          <table:table-cell office:value-type="float" office:value="24.400446">
            <text:p>24,400446</text:p>
          </table:table-cell>
          <table:table-cell office:value-type="float" office:value="26.94156">
            <text:p>26,94156</text:p>
          </table:table-cell>
          <table:table-cell office:value-type="float" office:value="25.4373">
            <text:p>25,4373</text:p>
          </table:table-cell>
          <table:table-cell office:value-type="float" office:value="26.198145">
            <text:p>26,198145</text:p>
          </table:table-cell>
          <table:table-cell office:value-type="float" office:value="21.717231">
            <text:p>21,717231</text:p>
          </table:table-cell>
          <table:table-cell office:value-type="float" office:value="23.037179">
            <text:p>23,037179</text:p>
          </table:table-cell>
          <table:table-cell office:value-type="float" office:value="25.476973">
            <text:p>25,476973</text:p>
          </table:table-cell>
          <table:table-cell office:value-type="float" office:value="20.557293">
            <text:p>20,557293</text:p>
          </table:table-cell>
          <table:table-cell office:value-type="float" office:value="21.474076">
            <text:p>21,474076</text:p>
          </table:table-cell>
          <table:table-cell office:value-type="float" office:value="22.813619">
            <text:p>22,813619</text:p>
          </table:table-cell>
          <table:table-cell office:value-type="float" office:value="25.386621">
            <text:p>25,386621</text:p>
          </table:table-cell>
          <table:table-cell office:value-type="float" office:value="24.664867">
            <text:p>24,664867</text:p>
          </table:table-cell>
          <table:table-cell office:value-type="float" office:value="20.649583">
            <text:p>20,649583</text:p>
          </table:table-cell>
          <table:table-cell office:value-type="float" office:value="26.088142">
            <text:p>26,088142</text:p>
          </table:table-cell>
          <table:table-cell office:value-type="float" office:value="23.578278">
            <text:p>23,578278</text:p>
          </table:table-cell>
          <table:table-cell office:value-type="float" office:value="19.973262">
            <text:p>19,973262</text:p>
          </table:table-cell>
          <table:table-cell office:value-type="float" office:value="22.348793">
            <text:p>22,348793</text:p>
          </table:table-cell>
          <table:table-cell office:value-type="float" office:value="23.12283">
            <text:p>23,12283</text:p>
          </table:table-cell>
          <table:table-cell office:value-type="float" office:value="21.722855">
            <text:p>21,722855</text:p>
          </table:table-cell>
          <table:table-cell office:value-type="float" office:value="19.812113">
            <text:p>19,812113</text:p>
          </table:table-cell>
          <table:table-cell office:value-type="float" office:value="23.561263">
            <text:p>23,561263</text:p>
          </table:table-cell>
          <table:table-cell office:value-type="float" office:value="24.257914">
            <text:p>24,257914</text:p>
          </table:table-cell>
          <table:table-cell office:value-type="float" office:value="20.640673">
            <text:p>20,640673</text:p>
          </table:table-cell>
          <table:table-cell office:value-type="float" office:value="22.015598">
            <text:p>22,015598</text:p>
          </table:table-cell>
          <table:table-cell office:value-type="float" office:value="20.327944">
            <text:p>20,327944</text:p>
          </table:table-cell>
          <table:table-cell office:value-type="float" office:value="23.409238">
            <text:p>23,409238</text:p>
          </table:table-cell>
          <table:table-cell office:value-type="float" office:value="23.792254">
            <text:p>23,792254</text:p>
          </table:table-cell>
          <table:table-cell office:value-type="float" office:value="18.927621">
            <text:p>18,927621</text:p>
          </table:table-cell>
          <table:table-cell office:value-type="float" office:value="21.174706">
            <text:p>21,174706</text:p>
          </table:table-cell>
          <table:table-cell office:value-type="float" office:value="21.537432">
            <text:p>21,537432</text:p>
          </table:table-cell>
          <table:table-cell office:value-type="float" office:value="19.296765">
            <text:p>19,296765</text:p>
          </table:table-cell>
          <table:table-cell office:value-type="float" office:value="22.637613">
            <text:p>22,637613</text:p>
          </table:table-cell>
          <table:table-cell office:value-type="float" office:value="19.654379">
            <text:p>19,654379</text:p>
          </table:table-cell>
          <table:table-cell office:value-type="float" office:value="22.356718">
            <text:p>22,356718</text:p>
          </table:table-cell>
          <table:table-cell office:value-type="float" office:value="25.488579">
            <text:p>25,488579</text:p>
          </table:table-cell>
          <table:table-cell office:value-type="float" office:value="19.04198">
            <text:p>19,04198</text:p>
          </table:table-cell>
          <table:table-cell office:value-type="float" office:value="20.435541">
            <text:p>20,435541</text:p>
          </table:table-cell>
          <table:table-cell office:value-type="float" office:value="20.980615">
            <text:p>20,980615</text:p>
          </table:table-cell>
          <table:table-cell office:value-type="float" office:value="21.638135">
            <text:p>21,638135</text:p>
          </table:table-cell>
          <table:table-cell office:value-type="float" office:value="19.042506">
            <text:p>19,042506</text:p>
          </table:table-cell>
          <table:table-cell office:value-type="float" office:value="20.674544">
            <text:p>20,674544</text:p>
          </table:table-cell>
          <table:table-cell office:value-type="float" office:value="21.003115">
            <text:p>21,003115</text:p>
          </table:table-cell>
          <table:table-cell office:value-type="float" office:value="21.338245">
            <text:p>21,338245</text:p>
          </table:table-cell>
          <table:table-cell office:value-type="float" office:value="20.978295">
            <text:p>20,978295</text:p>
          </table:table-cell>
          <table:table-cell office:value-type="float" office:value="18.343435">
            <text:p>18,343435</text:p>
          </table:table-cell>
          <table:table-cell office:value-type="float" office:value="19.700732">
            <text:p>19,700732</text:p>
          </table:table-cell>
          <table:table-cell office:value-type="float" office:value="19.993029">
            <text:p>19,993029</text:p>
          </table:table-cell>
          <table:table-cell office:value-type="float" office:value="18.975155">
            <text:p>18,975155</text:p>
          </table:table-cell>
          <table:table-cell office:value-type="float" office:value="19.072655">
            <text:p>19,072655</text:p>
          </table:table-cell>
          <table:table-cell office:value-type="float" office:value="18.26941">
            <text:p>18,26941</text:p>
          </table:table-cell>
          <table:table-cell office:value-type="float" office:value="19.119423">
            <text:p>19,119423</text:p>
          </table:table-cell>
          <table:table-cell office:value-type="float" office:value="20.54905">
            <text:p>20,54905</text:p>
          </table:table-cell>
          <table:table-cell office:value-type="float" office:value="18.894645">
            <text:p>18,894645</text:p>
          </table:table-cell>
          <table:table-cell office:value-type="float" office:value="18.935178">
            <text:p>18,935178</text:p>
          </table:table-cell>
          <table:table-cell office:value-type="float" office:value="17.886987">
            <text:p>17,886987</text:p>
          </table:table-cell>
          <table:table-cell office:value-type="float" office:value="16.296304">
            <text:p>16,296304</text:p>
          </table:table-cell>
          <table:table-cell office:value-type="float" office:value="16.802101">
            <text:p>16,802101</text:p>
          </table:table-cell>
          <table:table-cell office:value-type="float" office:value="19.923209">
            <text:p>19,923209</text:p>
          </table:table-cell>
          <table:table-cell office:value-type="float" office:value="17.882026">
            <text:p>17,882026</text:p>
          </table:table-cell>
          <table:table-cell office:value-type="float" office:value="17.200895">
            <text:p>17,200895</text:p>
          </table:table-cell>
          <table:table-cell office:value-type="float" office:value="17.641239">
            <text:p>17,641239</text:p>
          </table:table-cell>
          <table:table-cell office:value-type="float" office:value="16.003408">
            <text:p>16,003408</text:p>
          </table:table-cell>
          <table:table-cell office:value-type="float" office:value="17.949664">
            <text:p>17,949664</text:p>
          </table:table-cell>
          <table:table-cell office:value-type="float" office:value="17.004906">
            <text:p>17,004906</text:p>
          </table:table-cell>
          <table:table-cell office:value-type="float" office:value="17.765732">
            <text:p>17,765732</text:p>
          </table:table-cell>
          <table:table-cell office:value-type="float" office:value="16.493293">
            <text:p>16,493293</text:p>
          </table:table-cell>
          <table:table-cell office:value-type="float" office:value="16.995297">
            <text:p>16,995297</text:p>
          </table:table-cell>
          <table:table-cell office:value-type="float" office:value="15.831342">
            <text:p>15,831342</text:p>
          </table:table-cell>
          <table:table-cell office:value-type="float" office:value="19.035347">
            <text:p>19,035347</text:p>
          </table:table-cell>
          <table:table-cell office:value-type="float" office:value="17.939063">
            <text:p>17,939063</text:p>
          </table:table-cell>
          <table:table-cell office:value-type="float" office:value="18.269762">
            <text:p>18,269762</text:p>
          </table:table-cell>
          <table:table-cell office:value-type="float" office:value="17.057326">
            <text:p>17,057326</text:p>
          </table:table-cell>
          <table:table-cell office:value-type="float" office:value="16.873499">
            <text:p>16,873499</text:p>
          </table:table-cell>
          <table:table-cell office:value-type="float" office:value="17.041463">
            <text:p>17,041463</text:p>
          </table:table-cell>
          <table:table-cell office:value-type="float" office:value="16.973199">
            <text:p>16,973199</text:p>
          </table:table-cell>
          <table:table-cell office:value-type="float" office:value="17.106966">
            <text:p>17,106966</text:p>
          </table:table-cell>
          <table:table-cell office:value-type="float" office:value="16.065888">
            <text:p>16,065888</text:p>
          </table:table-cell>
          <table:table-cell office:value-type="float" office:value="16.308035">
            <text:p>16,308035</text:p>
          </table:table-cell>
          <table:table-cell office:value-type="float" office:value="17.643245">
            <text:p>17,643245</text:p>
          </table:table-cell>
          <table:table-cell office:value-type="float" office:value="17.778576">
            <text:p>17,778576</text:p>
          </table:table-cell>
          <table:table-cell office:value-type="float" office:value="17.405445">
            <text:p>17,405445</text:p>
          </table:table-cell>
          <table:table-cell office:value-type="float" office:value="16.320011">
            <text:p>16,320011</text:p>
          </table:table-cell>
          <table:table-cell office:value-type="float" office:value="16.752047">
            <text:p>16,752047</text:p>
          </table:table-cell>
          <table:table-cell office:value-type="float" office:value="16.635383">
            <text:p>16,635383</text:p>
          </table:table-cell>
          <table:table-cell office:value-type="float" office:value="17.602939">
            <text:p>17,602939</text:p>
          </table:table-cell>
          <table:table-cell office:value-type="float" office:value="16.284974">
            <text:p>16,284974</text:p>
          </table:table-cell>
          <table:table-cell office:value-type="float" office:value="16.426223">
            <text:p>16,426223</text:p>
          </table:table-cell>
          <table:table-cell office:value-type="float" office:value="15.631149">
            <text:p>15,631149</text:p>
          </table:table-cell>
          <table:table-cell office:value-type="float" office:value="16.819391">
            <text:p>16,819391</text:p>
          </table:table-cell>
          <table:table-cell office:value-type="float" office:value="16.120683">
            <text:p>16,120683</text:p>
          </table:table-cell>
          <table:table-cell office:value-type="float" office:value="15.430044">
            <text:p>15,430044</text:p>
          </table:table-cell>
          <table:table-cell office:value-type="float" office:value="16.282369">
            <text:p>16,282369</text:p>
          </table:table-cell>
          <table:table-cell office:value-type="float" office:value="17.137429">
            <text:p>17,137429</text:p>
          </table:table-cell>
          <table:table-cell office:value-type="float" office:value="16.55813">
            <text:p>16,55813</text:p>
          </table:table-cell>
          <table:table-cell office:value-type="float" office:value="15.643501">
            <text:p>15,643501</text:p>
          </table:table-cell>
          <table:table-cell office:value-type="float" office:value="15.929046">
            <text:p>15,929046</text:p>
          </table:table-cell>
          <table:table-cell office:value-type="float" office:value="16.499206">
            <text:p>16,499206</text:p>
          </table:table-cell>
          <table:table-cell office:value-type="float" office:value="16.069045">
            <text:p>16,069045</text:p>
          </table:table-cell>
          <table:table-cell office:value-type="float" office:value="16.763982">
            <text:p>16,763982</text:p>
          </table:table-cell>
          <table:table-cell office:value-type="float" office:value="16.741413">
            <text:p>16,741413</text:p>
          </table:table-cell>
          <table:table-cell office:value-type="float" office:value="16.268636">
            <text:p>16,268636</text:p>
          </table:table-cell>
          <table:table-cell office:value-type="float" office:value="16.962304">
            <text:p>16,962304</text:p>
          </table:table-cell>
          <table:table-cell office:value-type="float" office:value="15.29833">
            <text:p>15,29833</text:p>
          </table:table-cell>
          <table:table-cell office:value-type="float" office:value="17.299097">
            <text:p>17,299097</text:p>
          </table:table-cell>
          <table:table-cell office:value-type="float" office:value="15.240479">
            <text:p>15,240479</text:p>
          </table:table-cell>
          <table:table-cell office:value-type="float" office:value="15.488814">
            <text:p>15,488814</text:p>
          </table:table-cell>
          <table:table-cell office:value-type="float" office:value="16.542835">
            <text:p>16,542835</text:p>
          </table:table-cell>
          <table:table-cell office:value-type="float" office:value="16.014976">
            <text:p>16,014976</text:p>
          </table:table-cell>
          <table:table-cell office:value-type="float" office:value="15.806444">
            <text:p>15,806444</text:p>
          </table:table-cell>
          <table:table-cell office:value-type="float" office:value="15.457967">
            <text:p>15,457967</text:p>
          </table:table-cell>
          <table:table-cell office:value-type="float" office:value="15.269696">
            <text:p>15,269696</text:p>
          </table:table-cell>
          <table:table-cell office:value-type="float" office:value="17.090175">
            <text:p>17,090175</text:p>
          </table:table-cell>
          <table:table-cell office:value-type="float" office:value="15.806593">
            <text:p>15,806593</text:p>
          </table:table-cell>
          <table:table-cell office:value-type="float" office:value="16.603322">
            <text:p>16,603322</text:p>
          </table:table-cell>
          <table:table-cell office:value-type="float" office:value="16.061651">
            <text:p>16,061651</text:p>
          </table:table-cell>
          <table:table-cell office:value-type="float" office:value="17.710519">
            <text:p>17,710519</text:p>
          </table:table-cell>
          <table:table-cell office:value-type="float" office:value="16.18402">
            <text:p>16,18402</text:p>
          </table:table-cell>
          <table:table-cell office:value-type="float" office:value="16.622052">
            <text:p>16,622052</text:p>
          </table:table-cell>
          <table:table-cell office:value-type="float" office:value="16.583973">
            <text:p>16,583973</text:p>
          </table:table-cell>
          <table:table-cell office:value-type="float" office:value="17.888922">
            <text:p>17,888922</text:p>
          </table:table-cell>
          <table:table-cell office:value-type="float" office:value="17.898276">
            <text:p>17,898276</text:p>
          </table:table-cell>
          <table:table-cell office:value-type="float" office:value="18.288367">
            <text:p>18,288367</text:p>
          </table:table-cell>
          <table:table-cell office:value-type="float" office:value="17.126972">
            <text:p>17,126972</text:p>
          </table:table-cell>
          <table:table-cell office:value-type="float" office:value="16.676311">
            <text:p>16,676311</text:p>
          </table:table-cell>
          <table:table-cell office:value-type="float" office:value="16.775539">
            <text:p>16,775539</text:p>
          </table:table-cell>
          <table:table-cell office:value-type="float" office:value="16.818615">
            <text:p>16,818615</text:p>
          </table:table-cell>
          <table:table-cell office:value-type="float" office:value="18.139472">
            <text:p>18,139472</text:p>
          </table:table-cell>
          <table:table-cell office:value-type="float" office:value="16.102229">
            <text:p>16,102229</text:p>
          </table:table-cell>
          <table:table-cell office:value-type="float" office:value="15.873564">
            <text:p>15,873564</text:p>
          </table:table-cell>
          <table:table-cell office:value-type="float" office:value="18.781083">
            <text:p>18,781083</text:p>
          </table:table-cell>
          <table:table-cell office:value-type="float" office:value="17.235491">
            <text:p>17,235491</text:p>
          </table:table-cell>
          <table:table-cell office:value-type="float" office:value="17.628229">
            <text:p>17,628229</text:p>
          </table:table-cell>
          <table:table-cell office:value-type="float" office:value="17.957281">
            <text:p>17,957281</text:p>
          </table:table-cell>
          <table:table-cell office:value-type="float" office:value="16.618147">
            <text:p>16,618147</text:p>
          </table:table-cell>
          <table:table-cell office:value-type="float" office:value="18.322379">
            <text:p>18,322379</text:p>
          </table:table-cell>
          <table:table-cell office:value-type="float" office:value="16.939413">
            <text:p>16,939413</text:p>
          </table:table-cell>
          <table:table-cell office:value-type="float" office:value="17.077951">
            <text:p>17,077951</text:p>
          </table:table-cell>
          <table:table-cell office:value-type="float" office:value="19.377617">
            <text:p>19,377617</text:p>
          </table:table-cell>
          <table:table-cell office:value-type="float" office:value="18.378324">
            <text:p>18,378324</text:p>
          </table:table-cell>
          <table:table-cell office:value-type="float" office:value="16.914886">
            <text:p>16,914886</text:p>
          </table:table-cell>
          <table:table-cell office:value-type="float" office:value="16.635264">
            <text:p>16,635264</text:p>
          </table:table-cell>
          <table:table-cell office:value-type="float" office:value="15.136387">
            <text:p>15,136387</text:p>
          </table:table-cell>
          <table:table-cell office:value-type="float" office:value="17.836822">
            <text:p>17,836822</text:p>
          </table:table-cell>
          <table:table-cell office:value-type="float" office:value="17.899558">
            <text:p>17,899558</text:p>
          </table:table-cell>
          <table:table-cell office:value-type="float" office:value="15.639801">
            <text:p>15,639801</text:p>
          </table:table-cell>
          <table:table-cell office:value-type="float" office:value="17.665708">
            <text:p>17,665708</text:p>
          </table:table-cell>
          <table:table-cell office:value-type="float" office:value="19.168732">
            <text:p>19,168732</text:p>
          </table:table-cell>
          <table:table-cell office:value-type="float" office:value="19.646608">
            <text:p>19,646608</text:p>
          </table:table-cell>
          <table:table-cell office:value-type="float" office:value="17.04024">
            <text:p>17,04024</text:p>
          </table:table-cell>
          <table:table-cell office:value-type="float" office:value="19.32185">
            <text:p>19,32185</text:p>
          </table:table-cell>
          <table:table-cell office:value-type="float" office:value="18.890894">
            <text:p>18,890894</text:p>
          </table:table-cell>
          <table:table-cell office:value-type="float" office:value="19.017057">
            <text:p>19,017057</text:p>
          </table:table-cell>
          <table:table-cell office:value-type="float" office:value="17.278773">
            <text:p>17,278773</text:p>
          </table:table-cell>
          <table:table-cell office:value-type="float" office:value="18.530243">
            <text:p>18,530243</text:p>
          </table:table-cell>
          <table:table-cell office:value-type="float" office:value="17.377441">
            <text:p>17,377441</text:p>
          </table:table-cell>
          <table:table-cell office:value-type="float" office:value="20.543674">
            <text:p>20,543674</text:p>
          </table:table-cell>
          <table:table-cell office:value-type="float" office:value="17.466635">
            <text:p>17,466635</text:p>
          </table:table-cell>
          <table:table-cell office:value-type="float" office:value="18.227799">
            <text:p>18,227799</text:p>
          </table:table-cell>
          <table:table-cell office:value-type="float" office:value="17.22059">
            <text:p>17,22059</text:p>
          </table:table-cell>
          <table:table-cell office:value-type="float" office:value="17.885287">
            <text:p>17,885287</text:p>
          </table:table-cell>
          <table:table-cell office:value-type="float" office:value="18.543435">
            <text:p>18,543435</text:p>
          </table:table-cell>
          <table:table-cell office:value-type="float" office:value="16.341144">
            <text:p>16,341144</text:p>
          </table:table-cell>
          <table:table-cell office:value-type="float" office:value="18.99351">
            <text:p>18,99351</text:p>
          </table:table-cell>
          <table:table-cell office:value-type="float" office:value="17.848651">
            <text:p>17,848651</text:p>
          </table:table-cell>
          <table:table-cell office:value-type="float" office:value="15.869423">
            <text:p>15,869423</text:p>
          </table:table-cell>
          <table:table-cell office:value-type="float" office:value="17.180857">
            <text:p>17,180857</text:p>
          </table:table-cell>
          <table:table-cell office:value-type="float" office:value="20.633829">
            <text:p>20,633829</text:p>
          </table:table-cell>
          <table:table-cell office:value-type="float" office:value="19.022875">
            <text:p>19,022875</text:p>
          </table:table-cell>
          <table:table-cell office:value-type="float" office:value="17.916009">
            <text:p>17,916009</text:p>
          </table:table-cell>
          <table:table-cell office:value-type="float" office:value="18.008139">
            <text:p>18,008139</text:p>
          </table:table-cell>
          <table:table-cell office:value-type="float" office:value="16.43813">
            <text:p>16,43813</text:p>
          </table:table-cell>
          <table:table-cell office:value-type="float" office:value="15.773653">
            <text:p>15,773653</text:p>
          </table:table-cell>
          <table:table-cell office:value-type="float" office:value="18.176802">
            <text:p>18,176802</text:p>
          </table:table-cell>
          <table:table-cell office:value-type="float" office:value="19.485595">
            <text:p>19,485595</text:p>
          </table:table-cell>
          <table:table-cell office:value-type="float" office:value="22.740522">
            <text:p>22,740522</text:p>
          </table:table-cell>
          <table:table-cell office:value-type="float" office:value="17.85132">
            <text:p>17,85132</text:p>
          </table:table-cell>
          <table:table-cell office:value-type="float" office:value="19.45939">
            <text:p>19,45939</text:p>
          </table:table-cell>
          <table:table-cell office:value-type="float" office:value="21.776422">
            <text:p>21,776422</text:p>
          </table:table-cell>
          <table:table-cell office:value-type="float" office:value="19.429826">
            <text:p>19,429826</text:p>
          </table:table-cell>
          <table:table-cell office:value-type="float" office:value="17.437525">
            <text:p>17,437525</text:p>
          </table:table-cell>
          <table:table-cell office:value-type="float" office:value="19.237809">
            <text:p>19,237809</text:p>
          </table:table-cell>
          <table:table-cell office:value-type="float" office:value="21.276628">
            <text:p>21,276628</text:p>
          </table:table-cell>
          <table:table-cell office:value-type="float" office:value="19.798844">
            <text:p>19,798844</text:p>
          </table:table-cell>
          <table:table-cell office:value-type="float" office:value="18.971267">
            <text:p>18,971267</text:p>
          </table:table-cell>
          <table:table-cell office:value-type="float" office:value="22.498524">
            <text:p>22,498524</text:p>
          </table:table-cell>
          <table:table-cell office:value-type="float" office:value="18.866231">
            <text:p>18,866231</text:p>
          </table:table-cell>
          <table:table-cell office:value-type="float" office:value="19.521983">
            <text:p>19,521983</text:p>
          </table:table-cell>
          <table:table-cell office:value-type="float" office:value="24.251845">
            <text:p>24,251845</text:p>
          </table:table-cell>
          <table:table-cell office:value-type="float" office:value="18.119831">
            <text:p>18,119831</text:p>
          </table:table-cell>
          <table:table-cell office:value-type="float" office:value="20.855398">
            <text:p>20,855398</text:p>
          </table:table-cell>
          <table:table-cell office:value-type="float" office:value="19.732618">
            <text:p>19,732618</text:p>
          </table:table-cell>
          <table:table-cell office:value-type="float" office:value="27.340298">
            <text:p>27,340298</text:p>
          </table:table-cell>
          <table:table-cell office:value-type="float" office:value="24.248155">
            <text:p>24,248155</text:p>
          </table:table-cell>
          <table:table-cell office:value-type="float" office:value="16.419291">
            <text:p>16,419291</text:p>
          </table:table-cell>
          <table:table-cell office:value-type="float" office:value="18.063763">
            <text:p>18,063763</text:p>
          </table:table-cell>
          <table:table-cell office:value-type="float" office:value="21.347941">
            <text:p>21,347941</text:p>
          </table:table-cell>
          <table:table-cell office:value-type="float" office:value="25.750416">
            <text:p>25,750416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492.710911">
            <text:p>492,710911</text:p>
          </table:table-cell>
          <table:table-cell office:value-type="float" office:value="348.761496">
            <text:p>348,761496</text:p>
          </table:table-cell>
          <table:table-cell office:value-type="float" office:value="288.863983">
            <text:p>288,863983</text:p>
          </table:table-cell>
          <table:table-cell office:value-type="float" office:value="242.492667">
            <text:p>242,492667</text:p>
          </table:table-cell>
          <table:table-cell office:value-type="float" office:value="212.720107">
            <text:p>212,720107</text:p>
          </table:table-cell>
          <table:table-cell office:value-type="float" office:value="141.762686">
            <text:p>141,762686</text:p>
          </table:table-cell>
          <table:table-cell office:value-type="float" office:value="205.987506">
            <text:p>205,987506</text:p>
          </table:table-cell>
          <table:table-cell office:value-type="float" office:value="161.937509">
            <text:p>161,937509</text:p>
          </table:table-cell>
          <table:table-cell office:value-type="float" office:value="239.937471">
            <text:p>239,937471</text:p>
          </table:table-cell>
          <table:table-cell office:value-type="float" office:value="157.467678">
            <text:p>157,467678</text:p>
          </table:table-cell>
          <table:table-cell office:value-type="float" office:value="111.830547">
            <text:p>111,830547</text:p>
          </table:table-cell>
          <table:table-cell office:value-type="float" office:value="130.893469">
            <text:p>130,893469</text:p>
          </table:table-cell>
          <table:table-cell office:value-type="float" office:value="171.093616">
            <text:p>171,093616</text:p>
          </table:table-cell>
          <table:table-cell office:value-type="float" office:value="111.818962">
            <text:p>111,818962</text:p>
          </table:table-cell>
          <table:table-cell office:value-type="float" office:value="125.775991">
            <text:p>125,775991</text:p>
          </table:table-cell>
          <table:table-cell office:value-type="float" office:value="112.648022">
            <text:p>112,648022</text:p>
          </table:table-cell>
          <table:table-cell office:value-type="float" office:value="124.535182">
            <text:p>124,535182</text:p>
          </table:table-cell>
          <table:table-cell office:value-type="float" office:value="128.212735">
            <text:p>128,212735</text:p>
          </table:table-cell>
          <table:table-cell office:value-type="float" office:value="121.264029">
            <text:p>121,264029</text:p>
          </table:table-cell>
          <table:table-cell office:value-type="float" office:value="84.388487">
            <text:p>84,388487</text:p>
          </table:table-cell>
          <table:table-cell office:value-type="float" office:value="75.985668">
            <text:p>75,985668</text:p>
          </table:table-cell>
          <table:table-cell office:value-type="float" office:value="132.307488">
            <text:p>132,307488</text:p>
          </table:table-cell>
          <table:table-cell office:value-type="float" office:value="83.269752">
            <text:p>83,269752</text:p>
          </table:table-cell>
          <table:table-cell office:value-type="float" office:value="76.63189">
            <text:p>76,63189</text:p>
          </table:table-cell>
          <table:table-cell office:value-type="float" office:value="65.626918">
            <text:p>65,626918</text:p>
          </table:table-cell>
          <table:table-cell office:value-type="float" office:value="100.214829">
            <text:p>100,214829</text:p>
          </table:table-cell>
          <table:table-cell office:value-type="float" office:value="62.813397">
            <text:p>62,813397</text:p>
          </table:table-cell>
          <table:table-cell office:value-type="float" office:value="92.457135">
            <text:p>92,457135</text:p>
          </table:table-cell>
          <table:table-cell office:value-type="float" office:value="73.662509">
            <text:p>73,662509</text:p>
          </table:table-cell>
          <table:table-cell office:value-type="float" office:value="59.222531">
            <text:p>59,222531</text:p>
          </table:table-cell>
          <table:table-cell office:value-type="float" office:value="69.868882">
            <text:p>69,868882</text:p>
          </table:table-cell>
          <table:table-cell office:value-type="float" office:value="84.081632">
            <text:p>84,081632</text:p>
          </table:table-cell>
          <table:table-cell office:value-type="float" office:value="47.900375">
            <text:p>47,900375</text:p>
          </table:table-cell>
          <table:table-cell office:value-type="float" office:value="64.765311">
            <text:p>64,765311</text:p>
          </table:table-cell>
          <table:table-cell office:value-type="float" office:value="64.18783">
            <text:p>64,18783</text:p>
          </table:table-cell>
          <table:table-cell office:value-type="float" office:value="53.694683">
            <text:p>53,694683</text:p>
          </table:table-cell>
          <table:table-cell office:value-type="float" office:value="45.218624">
            <text:p>45,218624</text:p>
          </table:table-cell>
          <table:table-cell office:value-type="float" office:value="46.820542">
            <text:p>46,820542</text:p>
          </table:table-cell>
          <table:table-cell office:value-type="float" office:value="41.647505">
            <text:p>41,647505</text:p>
          </table:table-cell>
          <table:table-cell office:value-type="float" office:value="49.661986">
            <text:p>49,661986</text:p>
          </table:table-cell>
          <table:table-cell office:value-type="float" office:value="37.699842">
            <text:p>37,699842</text:p>
          </table:table-cell>
          <table:table-cell office:value-type="float" office:value="47.04782">
            <text:p>47,04782</text:p>
          </table:table-cell>
          <table:table-cell office:value-type="float" office:value="55.905769">
            <text:p>55,905769</text:p>
          </table:table-cell>
          <table:table-cell office:value-type="float" office:value="44.9024">
            <text:p>44,9024</text:p>
          </table:table-cell>
          <table:table-cell office:value-type="float" office:value="48.653504">
            <text:p>48,653504</text:p>
          </table:table-cell>
          <table:table-cell office:value-type="float" office:value="40.549434">
            <text:p>40,549434</text:p>
          </table:table-cell>
          <table:table-cell office:value-type="float" office:value="37.687845">
            <text:p>37,687845</text:p>
          </table:table-cell>
          <table:table-cell office:value-type="float" office:value="31.809643">
            <text:p>31,809643</text:p>
          </table:table-cell>
          <table:table-cell office:value-type="float" office:value="36.179575">
            <text:p>36,179575</text:p>
          </table:table-cell>
          <table:table-cell office:value-type="float" office:value="34.794605">
            <text:p>34,794605</text:p>
          </table:table-cell>
          <table:table-cell office:value-type="float" office:value="35.255404">
            <text:p>35,255404</text:p>
          </table:table-cell>
          <table:table-cell office:value-type="float" office:value="26.526309">
            <text:p>26,526309</text:p>
          </table:table-cell>
          <table:table-cell office:value-type="float" office:value="30.491013">
            <text:p>30,491013</text:p>
          </table:table-cell>
          <table:table-cell office:value-type="float" office:value="33.525885">
            <text:p>33,525885</text:p>
          </table:table-cell>
          <table:table-cell office:value-type="float" office:value="34.404622">
            <text:p>34,404622</text:p>
          </table:table-cell>
          <table:table-cell office:value-type="float" office:value="28.060241">
            <text:p>28,060241</text:p>
          </table:table-cell>
          <table:table-cell office:value-type="float" office:value="30.204891">
            <text:p>30,204891</text:p>
          </table:table-cell>
          <table:table-cell office:value-type="float" office:value="25.600018">
            <text:p>25,600018</text:p>
          </table:table-cell>
          <table:table-cell office:value-type="float" office:value="26.712402">
            <text:p>26,712402</text:p>
          </table:table-cell>
          <table:table-cell office:value-type="float" office:value="29.511278">
            <text:p>29,511278</text:p>
          </table:table-cell>
          <table:table-cell office:value-type="float" office:value="28.291057">
            <text:p>28,291057</text:p>
          </table:table-cell>
          <table:table-cell office:value-type="float" office:value="28.983699">
            <text:p>28,983699</text:p>
          </table:table-cell>
          <table:table-cell office:value-type="float" office:value="27.922293">
            <text:p>27,922293</text:p>
          </table:table-cell>
          <table:table-cell office:value-type="float" office:value="34.089033">
            <text:p>34,089033</text:p>
          </table:table-cell>
          <table:table-cell office:value-type="float" office:value="27.05929">
            <text:p>27,05929</text:p>
          </table:table-cell>
          <table:table-cell office:value-type="float" office:value="33.532997">
            <text:p>33,532997</text:p>
          </table:table-cell>
          <table:table-cell office:value-type="float" office:value="28.325055">
            <text:p>28,325055</text:p>
          </table:table-cell>
          <table:table-cell office:value-type="float" office:value="33.372353">
            <text:p>33,372353</text:p>
          </table:table-cell>
          <table:table-cell office:value-type="float" office:value="32.353847">
            <text:p>32,353847</text:p>
          </table:table-cell>
          <table:table-cell office:value-type="float" office:value="33.542329">
            <text:p>33,542329</text:p>
          </table:table-cell>
          <table:table-cell office:value-type="float" office:value="42.256759">
            <text:p>42,256759</text:p>
          </table:table-cell>
          <table:table-cell office:value-type="float" office:value="34.872721">
            <text:p>34,872721</text:p>
          </table:table-cell>
          <table:table-cell office:value-type="float" office:value="34.345973">
            <text:p>34,345973</text:p>
          </table:table-cell>
          <table:table-cell office:value-type="float" office:value="25.71916">
            <text:p>25,71916</text:p>
          </table:table-cell>
          <table:table-cell office:value-type="float" office:value="32.842156">
            <text:p>32,842156</text:p>
          </table:table-cell>
          <table:table-cell office:value-type="float" office:value="32.297594">
            <text:p>32,297594</text:p>
          </table:table-cell>
          <table:table-cell office:value-type="float" office:value="34.270494">
            <text:p>34,270494</text:p>
          </table:table-cell>
          <table:table-cell office:value-type="float" office:value="30.559503">
            <text:p>30,559503</text:p>
          </table:table-cell>
          <table:table-cell office:value-type="float" office:value="39.579002">
            <text:p>39,579002</text:p>
          </table:table-cell>
          <table:table-cell office:value-type="float" office:value="39.586999">
            <text:p>39,586999</text:p>
          </table:table-cell>
          <table:table-cell office:value-type="float" office:value="39.875271">
            <text:p>39,875271</text:p>
          </table:table-cell>
          <table:table-cell office:value-type="float" office:value="29.781477">
            <text:p>29,781477</text:p>
          </table:table-cell>
          <table:table-cell office:value-type="float" office:value="29.123765">
            <text:p>29,123765</text:p>
          </table:table-cell>
          <table:table-cell office:value-type="float" office:value="42.121158">
            <text:p>42,121158</text:p>
          </table:table-cell>
          <table:table-cell office:value-type="float" office:value="33.882485">
            <text:p>33,882485</text:p>
          </table:table-cell>
          <table:table-cell office:value-type="float" office:value="27.787768">
            <text:p>27,787768</text:p>
          </table:table-cell>
          <table:table-cell office:value-type="float" office:value="32.762422">
            <text:p>32,762422</text:p>
          </table:table-cell>
          <table:table-cell office:value-type="float" office:value="30.139628">
            <text:p>30,139628</text:p>
          </table:table-cell>
          <table:table-cell office:value-type="float" office:value="33.39495">
            <text:p>33,39495</text:p>
          </table:table-cell>
          <table:table-cell office:value-type="float" office:value="34.82582">
            <text:p>34,82582</text:p>
          </table:table-cell>
          <table:table-cell office:value-type="float" office:value="35.82088">
            <text:p>35,82088</text:p>
          </table:table-cell>
          <table:table-cell office:value-type="float" office:value="36.069059">
            <text:p>36,069059</text:p>
          </table:table-cell>
          <table:table-cell office:value-type="float" office:value="30.606392">
            <text:p>30,606392</text:p>
          </table:table-cell>
          <table:table-cell office:value-type="float" office:value="37.736564">
            <text:p>37,736564</text:p>
          </table:table-cell>
          <table:table-cell office:value-type="float" office:value="32.404806">
            <text:p>32,404806</text:p>
          </table:table-cell>
          <table:table-cell office:value-type="float" office:value="30.930678">
            <text:p>30,930678</text:p>
          </table:table-cell>
          <table:table-cell office:value-type="float" office:value="32.303321">
            <text:p>32,303321</text:p>
          </table:table-cell>
          <table:table-cell office:value-type="float" office:value="31.687307">
            <text:p>31,687307</text:p>
          </table:table-cell>
          <table:table-cell office:value-type="float" office:value="39.280857">
            <text:p>39,280857</text:p>
          </table:table-cell>
          <table:table-cell office:value-type="float" office:value="36.292314">
            <text:p>36,292314</text:p>
          </table:table-cell>
          <table:table-cell office:value-type="float" office:value="38.061663">
            <text:p>38,061663</text:p>
          </table:table-cell>
          <table:table-cell office:value-type="float" office:value="32.789827">
            <text:p>32,789827</text:p>
          </table:table-cell>
          <table:table-cell office:value-type="float" office:value="29.494612">
            <text:p>29,494612</text:p>
          </table:table-cell>
          <table:table-cell office:value-type="float" office:value="42.791826">
            <text:p>42,791826</text:p>
          </table:table-cell>
          <table:table-cell office:value-type="float" office:value="33.123546">
            <text:p>33,123546</text:p>
          </table:table-cell>
          <table:table-cell office:value-type="float" office:value="35.79951">
            <text:p>35,79951</text:p>
          </table:table-cell>
          <table:table-cell office:value-type="float" office:value="32.463863">
            <text:p>32,463863</text:p>
          </table:table-cell>
          <table:table-cell office:value-type="float" office:value="32.114034">
            <text:p>32,114034</text:p>
          </table:table-cell>
          <table:table-cell office:value-type="float" office:value="43.269908">
            <text:p>43,269908</text:p>
          </table:table-cell>
          <table:table-cell office:value-type="float" office:value="46.253166">
            <text:p>46,253166</text:p>
          </table:table-cell>
          <table:table-cell office:value-type="float" office:value="31.026979">
            <text:p>31,026979</text:p>
          </table:table-cell>
          <table:table-cell office:value-type="float" office:value="42.594391">
            <text:p>42,594391</text:p>
          </table:table-cell>
          <table:table-cell office:value-type="float" office:value="35.434346">
            <text:p>35,434346</text:p>
          </table:table-cell>
          <table:table-cell office:value-type="float" office:value="31.770164">
            <text:p>31,770164</text:p>
          </table:table-cell>
          <table:table-cell office:value-type="float" office:value="29.621858">
            <text:p>29,621858</text:p>
          </table:table-cell>
          <table:table-cell office:value-type="float" office:value="41.806236">
            <text:p>41,806236</text:p>
          </table:table-cell>
          <table:table-cell office:value-type="float" office:value="48.320071">
            <text:p>48,320071</text:p>
          </table:table-cell>
          <table:table-cell office:value-type="float" office:value="40.123647">
            <text:p>40,123647</text:p>
          </table:table-cell>
          <table:table-cell office:value-type="float" office:value="35.061973">
            <text:p>35,061973</text:p>
          </table:table-cell>
          <table:table-cell office:value-type="float" office:value="31.938123">
            <text:p>31,938123</text:p>
          </table:table-cell>
          <table:table-cell office:value-type="float" office:value="31.331897">
            <text:p>31,331897</text:p>
          </table:table-cell>
          <table:table-cell office:value-type="float" office:value="47.063874">
            <text:p>47,063874</text:p>
          </table:table-cell>
          <table:table-cell office:value-type="float" office:value="37.419928">
            <text:p>37,419928</text:p>
          </table:table-cell>
          <table:table-cell office:value-type="float" office:value="43.354265">
            <text:p>43,354265</text:p>
          </table:table-cell>
          <table:table-cell office:value-type="float" office:value="34.605465">
            <text:p>34,605465</text:p>
          </table:table-cell>
          <table:table-cell office:value-type="float" office:value="52.109475">
            <text:p>52,109475</text:p>
          </table:table-cell>
          <table:table-cell office:value-type="float" office:value="37.693024">
            <text:p>37,693024</text:p>
          </table:table-cell>
          <table:table-cell office:value-type="float" office:value="31.820432">
            <text:p>31,820432</text:p>
          </table:table-cell>
          <table:table-cell office:value-type="float" office:value="43.084405">
            <text:p>43,084405</text:p>
          </table:table-cell>
          <table:table-cell office:value-type="float" office:value="27.567595">
            <text:p>27,567595</text:p>
          </table:table-cell>
          <table:table-cell office:value-type="float" office:value="38.411191">
            <text:p>38,411191</text:p>
          </table:table-cell>
          <table:table-cell office:value-type="float" office:value="39.087648">
            <text:p>39,087648</text:p>
          </table:table-cell>
          <table:table-cell office:value-type="float" office:value="33.559551">
            <text:p>33,559551</text:p>
          </table:table-cell>
          <table:table-cell office:value-type="float" office:value="34.391065">
            <text:p>34,391065</text:p>
          </table:table-cell>
          <table:table-cell office:value-type="float" office:value="30.638347">
            <text:p>30,638347</text:p>
          </table:table-cell>
          <table:table-cell office:value-type="float" office:value="39.387852">
            <text:p>39,387852</text:p>
          </table:table-cell>
          <table:table-cell office:value-type="float" office:value="34.905739">
            <text:p>34,905739</text:p>
          </table:table-cell>
          <table:table-cell office:value-type="float" office:value="41.818869">
            <text:p>41,818869</text:p>
          </table:table-cell>
          <table:table-cell office:value-type="float" office:value="31.970972">
            <text:p>31,970972</text:p>
          </table:table-cell>
          <table:table-cell office:value-type="float" office:value="30.181628">
            <text:p>30,181628</text:p>
          </table:table-cell>
          <table:table-cell office:value-type="float" office:value="41.750343">
            <text:p>41,750343</text:p>
          </table:table-cell>
          <table:table-cell office:value-type="float" office:value="44.932862">
            <text:p>44,932862</text:p>
          </table:table-cell>
          <table:table-cell office:value-type="float" office:value="29.964805">
            <text:p>29,964805</text:p>
          </table:table-cell>
          <table:table-cell office:value-type="float" office:value="34.679072">
            <text:p>34,679072</text:p>
          </table:table-cell>
          <table:table-cell office:value-type="float" office:value="44.897147">
            <text:p>44,897147</text:p>
          </table:table-cell>
          <table:table-cell office:value-type="float" office:value="31.179225">
            <text:p>31,179225</text:p>
          </table:table-cell>
          <table:table-cell office:value-type="float" office:value="36.531867">
            <text:p>36,531867</text:p>
          </table:table-cell>
          <table:table-cell office:value-type="float" office:value="36.158999">
            <text:p>36,158999</text:p>
          </table:table-cell>
          <table:table-cell office:value-type="float" office:value="37.749964">
            <text:p>37,749964</text:p>
          </table:table-cell>
          <table:table-cell office:value-type="float" office:value="57.995915">
            <text:p>57,995915</text:p>
          </table:table-cell>
          <table:table-cell office:value-type="float" office:value="35.645907">
            <text:p>35,645907</text:p>
          </table:table-cell>
          <table:table-cell office:value-type="float" office:value="29.973794">
            <text:p>29,973794</text:p>
          </table:table-cell>
          <table:table-cell office:value-type="float" office:value="32.167502">
            <text:p>32,167502</text:p>
          </table:table-cell>
          <table:table-cell office:value-type="float" office:value="43.913017">
            <text:p>43,913017</text:p>
          </table:table-cell>
          <table:table-cell office:value-type="float" office:value="43.122376">
            <text:p>43,122376</text:p>
          </table:table-cell>
          <table:table-cell office:value-type="float" office:value="42.939989">
            <text:p>42,939989</text:p>
          </table:table-cell>
          <table:table-cell office:value-type="float" office:value="38.305409">
            <text:p>38,305409</text:p>
          </table:table-cell>
          <table:table-cell office:value-type="float" office:value="42.887246">
            <text:p>42,887246</text:p>
          </table:table-cell>
          <table:table-cell office:value-type="float" office:value="31.875302">
            <text:p>31,875302</text:p>
          </table:table-cell>
          <table:table-cell office:value-type="float" office:value="38.385776">
            <text:p>38,385776</text:p>
          </table:table-cell>
          <table:table-cell office:value-type="float" office:value="30.718704">
            <text:p>30,718704</text:p>
          </table:table-cell>
          <table:table-cell office:value-type="float" office:value="32.723913">
            <text:p>32,723913</text:p>
          </table:table-cell>
          <table:table-cell office:value-type="float" office:value="29.642297">
            <text:p>29,642297</text:p>
          </table:table-cell>
          <table:table-cell office:value-type="float" office:value="28.608087">
            <text:p>28,608087</text:p>
          </table:table-cell>
          <table:table-cell office:value-type="float" office:value="35.123495">
            <text:p>35,123495</text:p>
          </table:table-cell>
          <table:table-cell office:value-type="float" office:value="34.302422">
            <text:p>34,302422</text:p>
          </table:table-cell>
          <table:table-cell office:value-type="float" office:value="40.715581">
            <text:p>40,715581</text:p>
          </table:table-cell>
          <table:table-cell office:value-type="float" office:value="40.277331">
            <text:p>40,277331</text:p>
          </table:table-cell>
          <table:table-cell office:value-type="float" office:value="39.539629">
            <text:p>39,539629</text:p>
          </table:table-cell>
          <table:table-cell office:value-type="float" office:value="32.825929">
            <text:p>32,825929</text:p>
          </table:table-cell>
          <table:table-cell office:value-type="float" office:value="40.069684">
            <text:p>40,069684</text:p>
          </table:table-cell>
          <table:table-cell office:value-type="float" office:value="31.114238">
            <text:p>31,114238</text:p>
          </table:table-cell>
          <table:table-cell office:value-type="float" office:value="33.551131">
            <text:p>33,551131</text:p>
          </table:table-cell>
          <table:table-cell office:value-type="float" office:value="50.908363">
            <text:p>50,908363</text:p>
          </table:table-cell>
          <table:table-cell office:value-type="float" office:value="37.416032">
            <text:p>37,416032</text:p>
          </table:table-cell>
          <table:table-cell office:value-type="float" office:value="28.907864">
            <text:p>28,907864</text:p>
          </table:table-cell>
          <table:table-cell office:value-type="float" office:value="34.803665">
            <text:p>34,803665</text:p>
          </table:table-cell>
          <table:table-cell office:value-type="float" office:value="39.781358">
            <text:p>39,781358</text:p>
          </table:table-cell>
          <table:table-cell office:value-type="float" office:value="29.61747">
            <text:p>29,61747</text:p>
          </table:table-cell>
          <table:table-cell office:value-type="float" office:value="39.205008">
            <text:p>39,205008</text:p>
          </table:table-cell>
          <table:table-cell office:value-type="float" office:value="37.767245">
            <text:p>37,767245</text:p>
          </table:table-cell>
          <table:table-cell office:value-type="float" office:value="32.991364">
            <text:p>32,991364</text:p>
          </table:table-cell>
          <table:table-cell office:value-type="float" office:value="39.250361">
            <text:p>39,250361</text:p>
          </table:table-cell>
          <table:table-cell office:value-type="float" office:value="26.754046">
            <text:p>26,754046</text:p>
          </table:table-cell>
          <table:table-cell office:value-type="float" office:value="31.493101">
            <text:p>31,493101</text:p>
          </table:table-cell>
          <table:table-cell office:value-type="float" office:value="27.095432">
            <text:p>27,095432</text:p>
          </table:table-cell>
          <table:table-cell office:value-type="float" office:value="31.858716">
            <text:p>31,858716</text:p>
          </table:table-cell>
          <table:table-cell office:value-type="float" office:value="35.309959">
            <text:p>35,309959</text:p>
          </table:table-cell>
          <table:table-cell office:value-type="float" office:value="27.388173">
            <text:p>27,388173</text:p>
          </table:table-cell>
          <table:table-cell office:value-type="float" office:value="39.650431">
            <text:p>39,650431</text:p>
          </table:table-cell>
          <table:table-cell office:value-type="float" office:value="30.715464">
            <text:p>30,715464</text:p>
          </table:table-cell>
          <table:table-cell office:value-type="float" office:value="31.530716">
            <text:p>31,530716</text:p>
          </table:table-cell>
          <table:table-cell office:value-type="float" office:value="31.508192">
            <text:p>31,508192</text:p>
          </table:table-cell>
          <table:table-cell office:value-type="float" office:value="31.309355">
            <text:p>31,309355</text:p>
          </table:table-cell>
          <table:table-cell office:value-type="float" office:value="29.414341">
            <text:p>29,414341</text:p>
          </table:table-cell>
          <table:table-cell office:value-type="float" office:value="31.417455">
            <text:p>31,417455</text:p>
          </table:table-cell>
          <table:table-cell office:value-type="float" office:value="31.037144">
            <text:p>31,037144</text:p>
          </table:table-cell>
          <table:table-cell office:value-type="float" office:value="33.12172">
            <text:p>33,12172</text:p>
          </table:table-cell>
          <table:table-cell office:value-type="float" office:value="26.822775">
            <text:p>26,822775</text:p>
          </table:table-cell>
          <table:table-cell office:value-type="float" office:value="27.994036">
            <text:p>27,994036</text:p>
          </table:table-cell>
          <table:table-cell office:value-type="float" office:value="36.419243">
            <text:p>36,419243</text:p>
          </table:table-cell>
          <table:table-cell office:value-type="float" office:value="28.458923">
            <text:p>28,458923</text:p>
          </table:table-cell>
          <table:table-cell office:value-type="float" office:value="41.666964">
            <text:p>41,666964</text:p>
          </table:table-cell>
          <table:table-cell office:value-type="float" office:value="24.269508">
            <text:p>24,269508</text:p>
          </table:table-cell>
          <table:table-cell office:value-type="float" office:value="32.965058">
            <text:p>32,965058</text:p>
          </table:table-cell>
          <table:table-cell office:value-type="float" office:value="26.313004">
            <text:p>26,313004</text:p>
          </table:table-cell>
          <table:table-cell office:value-type="float" office:value="26.021206">
            <text:p>26,021206</text:p>
          </table:table-cell>
          <table:table-cell office:value-type="float" office:value="38.193221">
            <text:p>38,193221</text:p>
          </table:table-cell>
          <table:table-cell office:value-type="float" office:value="27.833627">
            <text:p>27,833627</text:p>
          </table:table-cell>
          <table:table-cell office:value-type="float" office:value="32.222011">
            <text:p>32,222011</text:p>
          </table:table-cell>
          <table:table-cell office:value-type="float" office:value="35.228334">
            <text:p>35,228334</text:p>
          </table:table-cell>
          <table:table-cell office:value-type="float" office:value="36.088007">
            <text:p>36,088007</text:p>
          </table:table-cell>
          <table:table-cell office:value-type="float" office:value="28.864458">
            <text:p>28,864458</text:p>
          </table:table-cell>
          <table:table-cell office:value-type="float" office:value="30.047292">
            <text:p>30,047292</text:p>
          </table:table-cell>
          <table:table-cell office:value-type="float" office:value="29.570704">
            <text:p>29,570704</text:p>
          </table:table-cell>
          <table:table-cell office:value-type="float" office:value="29.267853">
            <text:p>29,267853</text:p>
          </table:table-cell>
          <table:table-cell office:value-type="float" office:value="31.468278">
            <text:p>31,468278</text:p>
          </table:table-cell>
          <table:table-cell office:value-type="float" office:value="26.698742">
            <text:p>26,698742</text:p>
          </table:table-cell>
          <table:table-cell office:value-type="float" office:value="31.891029">
            <text:p>31,891029</text:p>
          </table:table-cell>
          <table:table-cell office:value-type="float" office:value="33.826008">
            <text:p>33,826008</text:p>
          </table:table-cell>
          <table:table-cell office:value-type="float" office:value="25.008829">
            <text:p>25,008829</text:p>
          </table:table-cell>
          <table:table-cell office:value-type="float" office:value="40.973442">
            <text:p>40,973442</text:p>
          </table:table-cell>
          <table:table-cell office:value-type="float" office:value="37.073892">
            <text:p>37,073892</text:p>
          </table:table-cell>
          <table:table-cell office:value-type="float" office:value="24.301987">
            <text:p>24,301987</text:p>
          </table:table-cell>
          <table:table-cell office:value-type="float" office:value="28.206197">
            <text:p>28,206197</text:p>
          </table:table-cell>
          <table:table-cell office:value-type="float" office:value="33.799695">
            <text:p>33,799695</text:p>
          </table:table-cell>
          <table:table-cell office:value-type="float" office:value="38.087996">
            <text:p>38,087996</text:p>
          </table:table-cell>
          <table:table-cell office:value-type="float" office:value="35.979922">
            <text:p>35,979922</text:p>
          </table:table-cell>
          <table:table-cell office:value-type="float" office:value="27.657714">
            <text:p>27,657714</text:p>
          </table:table-cell>
          <table:table-cell office:value-type="float" office:value="23.95622">
            <text:p>23,95622</text:p>
          </table:table-cell>
          <table:table-cell office:value-type="float" office:value="27.769809">
            <text:p>27,769809</text:p>
          </table:table-cell>
          <table:table-cell office:value-type="float" office:value="31.764949">
            <text:p>31,764949</text:p>
          </table:table-cell>
          <table:table-cell office:value-type="float" office:value="35.943628">
            <text:p>35,943628</text:p>
          </table:table-cell>
          <table:table-cell office:value-type="float" office:value="27.131853">
            <text:p>27,131853</text:p>
          </table:table-cell>
          <table:table-cell office:value-type="float" office:value="33.791132">
            <text:p>33,791132</text:p>
          </table:table-cell>
          <table:table-cell office:value-type="float" office:value="31.102647">
            <text:p>31,102647</text:p>
          </table:table-cell>
          <table:table-cell office:value-type="float" office:value="33.998496">
            <text:p>33,998496</text:p>
          </table:table-cell>
          <table:table-cell office:value-type="float" office:value="32.316716">
            <text:p>32,316716</text:p>
          </table:table-cell>
          <table:table-cell office:value-type="float" office:value="24.692551">
            <text:p>24,692551</text:p>
          </table:table-cell>
          <table:table-cell office:value-type="float" office:value="27.776913">
            <text:p>27,776913</text:p>
          </table:table-cell>
          <table:table-cell office:value-type="float" office:value="24.484478">
            <text:p>24,484478</text:p>
          </table:table-cell>
          <table:table-cell office:value-type="float" office:value="28.251953">
            <text:p>28,251953</text:p>
          </table:table-cell>
          <table:table-cell office:value-type="float" office:value="35.250006">
            <text:p>35,250006</text:p>
          </table:table-cell>
          <table:table-cell office:value-type="float" office:value="26.976307">
            <text:p>26,976307</text:p>
          </table:table-cell>
          <table:table-cell office:value-type="float" office:value="22.921882">
            <text:p>22,921882</text:p>
          </table:table-cell>
          <table:table-cell office:value-type="float" office:value="27.728719">
            <text:p>27,728719</text:p>
          </table:table-cell>
          <table:table-cell office:value-type="float" office:value="27.129229">
            <text:p>27,129229</text:p>
          </table:table-cell>
          <table:table-cell office:value-type="float" office:value="29.909964">
            <text:p>29,909964</text:p>
          </table:table-cell>
          <table:table-cell office:value-type="float" office:value="26.369359">
            <text:p>26,369359</text:p>
          </table:table-cell>
          <table:table-cell office:value-type="float" office:value="33.284872">
            <text:p>33,284872</text:p>
          </table:table-cell>
          <table:table-cell office:value-type="float" office:value="28.066093">
            <text:p>28,066093</text:p>
          </table:table-cell>
          <table:table-cell office:value-type="float" office:value="22.088064">
            <text:p>22,088064</text:p>
          </table:table-cell>
          <table:table-cell office:value-type="float" office:value="24.023748">
            <text:p>24,023748</text:p>
          </table:table-cell>
          <table:table-cell office:value-type="float" office:value="26.830413">
            <text:p>26,830413</text:p>
          </table:table-cell>
          <table:table-cell office:value-type="float" office:value="28.637836">
            <text:p>28,637836</text:p>
          </table:table-cell>
          <table:table-cell office:value-type="float" office:value="27.708939">
            <text:p>27,708939</text:p>
          </table:table-cell>
          <table:table-cell office:value-type="float" office:value="34.534691">
            <text:p>34,534691</text:p>
          </table:table-cell>
          <table:table-cell office:value-type="float" office:value="27.282095">
            <text:p>27,282095</text:p>
          </table:table-cell>
          <table:table-cell office:value-type="float" office:value="24.009071">
            <text:p>24,009071</text:p>
          </table:table-cell>
          <table:table-cell office:value-type="float" office:value="26.497142">
            <text:p>26,497142</text:p>
          </table:table-cell>
          <table:table-cell office:value-type="float" office:value="30.655705">
            <text:p>30,655705</text:p>
          </table:table-cell>
          <table:table-cell office:value-type="float" office:value="28.697892">
            <text:p>28,697892</text:p>
          </table:table-cell>
          <table:table-cell office:value-type="float" office:value="35.159658">
            <text:p>35,159658</text:p>
          </table:table-cell>
          <table:table-cell office:value-type="float" office:value="26.354453">
            <text:p>26,354453</text:p>
          </table:table-cell>
          <table:table-cell office:value-type="float" office:value="27.501574">
            <text:p>27,501574</text:p>
          </table:table-cell>
          <table:table-cell office:value-type="float" office:value="24.822305">
            <text:p>24,822305</text:p>
          </table:table-cell>
          <table:table-cell office:value-type="float" office:value="25.318802">
            <text:p>25,318802</text:p>
          </table:table-cell>
          <table:table-cell office:value-type="float" office:value="29.17982">
            <text:p>29,17982</text:p>
          </table:table-cell>
          <table:table-cell office:value-type="float" office:value="21.284601">
            <text:p>21,284601</text:p>
          </table:table-cell>
          <table:table-cell office:value-type="float" office:value="22.786894">
            <text:p>22,786894</text:p>
          </table:table-cell>
          <table:table-cell office:value-type="float" office:value="33.549207">
            <text:p>33,549207</text:p>
          </table:table-cell>
          <table:table-cell office:value-type="float" office:value="21.630343">
            <text:p>21,630343</text:p>
          </table:table-cell>
          <table:table-cell office:value-type="float" office:value="27.575804">
            <text:p>27,575804</text:p>
          </table:table-cell>
          <table:table-cell office:value-type="float" office:value="25.727449">
            <text:p>25,727449</text:p>
          </table:table-cell>
          <table:table-cell office:value-type="float" office:value="20.128293">
            <text:p>20,128293</text:p>
          </table:table-cell>
          <table:table-cell office:value-type="float" office:value="22.17528">
            <text:p>22,17528</text:p>
          </table:table-cell>
          <table:table-cell office:value-type="float" office:value="27.080989">
            <text:p>27,080989</text:p>
          </table:table-cell>
          <table:table-cell office:value-type="float" office:value="23.083818">
            <text:p>23,083818</text:p>
          </table:table-cell>
          <table:table-cell office:value-type="float" office:value="21.29317">
            <text:p>21,29317</text:p>
          </table:table-cell>
          <table:table-cell office:value-type="float" office:value="25.851407">
            <text:p>25,851407</text:p>
          </table:table-cell>
          <table:table-cell office:value-type="float" office:value="25.284557">
            <text:p>25,284557</text:p>
          </table:table-cell>
          <table:table-cell office:value-type="float" office:value="25.689017">
            <text:p>25,689017</text:p>
          </table:table-cell>
          <table:table-cell office:value-type="float" office:value="28.937818">
            <text:p>28,937818</text:p>
          </table:table-cell>
          <table:table-cell office:value-type="float" office:value="22.382567">
            <text:p>22,382567</text:p>
          </table:table-cell>
          <table:table-cell office:value-type="float" office:value="26.696929">
            <text:p>26,696929</text:p>
          </table:table-cell>
          <table:table-cell office:value-type="float" office:value="27.240991">
            <text:p>27,240991</text:p>
          </table:table-cell>
          <table:table-cell office:value-type="float" office:value="22.202307">
            <text:p>22,202307</text:p>
          </table:table-cell>
          <table:table-cell office:value-type="float" office:value="30.222253">
            <text:p>30,222253</text:p>
          </table:table-cell>
          <table:table-cell office:value-type="float" office:value="31.802262">
            <text:p>31,802262</text:p>
          </table:table-cell>
          <table:table-cell office:value-type="float" office:value="22.309004">
            <text:p>22,309004</text:p>
          </table:table-cell>
          <table:table-cell office:value-type="float" office:value="26.5034">
            <text:p>26,5034</text:p>
          </table:table-cell>
          <table:table-cell office:value-type="float" office:value="28.778538">
            <text:p>28,778538</text:p>
          </table:table-cell>
          <table:table-cell office:value-type="float" office:value="29.367745">
            <text:p>29,367745</text:p>
          </table:table-cell>
          <table:table-cell office:value-type="float" office:value="32.399175">
            <text:p>32,399175</text:p>
          </table:table-cell>
          <table:table-cell office:value-type="float" office:value="25.266288">
            <text:p>25,266288</text:p>
          </table:table-cell>
          <table:table-cell office:value-type="float" office:value="21.100946">
            <text:p>21,100946</text:p>
          </table:table-cell>
          <table:table-cell office:value-type="float" office:value="17.911546">
            <text:p>17,911546</text:p>
          </table:table-cell>
          <table:table-cell office:value-type="float" office:value="21.154471">
            <text:p>21,154471</text:p>
          </table:table-cell>
          <table:table-cell office:value-type="float" office:value="21.231998">
            <text:p>21,231998</text:p>
          </table:table-cell>
          <table:table-cell office:value-type="float" office:value="22.097803">
            <text:p>22,097803</text:p>
          </table:table-cell>
          <table:table-cell office:value-type="float" office:value="25.452354">
            <text:p>25,452354</text:p>
          </table:table-cell>
          <table:table-cell office:value-type="float" office:value="21.688439">
            <text:p>21,688439</text:p>
          </table:table-cell>
          <table:table-cell office:value-type="float" office:value="26.013147">
            <text:p>26,013147</text:p>
          </table:table-cell>
          <table:table-cell office:value-type="float" office:value="32.685179">
            <text:p>32,685179</text:p>
          </table:table-cell>
          <table:table-cell office:value-type="float" office:value="28.595469">
            <text:p>28,595469</text:p>
          </table:table-cell>
          <table:table-cell office:value-type="float" office:value="29.598603">
            <text:p>29,598603</text:p>
          </table:table-cell>
          <table:table-cell office:value-type="float" office:value="24.514562">
            <text:p>24,514562</text:p>
          </table:table-cell>
          <table:table-cell office:value-type="float" office:value="21.71012">
            <text:p>21,71012</text:p>
          </table:table-cell>
          <table:table-cell office:value-type="float" office:value="24.176733">
            <text:p>24,176733</text:p>
          </table:table-cell>
          <table:table-cell office:value-type="float" office:value="26.746231">
            <text:p>26,746231</text:p>
          </table:table-cell>
          <table:table-cell office:value-type="float" office:value="29.189502">
            <text:p>29,189502</text:p>
          </table:table-cell>
          <table:table-cell office:value-type="float" office:value="24.652327">
            <text:p>24,652327</text:p>
          </table:table-cell>
          <table:table-cell office:value-type="float" office:value="20.71841">
            <text:p>20,71841</text:p>
          </table:table-cell>
          <table:table-cell office:value-type="float" office:value="23.878154">
            <text:p>23,878154</text:p>
          </table:table-cell>
          <table:table-cell office:value-type="float" office:value="26.996542">
            <text:p>26,996542</text:p>
          </table:table-cell>
          <table:table-cell office:value-type="float" office:value="22.467252">
            <text:p>22,467252</text:p>
          </table:table-cell>
          <table:table-cell office:value-type="float" office:value="20.134749">
            <text:p>20,134749</text:p>
          </table:table-cell>
          <table:table-cell office:value-type="float" office:value="21.921293">
            <text:p>21,921293</text:p>
          </table:table-cell>
          <table:table-cell office:value-type="float" office:value="27.687268">
            <text:p>27,687268</text:p>
          </table:table-cell>
          <table:table-cell office:value-type="float" office:value="29.854686">
            <text:p>29,854686</text:p>
          </table:table-cell>
          <table:table-cell office:value-type="float" office:value="26.639935">
            <text:p>26,639935</text:p>
          </table:table-cell>
          <table:table-cell office:value-type="float" office:value="21.843189">
            <text:p>21,843189</text:p>
          </table:table-cell>
          <table:table-cell office:value-type="float" office:value="22.560065">
            <text:p>22,560065</text:p>
          </table:table-cell>
          <table:table-cell office:value-type="float" office:value="22.678869">
            <text:p>22,678869</text:p>
          </table:table-cell>
          <table:table-cell office:value-type="float" office:value="19.727541">
            <text:p>19,727541</text:p>
          </table:table-cell>
          <table:table-cell office:value-type="float" office:value="21.26928">
            <text:p>21,26928</text:p>
          </table:table-cell>
          <table:table-cell office:value-type="float" office:value="20.890553">
            <text:p>20,890553</text:p>
          </table:table-cell>
          <table:table-cell office:value-type="float" office:value="23.834441">
            <text:p>23,834441</text:p>
          </table:table-cell>
          <table:table-cell office:value-type="float" office:value="23.327565">
            <text:p>23,327565</text:p>
          </table:table-cell>
          <table:table-cell office:value-type="float" office:value="21.877017">
            <text:p>21,877017</text:p>
          </table:table-cell>
          <table:table-cell office:value-type="float" office:value="21.028251">
            <text:p>21,028251</text:p>
          </table:table-cell>
          <table:table-cell office:value-type="float" office:value="21.97998">
            <text:p>21,97998</text:p>
          </table:table-cell>
          <table:table-cell office:value-type="float" office:value="25.30858">
            <text:p>25,30858</text:p>
          </table:table-cell>
          <table:table-cell office:value-type="float" office:value="22.078512">
            <text:p>22,078512</text:p>
          </table:table-cell>
          <table:table-cell office:value-type="float" office:value="19.748761">
            <text:p>19,748761</text:p>
          </table:table-cell>
          <table:table-cell office:value-type="float" office:value="17.84738">
            <text:p>17,84738</text:p>
          </table:table-cell>
          <table:table-cell office:value-type="float" office:value="18.29008">
            <text:p>18,29008</text:p>
          </table:table-cell>
          <table:table-cell office:value-type="float" office:value="21.591259">
            <text:p>21,591259</text:p>
          </table:table-cell>
          <table:table-cell office:value-type="float" office:value="22.903078">
            <text:p>22,903078</text:p>
          </table:table-cell>
          <table:table-cell office:value-type="float" office:value="21.492768">
            <text:p>21,492768</text:p>
          </table:table-cell>
          <table:table-cell office:value-type="float" office:value="20.519241">
            <text:p>20,519241</text:p>
          </table:table-cell>
          <table:table-cell office:value-type="float" office:value="21.661012">
            <text:p>21,661012</text:p>
          </table:table-cell>
          <table:table-cell office:value-type="float" office:value="21.215207">
            <text:p>21,215207</text:p>
          </table:table-cell>
          <table:table-cell office:value-type="float" office:value="17.992475">
            <text:p>17,992475</text:p>
          </table:table-cell>
          <table:table-cell office:value-type="float" office:value="20.836711">
            <text:p>20,836711</text:p>
          </table:table-cell>
          <table:table-cell office:value-type="float" office:value="19.528473">
            <text:p>19,528473</text:p>
          </table:table-cell>
          <table:table-cell office:value-type="float" office:value="16.261092">
            <text:p>16,261092</text:p>
          </table:table-cell>
          <table:table-cell office:value-type="float" office:value="20.088414">
            <text:p>20,088414</text:p>
          </table:table-cell>
          <table:table-cell office:value-type="float" office:value="24.273212">
            <text:p>24,273212</text:p>
          </table:table-cell>
          <table:table-cell office:value-type="float" office:value="18.769403">
            <text:p>18,769403</text:p>
          </table:table-cell>
          <table:table-cell office:value-type="float" office:value="20.613381">
            <text:p>20,613381</text:p>
          </table:table-cell>
          <table:table-cell office:value-type="float" office:value="17.315226">
            <text:p>17,315226</text:p>
          </table:table-cell>
          <table:table-cell office:value-type="float" office:value="19.084438">
            <text:p>19,084438</text:p>
          </table:table-cell>
          <table:table-cell office:value-type="float" office:value="19.995466">
            <text:p>19,995466</text:p>
          </table:table-cell>
          <table:table-cell office:value-type="float" office:value="19.25795">
            <text:p>19,25795</text:p>
          </table:table-cell>
          <table:table-cell office:value-type="float" office:value="22.25993">
            <text:p>22,25993</text:p>
          </table:table-cell>
          <table:table-cell office:value-type="float" office:value="18.767639">
            <text:p>18,767639</text:p>
          </table:table-cell>
          <table:table-cell office:value-type="float" office:value="17.156337">
            <text:p>17,156337</text:p>
          </table:table-cell>
          <table:table-cell office:value-type="float" office:value="17.652032">
            <text:p>17,652032</text:p>
          </table:table-cell>
          <table:table-cell office:value-type="float" office:value="19.444939">
            <text:p>19,444939</text:p>
          </table:table-cell>
          <table:table-cell office:value-type="float" office:value="17.900508">
            <text:p>17,900508</text:p>
          </table:table-cell>
          <table:table-cell office:value-type="float" office:value="17.480784">
            <text:p>17,480784</text:p>
          </table:table-cell>
          <table:table-cell office:value-type="float" office:value="17.062592">
            <text:p>17,062592</text:p>
          </table:table-cell>
          <table:table-cell office:value-type="float" office:value="17.61635">
            <text:p>17,61635</text:p>
          </table:table-cell>
          <table:table-cell office:value-type="float" office:value="17.546608">
            <text:p>17,546608</text:p>
          </table:table-cell>
          <table:table-cell office:value-type="float" office:value="17.971934">
            <text:p>17,971934</text:p>
          </table:table-cell>
          <table:table-cell office:value-type="float" office:value="17.044768">
            <text:p>17,044768</text:p>
          </table:table-cell>
          <table:table-cell office:value-type="float" office:value="18.978408">
            <text:p>18,978408</text:p>
          </table:table-cell>
          <table:table-cell office:value-type="float" office:value="16.250421">
            <text:p>16,250421</text:p>
          </table:table-cell>
          <table:table-cell office:value-type="float" office:value="16.048701">
            <text:p>16,048701</text:p>
          </table:table-cell>
          <table:table-cell office:value-type="float" office:value="18.07361">
            <text:p>18,07361</text:p>
          </table:table-cell>
          <table:table-cell office:value-type="float" office:value="16.871645">
            <text:p>16,871645</text:p>
          </table:table-cell>
          <table:table-cell office:value-type="float" office:value="18.537074">
            <text:p>18,537074</text:p>
          </table:table-cell>
          <table:table-cell office:value-type="float" office:value="17.518019">
            <text:p>17,518019</text:p>
          </table:table-cell>
          <table:table-cell office:value-type="float" office:value="17.392067">
            <text:p>17,392067</text:p>
          </table:table-cell>
          <table:table-cell office:value-type="float" office:value="15.292997">
            <text:p>15,292997</text:p>
          </table:table-cell>
          <table:table-cell office:value-type="float" office:value="16.803556">
            <text:p>16,803556</text:p>
          </table:table-cell>
          <table:table-cell office:value-type="float" office:value="16.344913">
            <text:p>16,344913</text:p>
          </table:table-cell>
          <table:table-cell office:value-type="float" office:value="17.7911">
            <text:p>17,7911</text:p>
          </table:table-cell>
          <table:table-cell office:value-type="float" office:value="17.828578">
            <text:p>17,828578</text:p>
          </table:table-cell>
          <table:table-cell office:value-type="float" office:value="16.285401">
            <text:p>16,285401</text:p>
          </table:table-cell>
          <table:table-cell office:value-type="float" office:value="16.423379">
            <text:p>16,423379</text:p>
          </table:table-cell>
          <table:table-cell office:value-type="float" office:value="16.971861">
            <text:p>16,971861</text:p>
          </table:table-cell>
          <table:table-cell office:value-type="float" office:value="18.799743">
            <text:p>18,799743</text:p>
          </table:table-cell>
          <table:table-cell office:value-type="float" office:value="17.832535">
            <text:p>17,832535</text:p>
          </table:table-cell>
          <table:table-cell office:value-type="float" office:value="17.299441">
            <text:p>17,299441</text:p>
          </table:table-cell>
          <table:table-cell office:value-type="float" office:value="16.787364">
            <text:p>16,787364</text:p>
          </table:table-cell>
          <table:table-cell office:value-type="float" office:value="16.178147">
            <text:p>16,178147</text:p>
          </table:table-cell>
          <table:table-cell office:value-type="float" office:value="15.836613">
            <text:p>15,836613</text:p>
          </table:table-cell>
          <table:table-cell office:value-type="float" office:value="16.446265">
            <text:p>16,446265</text:p>
          </table:table-cell>
          <table:table-cell office:value-type="float" office:value="18.026135">
            <text:p>18,026135</text:p>
          </table:table-cell>
          <table:table-cell office:value-type="float" office:value="17.733215">
            <text:p>17,733215</text:p>
          </table:table-cell>
          <table:table-cell office:value-type="float" office:value="16.624556">
            <text:p>16,624556</text:p>
          </table:table-cell>
          <table:table-cell office:value-type="float" office:value="17.422864">
            <text:p>17,422864</text:p>
          </table:table-cell>
          <table:table-cell office:value-type="float" office:value="17.409783">
            <text:p>17,409783</text:p>
          </table:table-cell>
          <table:table-cell office:value-type="float" office:value="14.86685">
            <text:p>14,86685</text:p>
          </table:table-cell>
          <table:table-cell office:value-type="float" office:value="17.844493">
            <text:p>17,844493</text:p>
          </table:table-cell>
          <table:table-cell office:value-type="float" office:value="17.635538">
            <text:p>17,635538</text:p>
          </table:table-cell>
          <table:table-cell office:value-type="float" office:value="16.890751">
            <text:p>16,890751</text:p>
          </table:table-cell>
          <table:table-cell office:value-type="float" office:value="17.0521">
            <text:p>17,0521</text:p>
          </table:table-cell>
          <table:table-cell office:value-type="float" office:value="15.491985">
            <text:p>15,491985</text:p>
          </table:table-cell>
          <table:table-cell office:value-type="float" office:value="16.354794">
            <text:p>16,354794</text:p>
          </table:table-cell>
          <table:table-cell office:value-type="float" office:value="15.087884">
            <text:p>15,087884</text:p>
          </table:table-cell>
          <table:table-cell office:value-type="float" office:value="15.51078">
            <text:p>15,51078</text:p>
          </table:table-cell>
          <table:table-cell office:value-type="float" office:value="15.963131">
            <text:p>15,963131</text:p>
          </table:table-cell>
          <table:table-cell office:value-type="float" office:value="15.55857">
            <text:p>15,55857</text:p>
          </table:table-cell>
          <table:table-cell office:value-type="float" office:value="16.096438">
            <text:p>16,096438</text:p>
          </table:table-cell>
          <table:table-cell office:value-type="float" office:value="17.297317">
            <text:p>17,297317</text:p>
          </table:table-cell>
          <table:table-cell office:value-type="float" office:value="14.693208">
            <text:p>14,693208</text:p>
          </table:table-cell>
          <table:table-cell office:value-type="float" office:value="16.787692">
            <text:p>16,787692</text:p>
          </table:table-cell>
          <table:table-cell office:value-type="float" office:value="17.059916">
            <text:p>17,059916</text:p>
          </table:table-cell>
          <table:table-cell office:value-type="float" office:value="16.841041">
            <text:p>16,841041</text:p>
          </table:table-cell>
          <table:table-cell office:value-type="float" office:value="15.526327">
            <text:p>15,526327</text:p>
          </table:table-cell>
          <table:table-cell office:value-type="float" office:value="15.210782">
            <text:p>15,210782</text:p>
          </table:table-cell>
          <table:table-cell office:value-type="float" office:value="16.796803">
            <text:p>16,796803</text:p>
          </table:table-cell>
          <table:table-cell office:value-type="float" office:value="15.829231">
            <text:p>15,829231</text:p>
          </table:table-cell>
          <table:table-cell office:value-type="float" office:value="16.60815">
            <text:p>16,60815</text:p>
          </table:table-cell>
          <table:table-cell office:value-type="float" office:value="14.911692">
            <text:p>14,911692</text:p>
          </table:table-cell>
          <table:table-cell office:value-type="float" office:value="16.13899">
            <text:p>16,13899</text:p>
          </table:table-cell>
          <table:table-cell office:value-type="float" office:value="18.175168">
            <text:p>18,175168</text:p>
          </table:table-cell>
          <table:table-cell office:value-type="float" office:value="17.577376">
            <text:p>17,577376</text:p>
          </table:table-cell>
          <table:table-cell office:value-type="float" office:value="15.876558">
            <text:p>15,876558</text:p>
          </table:table-cell>
          <table:table-cell office:value-type="float" office:value="15.459186">
            <text:p>15,459186</text:p>
          </table:table-cell>
          <table:table-cell office:value-type="float" office:value="15.800791">
            <text:p>15,800791</text:p>
          </table:table-cell>
          <table:table-cell office:value-type="float" office:value="16.189849">
            <text:p>16,189849</text:p>
          </table:table-cell>
          <table:table-cell office:value-type="float" office:value="18.519529">
            <text:p>18,519529</text:p>
          </table:table-cell>
          <table:table-cell office:value-type="float" office:value="16.088347">
            <text:p>16,088347</text:p>
          </table:table-cell>
          <table:table-cell office:value-type="float" office:value="14.61021">
            <text:p>14,61021</text:p>
          </table:table-cell>
          <table:table-cell office:value-type="float" office:value="15.454081">
            <text:p>15,454081</text:p>
          </table:table-cell>
          <table:table-cell office:value-type="float" office:value="17.007327">
            <text:p>17,007327</text:p>
          </table:table-cell>
          <table:table-cell office:value-type="float" office:value="17.349695">
            <text:p>17,349695</text:p>
          </table:table-cell>
          <table:table-cell office:value-type="float" office:value="15.835115">
            <text:p>15,835115</text:p>
          </table:table-cell>
          <table:table-cell office:value-type="float" office:value="15.633263">
            <text:p>15,633263</text:p>
          </table:table-cell>
          <table:table-cell office:value-type="float" office:value="18.366093">
            <text:p>18,366093</text:p>
          </table:table-cell>
          <table:table-cell office:value-type="float" office:value="17.767461">
            <text:p>17,767461</text:p>
          </table:table-cell>
          <table:table-cell office:value-type="float" office:value="15.969673">
            <text:p>15,969673</text:p>
          </table:table-cell>
          <table:table-cell office:value-type="float" office:value="19.853135">
            <text:p>19,853135</text:p>
          </table:table-cell>
          <table:table-cell office:value-type="float" office:value="16.974997">
            <text:p>16,974997</text:p>
          </table:table-cell>
          <table:table-cell office:value-type="float" office:value="15.908735">
            <text:p>15,908735</text:p>
          </table:table-cell>
          <table:table-cell office:value-type="float" office:value="22.437388">
            <text:p>22,437388</text:p>
          </table:table-cell>
          <table:table-cell office:value-type="float" office:value="21.252619">
            <text:p>21,252619</text:p>
          </table:table-cell>
          <table:table-cell office:value-type="float" office:value="15.832662">
            <text:p>15,832662</text:p>
          </table:table-cell>
          <table:table-cell office:value-type="float" office:value="16.897117">
            <text:p>16,897117</text:p>
          </table:table-cell>
          <table:table-cell office:value-type="float" office:value="16.565596">
            <text:p>16,565596</text:p>
          </table:table-cell>
          <table:table-cell office:value-type="float" office:value="19.596448">
            <text:p>19,596448</text:p>
          </table:table-cell>
          <table:table-cell office:value-type="float" office:value="16.82603">
            <text:p>16,82603</text:p>
          </table:table-cell>
          <table:table-cell office:value-type="float" office:value="15.059501">
            <text:p>15,059501</text:p>
          </table:table-cell>
          <table:table-cell office:value-type="float" office:value="21.80672">
            <text:p>21,80672</text:p>
          </table:table-cell>
          <table:table-cell office:value-type="float" office:value="19.535846">
            <text:p>19,535846</text:p>
          </table:table-cell>
          <table:table-cell office:value-type="float" office:value="22.185906">
            <text:p>22,185906</text:p>
          </table:table-cell>
          <table:table-cell office:value-type="float" office:value="20.661178">
            <text:p>20,661178</text:p>
          </table:table-cell>
          <table:table-cell office:value-type="float" office:value="16.41172">
            <text:p>16,41172</text:p>
          </table:table-cell>
          <table:table-cell office:value-type="float" office:value="16.119321">
            <text:p>16,119321</text:p>
          </table:table-cell>
          <table:table-cell office:value-type="float" office:value="19.158263">
            <text:p>19,158263</text:p>
          </table:table-cell>
          <table:table-cell office:value-type="float" office:value="14.844943">
            <text:p>14,844943</text:p>
          </table:table-cell>
          <table:table-cell office:value-type="float" office:value="16.758432">
            <text:p>16,758432</text:p>
          </table:table-cell>
          <table:table-cell office:value-type="float" office:value="18.039036">
            <text:p>18,039036</text:p>
          </table:table-cell>
          <table:table-cell office:value-type="float" office:value="16.506031">
            <text:p>16,506031</text:p>
          </table:table-cell>
          <table:table-cell office:value-type="float" office:value="23.103849">
            <text:p>23,103849</text:p>
          </table:table-cell>
          <table:table-cell office:value-type="float" office:value="18.408379">
            <text:p>18,408379</text:p>
          </table:table-cell>
          <table:table-cell office:value-type="float" office:value="21.63225">
            <text:p>21,63225</text:p>
          </table:table-cell>
          <table:table-cell office:value-type="float" office:value="20.251015">
            <text:p>20,251015</text:p>
          </table:table-cell>
          <table:table-cell office:value-type="float" office:value="17.722134">
            <text:p>17,722134</text:p>
          </table:table-cell>
          <table:table-cell office:value-type="float" office:value="19.430324">
            <text:p>19,430324</text:p>
          </table:table-cell>
          <table:table-cell office:value-type="float" office:value="18.49709">
            <text:p>18,49709</text:p>
          </table:table-cell>
          <table:table-cell office:value-type="float" office:value="15.568133">
            <text:p>15,568133</text:p>
          </table:table-cell>
          <table:table-cell office:value-type="float" office:value="17.353779">
            <text:p>17,353779</text:p>
          </table:table-cell>
          <table:table-cell office:value-type="float" office:value="15.17307">
            <text:p>15,17307</text:p>
          </table:table-cell>
          <table:table-cell office:value-type="float" office:value="21.480124">
            <text:p>21,480124</text:p>
          </table:table-cell>
          <table:table-cell office:value-type="float" office:value="18.742217">
            <text:p>18,742217</text:p>
          </table:table-cell>
          <table:table-cell office:value-type="float" office:value="16.238345">
            <text:p>16,238345</text:p>
          </table:table-cell>
          <table:table-cell office:value-type="float" office:value="15.408713">
            <text:p>15,408713</text:p>
          </table:table-cell>
          <table:table-cell office:value-type="float" office:value="17.652923">
            <text:p>17,652923</text:p>
          </table:table-cell>
          <table:table-cell office:value-type="float" office:value="14.617865">
            <text:p>14,617865</text:p>
          </table:table-cell>
          <table:table-cell office:value-type="float" office:value="20.654856">
            <text:p>20,654856</text:p>
          </table:table-cell>
          <table:table-cell office:value-type="float" office:value="15.612636">
            <text:p>15,612636</text:p>
          </table:table-cell>
          <table:table-cell office:value-type="float" office:value="15.893366">
            <text:p>15,893366</text:p>
          </table:table-cell>
          <table:table-cell office:value-type="float" office:value="24.200527">
            <text:p>24,200527</text:p>
          </table:table-cell>
          <table:table-cell office:value-type="float" office:value="21.459634">
            <text:p>21,459634</text:p>
          </table:table-cell>
          <table:table-cell office:value-type="float" office:value="18.062627">
            <text:p>18,062627</text:p>
          </table:table-cell>
          <table:table-cell office:value-type="float" office:value="16.171868">
            <text:p>16,171868</text:p>
          </table:table-cell>
          <table:table-cell office:value-type="float" office:value="17.082379">
            <text:p>17,082379</text:p>
          </table:table-cell>
          <table:table-cell office:value-type="float" office:value="17.994889">
            <text:p>17,994889</text:p>
          </table:table-cell>
          <table:table-cell office:value-type="float" office:value="18.048551">
            <text:p>18,048551</text:p>
          </table:table-cell>
          <table:table-cell office:value-type="float" office:value="25.449195">
            <text:p>25,449195</text:p>
          </table:table-cell>
          <table:table-cell office:value-type="float" office:value="16.077319">
            <text:p>16,077319</text:p>
          </table:table-cell>
          <table:table-cell office:value-type="float" office:value="17.291794">
            <text:p>17,291794</text:p>
          </table:table-cell>
          <table:table-cell office:value-type="float" office:value="15.81763">
            <text:p>15,81763</text:p>
          </table:table-cell>
          <table:table-cell office:value-type="float" office:value="16.032292">
            <text:p>16,032292</text:p>
          </table:table-cell>
          <table:table-cell office:value-type="float" office:value="19.359437">
            <text:p>19,359437</text:p>
          </table:table-cell>
          <table:table-cell office:value-type="float" office:value="21.239953">
            <text:p>21,239953</text:p>
          </table:table-cell>
          <table:table-cell office:value-type="float" office:value="22.730337">
            <text:p>22,730337</text:p>
          </table:table-cell>
          <table:table-cell office:value-type="float" office:value="17.555135">
            <text:p>17,555135</text:p>
          </table:table-cell>
          <table:table-cell office:value-type="float" office:value="18.683824">
            <text:p>18,683824</text:p>
          </table:table-cell>
          <table:table-cell office:value-type="float" office:value="18.737231">
            <text:p>18,737231</text:p>
          </table:table-cell>
          <table:table-cell office:value-type="float" office:value="17.284889">
            <text:p>17,284889</text:p>
          </table:table-cell>
          <table:table-cell office:value-type="float" office:value="17.213095">
            <text:p>17,213095</text:p>
          </table:table-cell>
          <table:table-cell office:value-type="float" office:value="17.32214">
            <text:p>17,32214</text:p>
          </table:table-cell>
          <table:table-cell office:value-type="float" office:value="19.989373">
            <text:p>19,989373</text:p>
          </table:table-cell>
          <table:table-cell office:value-type="float" office:value="19.642349">
            <text:p>19,642349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140.416928">
            <text:p>140,416928</text:p>
          </table:table-cell>
          <table:table-cell office:value-type="float" office:value="121.177588">
            <text:p>121,177588</text:p>
          </table:table-cell>
          <table:table-cell office:value-type="float" office:value="106.093095">
            <text:p>106,093095</text:p>
          </table:table-cell>
          <table:table-cell office:value-type="float" office:value="119.617052">
            <text:p>119,617052</text:p>
          </table:table-cell>
          <table:table-cell office:value-type="float" office:value="121.297031">
            <text:p>121,297031</text:p>
          </table:table-cell>
          <table:table-cell office:value-type="float" office:value="134.759328">
            <text:p>134,759328</text:p>
          </table:table-cell>
          <table:table-cell office:value-type="float" office:value="120.776828">
            <text:p>120,776828</text:p>
          </table:table-cell>
          <table:table-cell office:value-type="float" office:value="134.472604">
            <text:p>134,472604</text:p>
          </table:table-cell>
          <table:table-cell office:value-type="float" office:value="117.666941">
            <text:p>117,666941</text:p>
          </table:table-cell>
          <table:table-cell office:value-type="float" office:value="116.250886">
            <text:p>116,250886</text:p>
          </table:table-cell>
          <table:table-cell office:value-type="float" office:value="136.265427">
            <text:p>136,265427</text:p>
          </table:table-cell>
          <table:table-cell office:value-type="float" office:value="113.640642">
            <text:p>113,640642</text:p>
          </table:table-cell>
          <table:table-cell office:value-type="float" office:value="114.520045">
            <text:p>114,520045</text:p>
          </table:table-cell>
          <table:table-cell office:value-type="float" office:value="114.34862">
            <text:p>114,34862</text:p>
          </table:table-cell>
          <table:table-cell office:value-type="float" office:value="128.283762">
            <text:p>128,283762</text:p>
          </table:table-cell>
          <table:table-cell office:value-type="float" office:value="116.08228">
            <text:p>116,08228</text:p>
          </table:table-cell>
          <table:table-cell office:value-type="float" office:value="126.722452">
            <text:p>126,722452</text:p>
          </table:table-cell>
          <table:table-cell office:value-type="float" office:value="102.509476">
            <text:p>102,509476</text:p>
          </table:table-cell>
          <table:table-cell office:value-type="float" office:value="106.646421">
            <text:p>106,646421</text:p>
          </table:table-cell>
          <table:table-cell office:value-type="float" office:value="104.796718">
            <text:p>104,796718</text:p>
          </table:table-cell>
          <table:table-cell office:value-type="float" office:value="96.899089">
            <text:p>96,899089</text:p>
          </table:table-cell>
          <table:table-cell office:value-type="float" office:value="120.171337">
            <text:p>120,171337</text:p>
          </table:table-cell>
          <table:table-cell office:value-type="float" office:value="99.623285">
            <text:p>99,623285</text:p>
          </table:table-cell>
          <table:table-cell office:value-type="float" office:value="98.295798">
            <text:p>98,295798</text:p>
          </table:table-cell>
          <table:table-cell office:value-type="float" office:value="90.508479">
            <text:p>90,508479</text:p>
          </table:table-cell>
          <table:table-cell office:value-type="float" office:value="94.705067">
            <text:p>94,705067</text:p>
          </table:table-cell>
          <table:table-cell office:value-type="float" office:value="96.363115">
            <text:p>96,363115</text:p>
          </table:table-cell>
          <table:table-cell office:value-type="float" office:value="89.08518">
            <text:p>89,08518</text:p>
          </table:table-cell>
          <table:table-cell office:value-type="float" office:value="105.555809">
            <text:p>105,555809</text:p>
          </table:table-cell>
          <table:table-cell office:value-type="float" office:value="80.784012">
            <text:p>80,784012</text:p>
          </table:table-cell>
          <table:table-cell office:value-type="float" office:value="87.315333">
            <text:p>87,315333</text:p>
          </table:table-cell>
          <table:table-cell office:value-type="float" office:value="71.961646">
            <text:p>71,961646</text:p>
          </table:table-cell>
          <table:table-cell office:value-type="float" office:value="80.758647">
            <text:p>80,758647</text:p>
          </table:table-cell>
          <table:table-cell office:value-type="float" office:value="71.81418">
            <text:p>71,81418</text:p>
          </table:table-cell>
          <table:table-cell office:value-type="float" office:value="70.499607">
            <text:p>70,499607</text:p>
          </table:table-cell>
          <table:table-cell office:value-type="float" office:value="62.194451">
            <text:p>62,194451</text:p>
          </table:table-cell>
          <table:table-cell office:value-type="float" office:value="64.047724">
            <text:p>64,047724</text:p>
          </table:table-cell>
          <table:table-cell office:value-type="float" office:value="74.496266">
            <text:p>74,496266</text:p>
          </table:table-cell>
          <table:table-cell office:value-type="float" office:value="71.488299">
            <text:p>71,488299</text:p>
          </table:table-cell>
          <table:table-cell office:value-type="float" office:value="61.04517">
            <text:p>61,04517</text:p>
          </table:table-cell>
          <table:table-cell office:value-type="float" office:value="66.436075">
            <text:p>66,436075</text:p>
          </table:table-cell>
          <table:table-cell office:value-type="float" office:value="73.154653">
            <text:p>73,154653</text:p>
          </table:table-cell>
          <table:table-cell office:value-type="float" office:value="61.625583">
            <text:p>61,625583</text:p>
          </table:table-cell>
          <table:table-cell office:value-type="float" office:value="65.133349">
            <text:p>65,133349</text:p>
          </table:table-cell>
          <table:table-cell office:value-type="float" office:value="82.37811">
            <text:p>82,37811</text:p>
          </table:table-cell>
          <table:table-cell office:value-type="float" office:value="61.521825">
            <text:p>61,521825</text:p>
          </table:table-cell>
          <table:table-cell office:value-type="float" office:value="69.33476">
            <text:p>69,33476</text:p>
          </table:table-cell>
          <table:table-cell office:value-type="float" office:value="63.034412">
            <text:p>63,034412</text:p>
          </table:table-cell>
          <table:table-cell office:value-type="float" office:value="69.24759">
            <text:p>69,24759</text:p>
          </table:table-cell>
          <table:table-cell office:value-type="float" office:value="56.86973">
            <text:p>56,86973</text:p>
          </table:table-cell>
          <table:table-cell office:value-type="float" office:value="64.144637">
            <text:p>64,144637</text:p>
          </table:table-cell>
          <table:table-cell office:value-type="float" office:value="60.359357">
            <text:p>60,359357</text:p>
          </table:table-cell>
          <table:table-cell office:value-type="float" office:value="58.36133">
            <text:p>58,36133</text:p>
          </table:table-cell>
          <table:table-cell office:value-type="float" office:value="63.102518">
            <text:p>63,102518</text:p>
          </table:table-cell>
          <table:table-cell office:value-type="float" office:value="59.940967">
            <text:p>59,940967</text:p>
          </table:table-cell>
          <table:table-cell office:value-type="float" office:value="58.503308">
            <text:p>58,503308</text:p>
          </table:table-cell>
          <table:table-cell office:value-type="float" office:value="56.402131">
            <text:p>56,402131</text:p>
          </table:table-cell>
          <table:table-cell office:value-type="float" office:value="53.352745">
            <text:p>53,352745</text:p>
          </table:table-cell>
          <table:table-cell office:value-type="float" office:value="48.968993">
            <text:p>48,968993</text:p>
          </table:table-cell>
          <table:table-cell office:value-type="float" office:value="59.121555">
            <text:p>59,121555</text:p>
          </table:table-cell>
          <table:table-cell office:value-type="float" office:value="57.666913">
            <text:p>57,666913</text:p>
          </table:table-cell>
          <table:table-cell office:value-type="float" office:value="53.02774">
            <text:p>53,02774</text:p>
          </table:table-cell>
          <table:table-cell office:value-type="float" office:value="62.299177">
            <text:p>62,299177</text:p>
          </table:table-cell>
          <table:table-cell office:value-type="float" office:value="62.776788">
            <text:p>62,776788</text:p>
          </table:table-cell>
          <table:table-cell office:value-type="float" office:value="59.531426">
            <text:p>59,531426</text:p>
          </table:table-cell>
          <table:table-cell office:value-type="float" office:value="55.146973">
            <text:p>55,146973</text:p>
          </table:table-cell>
          <table:table-cell office:value-type="float" office:value="51.00679">
            <text:p>51,00679</text:p>
          </table:table-cell>
          <table:table-cell office:value-type="float" office:value="59.34294">
            <text:p>59,34294</text:p>
          </table:table-cell>
          <table:table-cell office:value-type="float" office:value="59.159323">
            <text:p>59,159323</text:p>
          </table:table-cell>
          <table:table-cell office:value-type="float" office:value="55.521476">
            <text:p>55,521476</text:p>
          </table:table-cell>
          <table:table-cell office:value-type="float" office:value="60.01099">
            <text:p>60,01099</text:p>
          </table:table-cell>
          <table:table-cell office:value-type="float" office:value="53.506822">
            <text:p>53,506822</text:p>
          </table:table-cell>
          <table:table-cell office:value-type="float" office:value="46.764936">
            <text:p>46,764936</text:p>
          </table:table-cell>
          <table:table-cell office:value-type="float" office:value="61.887542">
            <text:p>61,887542</text:p>
          </table:table-cell>
          <table:table-cell office:value-type="float" office:value="59.740252">
            <text:p>59,740252</text:p>
          </table:table-cell>
          <table:table-cell office:value-type="float" office:value="48.483537">
            <text:p>48,483537</text:p>
          </table:table-cell>
          <table:table-cell office:value-type="float" office:value="65.768753">
            <text:p>65,768753</text:p>
          </table:table-cell>
          <table:table-cell office:value-type="float" office:value="45.721561">
            <text:p>45,721561</text:p>
          </table:table-cell>
          <table:table-cell office:value-type="float" office:value="46.878692">
            <text:p>46,878692</text:p>
          </table:table-cell>
          <table:table-cell office:value-type="float" office:value="56.090716">
            <text:p>56,090716</text:p>
          </table:table-cell>
          <table:table-cell office:value-type="float" office:value="54.160694">
            <text:p>54,160694</text:p>
          </table:table-cell>
          <table:table-cell office:value-type="float" office:value="49.556212">
            <text:p>49,556212</text:p>
          </table:table-cell>
          <table:table-cell office:value-type="float" office:value="53.573547">
            <text:p>53,573547</text:p>
          </table:table-cell>
          <table:table-cell office:value-type="float" office:value="45.692816">
            <text:p>45,692816</text:p>
          </table:table-cell>
          <table:table-cell office:value-type="float" office:value="52.705225">
            <text:p>52,705225</text:p>
          </table:table-cell>
          <table:table-cell office:value-type="float" office:value="47.669968">
            <text:p>47,669968</text:p>
          </table:table-cell>
          <table:table-cell office:value-type="float" office:value="51.946253">
            <text:p>51,946253</text:p>
          </table:table-cell>
          <table:table-cell office:value-type="float" office:value="51.131973">
            <text:p>51,131973</text:p>
          </table:table-cell>
          <table:table-cell office:value-type="float" office:value="48.086314">
            <text:p>48,086314</text:p>
          </table:table-cell>
          <table:table-cell office:value-type="float" office:value="51.965295">
            <text:p>51,965295</text:p>
          </table:table-cell>
          <table:table-cell office:value-type="float" office:value="51.029837">
            <text:p>51,029837</text:p>
          </table:table-cell>
          <table:table-cell office:value-type="float" office:value="57.140489">
            <text:p>57,140489</text:p>
          </table:table-cell>
          <table:table-cell office:value-type="float" office:value="46.355764">
            <text:p>46,355764</text:p>
          </table:table-cell>
          <table:table-cell office:value-type="float" office:value="45.371406">
            <text:p>45,371406</text:p>
          </table:table-cell>
          <table:table-cell office:value-type="float" office:value="43.792134">
            <text:p>43,792134</text:p>
          </table:table-cell>
          <table:table-cell office:value-type="float" office:value="55.21701">
            <text:p>55,21701</text:p>
          </table:table-cell>
          <table:table-cell office:value-type="float" office:value="48.144297">
            <text:p>48,144297</text:p>
          </table:table-cell>
          <table:table-cell office:value-type="float" office:value="53.084608">
            <text:p>53,084608</text:p>
          </table:table-cell>
          <table:table-cell office:value-type="float" office:value="55.866892">
            <text:p>55,866892</text:p>
          </table:table-cell>
          <table:table-cell office:value-type="float" office:value="50.495375">
            <text:p>50,495375</text:p>
          </table:table-cell>
          <table:table-cell office:value-type="float" office:value="53.507174">
            <text:p>53,507174</text:p>
          </table:table-cell>
          <table:table-cell office:value-type="float" office:value="46.23438">
            <text:p>46,23438</text:p>
          </table:table-cell>
          <table:table-cell office:value-type="float" office:value="45.922724">
            <text:p>45,922724</text:p>
          </table:table-cell>
          <table:table-cell office:value-type="float" office:value="41.759277">
            <text:p>41,759277</text:p>
          </table:table-cell>
          <table:table-cell office:value-type="float" office:value="53.413972">
            <text:p>53,413972</text:p>
          </table:table-cell>
          <table:table-cell office:value-type="float" office:value="43.791285">
            <text:p>43,791285</text:p>
          </table:table-cell>
          <table:table-cell office:value-type="float" office:value="42.069819">
            <text:p>42,069819</text:p>
          </table:table-cell>
          <table:table-cell office:value-type="float" office:value="53.632692">
            <text:p>53,632692</text:p>
          </table:table-cell>
          <table:table-cell office:value-type="float" office:value="51.136288">
            <text:p>51,136288</text:p>
          </table:table-cell>
          <table:table-cell office:value-type="float" office:value="52.881156">
            <text:p>52,881156</text:p>
          </table:table-cell>
          <table:table-cell office:value-type="float" office:value="48.094566">
            <text:p>48,094566</text:p>
          </table:table-cell>
          <table:table-cell office:value-type="float" office:value="45.987187">
            <text:p>45,987187</text:p>
          </table:table-cell>
          <table:table-cell office:value-type="float" office:value="44.747829">
            <text:p>44,747829</text:p>
          </table:table-cell>
          <table:table-cell office:value-type="float" office:value="49.593801">
            <text:p>49,593801</text:p>
          </table:table-cell>
          <table:table-cell office:value-type="float" office:value="49.977473">
            <text:p>49,977473</text:p>
          </table:table-cell>
          <table:table-cell office:value-type="float" office:value="48.448301">
            <text:p>48,448301</text:p>
          </table:table-cell>
          <table:table-cell office:value-type="float" office:value="45.45784">
            <text:p>45,45784</text:p>
          </table:table-cell>
          <table:table-cell office:value-type="float" office:value="44.100583">
            <text:p>44,100583</text:p>
          </table:table-cell>
          <table:table-cell office:value-type="float" office:value="49.951237">
            <text:p>49,951237</text:p>
          </table:table-cell>
          <table:table-cell office:value-type="float" office:value="47.307765">
            <text:p>47,307765</text:p>
          </table:table-cell>
          <table:table-cell office:value-type="float" office:value="47.062109">
            <text:p>47,062109</text:p>
          </table:table-cell>
          <table:table-cell office:value-type="float" office:value="48.680392">
            <text:p>48,680392</text:p>
          </table:table-cell>
          <table:table-cell office:value-type="float" office:value="46.744727">
            <text:p>46,744727</text:p>
          </table:table-cell>
          <table:table-cell office:value-type="float" office:value="50.352441">
            <text:p>50,352441</text:p>
          </table:table-cell>
          <table:table-cell office:value-type="float" office:value="46.157158">
            <text:p>46,157158</text:p>
          </table:table-cell>
          <table:table-cell office:value-type="float" office:value="49.155136">
            <text:p>49,155136</text:p>
          </table:table-cell>
          <table:table-cell office:value-type="float" office:value="51.306865">
            <text:p>51,306865</text:p>
          </table:table-cell>
          <table:table-cell office:value-type="float" office:value="40.931872">
            <text:p>40,931872</text:p>
          </table:table-cell>
          <table:table-cell office:value-type="float" office:value="50.244287">
            <text:p>50,244287</text:p>
          </table:table-cell>
          <table:table-cell office:value-type="float" office:value="53.959491">
            <text:p>53,959491</text:p>
          </table:table-cell>
          <table:table-cell office:value-type="float" office:value="48.045118">
            <text:p>48,045118</text:p>
          </table:table-cell>
          <table:table-cell office:value-type="float" office:value="49.706298">
            <text:p>49,706298</text:p>
          </table:table-cell>
          <table:table-cell office:value-type="float" office:value="51.103486">
            <text:p>51,103486</text:p>
          </table:table-cell>
          <table:table-cell office:value-type="float" office:value="41.980948">
            <text:p>41,980948</text:p>
          </table:table-cell>
          <table:table-cell office:value-type="float" office:value="49.849442">
            <text:p>49,849442</text:p>
          </table:table-cell>
          <table:table-cell office:value-type="float" office:value="50.12159">
            <text:p>50,12159</text:p>
          </table:table-cell>
          <table:table-cell office:value-type="float" office:value="46.13021">
            <text:p>46,13021</text:p>
          </table:table-cell>
          <table:table-cell office:value-type="float" office:value="45.772229">
            <text:p>45,772229</text:p>
          </table:table-cell>
          <table:table-cell office:value-type="float" office:value="52.259906">
            <text:p>52,259906</text:p>
          </table:table-cell>
          <table:table-cell office:value-type="float" office:value="45.787471">
            <text:p>45,787471</text:p>
          </table:table-cell>
          <table:table-cell office:value-type="float" office:value="44.084986">
            <text:p>44,084986</text:p>
          </table:table-cell>
          <table:table-cell office:value-type="float" office:value="42.210292">
            <text:p>42,210292</text:p>
          </table:table-cell>
          <table:table-cell office:value-type="float" office:value="39.91463">
            <text:p>39,91463</text:p>
          </table:table-cell>
          <table:table-cell office:value-type="float" office:value="40.879373">
            <text:p>40,879373</text:p>
          </table:table-cell>
          <table:table-cell office:value-type="float" office:value="45.85187">
            <text:p>45,85187</text:p>
          </table:table-cell>
          <table:table-cell office:value-type="float" office:value="48.23951">
            <text:p>48,23951</text:p>
          </table:table-cell>
          <table:table-cell office:value-type="float" office:value="40.397464">
            <text:p>40,397464</text:p>
          </table:table-cell>
          <table:table-cell office:value-type="float" office:value="50.759673">
            <text:p>50,759673</text:p>
          </table:table-cell>
          <table:table-cell office:value-type="float" office:value="41.123671">
            <text:p>41,123671</text:p>
          </table:table-cell>
          <table:table-cell office:value-type="float" office:value="48.591797">
            <text:p>48,591797</text:p>
          </table:table-cell>
          <table:table-cell office:value-type="float" office:value="41.810336">
            <text:p>41,810336</text:p>
          </table:table-cell>
          <table:table-cell office:value-type="float" office:value="36.645868">
            <text:p>36,645868</text:p>
          </table:table-cell>
          <table:table-cell office:value-type="float" office:value="37.257691">
            <text:p>37,257691</text:p>
          </table:table-cell>
          <table:table-cell office:value-type="float" office:value="42.82781">
            <text:p>42,82781</text:p>
          </table:table-cell>
          <table:table-cell office:value-type="float" office:value="45.489036">
            <text:p>45,489036</text:p>
          </table:table-cell>
          <table:table-cell office:value-type="float" office:value="49.02009">
            <text:p>49,02009</text:p>
          </table:table-cell>
          <table:table-cell office:value-type="float" office:value="48.197137">
            <text:p>48,197137</text:p>
          </table:table-cell>
          <table:table-cell office:value-type="float" office:value="43.641145">
            <text:p>43,641145</text:p>
          </table:table-cell>
          <table:table-cell office:value-type="float" office:value="43.967239">
            <text:p>43,967239</text:p>
          </table:table-cell>
          <table:table-cell office:value-type="float" office:value="39.878724">
            <text:p>39,878724</text:p>
          </table:table-cell>
          <table:table-cell office:value-type="float" office:value="40.816665">
            <text:p>40,816665</text:p>
          </table:table-cell>
          <table:table-cell office:value-type="float" office:value="40.078855">
            <text:p>40,078855</text:p>
          </table:table-cell>
          <table:table-cell office:value-type="float" office:value="40.287195">
            <text:p>40,287195</text:p>
          </table:table-cell>
          <table:table-cell office:value-type="float" office:value="44.954064">
            <text:p>44,954064</text:p>
          </table:table-cell>
          <table:table-cell office:value-type="float" office:value="45.441719">
            <text:p>45,441719</text:p>
          </table:table-cell>
          <table:table-cell office:value-type="float" office:value="38.321276">
            <text:p>38,321276</text:p>
          </table:table-cell>
          <table:table-cell office:value-type="float" office:value="41.84045">
            <text:p>41,84045</text:p>
          </table:table-cell>
          <table:table-cell office:value-type="float" office:value="36.454414">
            <text:p>36,454414</text:p>
          </table:table-cell>
          <table:table-cell office:value-type="float" office:value="40.243159">
            <text:p>40,243159</text:p>
          </table:table-cell>
          <table:table-cell office:value-type="float" office:value="38.608284">
            <text:p>38,608284</text:p>
          </table:table-cell>
          <table:table-cell office:value-type="float" office:value="46.893509">
            <text:p>46,893509</text:p>
          </table:table-cell>
          <table:table-cell office:value-type="float" office:value="40.926421">
            <text:p>40,926421</text:p>
          </table:table-cell>
          <table:table-cell office:value-type="float" office:value="40.371862">
            <text:p>40,371862</text:p>
          </table:table-cell>
          <table:table-cell office:value-type="float" office:value="44.820812">
            <text:p>44,820812</text:p>
          </table:table-cell>
          <table:table-cell office:value-type="float" office:value="37.873399">
            <text:p>37,873399</text:p>
          </table:table-cell>
          <table:table-cell office:value-type="float" office:value="40.391204">
            <text:p>40,391204</text:p>
          </table:table-cell>
          <table:table-cell office:value-type="float" office:value="36.10555">
            <text:p>36,10555</text:p>
          </table:table-cell>
          <table:table-cell office:value-type="float" office:value="46.538973">
            <text:p>46,538973</text:p>
          </table:table-cell>
          <table:table-cell office:value-type="float" office:value="49.413151">
            <text:p>49,413151</text:p>
          </table:table-cell>
          <table:table-cell office:value-type="float" office:value="38.82811">
            <text:p>38,82811</text:p>
          </table:table-cell>
          <table:table-cell office:value-type="float" office:value="43.559564">
            <text:p>43,559564</text:p>
          </table:table-cell>
          <table:table-cell office:value-type="float" office:value="38.411536">
            <text:p>38,411536</text:p>
          </table:table-cell>
          <table:table-cell office:value-type="float" office:value="43.312176">
            <text:p>43,312176</text:p>
          </table:table-cell>
          <table:table-cell office:value-type="float" office:value="39.886047">
            <text:p>39,886047</text:p>
          </table:table-cell>
          <table:table-cell office:value-type="float" office:value="37.425402">
            <text:p>37,425402</text:p>
          </table:table-cell>
          <table:table-cell office:value-type="float" office:value="34.391008">
            <text:p>34,391008</text:p>
          </table:table-cell>
          <table:table-cell office:value-type="float" office:value="43.287019">
            <text:p>43,287019</text:p>
          </table:table-cell>
          <table:table-cell office:value-type="float" office:value="43.992129">
            <text:p>43,992129</text:p>
          </table:table-cell>
          <table:table-cell office:value-type="float" office:value="47.200601">
            <text:p>47,200601</text:p>
          </table:table-cell>
          <table:table-cell office:value-type="float" office:value="41.636109">
            <text:p>41,636109</text:p>
          </table:table-cell>
          <table:table-cell office:value-type="float" office:value="48.015123">
            <text:p>48,015123</text:p>
          </table:table-cell>
          <table:table-cell office:value-type="float" office:value="40.557479">
            <text:p>40,557479</text:p>
          </table:table-cell>
          <table:table-cell office:value-type="float" office:value="33.331141">
            <text:p>33,331141</text:p>
          </table:table-cell>
          <table:table-cell office:value-type="float" office:value="39.138402">
            <text:p>39,138402</text:p>
          </table:table-cell>
          <table:table-cell office:value-type="float" office:value="34.97798">
            <text:p>34,97798</text:p>
          </table:table-cell>
          <table:table-cell office:value-type="float" office:value="39.895228">
            <text:p>39,895228</text:p>
          </table:table-cell>
          <table:table-cell office:value-type="float" office:value="41.298795">
            <text:p>41,298795</text:p>
          </table:table-cell>
          <table:table-cell office:value-type="float" office:value="33.391538">
            <text:p>33,391538</text:p>
          </table:table-cell>
          <table:table-cell office:value-type="float" office:value="38.123283">
            <text:p>38,123283</text:p>
          </table:table-cell>
          <table:table-cell office:value-type="float" office:value="30.555077">
            <text:p>30,555077</text:p>
          </table:table-cell>
          <table:table-cell office:value-type="float" office:value="47.270491">
            <text:p>47,270491</text:p>
          </table:table-cell>
          <table:table-cell office:value-type="float" office:value="37.767032">
            <text:p>37,767032</text:p>
          </table:table-cell>
          <table:table-cell office:value-type="float" office:value="42.17452">
            <text:p>42,17452</text:p>
          </table:table-cell>
          <table:table-cell office:value-type="float" office:value="37.18439">
            <text:p>37,18439</text:p>
          </table:table-cell>
          <table:table-cell office:value-type="float" office:value="44.708199">
            <text:p>44,708199</text:p>
          </table:table-cell>
          <table:table-cell office:value-type="float" office:value="44.751546">
            <text:p>44,751546</text:p>
          </table:table-cell>
          <table:table-cell office:value-type="float" office:value="40.099202">
            <text:p>40,099202</text:p>
          </table:table-cell>
          <table:table-cell office:value-type="float" office:value="36.15418">
            <text:p>36,15418</text:p>
          </table:table-cell>
          <table:table-cell office:value-type="float" office:value="35.596027">
            <text:p>35,596027</text:p>
          </table:table-cell>
          <table:table-cell office:value-type="float" office:value="38.378147">
            <text:p>38,378147</text:p>
          </table:table-cell>
          <table:table-cell office:value-type="float" office:value="38.241924">
            <text:p>38,241924</text:p>
          </table:table-cell>
          <table:table-cell office:value-type="float" office:value="42.109485">
            <text:p>42,109485</text:p>
          </table:table-cell>
          <table:table-cell office:value-type="float" office:value="46.92187">
            <text:p>46,92187</text:p>
          </table:table-cell>
          <table:table-cell office:value-type="float" office:value="35.321766">
            <text:p>35,321766</text:p>
          </table:table-cell>
          <table:table-cell office:value-type="float" office:value="36.198213">
            <text:p>36,198213</text:p>
          </table:table-cell>
          <table:table-cell office:value-type="float" office:value="41.411171">
            <text:p>41,411171</text:p>
          </table:table-cell>
          <table:table-cell office:value-type="float" office:value="41.809935">
            <text:p>41,809935</text:p>
          </table:table-cell>
          <table:table-cell office:value-type="float" office:value="39.927942">
            <text:p>39,927942</text:p>
          </table:table-cell>
          <table:table-cell office:value-type="float" office:value="33.248601">
            <text:p>33,248601</text:p>
          </table:table-cell>
          <table:table-cell office:value-type="float" office:value="37.17447">
            <text:p>37,17447</text:p>
          </table:table-cell>
          <table:table-cell office:value-type="float" office:value="42.995133">
            <text:p>42,995133</text:p>
          </table:table-cell>
          <table:table-cell office:value-type="float" office:value="40.63607">
            <text:p>40,63607</text:p>
          </table:table-cell>
          <table:table-cell office:value-type="float" office:value="33.480639">
            <text:p>33,480639</text:p>
          </table:table-cell>
          <table:table-cell office:value-type="float" office:value="42.699315">
            <text:p>42,699315</text:p>
          </table:table-cell>
          <table:table-cell office:value-type="float" office:value="40.15366">
            <text:p>40,15366</text:p>
          </table:table-cell>
          <table:table-cell office:value-type="float" office:value="34.313525">
            <text:p>34,313525</text:p>
          </table:table-cell>
          <table:table-cell office:value-type="float" office:value="38.394563">
            <text:p>38,394563</text:p>
          </table:table-cell>
          <table:table-cell office:value-type="float" office:value="39.866224">
            <text:p>39,866224</text:p>
          </table:table-cell>
          <table:table-cell office:value-type="float" office:value="37.650775">
            <text:p>37,650775</text:p>
          </table:table-cell>
          <table:table-cell office:value-type="float" office:value="39.681337">
            <text:p>39,681337</text:p>
          </table:table-cell>
          <table:table-cell office:value-type="float" office:value="38.105452">
            <text:p>38,105452</text:p>
          </table:table-cell>
          <table:table-cell office:value-type="float" office:value="41.658513">
            <text:p>41,658513</text:p>
          </table:table-cell>
          <table:table-cell office:value-type="float" office:value="40.59047">
            <text:p>40,59047</text:p>
          </table:table-cell>
          <table:table-cell office:value-type="float" office:value="42.387198">
            <text:p>42,387198</text:p>
          </table:table-cell>
          <table:table-cell office:value-type="float" office:value="36.381741">
            <text:p>36,381741</text:p>
          </table:table-cell>
          <table:table-cell office:value-type="float" office:value="36.704968">
            <text:p>36,704968</text:p>
          </table:table-cell>
          <table:table-cell office:value-type="float" office:value="35.641498">
            <text:p>35,641498</text:p>
          </table:table-cell>
          <table:table-cell office:value-type="float" office:value="37.731349">
            <text:p>37,731349</text:p>
          </table:table-cell>
          <table:table-cell office:value-type="float" office:value="40.585306">
            <text:p>40,585306</text:p>
          </table:table-cell>
          <table:table-cell office:value-type="float" office:value="37.9292">
            <text:p>37,9292</text:p>
          </table:table-cell>
          <table:table-cell office:value-type="float" office:value="37.850969">
            <text:p>37,850969</text:p>
          </table:table-cell>
          <table:table-cell office:value-type="float" office:value="44.087685">
            <text:p>44,087685</text:p>
          </table:table-cell>
          <table:table-cell office:value-type="float" office:value="34.598095">
            <text:p>34,598095</text:p>
          </table:table-cell>
          <table:table-cell office:value-type="float" office:value="41.113319">
            <text:p>41,113319</text:p>
          </table:table-cell>
          <table:table-cell office:value-type="float" office:value="35.178077">
            <text:p>35,178077</text:p>
          </table:table-cell>
          <table:table-cell office:value-type="float" office:value="36.145974">
            <text:p>36,145974</text:p>
          </table:table-cell>
          <table:table-cell office:value-type="float" office:value="38.820401">
            <text:p>38,820401</text:p>
          </table:table-cell>
          <table:table-cell office:value-type="float" office:value="32.402988">
            <text:p>32,402988</text:p>
          </table:table-cell>
          <table:table-cell office:value-type="float" office:value="37.260677">
            <text:p>37,260677</text:p>
          </table:table-cell>
          <table:table-cell office:value-type="float" office:value="38.525231">
            <text:p>38,525231</text:p>
          </table:table-cell>
          <table:table-cell office:value-type="float" office:value="36.214261">
            <text:p>36,214261</text:p>
          </table:table-cell>
          <table:table-cell office:value-type="float" office:value="38.758603">
            <text:p>38,758603</text:p>
          </table:table-cell>
          <table:table-cell office:value-type="float" office:value="36.092426">
            <text:p>36,092426</text:p>
          </table:table-cell>
          <table:table-cell office:value-type="float" office:value="32.627242">
            <text:p>32,627242</text:p>
          </table:table-cell>
          <table:table-cell office:value-type="float" office:value="31.972891">
            <text:p>31,972891</text:p>
          </table:table-cell>
          <table:table-cell office:value-type="float" office:value="40.641954">
            <text:p>40,641954</text:p>
          </table:table-cell>
          <table:table-cell office:value-type="float" office:value="33.88887">
            <text:p>33,88887</text:p>
          </table:table-cell>
          <table:table-cell office:value-type="float" office:value="30.660943">
            <text:p>30,660943</text:p>
          </table:table-cell>
          <table:table-cell office:value-type="float" office:value="37.229411">
            <text:p>37,229411</text:p>
          </table:table-cell>
          <table:table-cell office:value-type="float" office:value="40.541337">
            <text:p>40,541337</text:p>
          </table:table-cell>
          <table:table-cell office:value-type="float" office:value="37.320771">
            <text:p>37,320771</text:p>
          </table:table-cell>
          <table:table-cell office:value-type="float" office:value="34.700298">
            <text:p>34,700298</text:p>
          </table:table-cell>
          <table:table-cell office:value-type="float" office:value="39.297159">
            <text:p>39,297159</text:p>
          </table:table-cell>
          <table:table-cell office:value-type="float" office:value="40.287981">
            <text:p>40,287981</text:p>
          </table:table-cell>
          <table:table-cell office:value-type="float" office:value="32.281717">
            <text:p>32,281717</text:p>
          </table:table-cell>
          <table:table-cell office:value-type="float" office:value="42.84267">
            <text:p>42,84267</text:p>
          </table:table-cell>
          <table:table-cell office:value-type="float" office:value="42.622506">
            <text:p>42,622506</text:p>
          </table:table-cell>
          <table:table-cell office:value-type="float" office:value="40.319726">
            <text:p>40,319726</text:p>
          </table:table-cell>
          <table:table-cell office:value-type="float" office:value="38.902612">
            <text:p>38,902612</text:p>
          </table:table-cell>
          <table:table-cell office:value-type="float" office:value="37.782217">
            <text:p>37,782217</text:p>
          </table:table-cell>
          <table:table-cell office:value-type="float" office:value="37.119168">
            <text:p>37,119168</text:p>
          </table:table-cell>
          <table:table-cell office:value-type="float" office:value="39.05812">
            <text:p>39,05812</text:p>
          </table:table-cell>
          <table:table-cell office:value-type="float" office:value="38.068419">
            <text:p>38,068419</text:p>
          </table:table-cell>
          <table:table-cell office:value-type="float" office:value="36.162255">
            <text:p>36,162255</text:p>
          </table:table-cell>
          <table:table-cell office:value-type="float" office:value="37.273859">
            <text:p>37,273859</text:p>
          </table:table-cell>
          <table:table-cell office:value-type="float" office:value="37.277161">
            <text:p>37,277161</text:p>
          </table:table-cell>
          <table:table-cell office:value-type="float" office:value="39.450252">
            <text:p>39,450252</text:p>
          </table:table-cell>
          <table:table-cell office:value-type="float" office:value="39.072768">
            <text:p>39,072768</text:p>
          </table:table-cell>
          <table:table-cell office:value-type="float" office:value="39.361316">
            <text:p>39,361316</text:p>
          </table:table-cell>
          <table:table-cell office:value-type="float" office:value="36.572003">
            <text:p>36,572003</text:p>
          </table:table-cell>
          <table:table-cell office:value-type="float" office:value="39.391232">
            <text:p>39,391232</text:p>
          </table:table-cell>
          <table:table-cell office:value-type="float" office:value="36.117665">
            <text:p>36,117665</text:p>
          </table:table-cell>
          <table:table-cell office:value-type="float" office:value="38.025016">
            <text:p>38,025016</text:p>
          </table:table-cell>
          <table:table-cell office:value-type="float" office:value="38.580745">
            <text:p>38,580745</text:p>
          </table:table-cell>
          <table:table-cell office:value-type="float" office:value="33.061622">
            <text:p>33,061622</text:p>
          </table:table-cell>
          <table:table-cell office:value-type="float" office:value="33.699604">
            <text:p>33,699604</text:p>
          </table:table-cell>
          <table:table-cell office:value-type="float" office:value="40.187643">
            <text:p>40,187643</text:p>
          </table:table-cell>
          <table:table-cell office:value-type="float" office:value="37.884196">
            <text:p>37,884196</text:p>
          </table:table-cell>
          <table:table-cell office:value-type="float" office:value="34.434717">
            <text:p>34,434717</text:p>
          </table:table-cell>
          <table:table-cell office:value-type="float" office:value="38.207741">
            <text:p>38,207741</text:p>
          </table:table-cell>
          <table:table-cell office:value-type="float" office:value="36.569047">
            <text:p>36,569047</text:p>
          </table:table-cell>
          <table:table-cell office:value-type="float" office:value="37.026661">
            <text:p>37,026661</text:p>
          </table:table-cell>
          <table:table-cell office:value-type="float" office:value="33.470599">
            <text:p>33,470599</text:p>
          </table:table-cell>
          <table:table-cell office:value-type="float" office:value="39.817167">
            <text:p>39,817167</text:p>
          </table:table-cell>
          <table:table-cell office:value-type="float" office:value="35.522229">
            <text:p>35,522229</text:p>
          </table:table-cell>
          <table:table-cell office:value-type="float" office:value="37.160446">
            <text:p>37,160446</text:p>
          </table:table-cell>
          <table:table-cell office:value-type="float" office:value="31.993589">
            <text:p>31,993589</text:p>
          </table:table-cell>
          <table:table-cell office:value-type="float" office:value="32.049326">
            <text:p>32,049326</text:p>
          </table:table-cell>
          <table:table-cell office:value-type="float" office:value="33.910277">
            <text:p>33,910277</text:p>
          </table:table-cell>
          <table:table-cell office:value-type="float" office:value="33.832346">
            <text:p>33,832346</text:p>
          </table:table-cell>
          <table:table-cell office:value-type="float" office:value="41.125303">
            <text:p>41,125303</text:p>
          </table:table-cell>
          <table:table-cell office:value-type="float" office:value="34.125175">
            <text:p>34,125175</text:p>
          </table:table-cell>
          <table:table-cell office:value-type="float" office:value="33.203743">
            <text:p>33,203743</text:p>
          </table:table-cell>
          <table:table-cell office:value-type="float" office:value="35.54539">
            <text:p>35,54539</text:p>
          </table:table-cell>
          <table:table-cell office:value-type="float" office:value="39.54737">
            <text:p>39,54737</text:p>
          </table:table-cell>
          <table:table-cell office:value-type="float" office:value="39.16785">
            <text:p>39,16785</text:p>
          </table:table-cell>
          <table:table-cell office:value-type="float" office:value="33.898658">
            <text:p>33,898658</text:p>
          </table:table-cell>
          <table:table-cell office:value-type="float" office:value="36.215255">
            <text:p>36,215255</text:p>
          </table:table-cell>
          <table:table-cell office:value-type="float" office:value="44.497973">
            <text:p>44,497973</text:p>
          </table:table-cell>
          <table:table-cell office:value-type="float" office:value="41.062531">
            <text:p>41,062531</text:p>
          </table:table-cell>
          <table:table-cell office:value-type="float" office:value="37.696383">
            <text:p>37,696383</text:p>
          </table:table-cell>
          <table:table-cell office:value-type="float" office:value="33.762811">
            <text:p>33,762811</text:p>
          </table:table-cell>
          <table:table-cell office:value-type="float" office:value="36.080822">
            <text:p>36,080822</text:p>
          </table:table-cell>
          <table:table-cell office:value-type="float" office:value="37.344359">
            <text:p>37,344359</text:p>
          </table:table-cell>
          <table:table-cell office:value-type="float" office:value="35.695671">
            <text:p>35,695671</text:p>
          </table:table-cell>
          <table:table-cell office:value-type="float" office:value="34.515422">
            <text:p>34,515422</text:p>
          </table:table-cell>
          <table:table-cell office:value-type="float" office:value="31.783024">
            <text:p>31,783024</text:p>
          </table:table-cell>
          <table:table-cell office:value-type="float" office:value="33.222405">
            <text:p>33,222405</text:p>
          </table:table-cell>
          <table:table-cell office:value-type="float" office:value="33.775391">
            <text:p>33,775391</text:p>
          </table:table-cell>
          <table:table-cell office:value-type="float" office:value="33.984939">
            <text:p>33,984939</text:p>
          </table:table-cell>
          <table:table-cell office:value-type="float" office:value="35.722249">
            <text:p>35,722249</text:p>
          </table:table-cell>
          <table:table-cell office:value-type="float" office:value="32.915115">
            <text:p>32,915115</text:p>
          </table:table-cell>
          <table:table-cell office:value-type="float" office:value="38.202186">
            <text:p>38,202186</text:p>
          </table:table-cell>
          <table:table-cell office:value-type="float" office:value="32.716303">
            <text:p>32,716303</text:p>
          </table:table-cell>
          <table:table-cell office:value-type="float" office:value="35.424459">
            <text:p>35,424459</text:p>
          </table:table-cell>
          <table:table-cell office:value-type="float" office:value="34.173625">
            <text:p>34,173625</text:p>
          </table:table-cell>
          <table:table-cell office:value-type="float" office:value="32.152348">
            <text:p>32,152348</text:p>
          </table:table-cell>
          <table:table-cell office:value-type="float" office:value="37.976231">
            <text:p>37,976231</text:p>
          </table:table-cell>
          <table:table-cell office:value-type="float" office:value="34.186661">
            <text:p>34,186661</text:p>
          </table:table-cell>
          <table:table-cell office:value-type="float" office:value="39.136567">
            <text:p>39,136567</text:p>
          </table:table-cell>
          <table:table-cell office:value-type="float" office:value="36.605015">
            <text:p>36,605015</text:p>
          </table:table-cell>
          <table:table-cell office:value-type="float" office:value="33.557693">
            <text:p>33,557693</text:p>
          </table:table-cell>
          <table:table-cell office:value-type="float" office:value="33.776853">
            <text:p>33,776853</text:p>
          </table:table-cell>
          <table:table-cell office:value-type="float" office:value="33.127399">
            <text:p>33,127399</text:p>
          </table:table-cell>
          <table:table-cell office:value-type="float" office:value="33.622894">
            <text:p>33,622894</text:p>
          </table:table-cell>
          <table:table-cell office:value-type="float" office:value="28.452237">
            <text:p>28,452237</text:p>
          </table:table-cell>
          <table:table-cell office:value-type="float" office:value="32.262811">
            <text:p>32,262811</text:p>
          </table:table-cell>
          <table:table-cell office:value-type="float" office:value="36.902226">
            <text:p>36,902226</text:p>
          </table:table-cell>
          <table:table-cell office:value-type="float" office:value="35.901914">
            <text:p>35,901914</text:p>
          </table:table-cell>
          <table:table-cell office:value-type="float" office:value="36.727084">
            <text:p>36,727084</text:p>
          </table:table-cell>
          <table:table-cell office:value-type="float" office:value="34.138846">
            <text:p>34,138846</text:p>
          </table:table-cell>
          <table:table-cell office:value-type="float" office:value="31.651867">
            <text:p>31,651867</text:p>
          </table:table-cell>
          <table:table-cell office:value-type="float" office:value="31.634282">
            <text:p>31,634282</text:p>
          </table:table-cell>
          <table:table-cell office:value-type="float" office:value="32.561945">
            <text:p>32,561945</text:p>
          </table:table-cell>
          <table:table-cell office:value-type="float" office:value="34.648838">
            <text:p>34,648838</text:p>
          </table:table-cell>
          <table:table-cell office:value-type="float" office:value="34.591366">
            <text:p>34,591366</text:p>
          </table:table-cell>
          <table:table-cell office:value-type="float" office:value="35.400034">
            <text:p>35,400034</text:p>
          </table:table-cell>
          <table:table-cell office:value-type="float" office:value="29.274528">
            <text:p>29,274528</text:p>
          </table:table-cell>
          <table:table-cell office:value-type="float" office:value="33.422318">
            <text:p>33,422318</text:p>
          </table:table-cell>
          <table:table-cell office:value-type="float" office:value="36.118709">
            <text:p>36,118709</text:p>
          </table:table-cell>
          <table:table-cell office:value-type="float" office:value="34.474538">
            <text:p>34,474538</text:p>
          </table:table-cell>
          <table:table-cell office:value-type="float" office:value="34.686983">
            <text:p>34,686983</text:p>
          </table:table-cell>
          <table:table-cell office:value-type="float" office:value="31.255076">
            <text:p>31,255076</text:p>
          </table:table-cell>
          <table:table-cell office:value-type="float" office:value="32.906244">
            <text:p>32,906244</text:p>
          </table:table-cell>
          <table:table-cell office:value-type="float" office:value="32.079703">
            <text:p>32,079703</text:p>
          </table:table-cell>
          <table:table-cell office:value-type="float" office:value="33.916784">
            <text:p>33,916784</text:p>
          </table:table-cell>
          <table:table-cell office:value-type="float" office:value="28.693792">
            <text:p>28,693792</text:p>
          </table:table-cell>
          <table:table-cell office:value-type="float" office:value="36.071042">
            <text:p>36,071042</text:p>
          </table:table-cell>
          <table:table-cell office:value-type="float" office:value="31.554946">
            <text:p>31,554946</text:p>
          </table:table-cell>
          <table:table-cell office:value-type="float" office:value="32.439888">
            <text:p>32,439888</text:p>
          </table:table-cell>
          <table:table-cell office:value-type="float" office:value="36.270696">
            <text:p>36,270696</text:p>
          </table:table-cell>
          <table:table-cell office:value-type="float" office:value="32.060152">
            <text:p>32,060152</text:p>
          </table:table-cell>
          <table:table-cell office:value-type="float" office:value="30.58617">
            <text:p>30,58617</text:p>
          </table:table-cell>
          <table:table-cell office:value-type="float" office:value="31.228973">
            <text:p>31,228973</text:p>
          </table:table-cell>
          <table:table-cell office:value-type="float" office:value="30.549734">
            <text:p>30,549734</text:p>
          </table:table-cell>
          <table:table-cell office:value-type="float" office:value="37.312297">
            <text:p>37,312297</text:p>
          </table:table-cell>
          <table:table-cell office:value-type="float" office:value="31.474933">
            <text:p>31,474933</text:p>
          </table:table-cell>
          <table:table-cell office:value-type="float" office:value="33.382274">
            <text:p>33,382274</text:p>
          </table:table-cell>
          <table:table-cell office:value-type="float" office:value="30.269609">
            <text:p>30,269609</text:p>
          </table:table-cell>
          <table:table-cell office:value-type="float" office:value="30.694288">
            <text:p>30,694288</text:p>
          </table:table-cell>
          <table:table-cell office:value-type="float" office:value="32.011458">
            <text:p>32,011458</text:p>
          </table:table-cell>
          <table:table-cell office:value-type="float" office:value="31.974942">
            <text:p>31,974942</text:p>
          </table:table-cell>
          <table:table-cell office:value-type="float" office:value="34.320337">
            <text:p>34,320337</text:p>
          </table:table-cell>
          <table:table-cell office:value-type="float" office:value="34.857777">
            <text:p>34,857777</text:p>
          </table:table-cell>
          <table:table-cell office:value-type="float" office:value="29.527491">
            <text:p>29,527491</text:p>
          </table:table-cell>
          <table:table-cell office:value-type="float" office:value="30.984905">
            <text:p>30,984905</text:p>
          </table:table-cell>
          <table:table-cell office:value-type="float" office:value="32.373429">
            <text:p>32,373429</text:p>
          </table:table-cell>
          <table:table-cell office:value-type="float" office:value="30.052321">
            <text:p>30,052321</text:p>
          </table:table-cell>
          <table:table-cell office:value-type="float" office:value="32.789605">
            <text:p>32,789605</text:p>
          </table:table-cell>
          <table:table-cell office:value-type="float" office:value="32.532592">
            <text:p>32,532592</text:p>
          </table:table-cell>
          <table:table-cell office:value-type="float" office:value="35.990822">
            <text:p>35,990822</text:p>
          </table:table-cell>
          <table:table-cell office:value-type="float" office:value="31.109306">
            <text:p>31,109306</text:p>
          </table:table-cell>
          <table:table-cell office:value-type="float" office:value="34.228374">
            <text:p>34,228374</text:p>
          </table:table-cell>
          <table:table-cell office:value-type="float" office:value="27.354294">
            <text:p>27,354294</text:p>
          </table:table-cell>
          <table:table-cell office:value-type="float" office:value="26.822124">
            <text:p>26,822124</text:p>
          </table:table-cell>
          <table:table-cell office:value-type="float" office:value="30.383777">
            <text:p>30,383777</text:p>
          </table:table-cell>
          <table:table-cell office:value-type="float" office:value="34.486881">
            <text:p>34,486881</text:p>
          </table:table-cell>
          <table:table-cell office:value-type="float" office:value="31.220246">
            <text:p>31,220246</text:p>
          </table:table-cell>
          <table:table-cell office:value-type="float" office:value="33.502457">
            <text:p>33,502457</text:p>
          </table:table-cell>
          <table:table-cell office:value-type="float" office:value="32.724807">
            <text:p>32,724807</text:p>
          </table:table-cell>
          <table:table-cell office:value-type="float" office:value="29.384351">
            <text:p>29,384351</text:p>
          </table:table-cell>
          <table:table-cell office:value-type="float" office:value="30.034138">
            <text:p>30,034138</text:p>
          </table:table-cell>
          <table:table-cell office:value-type="float" office:value="26.205267">
            <text:p>26,205267</text:p>
          </table:table-cell>
          <table:table-cell office:value-type="float" office:value="31.263805">
            <text:p>31,263805</text:p>
          </table:table-cell>
          <table:table-cell office:value-type="float" office:value="32.151266">
            <text:p>32,151266</text:p>
          </table:table-cell>
          <table:table-cell office:value-type="float" office:value="29.785866">
            <text:p>29,785866</text:p>
          </table:table-cell>
          <table:table-cell office:value-type="float" office:value="30.490509">
            <text:p>30,490509</text:p>
          </table:table-cell>
          <table:table-cell office:value-type="float" office:value="30.2423">
            <text:p>30,2423</text:p>
          </table:table-cell>
          <table:table-cell office:value-type="float" office:value="32.042921">
            <text:p>32,042921</text:p>
          </table:table-cell>
          <table:table-cell office:value-type="float" office:value="27.395862">
            <text:p>27,395862</text:p>
          </table:table-cell>
          <table:table-cell office:value-type="float" office:value="29.329385">
            <text:p>29,329385</text:p>
          </table:table-cell>
          <table:table-cell office:value-type="float" office:value="32.112224">
            <text:p>32,112224</text:p>
          </table:table-cell>
          <table:table-cell office:value-type="float" office:value="28.784316">
            <text:p>28,784316</text:p>
          </table:table-cell>
          <table:table-cell office:value-type="float" office:value="32.424868">
            <text:p>32,424868</text:p>
          </table:table-cell>
          <table:table-cell office:value-type="float" office:value="29.070288">
            <text:p>29,070288</text:p>
          </table:table-cell>
          <table:table-cell office:value-type="float" office:value="28.524409">
            <text:p>28,524409</text:p>
          </table:table-cell>
          <table:table-cell office:value-type="float" office:value="31.535567">
            <text:p>31,535567</text:p>
          </table:table-cell>
          <table:table-cell office:value-type="float" office:value="29.500072">
            <text:p>29,500072</text:p>
          </table:table-cell>
          <table:table-cell office:value-type="float" office:value="29.371198">
            <text:p>29,371198</text:p>
          </table:table-cell>
          <table:table-cell office:value-type="float" office:value="32.360808">
            <text:p>32,360808</text:p>
          </table:table-cell>
          <table:table-cell office:value-type="float" office:value="27.867992">
            <text:p>27,867992</text:p>
          </table:table-cell>
          <table:table-cell office:value-type="float" office:value="33.138179">
            <text:p>33,138179</text:p>
          </table:table-cell>
          <table:table-cell office:value-type="float" office:value="31.690164">
            <text:p>31,690164</text:p>
          </table:table-cell>
          <table:table-cell office:value-type="float" office:value="32.832493">
            <text:p>32,832493</text:p>
          </table:table-cell>
          <table:table-cell office:value-type="float" office:value="27.401419">
            <text:p>27,401419</text:p>
          </table:table-cell>
          <table:table-cell office:value-type="float" office:value="30.016897">
            <text:p>30,016897</text:p>
          </table:table-cell>
          <table:table-cell office:value-type="float" office:value="29.006803">
            <text:p>29,006803</text:p>
          </table:table-cell>
          <table:table-cell office:value-type="float" office:value="27.041689">
            <text:p>27,041689</text:p>
          </table:table-cell>
          <table:table-cell office:value-type="float" office:value="32.810947">
            <text:p>32,810947</text:p>
          </table:table-cell>
          <table:table-cell office:value-type="float" office:value="25.267856">
            <text:p>25,267856</text:p>
          </table:table-cell>
          <table:table-cell office:value-type="float" office:value="27.210078">
            <text:p>27,210078</text:p>
          </table:table-cell>
          <table:table-cell office:value-type="float" office:value="26.983194">
            <text:p>26,983194</text:p>
          </table:table-cell>
          <table:table-cell office:value-type="float" office:value="32.706306">
            <text:p>32,706306</text:p>
          </table:table-cell>
          <table:table-cell office:value-type="float" office:value="29.59394">
            <text:p>29,59394</text:p>
          </table:table-cell>
          <table:table-cell office:value-type="float" office:value="28.505298">
            <text:p>28,505298</text:p>
          </table:table-cell>
          <table:table-cell office:value-type="float" office:value="29.6903">
            <text:p>29,6903</text:p>
          </table:table-cell>
          <table:table-cell office:value-type="float" office:value="27.306295">
            <text:p>27,306295</text:p>
          </table:table-cell>
          <table:table-cell office:value-type="float" office:value="27.676936">
            <text:p>27,676936</text:p>
          </table:table-cell>
          <table:table-cell office:value-type="float" office:value="28.039791">
            <text:p>28,039791</text:p>
          </table:table-cell>
          <table:table-cell office:value-type="float" office:value="29.5651">
            <text:p>29,5651</text:p>
          </table:table-cell>
          <table:table-cell office:value-type="float" office:value="28.677978">
            <text:p>28,677978</text:p>
          </table:table-cell>
          <table:table-cell office:value-type="float" office:value="23.70118">
            <text:p>23,70118</text:p>
          </table:table-cell>
          <table:table-cell office:value-type="float" office:value="26.632955">
            <text:p>26,632955</text:p>
          </table:table-cell>
          <table:table-cell office:value-type="float" office:value="28.068398">
            <text:p>28,068398</text:p>
          </table:table-cell>
          <table:table-cell office:value-type="float" office:value="26.80222">
            <text:p>26,80222</text:p>
          </table:table-cell>
          <table:table-cell office:value-type="float" office:value="28.518121">
            <text:p>28,518121</text:p>
          </table:table-cell>
          <table:table-cell office:value-type="float" office:value="30.612422">
            <text:p>30,612422</text:p>
          </table:table-cell>
          <table:table-cell office:value-type="float" office:value="24.750638">
            <text:p>24,750638</text:p>
          </table:table-cell>
          <table:table-cell office:value-type="float" office:value="27.92821">
            <text:p>27,92821</text:p>
          </table:table-cell>
          <table:table-cell office:value-type="float" office:value="28.069563">
            <text:p>28,069563</text:p>
          </table:table-cell>
          <table:table-cell office:value-type="float" office:value="27.158544">
            <text:p>27,158544</text:p>
          </table:table-cell>
          <table:table-cell office:value-type="float" office:value="27.136615">
            <text:p>27,136615</text:p>
          </table:table-cell>
          <table:table-cell office:value-type="float" office:value="25.749374">
            <text:p>25,749374</text:p>
          </table:table-cell>
          <table:table-cell office:value-type="float" office:value="25.869912">
            <text:p>25,869912</text:p>
          </table:table-cell>
          <table:table-cell office:value-type="float" office:value="27.38397">
            <text:p>27,38397</text:p>
          </table:table-cell>
          <table:table-cell office:value-type="float" office:value="23.840847">
            <text:p>23,840847</text:p>
          </table:table-cell>
          <table:table-cell office:value-type="float" office:value="30.445047">
            <text:p>30,445047</text:p>
          </table:table-cell>
          <table:table-cell office:value-type="float" office:value="24.182503">
            <text:p>24,182503</text:p>
          </table:table-cell>
          <table:table-cell office:value-type="float" office:value="24.642983">
            <text:p>24,642983</text:p>
          </table:table-cell>
          <table:table-cell office:value-type="float" office:value="26.479752">
            <text:p>26,479752</text:p>
          </table:table-cell>
          <table:table-cell office:value-type="float" office:value="25.765101">
            <text:p>25,765101</text:p>
          </table:table-cell>
          <table:table-cell office:value-type="float" office:value="27.724185">
            <text:p>27,724185</text:p>
          </table:table-cell>
          <table:table-cell office:value-type="float" office:value="26.801575">
            <text:p>26,801575</text:p>
          </table:table-cell>
          <table:table-cell office:value-type="float" office:value="28.432636">
            <text:p>28,432636</text:p>
          </table:table-cell>
          <table:table-cell office:value-type="float" office:value="26.422922">
            <text:p>26,422922</text:p>
          </table:table-cell>
          <table:table-cell office:value-type="float" office:value="25.318031">
            <text:p>25,318031</text:p>
          </table:table-cell>
          <table:table-cell office:value-type="float" office:value="27.97974">
            <text:p>27,97974</text:p>
          </table:table-cell>
          <table:table-cell office:value-type="float" office:value="24.450534">
            <text:p>24,450534</text:p>
          </table:table-cell>
          <table:table-cell office:value-type="float" office:value="26.952294">
            <text:p>26,952294</text:p>
          </table:table-cell>
          <table:table-cell office:value-type="float" office:value="26.309511">
            <text:p>26,309511</text:p>
          </table:table-cell>
          <table:table-cell office:value-type="float" office:value="25.850566">
            <text:p>25,850566</text:p>
          </table:table-cell>
          <table:table-cell office:value-type="float" office:value="27.47246">
            <text:p>27,47246</text:p>
          </table:table-cell>
          <table:table-cell office:value-type="float" office:value="28.10789">
            <text:p>28,10789</text:p>
          </table:table-cell>
          <table:table-cell office:value-type="float" office:value="27.562063">
            <text:p>27,562063</text:p>
          </table:table-cell>
          <table:table-cell office:value-type="float" office:value="25.663531">
            <text:p>25,663531</text:p>
          </table:table-cell>
          <table:table-cell office:value-type="float" office:value="24.549433">
            <text:p>24,549433</text:p>
          </table:table-cell>
          <table:table-cell office:value-type="float" office:value="25.131037">
            <text:p>25,131037</text:p>
          </table:table-cell>
          <table:table-cell office:value-type="float" office:value="24.846306">
            <text:p>24,846306</text:p>
          </table:table-cell>
          <table:table-cell office:value-type="float" office:value="27.919297">
            <text:p>27,919297</text:p>
          </table:table-cell>
          <table:table-cell office:value-type="float" office:value="25.053317">
            <text:p>25,053317</text:p>
          </table:table-cell>
          <table:table-cell office:value-type="float" office:value="25.758907">
            <text:p>25,758907</text:p>
          </table:table-cell>
          <table:table-cell office:value-type="float" office:value="25.489601">
            <text:p>25,489601</text:p>
          </table:table-cell>
          <table:table-cell office:value-type="float" office:value="27.489825">
            <text:p>27,489825</text:p>
          </table:table-cell>
          <table:table-cell office:value-type="float" office:value="25.686364">
            <text:p>25,686364</text:p>
          </table:table-cell>
          <table:table-cell office:value-type="float" office:value="23.674209">
            <text:p>23,674209</text:p>
          </table:table-cell>
          <table:table-cell office:value-type="float" office:value="24.849452">
            <text:p>24,849452</text:p>
          </table:table-cell>
          <table:table-cell office:value-type="float" office:value="24.957056">
            <text:p>24,957056</text:p>
          </table:table-cell>
          <table:table-cell office:value-type="float" office:value="24.462817">
            <text:p>24,462817</text:p>
          </table:table-cell>
          <table:table-cell office:value-type="float" office:value="27.4198">
            <text:p>27,4198</text:p>
          </table:table-cell>
          <table:table-cell office:value-type="float" office:value="24.437592">
            <text:p>24,437592</text:p>
          </table:table-cell>
          <table:table-cell office:value-type="float" office:value="23.888805">
            <text:p>23,888805</text:p>
          </table:table-cell>
          <table:table-cell office:value-type="float" office:value="23.411236">
            <text:p>23,411236</text:p>
          </table:table-cell>
          <table:table-cell office:value-type="float" office:value="24.74849">
            <text:p>24,74849</text:p>
          </table:table-cell>
          <table:table-cell office:value-type="float" office:value="26.085889">
            <text:p>26,085889</text:p>
          </table:table-cell>
          <table:table-cell office:value-type="float" office:value="24.088868">
            <text:p>24,088868</text:p>
          </table:table-cell>
          <table:table-cell office:value-type="float" office:value="24.344956">
            <text:p>24,344956</text:p>
          </table:table-cell>
          <table:table-cell office:value-type="float" office:value="25.299191">
            <text:p>25,299191</text:p>
          </table:table-cell>
          <table:table-cell office:value-type="float" office:value="24.406293">
            <text:p>24,406293</text:p>
          </table:table-cell>
          <table:table-cell office:value-type="float" office:value="23.585877">
            <text:p>23,585877</text:p>
          </table:table-cell>
          <table:table-cell office:value-type="float" office:value="23.361597">
            <text:p>23,361597</text:p>
          </table:table-cell>
          <table:table-cell office:value-type="float" office:value="20.075988">
            <text:p>20,075988</text:p>
          </table:table-cell>
          <table:table-cell office:value-type="float" office:value="25.677807">
            <text:p>25,677807</text:p>
          </table:table-cell>
          <table:table-cell office:value-type="float" office:value="21.847575">
            <text:p>21,847575</text:p>
          </table:table-cell>
          <table:table-cell office:value-type="float" office:value="22.150038">
            <text:p>22,150038</text:p>
          </table:table-cell>
          <table:table-cell office:value-type="float" office:value="23.325745">
            <text:p>23,325745</text:p>
          </table:table-cell>
          <table:table-cell office:value-type="float" office:value="23.103917">
            <text:p>23,103917</text:p>
          </table:table-cell>
          <table:table-cell office:value-type="float" office:value="23.786098">
            <text:p>23,786098</text:p>
          </table:table-cell>
          <table:table-cell office:value-type="float" office:value="24.556915">
            <text:p>24,556915</text:p>
          </table:table-cell>
          <table:table-cell office:value-type="float" office:value="20.790292">
            <text:p>20,790292</text:p>
          </table:table-cell>
          <table:table-cell office:value-type="float" office:value="22.445405">
            <text:p>22,445405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125.6325">
            <text:p>125,6325</text:p>
          </table:table-cell>
          <table:table-cell office:value-type="float" office:value="107.36843">
            <text:p>107,36843</text:p>
          </table:table-cell>
          <table:table-cell office:value-type="float" office:value="118.557607">
            <text:p>118,557607</text:p>
          </table:table-cell>
          <table:table-cell office:value-type="float" office:value="115.640146">
            <text:p>115,640146</text:p>
          </table:table-cell>
          <table:table-cell office:value-type="float" office:value="135.554436">
            <text:p>135,554436</text:p>
          </table:table-cell>
          <table:table-cell office:value-type="float" office:value="109.11507">
            <text:p>109,11507</text:p>
          </table:table-cell>
          <table:table-cell office:value-type="float" office:value="103.136567">
            <text:p>103,136567</text:p>
          </table:table-cell>
          <table:table-cell office:value-type="float" office:value="124.601055">
            <text:p>124,601055</text:p>
          </table:table-cell>
          <table:table-cell office:value-type="float" office:value="133.411155">
            <text:p>133,411155</text:p>
          </table:table-cell>
          <table:table-cell office:value-type="float" office:value="114.947678">
            <text:p>114,947678</text:p>
          </table:table-cell>
          <table:table-cell office:value-type="float" office:value="108.024761">
            <text:p>108,024761</text:p>
          </table:table-cell>
          <table:table-cell office:value-type="float" office:value="149.839428">
            <text:p>149,839428</text:p>
          </table:table-cell>
          <table:table-cell office:value-type="float" office:value="93.422386">
            <text:p>93,422386</text:p>
          </table:table-cell>
          <table:table-cell office:value-type="float" office:value="133.062016">
            <text:p>133,062016</text:p>
          </table:table-cell>
          <table:table-cell office:value-type="float" office:value="146.886868">
            <text:p>146,886868</text:p>
          </table:table-cell>
          <table:table-cell office:value-type="float" office:value="142.989843">
            <text:p>142,989843</text:p>
          </table:table-cell>
          <table:table-cell office:value-type="float" office:value="94.156792">
            <text:p>94,156792</text:p>
          </table:table-cell>
          <table:table-cell office:value-type="float" office:value="108.660089">
            <text:p>108,660089</text:p>
          </table:table-cell>
          <table:table-cell office:value-type="float" office:value="94.092356">
            <text:p>94,092356</text:p>
          </table:table-cell>
          <table:table-cell office:value-type="float" office:value="134.119413">
            <text:p>134,119413</text:p>
          </table:table-cell>
          <table:table-cell office:value-type="float" office:value="81.302555">
            <text:p>81,302555</text:p>
          </table:table-cell>
          <table:table-cell office:value-type="float" office:value="119.333215">
            <text:p>119,333215</text:p>
          </table:table-cell>
          <table:table-cell office:value-type="float" office:value="113.47817">
            <text:p>113,47817</text:p>
          </table:table-cell>
          <table:table-cell office:value-type="float" office:value="72.322137">
            <text:p>72,322137</text:p>
          </table:table-cell>
          <table:table-cell office:value-type="float" office:value="133.592665">
            <text:p>133,592665</text:p>
          </table:table-cell>
          <table:table-cell office:value-type="float" office:value="85.301402">
            <text:p>85,301402</text:p>
          </table:table-cell>
          <table:table-cell office:value-type="float" office:value="82.554309">
            <text:p>82,554309</text:p>
          </table:table-cell>
          <table:table-cell office:value-type="float" office:value="70.651304">
            <text:p>70,651304</text:p>
          </table:table-cell>
          <table:table-cell office:value-type="float" office:value="88.730971">
            <text:p>88,730971</text:p>
          </table:table-cell>
          <table:table-cell office:value-type="float" office:value="86.994122">
            <text:p>86,994122</text:p>
          </table:table-cell>
          <table:table-cell office:value-type="float" office:value="68.586927">
            <text:p>68,586927</text:p>
          </table:table-cell>
          <table:table-cell office:value-type="float" office:value="60.969933">
            <text:p>60,969933</text:p>
          </table:table-cell>
          <table:table-cell office:value-type="float" office:value="87.817979">
            <text:p>87,817979</text:p>
          </table:table-cell>
          <table:table-cell office:value-type="float" office:value="76.625756">
            <text:p>76,625756</text:p>
          </table:table-cell>
          <table:table-cell office:value-type="float" office:value="73.294542">
            <text:p>73,294542</text:p>
          </table:table-cell>
          <table:table-cell office:value-type="float" office:value="87.697194">
            <text:p>87,697194</text:p>
          </table:table-cell>
          <table:table-cell office:value-type="float" office:value="75.284051">
            <text:p>75,284051</text:p>
          </table:table-cell>
          <table:table-cell office:value-type="float" office:value="81.610879">
            <text:p>81,610879</text:p>
          </table:table-cell>
          <table:table-cell office:value-type="float" office:value="65.288503">
            <text:p>65,288503</text:p>
          </table:table-cell>
          <table:table-cell office:value-type="float" office:value="79.600579">
            <text:p>79,600579</text:p>
          </table:table-cell>
          <table:table-cell office:value-type="float" office:value="73.639462">
            <text:p>73,639462</text:p>
          </table:table-cell>
          <table:table-cell office:value-type="float" office:value="64.783846">
            <text:p>64,783846</text:p>
          </table:table-cell>
          <table:table-cell office:value-type="float" office:value="59.486588">
            <text:p>59,486588</text:p>
          </table:table-cell>
          <table:table-cell office:value-type="float" office:value="58.160612">
            <text:p>58,160612</text:p>
          </table:table-cell>
          <table:table-cell office:value-type="float" office:value="83.915513">
            <text:p>83,915513</text:p>
          </table:table-cell>
          <table:table-cell office:value-type="float" office:value="58.463194">
            <text:p>58,463194</text:p>
          </table:table-cell>
          <table:table-cell office:value-type="float" office:value="56.261077">
            <text:p>56,261077</text:p>
          </table:table-cell>
          <table:table-cell office:value-type="float" office:value="54.049776">
            <text:p>54,049776</text:p>
          </table:table-cell>
          <table:table-cell office:value-type="float" office:value="51.978546">
            <text:p>51,978546</text:p>
          </table:table-cell>
          <table:table-cell office:value-type="float" office:value="74.714629">
            <text:p>74,714629</text:p>
          </table:table-cell>
          <table:table-cell office:value-type="float" office:value="66.754497">
            <text:p>66,754497</text:p>
          </table:table-cell>
          <table:table-cell office:value-type="float" office:value="57.104804">
            <text:p>57,104804</text:p>
          </table:table-cell>
          <table:table-cell office:value-type="float" office:value="57.273889">
            <text:p>57,273889</text:p>
          </table:table-cell>
          <table:table-cell office:value-type="float" office:value="66.461208">
            <text:p>66,461208</text:p>
          </table:table-cell>
          <table:table-cell office:value-type="float" office:value="66.666971">
            <text:p>66,666971</text:p>
          </table:table-cell>
          <table:table-cell office:value-type="float" office:value="46.504014">
            <text:p>46,504014</text:p>
          </table:table-cell>
          <table:table-cell office:value-type="float" office:value="49.22578">
            <text:p>49,22578</text:p>
          </table:table-cell>
          <table:table-cell office:value-type="float" office:value="50.297017">
            <text:p>50,297017</text:p>
          </table:table-cell>
          <table:table-cell office:value-type="float" office:value="49.384383">
            <text:p>49,384383</text:p>
          </table:table-cell>
          <table:table-cell office:value-type="float" office:value="46.515512">
            <text:p>46,515512</text:p>
          </table:table-cell>
          <table:table-cell office:value-type="float" office:value="61.777602">
            <text:p>61,777602</text:p>
          </table:table-cell>
          <table:table-cell office:value-type="float" office:value="66.407537">
            <text:p>66,407537</text:p>
          </table:table-cell>
          <table:table-cell office:value-type="float" office:value="48.56586">
            <text:p>48,56586</text:p>
          </table:table-cell>
          <table:table-cell office:value-type="float" office:value="48.128654">
            <text:p>48,128654</text:p>
          </table:table-cell>
          <table:table-cell office:value-type="float" office:value="47.485329">
            <text:p>47,485329</text:p>
          </table:table-cell>
          <table:table-cell office:value-type="float" office:value="74.241738">
            <text:p>74,241738</text:p>
          </table:table-cell>
          <table:table-cell office:value-type="float" office:value="54.047512">
            <text:p>54,047512</text:p>
          </table:table-cell>
          <table:table-cell office:value-type="float" office:value="50.650995">
            <text:p>50,650995</text:p>
          </table:table-cell>
          <table:table-cell office:value-type="float" office:value="57.675976">
            <text:p>57,675976</text:p>
          </table:table-cell>
          <table:table-cell office:value-type="float" office:value="72.38345">
            <text:p>72,38345</text:p>
          </table:table-cell>
          <table:table-cell office:value-type="float" office:value="50.66535">
            <text:p>50,66535</text:p>
          </table:table-cell>
          <table:table-cell office:value-type="float" office:value="49.403843">
            <text:p>49,403843</text:p>
          </table:table-cell>
          <table:table-cell office:value-type="float" office:value="47.730193">
            <text:p>47,730193</text:p>
          </table:table-cell>
          <table:table-cell office:value-type="float" office:value="54.744289">
            <text:p>54,744289</text:p>
          </table:table-cell>
          <table:table-cell office:value-type="float" office:value="52.602635">
            <text:p>52,602635</text:p>
          </table:table-cell>
          <table:table-cell office:value-type="float" office:value="47.564454">
            <text:p>47,564454</text:p>
          </table:table-cell>
          <table:table-cell office:value-type="float" office:value="54.349888">
            <text:p>54,349888</text:p>
          </table:table-cell>
          <table:table-cell office:value-type="float" office:value="51.000166">
            <text:p>51,000166</text:p>
          </table:table-cell>
          <table:table-cell office:value-type="float" office:value="40.601157">
            <text:p>40,601157</text:p>
          </table:table-cell>
          <table:table-cell office:value-type="float" office:value="61.73355">
            <text:p>61,73355</text:p>
          </table:table-cell>
          <table:table-cell office:value-type="float" office:value="54.901993">
            <text:p>54,901993</text:p>
          </table:table-cell>
          <table:table-cell office:value-type="float" office:value="47.556551">
            <text:p>47,556551</text:p>
          </table:table-cell>
          <table:table-cell office:value-type="float" office:value="41.696781">
            <text:p>41,696781</text:p>
          </table:table-cell>
          <table:table-cell office:value-type="float" office:value="46.077727">
            <text:p>46,077727</text:p>
          </table:table-cell>
          <table:table-cell office:value-type="float" office:value="48.61295">
            <text:p>48,61295</text:p>
          </table:table-cell>
          <table:table-cell office:value-type="float" office:value="44.095798">
            <text:p>44,095798</text:p>
          </table:table-cell>
          <table:table-cell office:value-type="float" office:value="48.101713">
            <text:p>48,101713</text:p>
          </table:table-cell>
          <table:table-cell office:value-type="float" office:value="70.599218">
            <text:p>70,599218</text:p>
          </table:table-cell>
          <table:table-cell office:value-type="float" office:value="52.839244">
            <text:p>52,839244</text:p>
          </table:table-cell>
          <table:table-cell office:value-type="float" office:value="45.038305">
            <text:p>45,038305</text:p>
          </table:table-cell>
          <table:table-cell office:value-type="float" office:value="42.275138">
            <text:p>42,275138</text:p>
          </table:table-cell>
          <table:table-cell office:value-type="float" office:value="51.17263">
            <text:p>51,17263</text:p>
          </table:table-cell>
          <table:table-cell office:value-type="float" office:value="46.396112">
            <text:p>46,396112</text:p>
          </table:table-cell>
          <table:table-cell office:value-type="float" office:value="52.422671">
            <text:p>52,422671</text:p>
          </table:table-cell>
          <table:table-cell office:value-type="float" office:value="60.283359">
            <text:p>60,283359</text:p>
          </table:table-cell>
          <table:table-cell office:value-type="float" office:value="41.94654">
            <text:p>41,94654</text:p>
          </table:table-cell>
          <table:table-cell office:value-type="float" office:value="60.623666">
            <text:p>60,623666</text:p>
          </table:table-cell>
          <table:table-cell office:value-type="float" office:value="45.880836">
            <text:p>45,880836</text:p>
          </table:table-cell>
          <table:table-cell office:value-type="float" office:value="53.978399">
            <text:p>53,978399</text:p>
          </table:table-cell>
          <table:table-cell office:value-type="float" office:value="46.109799">
            <text:p>46,109799</text:p>
          </table:table-cell>
          <table:table-cell office:value-type="float" office:value="45.785136">
            <text:p>45,785136</text:p>
          </table:table-cell>
          <table:table-cell office:value-type="float" office:value="50.486253">
            <text:p>50,486253</text:p>
          </table:table-cell>
          <table:table-cell office:value-type="float" office:value="45.21794">
            <text:p>45,21794</text:p>
          </table:table-cell>
          <table:table-cell office:value-type="float" office:value="54.876699">
            <text:p>54,876699</text:p>
          </table:table-cell>
          <table:table-cell office:value-type="float" office:value="37.999859">
            <text:p>37,999859</text:p>
          </table:table-cell>
          <table:table-cell office:value-type="float" office:value="39.449081">
            <text:p>39,449081</text:p>
          </table:table-cell>
          <table:table-cell office:value-type="float" office:value="39.819979">
            <text:p>39,819979</text:p>
          </table:table-cell>
          <table:table-cell office:value-type="float" office:value="41.33429">
            <text:p>41,33429</text:p>
          </table:table-cell>
          <table:table-cell office:value-type="float" office:value="64.279877">
            <text:p>64,279877</text:p>
          </table:table-cell>
          <table:table-cell office:value-type="float" office:value="41.587691">
            <text:p>41,587691</text:p>
          </table:table-cell>
          <table:table-cell office:value-type="float" office:value="36.974787">
            <text:p>36,974787</text:p>
          </table:table-cell>
          <table:table-cell office:value-type="float" office:value="39.23363">
            <text:p>39,23363</text:p>
          </table:table-cell>
          <table:table-cell office:value-type="float" office:value="39.185846">
            <text:p>39,185846</text:p>
          </table:table-cell>
          <table:table-cell office:value-type="float" office:value="52.999764">
            <text:p>52,999764</text:p>
          </table:table-cell>
          <table:table-cell office:value-type="float" office:value="51.836043">
            <text:p>51,836043</text:p>
          </table:table-cell>
          <table:table-cell office:value-type="float" office:value="75.163318">
            <text:p>75,163318</text:p>
          </table:table-cell>
          <table:table-cell office:value-type="float" office:value="43.044462">
            <text:p>43,044462</text:p>
          </table:table-cell>
          <table:table-cell office:value-type="float" office:value="56.185604">
            <text:p>56,185604</text:p>
          </table:table-cell>
          <table:table-cell office:value-type="float" office:value="44.17564">
            <text:p>44,17564</text:p>
          </table:table-cell>
          <table:table-cell office:value-type="float" office:value="45.727208">
            <text:p>45,727208</text:p>
          </table:table-cell>
          <table:table-cell office:value-type="float" office:value="42.164344">
            <text:p>42,164344</text:p>
          </table:table-cell>
          <table:table-cell office:value-type="float" office:value="36.577897">
            <text:p>36,577897</text:p>
          </table:table-cell>
          <table:table-cell office:value-type="float" office:value="45.651784">
            <text:p>45,651784</text:p>
          </table:table-cell>
          <table:table-cell office:value-type="float" office:value="43.097581">
            <text:p>43,097581</text:p>
          </table:table-cell>
          <table:table-cell office:value-type="float" office:value="50.569935">
            <text:p>50,569935</text:p>
          </table:table-cell>
          <table:table-cell office:value-type="float" office:value="55.865584">
            <text:p>55,865584</text:p>
          </table:table-cell>
          <table:table-cell office:value-type="float" office:value="35.909091">
            <text:p>35,909091</text:p>
          </table:table-cell>
          <table:table-cell office:value-type="float" office:value="38.409562">
            <text:p>38,409562</text:p>
          </table:table-cell>
          <table:table-cell office:value-type="float" office:value="58.825039">
            <text:p>58,825039</text:p>
          </table:table-cell>
          <table:table-cell office:value-type="float" office:value="49.519852">
            <text:p>49,519852</text:p>
          </table:table-cell>
          <table:table-cell office:value-type="float" office:value="39.529086">
            <text:p>39,529086</text:p>
          </table:table-cell>
          <table:table-cell office:value-type="float" office:value="41.007962">
            <text:p>41,007962</text:p>
          </table:table-cell>
          <table:table-cell office:value-type="float" office:value="44.071449">
            <text:p>44,071449</text:p>
          </table:table-cell>
          <table:table-cell office:value-type="float" office:value="42.600347">
            <text:p>42,600347</text:p>
          </table:table-cell>
          <table:table-cell office:value-type="float" office:value="42.844992">
            <text:p>42,844992</text:p>
          </table:table-cell>
          <table:table-cell office:value-type="float" office:value="49.171516">
            <text:p>49,171516</text:p>
          </table:table-cell>
          <table:table-cell office:value-type="float" office:value="44.991748">
            <text:p>44,991748</text:p>
          </table:table-cell>
          <table:table-cell office:value-type="float" office:value="36.859554">
            <text:p>36,859554</text:p>
          </table:table-cell>
          <table:table-cell office:value-type="float" office:value="39.732351">
            <text:p>39,732351</text:p>
          </table:table-cell>
          <table:table-cell office:value-type="float" office:value="49.808195">
            <text:p>49,808195</text:p>
          </table:table-cell>
          <table:table-cell office:value-type="float" office:value="35.291703">
            <text:p>35,291703</text:p>
          </table:table-cell>
          <table:table-cell office:value-type="float" office:value="38.981482">
            <text:p>38,981482</text:p>
          </table:table-cell>
          <table:table-cell office:value-type="float" office:value="46.182316">
            <text:p>46,182316</text:p>
          </table:table-cell>
          <table:table-cell office:value-type="float" office:value="40.60037">
            <text:p>40,60037</text:p>
          </table:table-cell>
          <table:table-cell office:value-type="float" office:value="34.953823">
            <text:p>34,953823</text:p>
          </table:table-cell>
          <table:table-cell office:value-type="float" office:value="37.569358">
            <text:p>37,569358</text:p>
          </table:table-cell>
          <table:table-cell office:value-type="float" office:value="43.551935">
            <text:p>43,551935</text:p>
          </table:table-cell>
          <table:table-cell office:value-type="float" office:value="49.328278">
            <text:p>49,328278</text:p>
          </table:table-cell>
          <table:table-cell office:value-type="float" office:value="40.536753">
            <text:p>40,536753</text:p>
          </table:table-cell>
          <table:table-cell office:value-type="float" office:value="39.358096">
            <text:p>39,358096</text:p>
          </table:table-cell>
          <table:table-cell office:value-type="float" office:value="50.209482">
            <text:p>50,209482</text:p>
          </table:table-cell>
          <table:table-cell office:value-type="float" office:value="51.790914">
            <text:p>51,790914</text:p>
          </table:table-cell>
          <table:table-cell office:value-type="float" office:value="58.768978">
            <text:p>58,768978</text:p>
          </table:table-cell>
          <table:table-cell office:value-type="float" office:value="33.940879">
            <text:p>33,940879</text:p>
          </table:table-cell>
          <table:table-cell office:value-type="float" office:value="47.743476">
            <text:p>47,743476</text:p>
          </table:table-cell>
          <table:table-cell office:value-type="float" office:value="51.976824">
            <text:p>51,976824</text:p>
          </table:table-cell>
          <table:table-cell office:value-type="float" office:value="49.612359">
            <text:p>49,612359</text:p>
          </table:table-cell>
          <table:table-cell office:value-type="float" office:value="36.296012">
            <text:p>36,296012</text:p>
          </table:table-cell>
          <table:table-cell office:value-type="float" office:value="49.603431">
            <text:p>49,603431</text:p>
          </table:table-cell>
          <table:table-cell office:value-type="float" office:value="42.938103">
            <text:p>42,938103</text:p>
          </table:table-cell>
          <table:table-cell office:value-type="float" office:value="33.005937">
            <text:p>33,005937</text:p>
          </table:table-cell>
          <table:table-cell office:value-type="float" office:value="31.603181">
            <text:p>31,603181</text:p>
          </table:table-cell>
          <table:table-cell office:value-type="float" office:value="42.912876">
            <text:p>42,912876</text:p>
          </table:table-cell>
          <table:table-cell office:value-type="float" office:value="33.396567">
            <text:p>33,396567</text:p>
          </table:table-cell>
          <table:table-cell office:value-type="float" office:value="47.602902">
            <text:p>47,602902</text:p>
          </table:table-cell>
          <table:table-cell office:value-type="float" office:value="45.280502">
            <text:p>45,280502</text:p>
          </table:table-cell>
          <table:table-cell office:value-type="float" office:value="36.030204">
            <text:p>36,030204</text:p>
          </table:table-cell>
          <table:table-cell office:value-type="float" office:value="37.593652">
            <text:p>37,593652</text:p>
          </table:table-cell>
          <table:table-cell office:value-type="float" office:value="46.671299">
            <text:p>46,671299</text:p>
          </table:table-cell>
          <table:table-cell office:value-type="float" office:value="38.274929">
            <text:p>38,274929</text:p>
          </table:table-cell>
          <table:table-cell office:value-type="float" office:value="47.478824">
            <text:p>47,478824</text:p>
          </table:table-cell>
          <table:table-cell office:value-type="float" office:value="37.462978">
            <text:p>37,462978</text:p>
          </table:table-cell>
          <table:table-cell office:value-type="float" office:value="34.257775">
            <text:p>34,257775</text:p>
          </table:table-cell>
          <table:table-cell office:value-type="float" office:value="38.948789">
            <text:p>38,948789</text:p>
          </table:table-cell>
          <table:table-cell office:value-type="float" office:value="47.432809">
            <text:p>47,432809</text:p>
          </table:table-cell>
          <table:table-cell office:value-type="float" office:value="43.369488">
            <text:p>43,369488</text:p>
          </table:table-cell>
          <table:table-cell office:value-type="float" office:value="30.258234">
            <text:p>30,258234</text:p>
          </table:table-cell>
          <table:table-cell office:value-type="float" office:value="41.918308">
            <text:p>41,918308</text:p>
          </table:table-cell>
          <table:table-cell office:value-type="float" office:value="36.125739">
            <text:p>36,125739</text:p>
          </table:table-cell>
          <table:table-cell office:value-type="float" office:value="39.709871">
            <text:p>39,709871</text:p>
          </table:table-cell>
          <table:table-cell office:value-type="float" office:value="50.897585">
            <text:p>50,897585</text:p>
          </table:table-cell>
          <table:table-cell office:value-type="float" office:value="45.877912">
            <text:p>45,877912</text:p>
          </table:table-cell>
          <table:table-cell office:value-type="float" office:value="48.430415">
            <text:p>48,430415</text:p>
          </table:table-cell>
          <table:table-cell office:value-type="float" office:value="40.201238">
            <text:p>40,201238</text:p>
          </table:table-cell>
          <table:table-cell office:value-type="float" office:value="41.591159">
            <text:p>41,591159</text:p>
          </table:table-cell>
          <table:table-cell office:value-type="float" office:value="44.649221">
            <text:p>44,649221</text:p>
          </table:table-cell>
          <table:table-cell office:value-type="float" office:value="44.320746">
            <text:p>44,320746</text:p>
          </table:table-cell>
          <table:table-cell office:value-type="float" office:value="37.762618">
            <text:p>37,762618</text:p>
          </table:table-cell>
          <table:table-cell office:value-type="float" office:value="33.606203">
            <text:p>33,606203</text:p>
          </table:table-cell>
          <table:table-cell office:value-type="float" office:value="39.618886">
            <text:p>39,618886</text:p>
          </table:table-cell>
          <table:table-cell office:value-type="float" office:value="40.90551">
            <text:p>40,90551</text:p>
          </table:table-cell>
          <table:table-cell office:value-type="float" office:value="34.120973">
            <text:p>34,120973</text:p>
          </table:table-cell>
          <table:table-cell office:value-type="float" office:value="34.787993">
            <text:p>34,787993</text:p>
          </table:table-cell>
          <table:table-cell office:value-type="float" office:value="38.361976">
            <text:p>38,361976</text:p>
          </table:table-cell>
          <table:table-cell office:value-type="float" office:value="40.278249">
            <text:p>40,278249</text:p>
          </table:table-cell>
          <table:table-cell office:value-type="float" office:value="44.557675">
            <text:p>44,557675</text:p>
          </table:table-cell>
          <table:table-cell office:value-type="float" office:value="41.903672">
            <text:p>41,903672</text:p>
          </table:table-cell>
          <table:table-cell office:value-type="float" office:value="34.720167">
            <text:p>34,720167</text:p>
          </table:table-cell>
          <table:table-cell office:value-type="float" office:value="35.789394">
            <text:p>35,789394</text:p>
          </table:table-cell>
          <table:table-cell office:value-type="float" office:value="32.018376">
            <text:p>32,018376</text:p>
          </table:table-cell>
          <table:table-cell office:value-type="float" office:value="37.771175">
            <text:p>37,771175</text:p>
          </table:table-cell>
          <table:table-cell office:value-type="float" office:value="31.507943">
            <text:p>31,507943</text:p>
          </table:table-cell>
          <table:table-cell office:value-type="float" office:value="45.517556">
            <text:p>45,517556</text:p>
          </table:table-cell>
          <table:table-cell office:value-type="float" office:value="31.396503">
            <text:p>31,396503</text:p>
          </table:table-cell>
          <table:table-cell office:value-type="float" office:value="36.680742">
            <text:p>36,680742</text:p>
          </table:table-cell>
          <table:table-cell office:value-type="float" office:value="46.010845">
            <text:p>46,010845</text:p>
          </table:table-cell>
          <table:table-cell office:value-type="float" office:value="32.063369">
            <text:p>32,063369</text:p>
          </table:table-cell>
          <table:table-cell office:value-type="float" office:value="38.926927">
            <text:p>38,926927</text:p>
          </table:table-cell>
          <table:table-cell office:value-type="float" office:value="32.714696">
            <text:p>32,714696</text:p>
          </table:table-cell>
          <table:table-cell office:value-type="float" office:value="39.054699">
            <text:p>39,054699</text:p>
          </table:table-cell>
          <table:table-cell office:value-type="float" office:value="51.961902">
            <text:p>51,961902</text:p>
          </table:table-cell>
          <table:table-cell office:value-type="float" office:value="36.495382">
            <text:p>36,495382</text:p>
          </table:table-cell>
          <table:table-cell office:value-type="float" office:value="49.836395">
            <text:p>49,836395</text:p>
          </table:table-cell>
          <table:table-cell office:value-type="float" office:value="44.099535">
            <text:p>44,099535</text:p>
          </table:table-cell>
          <table:table-cell office:value-type="float" office:value="30.560556">
            <text:p>30,560556</text:p>
          </table:table-cell>
          <table:table-cell office:value-type="float" office:value="35.904898">
            <text:p>35,904898</text:p>
          </table:table-cell>
          <table:table-cell office:value-type="float" office:value="34.377508">
            <text:p>34,377508</text:p>
          </table:table-cell>
          <table:table-cell office:value-type="float" office:value="33.213406">
            <text:p>33,213406</text:p>
          </table:table-cell>
          <table:table-cell office:value-type="float" office:value="38.639829">
            <text:p>38,639829</text:p>
          </table:table-cell>
          <table:table-cell office:value-type="float" office:value="44.964407">
            <text:p>44,964407</text:p>
          </table:table-cell>
          <table:table-cell office:value-type="float" office:value="35.874406">
            <text:p>35,874406</text:p>
          </table:table-cell>
          <table:table-cell office:value-type="float" office:value="35.475961">
            <text:p>35,475961</text:p>
          </table:table-cell>
          <table:table-cell office:value-type="float" office:value="33.917247">
            <text:p>33,917247</text:p>
          </table:table-cell>
          <table:table-cell office:value-type="float" office:value="51.646919">
            <text:p>51,646919</text:p>
          </table:table-cell>
          <table:table-cell office:value-type="float" office:value="50.867463">
            <text:p>50,867463</text:p>
          </table:table-cell>
          <table:table-cell office:value-type="float" office:value="37.271923">
            <text:p>37,271923</text:p>
          </table:table-cell>
          <table:table-cell office:value-type="float" office:value="38.100594">
            <text:p>38,100594</text:p>
          </table:table-cell>
          <table:table-cell office:value-type="float" office:value="32.522166">
            <text:p>32,522166</text:p>
          </table:table-cell>
          <table:table-cell office:value-type="float" office:value="33.34242">
            <text:p>33,34242</text:p>
          </table:table-cell>
          <table:table-cell office:value-type="float" office:value="35.521585">
            <text:p>35,521585</text:p>
          </table:table-cell>
          <table:table-cell office:value-type="float" office:value="46.611941">
            <text:p>46,611941</text:p>
          </table:table-cell>
          <table:table-cell office:value-type="float" office:value="39.958782">
            <text:p>39,958782</text:p>
          </table:table-cell>
          <table:table-cell office:value-type="float" office:value="31.970944">
            <text:p>31,970944</text:p>
          </table:table-cell>
          <table:table-cell office:value-type="float" office:value="43.329679">
            <text:p>43,329679</text:p>
          </table:table-cell>
          <table:table-cell office:value-type="float" office:value="39.842263">
            <text:p>39,842263</text:p>
          </table:table-cell>
          <table:table-cell office:value-type="float" office:value="54.185587">
            <text:p>54,185587</text:p>
          </table:table-cell>
          <table:table-cell office:value-type="float" office:value="33.235207">
            <text:p>33,235207</text:p>
          </table:table-cell>
          <table:table-cell office:value-type="float" office:value="39.939815">
            <text:p>39,939815</text:p>
          </table:table-cell>
          <table:table-cell office:value-type="float" office:value="41.98073">
            <text:p>41,98073</text:p>
          </table:table-cell>
          <table:table-cell office:value-type="float" office:value="50.594171">
            <text:p>50,594171</text:p>
          </table:table-cell>
          <table:table-cell office:value-type="float" office:value="40.207146">
            <text:p>40,207146</text:p>
          </table:table-cell>
          <table:table-cell office:value-type="float" office:value="28.536414">
            <text:p>28,536414</text:p>
          </table:table-cell>
          <table:table-cell office:value-type="float" office:value="48.408758">
            <text:p>48,408758</text:p>
          </table:table-cell>
          <table:table-cell office:value-type="float" office:value="39.356246">
            <text:p>39,356246</text:p>
          </table:table-cell>
          <table:table-cell office:value-type="float" office:value="39.221615">
            <text:p>39,221615</text:p>
          </table:table-cell>
          <table:table-cell office:value-type="float" office:value="38.458909">
            <text:p>38,458909</text:p>
          </table:table-cell>
          <table:table-cell office:value-type="float" office:value="33.092334">
            <text:p>33,092334</text:p>
          </table:table-cell>
          <table:table-cell office:value-type="float" office:value="46.547525">
            <text:p>46,547525</text:p>
          </table:table-cell>
          <table:table-cell office:value-type="float" office:value="28.933453">
            <text:p>28,933453</text:p>
          </table:table-cell>
          <table:table-cell office:value-type="float" office:value="36.67242">
            <text:p>36,67242</text:p>
          </table:table-cell>
          <table:table-cell office:value-type="float" office:value="41.450446">
            <text:p>41,450446</text:p>
          </table:table-cell>
          <table:table-cell office:value-type="float" office:value="33.368611">
            <text:p>33,368611</text:p>
          </table:table-cell>
          <table:table-cell office:value-type="float" office:value="43.003169">
            <text:p>43,003169</text:p>
          </table:table-cell>
          <table:table-cell office:value-type="float" office:value="38.514063">
            <text:p>38,514063</text:p>
          </table:table-cell>
          <table:table-cell office:value-type="float" office:value="32.636384">
            <text:p>32,636384</text:p>
          </table:table-cell>
          <table:table-cell office:value-type="float" office:value="34.87485">
            <text:p>34,87485</text:p>
          </table:table-cell>
          <table:table-cell office:value-type="float" office:value="35.150111">
            <text:p>35,150111</text:p>
          </table:table-cell>
          <table:table-cell office:value-type="float" office:value="35.062207">
            <text:p>35,062207</text:p>
          </table:table-cell>
          <table:table-cell office:value-type="float" office:value="47.251225">
            <text:p>47,251225</text:p>
          </table:table-cell>
          <table:table-cell office:value-type="float" office:value="34.342967">
            <text:p>34,342967</text:p>
          </table:table-cell>
          <table:table-cell office:value-type="float" office:value="31.177818">
            <text:p>31,177818</text:p>
          </table:table-cell>
          <table:table-cell office:value-type="float" office:value="35.446067">
            <text:p>35,446067</text:p>
          </table:table-cell>
          <table:table-cell office:value-type="float" office:value="38.716698">
            <text:p>38,716698</text:p>
          </table:table-cell>
          <table:table-cell office:value-type="float" office:value="35.200274">
            <text:p>35,200274</text:p>
          </table:table-cell>
          <table:table-cell office:value-type="float" office:value="46.555432">
            <text:p>46,555432</text:p>
          </table:table-cell>
          <table:table-cell office:value-type="float" office:value="42.182618">
            <text:p>42,182618</text:p>
          </table:table-cell>
          <table:table-cell office:value-type="float" office:value="39.375218">
            <text:p>39,375218</text:p>
          </table:table-cell>
          <table:table-cell office:value-type="float" office:value="31.569969">
            <text:p>31,569969</text:p>
          </table:table-cell>
          <table:table-cell office:value-type="float" office:value="41.999143">
            <text:p>41,999143</text:p>
          </table:table-cell>
          <table:table-cell office:value-type="float" office:value="42.199985">
            <text:p>42,199985</text:p>
          </table:table-cell>
          <table:table-cell office:value-type="float" office:value="40.925742">
            <text:p>40,925742</text:p>
          </table:table-cell>
          <table:table-cell office:value-type="float" office:value="33.735401">
            <text:p>33,735401</text:p>
          </table:table-cell>
          <table:table-cell office:value-type="float" office:value="41.165812">
            <text:p>41,165812</text:p>
          </table:table-cell>
          <table:table-cell office:value-type="float" office:value="36.510025">
            <text:p>36,510025</text:p>
          </table:table-cell>
          <table:table-cell office:value-type="float" office:value="41.671758">
            <text:p>41,671758</text:p>
          </table:table-cell>
          <table:table-cell office:value-type="float" office:value="41.986398">
            <text:p>41,986398</text:p>
          </table:table-cell>
          <table:table-cell office:value-type="float" office:value="29.996318">
            <text:p>29,996318</text:p>
          </table:table-cell>
          <table:table-cell office:value-type="float" office:value="40.058514">
            <text:p>40,058514</text:p>
          </table:table-cell>
          <table:table-cell office:value-type="float" office:value="48.015646">
            <text:p>48,015646</text:p>
          </table:table-cell>
          <table:table-cell office:value-type="float" office:value="32.312602">
            <text:p>32,312602</text:p>
          </table:table-cell>
          <table:table-cell office:value-type="float" office:value="29.431422">
            <text:p>29,431422</text:p>
          </table:table-cell>
          <table:table-cell office:value-type="float" office:value="32.069871">
            <text:p>32,069871</text:p>
          </table:table-cell>
          <table:table-cell office:value-type="float" office:value="37.452863">
            <text:p>37,452863</text:p>
          </table:table-cell>
          <table:table-cell office:value-type="float" office:value="38.77478">
            <text:p>38,77478</text:p>
          </table:table-cell>
          <table:table-cell office:value-type="float" office:value="31.623521">
            <text:p>31,623521</text:p>
          </table:table-cell>
          <table:table-cell office:value-type="float" office:value="35.458953">
            <text:p>35,458953</text:p>
          </table:table-cell>
          <table:table-cell office:value-type="float" office:value="37.940705">
            <text:p>37,940705</text:p>
          </table:table-cell>
          <table:table-cell office:value-type="float" office:value="28.513319">
            <text:p>28,513319</text:p>
          </table:table-cell>
          <table:table-cell office:value-type="float" office:value="32.62264">
            <text:p>32,62264</text:p>
          </table:table-cell>
          <table:table-cell office:value-type="float" office:value="39.59012">
            <text:p>39,59012</text:p>
          </table:table-cell>
          <table:table-cell office:value-type="float" office:value="34.923753">
            <text:p>34,923753</text:p>
          </table:table-cell>
          <table:table-cell office:value-type="float" office:value="35.641111">
            <text:p>35,641111</text:p>
          </table:table-cell>
          <table:table-cell office:value-type="float" office:value="39.582227">
            <text:p>39,582227</text:p>
          </table:table-cell>
          <table:table-cell office:value-type="float" office:value="40.294857">
            <text:p>40,294857</text:p>
          </table:table-cell>
          <table:table-cell office:value-type="float" office:value="34.463838">
            <text:p>34,463838</text:p>
          </table:table-cell>
          <table:table-cell office:value-type="float" office:value="36.796335">
            <text:p>36,796335</text:p>
          </table:table-cell>
          <table:table-cell office:value-type="float" office:value="34.607097">
            <text:p>34,607097</text:p>
          </table:table-cell>
          <table:table-cell office:value-type="float" office:value="30.768999">
            <text:p>30,768999</text:p>
          </table:table-cell>
          <table:table-cell office:value-type="float" office:value="31.532339">
            <text:p>31,532339</text:p>
          </table:table-cell>
          <table:table-cell office:value-type="float" office:value="34.135778">
            <text:p>34,135778</text:p>
          </table:table-cell>
          <table:table-cell office:value-type="float" office:value="33.854001">
            <text:p>33,854001</text:p>
          </table:table-cell>
          <table:table-cell office:value-type="float" office:value="41.055909">
            <text:p>41,055909</text:p>
          </table:table-cell>
          <table:table-cell office:value-type="float" office:value="41.704762">
            <text:p>41,704762</text:p>
          </table:table-cell>
          <table:table-cell office:value-type="float" office:value="39.750509">
            <text:p>39,750509</text:p>
          </table:table-cell>
          <table:table-cell office:value-type="float" office:value="40.630094">
            <text:p>40,630094</text:p>
          </table:table-cell>
          <table:table-cell office:value-type="float" office:value="40.205771">
            <text:p>40,205771</text:p>
          </table:table-cell>
          <table:table-cell office:value-type="float" office:value="29.66982">
            <text:p>29,66982</text:p>
          </table:table-cell>
          <table:table-cell office:value-type="float" office:value="42.87401">
            <text:p>42,87401</text:p>
          </table:table-cell>
          <table:table-cell office:value-type="float" office:value="29.522598">
            <text:p>29,522598</text:p>
          </table:table-cell>
          <table:table-cell office:value-type="float" office:value="30.231796">
            <text:p>30,231796</text:p>
          </table:table-cell>
          <table:table-cell office:value-type="float" office:value="40.164799">
            <text:p>40,164799</text:p>
          </table:table-cell>
          <table:table-cell office:value-type="float" office:value="34.579474">
            <text:p>34,579474</text:p>
          </table:table-cell>
          <table:table-cell office:value-type="float" office:value="33.549281">
            <text:p>33,549281</text:p>
          </table:table-cell>
          <table:table-cell office:value-type="float" office:value="45.663723">
            <text:p>45,663723</text:p>
          </table:table-cell>
          <table:table-cell office:value-type="float" office:value="30.493547">
            <text:p>30,493547</text:p>
          </table:table-cell>
          <table:table-cell office:value-type="float" office:value="29.669691">
            <text:p>29,669691</text:p>
          </table:table-cell>
          <table:table-cell office:value-type="float" office:value="32.739405">
            <text:p>32,739405</text:p>
          </table:table-cell>
          <table:table-cell office:value-type="float" office:value="40.247263">
            <text:p>40,247263</text:p>
          </table:table-cell>
          <table:table-cell office:value-type="float" office:value="40.314214">
            <text:p>40,314214</text:p>
          </table:table-cell>
          <table:table-cell office:value-type="float" office:value="32.952769">
            <text:p>32,952769</text:p>
          </table:table-cell>
          <table:table-cell office:value-type="float" office:value="35.111052">
            <text:p>35,111052</text:p>
          </table:table-cell>
          <table:table-cell office:value-type="float" office:value="36.920078">
            <text:p>36,920078</text:p>
          </table:table-cell>
          <table:table-cell office:value-type="float" office:value="39.496632">
            <text:p>39,496632</text:p>
          </table:table-cell>
          <table:table-cell office:value-type="float" office:value="39.167807">
            <text:p>39,167807</text:p>
          </table:table-cell>
          <table:table-cell office:value-type="float" office:value="38.696882">
            <text:p>38,696882</text:p>
          </table:table-cell>
          <table:table-cell office:value-type="float" office:value="31.875517">
            <text:p>31,875517</text:p>
          </table:table-cell>
          <table:table-cell office:value-type="float" office:value="35.942119">
            <text:p>35,942119</text:p>
          </table:table-cell>
          <table:table-cell office:value-type="float" office:value="30.633702">
            <text:p>30,633702</text:p>
          </table:table-cell>
          <table:table-cell office:value-type="float" office:value="39.81578">
            <text:p>39,81578</text:p>
          </table:table-cell>
          <table:table-cell office:value-type="float" office:value="30.278634">
            <text:p>30,278634</text:p>
          </table:table-cell>
          <table:table-cell office:value-type="float" office:value="29.422264">
            <text:p>29,422264</text:p>
          </table:table-cell>
          <table:table-cell office:value-type="float" office:value="35.503033">
            <text:p>35,503033</text:p>
          </table:table-cell>
          <table:table-cell office:value-type="float" office:value="36.105938">
            <text:p>36,105938</text:p>
          </table:table-cell>
          <table:table-cell office:value-type="float" office:value="36.124239">
            <text:p>36,124239</text:p>
          </table:table-cell>
          <table:table-cell office:value-type="float" office:value="37.855099">
            <text:p>37,855099</text:p>
          </table:table-cell>
          <table:table-cell office:value-type="float" office:value="44.201213">
            <text:p>44,201213</text:p>
          </table:table-cell>
          <table:table-cell office:value-type="float" office:value="29.605014">
            <text:p>29,605014</text:p>
          </table:table-cell>
          <table:table-cell office:value-type="float" office:value="38.033995">
            <text:p>38,033995</text:p>
          </table:table-cell>
          <table:table-cell office:value-type="float" office:value="31.900586">
            <text:p>31,900586</text:p>
          </table:table-cell>
          <table:table-cell office:value-type="float" office:value="33.205863">
            <text:p>33,205863</text:p>
          </table:table-cell>
          <table:table-cell office:value-type="float" office:value="33.36116">
            <text:p>33,36116</text:p>
          </table:table-cell>
          <table:table-cell office:value-type="float" office:value="33.44693">
            <text:p>33,44693</text:p>
          </table:table-cell>
          <table:table-cell office:value-type="float" office:value="31.302721">
            <text:p>31,302721</text:p>
          </table:table-cell>
          <table:table-cell office:value-type="float" office:value="29.276776">
            <text:p>29,276776</text:p>
          </table:table-cell>
          <table:table-cell office:value-type="float" office:value="34.886925">
            <text:p>34,886925</text:p>
          </table:table-cell>
          <table:table-cell office:value-type="float" office:value="36.362586">
            <text:p>36,362586</text:p>
          </table:table-cell>
          <table:table-cell office:value-type="float" office:value="40.009876">
            <text:p>40,009876</text:p>
          </table:table-cell>
          <table:table-cell office:value-type="float" office:value="27.60132">
            <text:p>27,60132</text:p>
          </table:table-cell>
          <table:table-cell office:value-type="float" office:value="34.365445">
            <text:p>34,365445</text:p>
          </table:table-cell>
          <table:table-cell office:value-type="float" office:value="32.529087">
            <text:p>32,529087</text:p>
          </table:table-cell>
          <table:table-cell office:value-type="float" office:value="32.911783">
            <text:p>32,911783</text:p>
          </table:table-cell>
          <table:table-cell office:value-type="float" office:value="40.15918">
            <text:p>40,15918</text:p>
          </table:table-cell>
          <table:table-cell office:value-type="float" office:value="33.666473">
            <text:p>33,666473</text:p>
          </table:table-cell>
          <table:table-cell office:value-type="float" office:value="33.429781">
            <text:p>33,429781</text:p>
          </table:table-cell>
          <table:table-cell office:value-type="float" office:value="28.142044">
            <text:p>28,142044</text:p>
          </table:table-cell>
          <table:table-cell office:value-type="float" office:value="29.499144">
            <text:p>29,499144</text:p>
          </table:table-cell>
          <table:table-cell office:value-type="float" office:value="31.771644">
            <text:p>31,771644</text:p>
          </table:table-cell>
          <table:table-cell office:value-type="float" office:value="32.209717">
            <text:p>32,209717</text:p>
          </table:table-cell>
          <table:table-cell office:value-type="float" office:value="28.426201">
            <text:p>28,426201</text:p>
          </table:table-cell>
          <table:table-cell office:value-type="float" office:value="36.231087">
            <text:p>36,231087</text:p>
          </table:table-cell>
          <table:table-cell office:value-type="float" office:value="30.875797">
            <text:p>30,875797</text:p>
          </table:table-cell>
          <table:table-cell office:value-type="float" office:value="27.820965">
            <text:p>27,820965</text:p>
          </table:table-cell>
          <table:table-cell office:value-type="float" office:value="39.252735">
            <text:p>39,252735</text:p>
          </table:table-cell>
          <table:table-cell office:value-type="float" office:value="37.832509">
            <text:p>37,832509</text:p>
          </table:table-cell>
          <table:table-cell office:value-type="float" office:value="31.014371">
            <text:p>31,014371</text:p>
          </table:table-cell>
          <table:table-cell office:value-type="float" office:value="32.440353">
            <text:p>32,440353</text:p>
          </table:table-cell>
          <table:table-cell office:value-type="float" office:value="30.263588">
            <text:p>30,263588</text:p>
          </table:table-cell>
          <table:table-cell office:value-type="float" office:value="29.958323">
            <text:p>29,958323</text:p>
          </table:table-cell>
          <table:table-cell office:value-type="float" office:value="28.87407">
            <text:p>28,87407</text:p>
          </table:table-cell>
          <table:table-cell office:value-type="float" office:value="33.100357">
            <text:p>33,100357</text:p>
          </table:table-cell>
          <table:table-cell office:value-type="float" office:value="28.706606">
            <text:p>28,706606</text:p>
          </table:table-cell>
          <table:table-cell office:value-type="float" office:value="35.31831">
            <text:p>35,31831</text:p>
          </table:table-cell>
          <table:table-cell office:value-type="float" office:value="28.370486">
            <text:p>28,370486</text:p>
          </table:table-cell>
          <table:table-cell office:value-type="float" office:value="30.137242">
            <text:p>30,137242</text:p>
          </table:table-cell>
          <table:table-cell office:value-type="float" office:value="30.086936">
            <text:p>30,086936</text:p>
          </table:table-cell>
          <table:table-cell office:value-type="float" office:value="35.98018">
            <text:p>35,98018</text:p>
          </table:table-cell>
          <table:table-cell office:value-type="float" office:value="28.467103">
            <text:p>28,467103</text:p>
          </table:table-cell>
          <table:table-cell office:value-type="float" office:value="34.973864">
            <text:p>34,973864</text:p>
          </table:table-cell>
          <table:table-cell office:value-type="float" office:value="25.059551">
            <text:p>25,059551</text:p>
          </table:table-cell>
          <table:table-cell office:value-type="float" office:value="35.005953">
            <text:p>35,005953</text:p>
          </table:table-cell>
          <table:table-cell office:value-type="float" office:value="27.495977">
            <text:p>27,495977</text:p>
          </table:table-cell>
          <table:table-cell office:value-type="float" office:value="33.126652">
            <text:p>33,126652</text:p>
          </table:table-cell>
          <table:table-cell office:value-type="float" office:value="31.178961">
            <text:p>31,178961</text:p>
          </table:table-cell>
          <table:table-cell office:value-type="float" office:value="36.224097">
            <text:p>36,224097</text:p>
          </table:table-cell>
          <table:table-cell office:value-type="float" office:value="34.488823">
            <text:p>34,488823</text:p>
          </table:table-cell>
          <table:table-cell office:value-type="float" office:value="32.678798">
            <text:p>32,678798</text:p>
          </table:table-cell>
          <table:table-cell office:value-type="float" office:value="34.598399">
            <text:p>34,598399</text:p>
          </table:table-cell>
          <table:table-cell office:value-type="float" office:value="26.7166">
            <text:p>26,7166</text:p>
          </table:table-cell>
          <table:table-cell office:value-type="float" office:value="24.055192">
            <text:p>24,055192</text:p>
          </table:table-cell>
          <table:table-cell office:value-type="float" office:value="32.186034">
            <text:p>32,186034</text:p>
          </table:table-cell>
          <table:table-cell office:value-type="float" office:value="32.035689">
            <text:p>32,035689</text:p>
          </table:table-cell>
          <table:table-cell office:value-type="float" office:value="32.224214">
            <text:p>32,224214</text:p>
          </table:table-cell>
          <table:table-cell office:value-type="float" office:value="31.245098">
            <text:p>31,245098</text:p>
          </table:table-cell>
          <table:table-cell office:value-type="float" office:value="26.094807">
            <text:p>26,094807</text:p>
          </table:table-cell>
          <table:table-cell office:value-type="float" office:value="29.381012">
            <text:p>29,381012</text:p>
          </table:table-cell>
          <table:table-cell office:value-type="float" office:value="27.713184">
            <text:p>27,713184</text:p>
          </table:table-cell>
          <table:table-cell office:value-type="float" office:value="33.254858">
            <text:p>33,254858</text:p>
          </table:table-cell>
          <table:table-cell office:value-type="float" office:value="30.686045">
            <text:p>30,686045</text:p>
          </table:table-cell>
          <table:table-cell office:value-type="float" office:value="36.330398">
            <text:p>36,330398</text:p>
          </table:table-cell>
          <table:table-cell office:value-type="float" office:value="27.997511">
            <text:p>27,997511</text:p>
          </table:table-cell>
          <table:table-cell office:value-type="float" office:value="26.158469">
            <text:p>26,158469</text:p>
          </table:table-cell>
          <table:table-cell office:value-type="float" office:value="35.285655">
            <text:p>35,285655</text:p>
          </table:table-cell>
          <table:table-cell office:value-type="float" office:value="31.588688">
            <text:p>31,588688</text:p>
          </table:table-cell>
          <table:table-cell office:value-type="float" office:value="27.552329">
            <text:p>27,552329</text:p>
          </table:table-cell>
          <table:table-cell office:value-type="float" office:value="33.328069">
            <text:p>33,328069</text:p>
          </table:table-cell>
          <table:table-cell office:value-type="float" office:value="30.020277">
            <text:p>30,020277</text:p>
          </table:table-cell>
          <table:table-cell office:value-type="float" office:value="33.795391">
            <text:p>33,795391</text:p>
          </table:table-cell>
          <table:table-cell office:value-type="float" office:value="28.343356">
            <text:p>28,343356</text:p>
          </table:table-cell>
          <table:table-cell office:value-type="float" office:value="30.76845">
            <text:p>30,76845</text:p>
          </table:table-cell>
          <table:table-cell office:value-type="float" office:value="31.532153">
            <text:p>31,532153</text:p>
          </table:table-cell>
          <table:table-cell office:value-type="float" office:value="25.400946">
            <text:p>25,400946</text:p>
          </table:table-cell>
          <table:table-cell office:value-type="float" office:value="30.906434">
            <text:p>30,906434</text:p>
          </table:table-cell>
          <table:table-cell office:value-type="float" office:value="32.761915">
            <text:p>32,761915</text:p>
          </table:table-cell>
          <table:table-cell office:value-type="float" office:value="29.896719">
            <text:p>29,896719</text:p>
          </table:table-cell>
          <table:table-cell office:value-type="float" office:value="32.767423">
            <text:p>32,767423</text:p>
          </table:table-cell>
          <table:table-cell office:value-type="float" office:value="30.514525">
            <text:p>30,514525</text:p>
          </table:table-cell>
          <table:table-cell office:value-type="float" office:value="28.91305">
            <text:p>28,91305</text:p>
          </table:table-cell>
          <table:table-cell office:value-type="float" office:value="28.926218">
            <text:p>28,926218</text:p>
          </table:table-cell>
          <table:table-cell office:value-type="float" office:value="27.040069">
            <text:p>27,040069</text:p>
          </table:table-cell>
          <table:table-cell office:value-type="float" office:value="30.801201">
            <text:p>30,801201</text:p>
          </table:table-cell>
          <table:table-cell office:value-type="float" office:value="28.900709">
            <text:p>28,900709</text:p>
          </table:table-cell>
          <table:table-cell office:value-type="float" office:value="29.078012">
            <text:p>29,078012</text:p>
          </table:table-cell>
          <table:table-cell office:value-type="float" office:value="31.404059">
            <text:p>31,404059</text:p>
          </table:table-cell>
          <table:table-cell office:value-type="float" office:value="34.142643">
            <text:p>34,142643</text:p>
          </table:table-cell>
          <table:table-cell office:value-type="float" office:value="36.114928">
            <text:p>36,114928</text:p>
          </table:table-cell>
          <table:table-cell office:value-type="float" office:value="31.712027">
            <text:p>31,712027</text:p>
          </table:table-cell>
          <table:table-cell office:value-type="float" office:value="32.624439">
            <text:p>32,624439</text:p>
          </table:table-cell>
          <table:table-cell office:value-type="float" office:value="26.677759">
            <text:p>26,677759</text:p>
          </table:table-cell>
          <table:table-cell office:value-type="float" office:value="29.418243">
            <text:p>29,418243</text:p>
          </table:table-cell>
          <table:table-cell office:value-type="float" office:value="29.824661">
            <text:p>29,824661</text:p>
          </table:table-cell>
          <table:table-cell office:value-type="float" office:value="31.260158">
            <text:p>31,260158</text:p>
          </table:table-cell>
          <table:table-cell office:value-type="float" office:value="28.407453">
            <text:p>28,407453</text:p>
          </table:table-cell>
          <table:table-cell office:value-type="float" office:value="26.895012">
            <text:p>26,895012</text:p>
          </table:table-cell>
          <table:table-cell office:value-type="float" office:value="28.864283">
            <text:p>28,864283</text:p>
          </table:table-cell>
          <table:table-cell office:value-type="float" office:value="30.689917">
            <text:p>30,689917</text:p>
          </table:table-cell>
          <table:table-cell office:value-type="float" office:value="29.946017">
            <text:p>29,946017</text:p>
          </table:table-cell>
          <table:table-cell office:value-type="float" office:value="27.57058">
            <text:p>27,57058</text:p>
          </table:table-cell>
          <table:table-cell office:value-type="float" office:value="29.33217">
            <text:p>29,33217</text:p>
          </table:table-cell>
          <table:table-cell office:value-type="float" office:value="30.647697">
            <text:p>30,647697</text:p>
          </table:table-cell>
          <table:table-cell office:value-type="float" office:value="25.51428">
            <text:p>25,51428</text:p>
          </table:table-cell>
          <table:table-cell office:value-type="float" office:value="26.504747">
            <text:p>26,504747</text:p>
          </table:table-cell>
          <table:table-cell office:value-type="float" office:value="26.902104">
            <text:p>26,902104</text:p>
          </table:table-cell>
          <table:table-cell office:value-type="float" office:value="28.298385">
            <text:p>28,298385</text:p>
          </table:table-cell>
          <table:table-cell office:value-type="float" office:value="29.049667">
            <text:p>29,049667</text:p>
          </table:table-cell>
          <table:table-cell office:value-type="float" office:value="26.494583">
            <text:p>26,494583</text:p>
          </table:table-cell>
          <table:table-cell office:value-type="float" office:value="28.72272">
            <text:p>28,72272</text:p>
          </table:table-cell>
          <table:table-cell office:value-type="float" office:value="24.147941">
            <text:p>24,147941</text:p>
          </table:table-cell>
          <table:table-cell office:value-type="float" office:value="25.836277">
            <text:p>25,836277</text:p>
          </table:table-cell>
          <table:table-cell office:value-type="float" office:value="25.748361">
            <text:p>25,748361</text:p>
          </table:table-cell>
          <table:table-cell office:value-type="float" office:value="28.513741">
            <text:p>28,513741</text:p>
          </table:table-cell>
          <table:table-cell office:value-type="float" office:value="29.900164">
            <text:p>29,900164</text:p>
          </table:table-cell>
          <table:table-cell office:value-type="float" office:value="30.499313">
            <text:p>30,499313</text:p>
          </table:table-cell>
          <table:table-cell office:value-type="float" office:value="26.301607">
            <text:p>26,301607</text:p>
          </table:table-cell>
          <table:table-cell office:value-type="float" office:value="25.577138">
            <text:p>25,577138</text:p>
          </table:table-cell>
          <table:table-cell office:value-type="float" office:value="27.769463">
            <text:p>27,769463</text:p>
          </table:table-cell>
          <table:table-cell office:value-type="float" office:value="22.919174">
            <text:p>22,919174</text:p>
          </table:table-cell>
          <table:table-cell office:value-type="float" office:value="26.937813">
            <text:p>26,937813</text:p>
          </table:table-cell>
          <table:table-cell office:value-type="float" office:value="25.935931">
            <text:p>25,935931</text:p>
          </table:table-cell>
          <table:table-cell office:value-type="float" office:value="26.900047">
            <text:p>26,900047</text:p>
          </table:table-cell>
          <table:table-cell office:value-type="float" office:value="21.86285">
            <text:p>21,86285</text:p>
          </table:table-cell>
          <table:table-cell office:value-type="float" office:value="29.338427">
            <text:p>29,338427</text:p>
          </table:table-cell>
          <table:table-cell office:value-type="float" office:value="25.392402">
            <text:p>25,392402</text:p>
          </table:table-cell>
          <table:table-cell office:value-type="float" office:value="22.245226">
            <text:p>22,245226</text:p>
          </table:table-cell>
          <table:table-cell office:value-type="float" office:value="26.5035">
            <text:p>26,5035</text:p>
          </table:table-cell>
          <table:table-cell office:value-type="float" office:value="28.623254">
            <text:p>28,623254</text:p>
          </table:table-cell>
          <table:table-cell office:value-type="float" office:value="23.523621">
            <text:p>23,523621</text:p>
          </table:table-cell>
          <table:table-cell office:value-type="float" office:value="25.645131">
            <text:p>25,645131</text:p>
          </table:table-cell>
          <table:table-cell office:value-type="float" office:value="27.705274">
            <text:p>27,705274</text:p>
          </table:table-cell>
          <table:table-cell office:value-type="float" office:value="24.026521">
            <text:p>24,026521</text:p>
          </table:table-cell>
          <table:table-cell office:value-type="float" office:value="25.581814">
            <text:p>25,581814</text:p>
          </table:table-cell>
          <table:table-cell office:value-type="float" office:value="25.052589">
            <text:p>25,052589</text:p>
          </table:table-cell>
          <table:table-cell office:value-type="float" office:value="23.067014">
            <text:p>23,067014</text:p>
          </table:table-cell>
          <table:table-cell office:value-type="float" office:value="23.48816">
            <text:p>23,48816</text:p>
          </table:table-cell>
          <table:table-cell office:value-type="float" office:value="22.72976">
            <text:p>22,72976</text:p>
          </table:table-cell>
          <table:table-cell office:value-type="float" office:value="25.057845">
            <text:p>25,057845</text:p>
          </table:table-cell>
          <table:table-cell office:value-type="float" office:value="27.093566">
            <text:p>27,093566</text:p>
          </table:table-cell>
          <table:table-cell office:value-type="float" office:value="23.185459">
            <text:p>23,185459</text:p>
          </table:table-cell>
          <table:table-cell office:value-type="float" office:value="24.774153">
            <text:p>24,774153</text:p>
          </table:table-cell>
          <table:table-cell office:value-type="float" office:value="20.77716">
            <text:p>20,77716</text:p>
          </table:table-cell>
          <table:table-cell office:value-type="float" office:value="22.661807">
            <text:p>22,661807</text:p>
          </table:table-cell>
          <table:table-cell office:value-type="float" office:value="27.848303">
            <text:p>27,848303</text:p>
          </table:table-cell>
          <table:table-cell office:value-type="float" office:value="24.428618">
            <text:p>24,428618</text:p>
          </table:table-cell>
          <table:table-cell office:value-type="float" office:value="23.859731">
            <text:p>23,859731</text:p>
          </table:table-cell>
          <table:table-cell office:value-type="float" office:value="23.658813">
            <text:p>23,658813</text:p>
          </table:table-cell>
          <table:table-cell office:value-type="float" office:value="25.496873">
            <text:p>25,496873</text:p>
          </table:table-cell>
          <table:table-cell office:value-type="float" office:value="26.078943">
            <text:p>26,078943</text:p>
          </table:table-cell>
          <table:table-cell office:value-type="float" office:value="21.714616">
            <text:p>21,714616</text:p>
          </table:table-cell>
          <table:table-cell office:value-type="float" office:value="24.850719">
            <text:p>24,850719</text:p>
          </table:table-cell>
          <table:table-cell office:value-type="float" office:value="20.19968">
            <text:p>20,19968</text:p>
          </table:table-cell>
          <table:table-cell office:value-type="float" office:value="27.056154">
            <text:p>27,056154</text:p>
          </table:table-cell>
          <table:table-cell office:value-type="float" office:value="25.920983">
            <text:p>25,920983</text:p>
          </table:table-cell>
          <table:table-cell office:value-type="float" office:value="26.546434">
            <text:p>26,546434</text:p>
          </table:table-cell>
          <table:table-cell office:value-type="float" office:value="24.393562">
            <text:p>24,393562</text:p>
          </table:table-cell>
          <table:table-cell office:value-type="float" office:value="20.009235">
            <text:p>20,009235</text:p>
          </table:table-cell>
          <table:table-cell office:value-type="float" office:value="25.589143">
            <text:p>25,589143</text:p>
          </table:table-cell>
          <table:table-cell office:value-type="float" office:value="23.599402">
            <text:p>23,599402</text:p>
          </table:table-cell>
          <table:table-cell office:value-type="float" office:value="22.052513">
            <text:p>22,052513</text:p>
          </table:table-cell>
          <table:table-cell office:value-type="float" office:value="23.561823">
            <text:p>23,561823</text:p>
          </table:table-cell>
          <table:table-cell office:value-type="float" office:value="21.98421">
            <text:p>21,98421</text:p>
          </table:table-cell>
          <table:table-cell office:value-type="float" office:value="24.2578">
            <text:p>24,2578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391.138258">
            <text:p>391,138258</text:p>
          </table:table-cell>
          <table:table-cell office:value-type="float" office:value="237.171098">
            <text:p>237,171098</text:p>
          </table:table-cell>
          <table:table-cell office:value-type="float" office:value="141.887183">
            <text:p>141,887183</text:p>
          </table:table-cell>
          <table:table-cell office:value-type="float" office:value="106.342009">
            <text:p>106,342009</text:p>
          </table:table-cell>
          <table:table-cell office:value-type="float" office:value="90.297789">
            <text:p>90,297789</text:p>
          </table:table-cell>
          <table:table-cell office:value-type="float" office:value="93.024845">
            <text:p>93,024845</text:p>
          </table:table-cell>
          <table:table-cell office:value-type="float" office:value="94.726192">
            <text:p>94,726192</text:p>
          </table:table-cell>
          <table:table-cell office:value-type="float" office:value="99.159507">
            <text:p>99,159507</text:p>
          </table:table-cell>
          <table:table-cell office:value-type="float" office:value="103.272952">
            <text:p>103,272952</text:p>
          </table:table-cell>
          <table:table-cell office:value-type="float" office:value="106.7196">
            <text:p>106,7196</text:p>
          </table:table-cell>
          <table:table-cell office:value-type="float" office:value="115.210095">
            <text:p>115,210095</text:p>
          </table:table-cell>
          <table:table-cell office:value-type="float" office:value="139.938413">
            <text:p>139,938413</text:p>
          </table:table-cell>
          <table:table-cell office:value-type="float" office:value="104.462347">
            <text:p>104,462347</text:p>
          </table:table-cell>
          <table:table-cell office:value-type="float" office:value="110.175173">
            <text:p>110,175173</text:p>
          </table:table-cell>
          <table:table-cell office:value-type="float" office:value="130.670362">
            <text:p>130,670362</text:p>
          </table:table-cell>
          <table:table-cell office:value-type="float" office:value="109.671796">
            <text:p>109,671796</text:p>
          </table:table-cell>
          <table:table-cell office:value-type="float" office:value="125.07615">
            <text:p>125,07615</text:p>
          </table:table-cell>
          <table:table-cell office:value-type="float" office:value="109.013297">
            <text:p>109,013297</text:p>
          </table:table-cell>
          <table:table-cell office:value-type="float" office:value="117.547255">
            <text:p>117,547255</text:p>
          </table:table-cell>
          <table:table-cell office:value-type="float" office:value="100.176709">
            <text:p>100,176709</text:p>
          </table:table-cell>
          <table:table-cell office:value-type="float" office:value="98.328711">
            <text:p>98,328711</text:p>
          </table:table-cell>
          <table:table-cell office:value-type="float" office:value="117.793977">
            <text:p>117,793977</text:p>
          </table:table-cell>
          <table:table-cell office:value-type="float" office:value="104.569232">
            <text:p>104,569232</text:p>
          </table:table-cell>
          <table:table-cell office:value-type="float" office:value="97.17609">
            <text:p>97,17609</text:p>
          </table:table-cell>
          <table:table-cell office:value-type="float" office:value="118.473409">
            <text:p>118,473409</text:p>
          </table:table-cell>
          <table:table-cell office:value-type="float" office:value="95.709416">
            <text:p>95,709416</text:p>
          </table:table-cell>
          <table:table-cell office:value-type="float" office:value="97.641484">
            <text:p>97,641484</text:p>
          </table:table-cell>
          <table:table-cell office:value-type="float" office:value="89.005124">
            <text:p>89,005124</text:p>
          </table:table-cell>
          <table:table-cell office:value-type="float" office:value="94.008856">
            <text:p>94,008856</text:p>
          </table:table-cell>
          <table:table-cell office:value-type="float" office:value="92.319776">
            <text:p>92,319776</text:p>
          </table:table-cell>
          <table:table-cell office:value-type="float" office:value="97.9795">
            <text:p>97,9795</text:p>
          </table:table-cell>
          <table:table-cell office:value-type="float" office:value="93.508862">
            <text:p>93,508862</text:p>
          </table:table-cell>
          <table:table-cell office:value-type="float" office:value="90.508651">
            <text:p>90,508651</text:p>
          </table:table-cell>
          <table:table-cell office:value-type="float" office:value="87.534839">
            <text:p>87,534839</text:p>
          </table:table-cell>
          <table:table-cell office:value-type="float" office:value="86.617119">
            <text:p>86,617119</text:p>
          </table:table-cell>
          <table:table-cell office:value-type="float" office:value="84.728708">
            <text:p>84,728708</text:p>
          </table:table-cell>
          <table:table-cell office:value-type="float" office:value="88.609935">
            <text:p>88,609935</text:p>
          </table:table-cell>
          <table:table-cell office:value-type="float" office:value="84.591056">
            <text:p>84,591056</text:p>
          </table:table-cell>
          <table:table-cell office:value-type="float" office:value="84.264201">
            <text:p>84,264201</text:p>
          </table:table-cell>
          <table:table-cell office:value-type="float" office:value="79.465387">
            <text:p>79,465387</text:p>
          </table:table-cell>
          <table:table-cell office:value-type="float" office:value="84.711703">
            <text:p>84,711703</text:p>
          </table:table-cell>
          <table:table-cell office:value-type="float" office:value="75.672296">
            <text:p>75,672296</text:p>
          </table:table-cell>
          <table:table-cell office:value-type="float" office:value="77.918527">
            <text:p>77,918527</text:p>
          </table:table-cell>
          <table:table-cell office:value-type="float" office:value="78.407736">
            <text:p>78,407736</text:p>
          </table:table-cell>
          <table:table-cell office:value-type="float" office:value="80.151731">
            <text:p>80,151731</text:p>
          </table:table-cell>
          <table:table-cell office:value-type="float" office:value="79.722431">
            <text:p>79,722431</text:p>
          </table:table-cell>
          <table:table-cell office:value-type="float" office:value="80.801896">
            <text:p>80,801896</text:p>
          </table:table-cell>
          <table:table-cell office:value-type="float" office:value="80.142958">
            <text:p>80,142958</text:p>
          </table:table-cell>
          <table:table-cell office:value-type="float" office:value="81.800377">
            <text:p>81,800377</text:p>
          </table:table-cell>
          <table:table-cell office:value-type="float" office:value="77.422682">
            <text:p>77,422682</text:p>
          </table:table-cell>
          <table:table-cell office:value-type="float" office:value="79.968922">
            <text:p>79,968922</text:p>
          </table:table-cell>
          <table:table-cell office:value-type="float" office:value="77.629844">
            <text:p>77,629844</text:p>
          </table:table-cell>
          <table:table-cell office:value-type="float" office:value="73.609007">
            <text:p>73,609007</text:p>
          </table:table-cell>
          <table:table-cell office:value-type="float" office:value="75.294449">
            <text:p>75,294449</text:p>
          </table:table-cell>
          <table:table-cell office:value-type="float" office:value="77.273551">
            <text:p>77,273551</text:p>
          </table:table-cell>
          <table:table-cell office:value-type="float" office:value="75.483695">
            <text:p>75,483695</text:p>
          </table:table-cell>
          <table:table-cell office:value-type="float" office:value="78.568947">
            <text:p>78,568947</text:p>
          </table:table-cell>
          <table:table-cell office:value-type="float" office:value="72.05534">
            <text:p>72,05534</text:p>
          </table:table-cell>
          <table:table-cell office:value-type="float" office:value="73.760134">
            <text:p>73,760134</text:p>
          </table:table-cell>
          <table:table-cell office:value-type="float" office:value="77.725903">
            <text:p>77,725903</text:p>
          </table:table-cell>
          <table:table-cell office:value-type="float" office:value="76.259153">
            <text:p>76,259153</text:p>
          </table:table-cell>
          <table:table-cell office:value-type="float" office:value="76.668906">
            <text:p>76,668906</text:p>
          </table:table-cell>
          <table:table-cell office:value-type="float" office:value="82.807674">
            <text:p>82,807674</text:p>
          </table:table-cell>
          <table:table-cell office:value-type="float" office:value="75.303636">
            <text:p>75,303636</text:p>
          </table:table-cell>
          <table:table-cell office:value-type="float" office:value="77.23957">
            <text:p>77,23957</text:p>
          </table:table-cell>
          <table:table-cell office:value-type="float" office:value="71.29809">
            <text:p>71,29809</text:p>
          </table:table-cell>
          <table:table-cell office:value-type="float" office:value="74.734737">
            <text:p>74,734737</text:p>
          </table:table-cell>
          <table:table-cell office:value-type="float" office:value="75.557139">
            <text:p>75,557139</text:p>
          </table:table-cell>
          <table:table-cell office:value-type="float" office:value="78.999225">
            <text:p>78,999225</text:p>
          </table:table-cell>
          <table:table-cell office:value-type="float" office:value="70.324884">
            <text:p>70,324884</text:p>
          </table:table-cell>
          <table:table-cell office:value-type="float" office:value="69.94573">
            <text:p>69,94573</text:p>
          </table:table-cell>
          <table:table-cell office:value-type="float" office:value="79.154188">
            <text:p>79,154188</text:p>
          </table:table-cell>
          <table:table-cell office:value-type="float" office:value="69.90473">
            <text:p>69,90473</text:p>
          </table:table-cell>
          <table:table-cell office:value-type="float" office:value="80.828868">
            <text:p>80,828868</text:p>
          </table:table-cell>
          <table:table-cell office:value-type="float" office:value="72.052764">
            <text:p>72,052764</text:p>
          </table:table-cell>
          <table:table-cell office:value-type="float" office:value="75.264373">
            <text:p>75,264373</text:p>
          </table:table-cell>
          <table:table-cell office:value-type="float" office:value="73.298065">
            <text:p>73,298065</text:p>
          </table:table-cell>
          <table:table-cell office:value-type="float" office:value="77.130009">
            <text:p>77,130009</text:p>
          </table:table-cell>
          <table:table-cell office:value-type="float" office:value="73.05204">
            <text:p>73,05204</text:p>
          </table:table-cell>
          <table:table-cell office:value-type="float" office:value="79.643593">
            <text:p>79,643593</text:p>
          </table:table-cell>
          <table:table-cell office:value-type="float" office:value="76.379175">
            <text:p>76,379175</text:p>
          </table:table-cell>
          <table:table-cell office:value-type="float" office:value="84.014021">
            <text:p>84,014021</text:p>
          </table:table-cell>
          <table:table-cell office:value-type="float" office:value="73.357068">
            <text:p>73,357068</text:p>
          </table:table-cell>
          <table:table-cell office:value-type="float" office:value="70.812545">
            <text:p>70,812545</text:p>
          </table:table-cell>
          <table:table-cell office:value-type="float" office:value="75.635969">
            <text:p>75,635969</text:p>
          </table:table-cell>
          <table:table-cell office:value-type="float" office:value="81.185695">
            <text:p>81,185695</text:p>
          </table:table-cell>
          <table:table-cell office:value-type="float" office:value="82.692359">
            <text:p>82,692359</text:p>
          </table:table-cell>
          <table:table-cell office:value-type="float" office:value="63.588517">
            <text:p>63,588517</text:p>
          </table:table-cell>
          <table:table-cell office:value-type="float" office:value="64.68231">
            <text:p>64,68231</text:p>
          </table:table-cell>
          <table:table-cell office:value-type="float" office:value="73.941775">
            <text:p>73,941775</text:p>
          </table:table-cell>
          <table:table-cell office:value-type="float" office:value="72.790932">
            <text:p>72,790932</text:p>
          </table:table-cell>
          <table:table-cell office:value-type="float" office:value="68.343856">
            <text:p>68,343856</text:p>
          </table:table-cell>
          <table:table-cell office:value-type="float" office:value="76.901876">
            <text:p>76,901876</text:p>
          </table:table-cell>
          <table:table-cell office:value-type="float" office:value="73.820138">
            <text:p>73,820138</text:p>
          </table:table-cell>
          <table:table-cell office:value-type="float" office:value="72.483219">
            <text:p>72,483219</text:p>
          </table:table-cell>
          <table:table-cell office:value-type="float" office:value="79.499891">
            <text:p>79,499891</text:p>
          </table:table-cell>
          <table:table-cell office:value-type="float" office:value="64.697906">
            <text:p>64,697906</text:p>
          </table:table-cell>
          <table:table-cell office:value-type="float" office:value="64.213198">
            <text:p>64,213198</text:p>
          </table:table-cell>
          <table:table-cell office:value-type="float" office:value="68.698143">
            <text:p>68,698143</text:p>
          </table:table-cell>
          <table:table-cell office:value-type="float" office:value="64.962448">
            <text:p>64,962448</text:p>
          </table:table-cell>
          <table:table-cell office:value-type="float" office:value="74.549891">
            <text:p>74,549891</text:p>
          </table:table-cell>
          <table:table-cell office:value-type="float" office:value="65.924351">
            <text:p>65,924351</text:p>
          </table:table-cell>
          <table:table-cell office:value-type="float" office:value="76.867921">
            <text:p>76,867921</text:p>
          </table:table-cell>
          <table:table-cell office:value-type="float" office:value="67.325078">
            <text:p>67,325078</text:p>
          </table:table-cell>
          <table:table-cell office:value-type="float" office:value="67.13869">
            <text:p>67,13869</text:p>
          </table:table-cell>
          <table:table-cell office:value-type="float" office:value="69.853547">
            <text:p>69,853547</text:p>
          </table:table-cell>
          <table:table-cell office:value-type="float" office:value="69.69315">
            <text:p>69,69315</text:p>
          </table:table-cell>
          <table:table-cell office:value-type="float" office:value="79.033563">
            <text:p>79,033563</text:p>
          </table:table-cell>
          <table:table-cell office:value-type="float" office:value="71.048458">
            <text:p>71,048458</text:p>
          </table:table-cell>
          <table:table-cell office:value-type="float" office:value="78.215218">
            <text:p>78,215218</text:p>
          </table:table-cell>
          <table:table-cell office:value-type="float" office:value="68.347862">
            <text:p>68,347862</text:p>
          </table:table-cell>
          <table:table-cell office:value-type="float" office:value="68.953486">
            <text:p>68,953486</text:p>
          </table:table-cell>
          <table:table-cell office:value-type="float" office:value="69.287203">
            <text:p>69,287203</text:p>
          </table:table-cell>
          <table:table-cell office:value-type="float" office:value="64.498776">
            <text:p>64,498776</text:p>
          </table:table-cell>
          <table:table-cell office:value-type="float" office:value="68.138134">
            <text:p>68,138134</text:p>
          </table:table-cell>
          <table:table-cell office:value-type="float" office:value="63.798923">
            <text:p>63,798923</text:p>
          </table:table-cell>
          <table:table-cell office:value-type="float" office:value="60.618688">
            <text:p>60,618688</text:p>
          </table:table-cell>
          <table:table-cell office:value-type="float" office:value="68.53346">
            <text:p>68,53346</text:p>
          </table:table-cell>
          <table:table-cell office:value-type="float" office:value="76.805335">
            <text:p>76,805335</text:p>
          </table:table-cell>
          <table:table-cell office:value-type="float" office:value="72.071268">
            <text:p>72,071268</text:p>
          </table:table-cell>
          <table:table-cell office:value-type="float" office:value="62.496521">
            <text:p>62,496521</text:p>
          </table:table-cell>
          <table:table-cell office:value-type="float" office:value="61.199971">
            <text:p>61,199971</text:p>
          </table:table-cell>
          <table:table-cell office:value-type="float" office:value="56.113133">
            <text:p>56,113133</text:p>
          </table:table-cell>
          <table:table-cell office:value-type="float" office:value="64.916212">
            <text:p>64,916212</text:p>
          </table:table-cell>
          <table:table-cell office:value-type="float" office:value="63.983462">
            <text:p>63,983462</text:p>
          </table:table-cell>
          <table:table-cell office:value-type="float" office:value="71.498149">
            <text:p>71,498149</text:p>
          </table:table-cell>
          <table:table-cell office:value-type="float" office:value="68.290781">
            <text:p>68,290781</text:p>
          </table:table-cell>
          <table:table-cell office:value-type="float" office:value="61.124196">
            <text:p>61,124196</text:p>
          </table:table-cell>
          <table:table-cell office:value-type="float" office:value="63.437941">
            <text:p>63,437941</text:p>
          </table:table-cell>
          <table:table-cell office:value-type="float" office:value="62.946134">
            <text:p>62,946134</text:p>
          </table:table-cell>
          <table:table-cell office:value-type="float" office:value="65.348062">
            <text:p>65,348062</text:p>
          </table:table-cell>
          <table:table-cell office:value-type="float" office:value="69.499715">
            <text:p>69,499715</text:p>
          </table:table-cell>
          <table:table-cell office:value-type="float" office:value="61.446286">
            <text:p>61,446286</text:p>
          </table:table-cell>
          <table:table-cell office:value-type="float" office:value="73.716636">
            <text:p>73,716636</text:p>
          </table:table-cell>
          <table:table-cell office:value-type="float" office:value="53.349441">
            <text:p>53,349441</text:p>
          </table:table-cell>
          <table:table-cell office:value-type="float" office:value="55.084381">
            <text:p>55,084381</text:p>
          </table:table-cell>
          <table:table-cell office:value-type="float" office:value="57.526969">
            <text:p>57,526969</text:p>
          </table:table-cell>
          <table:table-cell office:value-type="float" office:value="67.478556">
            <text:p>67,478556</text:p>
          </table:table-cell>
          <table:table-cell office:value-type="float" office:value="55.615167">
            <text:p>55,615167</text:p>
          </table:table-cell>
          <table:table-cell office:value-type="float" office:value="69.445491">
            <text:p>69,445491</text:p>
          </table:table-cell>
          <table:table-cell office:value-type="float" office:value="72.075322">
            <text:p>72,075322</text:p>
          </table:table-cell>
          <table:table-cell office:value-type="float" office:value="56.237528">
            <text:p>56,237528</text:p>
          </table:table-cell>
          <table:table-cell office:value-type="float" office:value="65.530312">
            <text:p>65,530312</text:p>
          </table:table-cell>
          <table:table-cell office:value-type="float" office:value="65.827876">
            <text:p>65,827876</text:p>
          </table:table-cell>
          <table:table-cell office:value-type="float" office:value="67.145828">
            <text:p>67,145828</text:p>
          </table:table-cell>
          <table:table-cell office:value-type="float" office:value="67.923088">
            <text:p>67,923088</text:p>
          </table:table-cell>
          <table:table-cell office:value-type="float" office:value="58.643898">
            <text:p>58,643898</text:p>
          </table:table-cell>
          <table:table-cell office:value-type="float" office:value="70.230286">
            <text:p>70,230286</text:p>
          </table:table-cell>
          <table:table-cell office:value-type="float" office:value="54.964168">
            <text:p>54,964168</text:p>
          </table:table-cell>
          <table:table-cell office:value-type="float" office:value="56.565779">
            <text:p>56,565779</text:p>
          </table:table-cell>
          <table:table-cell office:value-type="float" office:value="64.397304">
            <text:p>64,397304</text:p>
          </table:table-cell>
          <table:table-cell office:value-type="float" office:value="59.140527">
            <text:p>59,140527</text:p>
          </table:table-cell>
          <table:table-cell office:value-type="float" office:value="62.203728">
            <text:p>62,203728</text:p>
          </table:table-cell>
          <table:table-cell office:value-type="float" office:value="59.92902">
            <text:p>59,92902</text:p>
          </table:table-cell>
          <table:table-cell office:value-type="float" office:value="74.263346">
            <text:p>74,263346</text:p>
          </table:table-cell>
          <table:table-cell office:value-type="float" office:value="68.92388">
            <text:p>68,92388</text:p>
          </table:table-cell>
          <table:table-cell office:value-type="float" office:value="72.944781">
            <text:p>72,944781</text:p>
          </table:table-cell>
          <table:table-cell office:value-type="float" office:value="64.629905">
            <text:p>64,629905</text:p>
          </table:table-cell>
          <table:table-cell office:value-type="float" office:value="58.164377">
            <text:p>58,164377</text:p>
          </table:table-cell>
          <table:table-cell office:value-type="float" office:value="63.686053">
            <text:p>63,686053</text:p>
          </table:table-cell>
          <table:table-cell office:value-type="float" office:value="69.705418">
            <text:p>69,705418</text:p>
          </table:table-cell>
          <table:table-cell office:value-type="float" office:value="62.243344">
            <text:p>62,243344</text:p>
          </table:table-cell>
          <table:table-cell office:value-type="float" office:value="61.256778">
            <text:p>61,256778</text:p>
          </table:table-cell>
          <table:table-cell office:value-type="float" office:value="65.737117">
            <text:p>65,737117</text:p>
          </table:table-cell>
          <table:table-cell office:value-type="float" office:value="68.653494">
            <text:p>68,653494</text:p>
          </table:table-cell>
          <table:table-cell office:value-type="float" office:value="58.506753">
            <text:p>58,506753</text:p>
          </table:table-cell>
          <table:table-cell office:value-type="float" office:value="62.142179">
            <text:p>62,142179</text:p>
          </table:table-cell>
          <table:table-cell office:value-type="float" office:value="67.289636">
            <text:p>67,289636</text:p>
          </table:table-cell>
          <table:table-cell office:value-type="float" office:value="60.988667">
            <text:p>60,988667</text:p>
          </table:table-cell>
          <table:table-cell office:value-type="float" office:value="65.347057">
            <text:p>65,347057</text:p>
          </table:table-cell>
          <table:table-cell office:value-type="float" office:value="81.353519">
            <text:p>81,353519</text:p>
          </table:table-cell>
          <table:table-cell office:value-type="float" office:value="70.664505">
            <text:p>70,664505</text:p>
          </table:table-cell>
          <table:table-cell office:value-type="float" office:value="55.654949">
            <text:p>55,654949</text:p>
          </table:table-cell>
          <table:table-cell office:value-type="float" office:value="57.983627">
            <text:p>57,983627</text:p>
          </table:table-cell>
          <table:table-cell office:value-type="float" office:value="53.615911">
            <text:p>53,615911</text:p>
          </table:table-cell>
          <table:table-cell office:value-type="float" office:value="70.286174">
            <text:p>70,286174</text:p>
          </table:table-cell>
          <table:table-cell office:value-type="float" office:value="58.252836">
            <text:p>58,252836</text:p>
          </table:table-cell>
          <table:table-cell office:value-type="float" office:value="54.908336">
            <text:p>54,908336</text:p>
          </table:table-cell>
          <table:table-cell office:value-type="float" office:value="59.357315">
            <text:p>59,357315</text:p>
          </table:table-cell>
          <table:table-cell office:value-type="float" office:value="65.52502">
            <text:p>65,52502</text:p>
          </table:table-cell>
          <table:table-cell office:value-type="float" office:value="63.73725">
            <text:p>63,73725</text:p>
          </table:table-cell>
          <table:table-cell office:value-type="float" office:value="64.820403">
            <text:p>64,820403</text:p>
          </table:table-cell>
          <table:table-cell office:value-type="float" office:value="66.406538">
            <text:p>66,406538</text:p>
          </table:table-cell>
          <table:table-cell office:value-type="float" office:value="93.672458">
            <text:p>93,672458</text:p>
          </table:table-cell>
          <table:table-cell office:value-type="float" office:value="50.319988">
            <text:p>50,319988</text:p>
          </table:table-cell>
          <table:table-cell office:value-type="float" office:value="56.133851">
            <text:p>56,133851</text:p>
          </table:table-cell>
          <table:table-cell office:value-type="float" office:value="71.794258">
            <text:p>71,794258</text:p>
          </table:table-cell>
          <table:table-cell office:value-type="float" office:value="54.098955">
            <text:p>54,098955</text:p>
          </table:table-cell>
          <table:table-cell office:value-type="float" office:value="63.727322">
            <text:p>63,727322</text:p>
          </table:table-cell>
          <table:table-cell office:value-type="float" office:value="74.787696">
            <text:p>74,787696</text:p>
          </table:table-cell>
          <table:table-cell office:value-type="float" office:value="71.663238">
            <text:p>71,663238</text:p>
          </table:table-cell>
          <table:table-cell office:value-type="float" office:value="65.415444">
            <text:p>65,415444</text:p>
          </table:table-cell>
          <table:table-cell office:value-type="float" office:value="66.192573">
            <text:p>66,192573</text:p>
          </table:table-cell>
          <table:table-cell office:value-type="float" office:value="53.813726">
            <text:p>53,813726</text:p>
          </table:table-cell>
          <table:table-cell office:value-type="float" office:value="67.383655">
            <text:p>67,383655</text:p>
          </table:table-cell>
          <table:table-cell office:value-type="float" office:value="64.88615">
            <text:p>64,88615</text:p>
          </table:table-cell>
          <table:table-cell office:value-type="float" office:value="84.051594">
            <text:p>84,051594</text:p>
          </table:table-cell>
          <table:table-cell office:value-type="float" office:value="48.155962">
            <text:p>48,155962</text:p>
          </table:table-cell>
          <table:table-cell office:value-type="float" office:value="70.758962">
            <text:p>70,758962</text:p>
          </table:table-cell>
          <table:table-cell office:value-type="float" office:value="73.39947">
            <text:p>73,39947</text:p>
          </table:table-cell>
          <table:table-cell office:value-type="float" office:value="76.919999">
            <text:p>76,919999</text:p>
          </table:table-cell>
          <table:table-cell office:value-type="float" office:value="74.599493">
            <text:p>74,599493</text:p>
          </table:table-cell>
          <table:table-cell office:value-type="float" office:value="56.133453">
            <text:p>56,133453</text:p>
          </table:table-cell>
          <table:table-cell office:value-type="float" office:value="66.939293">
            <text:p>66,939293</text:p>
          </table:table-cell>
          <table:table-cell office:value-type="float" office:value="68.920045">
            <text:p>68,920045</text:p>
          </table:table-cell>
          <table:table-cell office:value-type="float" office:value="59.595506">
            <text:p>59,595506</text:p>
          </table:table-cell>
          <table:table-cell office:value-type="float" office:value="67.39186">
            <text:p>67,39186</text:p>
          </table:table-cell>
          <table:table-cell office:value-type="float" office:value="86.138347">
            <text:p>86,138347</text:p>
          </table:table-cell>
          <table:table-cell office:value-type="float" office:value="53.875796">
            <text:p>53,875796</text:p>
          </table:table-cell>
          <table:table-cell office:value-type="float" office:value="74.193087">
            <text:p>74,193087</text:p>
          </table:table-cell>
          <table:table-cell office:value-type="float" office:value="77.373858">
            <text:p>77,373858</text:p>
          </table:table-cell>
          <table:table-cell office:value-type="float" office:value="66.191443">
            <text:p>66,191443</text:p>
          </table:table-cell>
          <table:table-cell office:value-type="float" office:value="56.900423">
            <text:p>56,900423</text:p>
          </table:table-cell>
          <table:table-cell office:value-type="float" office:value="75.63172">
            <text:p>75,63172</text:p>
          </table:table-cell>
          <table:table-cell office:value-type="float" office:value="65.963902">
            <text:p>65,963902</text:p>
          </table:table-cell>
          <table:table-cell office:value-type="float" office:value="78.07616">
            <text:p>78,07616</text:p>
          </table:table-cell>
          <table:table-cell office:value-type="float" office:value="62.619819">
            <text:p>62,619819</text:p>
          </table:table-cell>
          <table:table-cell office:value-type="float" office:value="63.086588">
            <text:p>63,086588</text:p>
          </table:table-cell>
          <table:table-cell office:value-type="float" office:value="93.589318">
            <text:p>93,589318</text:p>
          </table:table-cell>
          <table:table-cell office:value-type="float" office:value="65.536988">
            <text:p>65,536988</text:p>
          </table:table-cell>
          <table:table-cell office:value-type="float" office:value="69.741119">
            <text:p>69,741119</text:p>
          </table:table-cell>
          <table:table-cell office:value-type="float" office:value="80.963126">
            <text:p>80,963126</text:p>
          </table:table-cell>
          <table:table-cell office:value-type="float" office:value="70.995409">
            <text:p>70,995409</text:p>
          </table:table-cell>
          <table:table-cell office:value-type="float" office:value="68.620562">
            <text:p>68,620562</text:p>
          </table:table-cell>
          <table:table-cell office:value-type="float" office:value="69.703483">
            <text:p>69,703483</text:p>
          </table:table-cell>
          <table:table-cell office:value-type="float" office:value="84.292244">
            <text:p>84,292244</text:p>
          </table:table-cell>
          <table:table-cell office:value-type="float" office:value="62.358623">
            <text:p>62,358623</text:p>
          </table:table-cell>
          <table:table-cell office:value-type="float" office:value="79.136811">
            <text:p>79,136811</text:p>
          </table:table-cell>
          <table:table-cell office:value-type="float" office:value="70.336454">
            <text:p>70,336454</text:p>
          </table:table-cell>
          <table:table-cell office:value-type="float" office:value="68.251654">
            <text:p>68,251654</text:p>
          </table:table-cell>
          <table:table-cell office:value-type="float" office:value="97.87831">
            <text:p>97,87831</text:p>
          </table:table-cell>
          <table:table-cell office:value-type="float" office:value="58.734749">
            <text:p>58,734749</text:p>
          </table:table-cell>
          <table:table-cell office:value-type="float" office:value="65.501035">
            <text:p>65,501035</text:p>
          </table:table-cell>
          <table:table-cell office:value-type="float" office:value="85.240356">
            <text:p>85,240356</text:p>
          </table:table-cell>
          <table:table-cell office:value-type="float" office:value="76.753687">
            <text:p>76,753687</text:p>
          </table:table-cell>
          <table:table-cell office:value-type="float" office:value="55.059764">
            <text:p>55,059764</text:p>
          </table:table-cell>
          <table:table-cell office:value-type="float" office:value="74.239219">
            <text:p>74,239219</text:p>
          </table:table-cell>
          <table:table-cell office:value-type="float" office:value="86.090253">
            <text:p>86,090253</text:p>
          </table:table-cell>
          <table:table-cell office:value-type="float" office:value="82.038724">
            <text:p>82,038724</text:p>
          </table:table-cell>
          <table:table-cell office:value-type="float" office:value="76.430054">
            <text:p>76,430054</text:p>
          </table:table-cell>
          <table:table-cell office:value-type="float" office:value="71.804894">
            <text:p>71,804894</text:p>
          </table:table-cell>
          <table:table-cell office:value-type="float" office:value="70.805616">
            <text:p>70,805616</text:p>
          </table:table-cell>
          <table:table-cell office:value-type="float" office:value="88.581568">
            <text:p>88,581568</text:p>
          </table:table-cell>
          <table:table-cell office:value-type="float" office:value="81.480032">
            <text:p>81,480032</text:p>
          </table:table-cell>
          <table:table-cell office:value-type="float" office:value="59.407687">
            <text:p>59,407687</text:p>
          </table:table-cell>
          <table:table-cell office:value-type="float" office:value="84.655895">
            <text:p>84,655895</text:p>
          </table:table-cell>
          <table:table-cell office:value-type="float" office:value="66.412585">
            <text:p>66,412585</text:p>
          </table:table-cell>
          <table:table-cell office:value-type="float" office:value="75.697151">
            <text:p>75,697151</text:p>
          </table:table-cell>
          <table:table-cell office:value-type="float" office:value="63.587472">
            <text:p>63,587472</text:p>
          </table:table-cell>
          <table:table-cell office:value-type="float" office:value="81.123442">
            <text:p>81,123442</text:p>
          </table:table-cell>
          <table:table-cell office:value-type="float" office:value="75.833">
            <text:p>75,833</text:p>
          </table:table-cell>
          <table:table-cell office:value-type="float" office:value="79.347595">
            <text:p>79,347595</text:p>
          </table:table-cell>
          <table:table-cell office:value-type="float" office:value="86.056576">
            <text:p>86,056576</text:p>
          </table:table-cell>
          <table:table-cell office:value-type="float" office:value="77.378119">
            <text:p>77,378119</text:p>
          </table:table-cell>
          <table:table-cell office:value-type="float" office:value="112.480717">
            <text:p>112,480717</text:p>
          </table:table-cell>
          <table:table-cell office:value-type="float" office:value="82.176259">
            <text:p>82,176259</text:p>
          </table:table-cell>
          <table:table-cell office:value-type="float" office:value="86.800066">
            <text:p>86,800066</text:p>
          </table:table-cell>
          <table:table-cell office:value-type="float" office:value="69.557003">
            <text:p>69,557003</text:p>
          </table:table-cell>
          <table:table-cell office:value-type="float" office:value="85.764287">
            <text:p>85,764287</text:p>
          </table:table-cell>
          <table:table-cell office:value-type="float" office:value="90.966767">
            <text:p>90,966767</text:p>
          </table:table-cell>
          <table:table-cell office:value-type="float" office:value="86.138018">
            <text:p>86,138018</text:p>
          </table:table-cell>
          <table:table-cell office:value-type="float" office:value="79.534782">
            <text:p>79,534782</text:p>
          </table:table-cell>
          <table:table-cell office:value-type="float" office:value="57.735482">
            <text:p>57,735482</text:p>
          </table:table-cell>
          <table:table-cell office:value-type="float" office:value="79.469918">
            <text:p>79,469918</text:p>
          </table:table-cell>
          <table:table-cell office:value-type="float" office:value="66.83669">
            <text:p>66,83669</text:p>
          </table:table-cell>
          <table:table-cell office:value-type="float" office:value="91.951955">
            <text:p>91,951955</text:p>
          </table:table-cell>
          <table:table-cell office:value-type="float" office:value="88.86187">
            <text:p>88,86187</text:p>
          </table:table-cell>
          <table:table-cell office:value-type="float" office:value="86.111727">
            <text:p>86,111727</text:p>
          </table:table-cell>
          <table:table-cell office:value-type="float" office:value="94.048704">
            <text:p>94,048704</text:p>
          </table:table-cell>
          <table:table-cell office:value-type="float" office:value="102.99361">
            <text:p>102,99361</text:p>
          </table:table-cell>
          <table:table-cell office:value-type="float" office:value="61.102925">
            <text:p>61,102925</text:p>
          </table:table-cell>
          <table:table-cell office:value-type="float" office:value="78.63991">
            <text:p>78,63991</text:p>
          </table:table-cell>
          <table:table-cell office:value-type="float" office:value="78.711519">
            <text:p>78,711519</text:p>
          </table:table-cell>
          <table:table-cell office:value-type="float" office:value="64.452762">
            <text:p>64,452762</text:p>
          </table:table-cell>
          <table:table-cell office:value-type="float" office:value="123.767639">
            <text:p>123,767639</text:p>
          </table:table-cell>
          <table:table-cell office:value-type="float" office:value="65.454919">
            <text:p>65,454919</text:p>
          </table:table-cell>
          <table:table-cell office:value-type="float" office:value="88.482254">
            <text:p>88,482254</text:p>
          </table:table-cell>
          <table:table-cell office:value-type="float" office:value="70.58881">
            <text:p>70,58881</text:p>
          </table:table-cell>
          <table:table-cell office:value-type="float" office:value="68.286513">
            <text:p>68,286513</text:p>
          </table:table-cell>
          <table:table-cell office:value-type="float" office:value="88.739379">
            <text:p>88,739379</text:p>
          </table:table-cell>
          <table:table-cell office:value-type="float" office:value="76.878013">
            <text:p>76,878013</text:p>
          </table:table-cell>
          <table:table-cell office:value-type="float" office:value="99.232477">
            <text:p>99,232477</text:p>
          </table:table-cell>
          <table:table-cell office:value-type="float" office:value="72.072018">
            <text:p>72,072018</text:p>
          </table:table-cell>
          <table:table-cell office:value-type="float" office:value="101.787318">
            <text:p>101,787318</text:p>
          </table:table-cell>
          <table:table-cell office:value-type="float" office:value="100.715542">
            <text:p>100,715542</text:p>
          </table:table-cell>
          <table:table-cell office:value-type="float" office:value="61.734675">
            <text:p>61,734675</text:p>
          </table:table-cell>
          <table:table-cell office:value-type="float" office:value="84.410061">
            <text:p>84,410061</text:p>
          </table:table-cell>
          <table:table-cell office:value-type="float" office:value="89.364129">
            <text:p>89,364129</text:p>
          </table:table-cell>
          <table:table-cell office:value-type="float" office:value="85.755638">
            <text:p>85,755638</text:p>
          </table:table-cell>
          <table:table-cell office:value-type="float" office:value="106.738822">
            <text:p>106,738822</text:p>
          </table:table-cell>
          <table:table-cell office:value-type="float" office:value="89.256133">
            <text:p>89,256133</text:p>
          </table:table-cell>
          <table:table-cell office:value-type="float" office:value="79.805316">
            <text:p>79,805316</text:p>
          </table:table-cell>
          <table:table-cell office:value-type="float" office:value="83.703037">
            <text:p>83,703037</text:p>
          </table:table-cell>
          <table:table-cell office:value-type="float" office:value="74.847358">
            <text:p>74,847358</text:p>
          </table:table-cell>
          <table:table-cell office:value-type="float" office:value="58.998327">
            <text:p>58,998327</text:p>
          </table:table-cell>
          <table:table-cell office:value-type="float" office:value="85.458927">
            <text:p>85,458927</text:p>
          </table:table-cell>
          <table:table-cell office:value-type="float" office:value="65.62676">
            <text:p>65,62676</text:p>
          </table:table-cell>
          <table:table-cell office:value-type="float" office:value="99.308618">
            <text:p>99,308618</text:p>
          </table:table-cell>
          <table:table-cell office:value-type="float" office:value="62.60577">
            <text:p>62,60577</text:p>
          </table:table-cell>
          <table:table-cell office:value-type="float" office:value="68.272143">
            <text:p>68,272143</text:p>
          </table:table-cell>
          <table:table-cell office:value-type="float" office:value="130.187917">
            <text:p>130,187917</text:p>
          </table:table-cell>
          <table:table-cell office:value-type="float" office:value="90.593064">
            <text:p>90,593064</text:p>
          </table:table-cell>
          <table:table-cell office:value-type="float" office:value="87.922896">
            <text:p>87,922896</text:p>
          </table:table-cell>
          <table:table-cell office:value-type="float" office:value="66.748627">
            <text:p>66,748627</text:p>
          </table:table-cell>
          <table:table-cell office:value-type="float" office:value="112.865852">
            <text:p>112,865852</text:p>
          </table:table-cell>
          <table:table-cell office:value-type="float" office:value="86.041593">
            <text:p>86,041593</text:p>
          </table:table-cell>
          <table:table-cell office:value-type="float" office:value="74.098277">
            <text:p>74,098277</text:p>
          </table:table-cell>
          <table:table-cell office:value-type="float" office:value="65.370801">
            <text:p>65,370801</text:p>
          </table:table-cell>
          <table:table-cell office:value-type="float" office:value="89.096011">
            <text:p>89,096011</text:p>
          </table:table-cell>
          <table:table-cell office:value-type="float" office:value="92.89144">
            <text:p>92,89144</text:p>
          </table:table-cell>
          <table:table-cell office:value-type="float" office:value="83.661319">
            <text:p>83,661319</text:p>
          </table:table-cell>
          <table:table-cell office:value-type="float" office:value="70.136433">
            <text:p>70,136433</text:p>
          </table:table-cell>
          <table:table-cell office:value-type="float" office:value="93.699228">
            <text:p>93,699228</text:p>
          </table:table-cell>
          <table:table-cell office:value-type="float" office:value="88.204173">
            <text:p>88,204173</text:p>
          </table:table-cell>
          <table:table-cell office:value-type="float" office:value="96.417007">
            <text:p>96,417007</text:p>
          </table:table-cell>
          <table:table-cell office:value-type="float" office:value="83.514889">
            <text:p>83,514889</text:p>
          </table:table-cell>
          <table:table-cell office:value-type="float" office:value="91.115571">
            <text:p>91,115571</text:p>
          </table:table-cell>
          <table:table-cell office:value-type="float" office:value="73.69148">
            <text:p>73,69148</text:p>
          </table:table-cell>
          <table:table-cell office:value-type="float" office:value="82.060596">
            <text:p>82,060596</text:p>
          </table:table-cell>
          <table:table-cell office:value-type="float" office:value="81.391219">
            <text:p>81,391219</text:p>
          </table:table-cell>
          <table:table-cell office:value-type="float" office:value="73.122352">
            <text:p>73,122352</text:p>
          </table:table-cell>
          <table:table-cell office:value-type="float" office:value="73.205312">
            <text:p>73,205312</text:p>
          </table:table-cell>
          <table:table-cell office:value-type="float" office:value="76.904384">
            <text:p>76,904384</text:p>
          </table:table-cell>
          <table:table-cell office:value-type="float" office:value="62.172919">
            <text:p>62,172919</text:p>
          </table:table-cell>
          <table:table-cell office:value-type="float" office:value="67.811812">
            <text:p>67,811812</text:p>
          </table:table-cell>
          <table:table-cell office:value-type="float" office:value="78.893048">
            <text:p>78,893048</text:p>
          </table:table-cell>
          <table:table-cell office:value-type="float" office:value="84.410648">
            <text:p>84,410648</text:p>
          </table:table-cell>
          <table:table-cell office:value-type="float" office:value="66.555836">
            <text:p>66,555836</text:p>
          </table:table-cell>
          <table:table-cell office:value-type="float" office:value="70.055609">
            <text:p>70,055609</text:p>
          </table:table-cell>
          <table:table-cell office:value-type="float" office:value="80.853113">
            <text:p>80,853113</text:p>
          </table:table-cell>
          <table:table-cell office:value-type="float" office:value="55.639818">
            <text:p>55,639818</text:p>
          </table:table-cell>
          <table:table-cell office:value-type="float" office:value="70.481726">
            <text:p>70,481726</text:p>
          </table:table-cell>
          <table:table-cell office:value-type="float" office:value="76.714585">
            <text:p>76,714585</text:p>
          </table:table-cell>
          <table:table-cell office:value-type="float" office:value="64.15741">
            <text:p>64,15741</text:p>
          </table:table-cell>
          <table:table-cell office:value-type="float" office:value="62.074824">
            <text:p>62,074824</text:p>
          </table:table-cell>
          <table:table-cell office:value-type="float" office:value="81.441615">
            <text:p>81,441615</text:p>
          </table:table-cell>
          <table:table-cell office:value-type="float" office:value="63.070657">
            <text:p>63,070657</text:p>
          </table:table-cell>
          <table:table-cell office:value-type="float" office:value="54.793718">
            <text:p>54,793718</text:p>
          </table:table-cell>
          <table:table-cell office:value-type="float" office:value="62.736801">
            <text:p>62,736801</text:p>
          </table:table-cell>
          <table:table-cell office:value-type="float" office:value="81.537275">
            <text:p>81,537275</text:p>
          </table:table-cell>
          <table:table-cell office:value-type="float" office:value="61.159044">
            <text:p>61,159044</text:p>
          </table:table-cell>
          <table:table-cell office:value-type="float" office:value="92.449768">
            <text:p>92,449768</text:p>
          </table:table-cell>
          <table:table-cell office:value-type="float" office:value="86.116137">
            <text:p>86,116137</text:p>
          </table:table-cell>
          <table:table-cell office:value-type="float" office:value="76.392596">
            <text:p>76,392596</text:p>
          </table:table-cell>
          <table:table-cell office:value-type="float" office:value="78.943436">
            <text:p>78,943436</text:p>
          </table:table-cell>
          <table:table-cell office:value-type="float" office:value="68.388868">
            <text:p>68,388868</text:p>
          </table:table-cell>
          <table:table-cell office:value-type="float" office:value="58.647353">
            <text:p>58,647353</text:p>
          </table:table-cell>
          <table:table-cell office:value-type="float" office:value="58.360688">
            <text:p>58,360688</text:p>
          </table:table-cell>
          <table:table-cell office:value-type="float" office:value="70.315045">
            <text:p>70,315045</text:p>
          </table:table-cell>
          <table:table-cell office:value-type="float" office:value="83.971224">
            <text:p>83,971224</text:p>
          </table:table-cell>
          <table:table-cell office:value-type="float" office:value="61.170721">
            <text:p>61,170721</text:p>
          </table:table-cell>
          <table:table-cell office:value-type="float" office:value="59.452463">
            <text:p>59,452463</text:p>
          </table:table-cell>
          <table:table-cell office:value-type="float" office:value="67.263331">
            <text:p>67,263331</text:p>
          </table:table-cell>
          <table:table-cell office:value-type="float" office:value="61.79957">
            <text:p>61,79957</text:p>
          </table:table-cell>
          <table:table-cell office:value-type="float" office:value="57.814762">
            <text:p>57,814762</text:p>
          </table:table-cell>
          <table:table-cell office:value-type="float" office:value="91.419028">
            <text:p>91,419028</text:p>
          </table:table-cell>
          <table:table-cell office:value-type="float" office:value="65.370284">
            <text:p>65,370284</text:p>
          </table:table-cell>
          <table:table-cell office:value-type="float" office:value="59.058152">
            <text:p>59,058152</text:p>
          </table:table-cell>
          <table:table-cell office:value-type="float" office:value="60.498747">
            <text:p>60,498747</text:p>
          </table:table-cell>
          <table:table-cell office:value-type="float" office:value="78.79409">
            <text:p>78,79409</text:p>
          </table:table-cell>
          <table:table-cell office:value-type="float" office:value="80.79639">
            <text:p>80,79639</text:p>
          </table:table-cell>
          <table:table-cell office:value-type="float" office:value="86.447569">
            <text:p>86,447569</text:p>
          </table:table-cell>
          <table:table-cell office:value-type="float" office:value="82.369105">
            <text:p>82,369105</text:p>
          </table:table-cell>
          <table:table-cell office:value-type="float" office:value="94.08133">
            <text:p>94,08133</text:p>
          </table:table-cell>
          <table:table-cell office:value-type="float" office:value="75.002458">
            <text:p>75,002458</text:p>
          </table:table-cell>
          <table:table-cell office:value-type="float" office:value="64.945138">
            <text:p>64,945138</text:p>
          </table:table-cell>
          <table:table-cell office:value-type="float" office:value="79.90203">
            <text:p>79,90203</text:p>
          </table:table-cell>
          <table:table-cell office:value-type="float" office:value="68.057759">
            <text:p>68,057759</text:p>
          </table:table-cell>
          <table:table-cell office:value-type="float" office:value="69.342713">
            <text:p>69,342713</text:p>
          </table:table-cell>
          <table:table-cell office:value-type="float" office:value="73.651214">
            <text:p>73,651214</text:p>
          </table:table-cell>
          <table:table-cell office:value-type="float" office:value="69.446549">
            <text:p>69,446549</text:p>
          </table:table-cell>
          <table:table-cell office:value-type="float" office:value="55.360669">
            <text:p>55,360669</text:p>
          </table:table-cell>
          <table:table-cell office:value-type="float" office:value="63.91262">
            <text:p>63,91262</text:p>
          </table:table-cell>
          <table:table-cell office:value-type="float" office:value="73.958464">
            <text:p>73,958464</text:p>
          </table:table-cell>
          <table:table-cell office:value-type="float" office:value="68.632443">
            <text:p>68,632443</text:p>
          </table:table-cell>
          <table:table-cell office:value-type="float" office:value="54.450958">
            <text:p>54,450958</text:p>
          </table:table-cell>
          <table:table-cell office:value-type="float" office:value="74.217347">
            <text:p>74,217347</text:p>
          </table:table-cell>
          <table:table-cell office:value-type="float" office:value="47.723177">
            <text:p>47,723177</text:p>
          </table:table-cell>
          <table:table-cell office:value-type="float" office:value="71.740488">
            <text:p>71,740488</text:p>
          </table:table-cell>
          <table:table-cell office:value-type="float" office:value="53.063582">
            <text:p>53,063582</text:p>
          </table:table-cell>
          <table:table-cell office:value-type="float" office:value="69.806166">
            <text:p>69,806166</text:p>
          </table:table-cell>
          <table:table-cell office:value-type="float" office:value="61.942411">
            <text:p>61,942411</text:p>
          </table:table-cell>
          <table:table-cell office:value-type="float" office:value="66.784558">
            <text:p>66,784558</text:p>
          </table:table-cell>
          <table:table-cell office:value-type="float" office:value="58.726426">
            <text:p>58,726426</text:p>
          </table:table-cell>
          <table:table-cell office:value-type="float" office:value="70.249056">
            <text:p>70,249056</text:p>
          </table:table-cell>
          <table:table-cell office:value-type="float" office:value="75.678299">
            <text:p>75,678299</text:p>
          </table:table-cell>
          <table:table-cell office:value-type="float" office:value="63.014043">
            <text:p>63,014043</text:p>
          </table:table-cell>
          <table:table-cell office:value-type="float" office:value="57.33998">
            <text:p>57,33998</text:p>
          </table:table-cell>
          <table:table-cell office:value-type="float" office:value="77.721959">
            <text:p>77,721959</text:p>
          </table:table-cell>
          <table:table-cell office:value-type="float" office:value="58.841709">
            <text:p>58,841709</text:p>
          </table:table-cell>
          <table:table-cell office:value-type="float" office:value="70.126753">
            <text:p>70,126753</text:p>
          </table:table-cell>
          <table:table-cell office:value-type="float" office:value="51.601933">
            <text:p>51,601933</text:p>
          </table:table-cell>
          <table:table-cell office:value-type="float" office:value="47.674358">
            <text:p>47,674358</text:p>
          </table:table-cell>
          <table:table-cell office:value-type="float" office:value="54.678093">
            <text:p>54,678093</text:p>
          </table:table-cell>
          <table:table-cell office:value-type="float" office:value="55.760122">
            <text:p>55,760122</text:p>
          </table:table-cell>
          <table:table-cell office:value-type="float" office:value="54.955574">
            <text:p>54,955574</text:p>
          </table:table-cell>
          <table:table-cell office:value-type="float" office:value="59.950804">
            <text:p>59,950804</text:p>
          </table:table-cell>
          <table:table-cell office:value-type="float" office:value="60.551029">
            <text:p>60,551029</text:p>
          </table:table-cell>
          <table:table-cell office:value-type="float" office:value="65.198479">
            <text:p>65,198479</text:p>
          </table:table-cell>
          <table:table-cell office:value-type="float" office:value="71.059748">
            <text:p>71,059748</text:p>
          </table:table-cell>
          <table:table-cell office:value-type="float" office:value="63.441927">
            <text:p>63,441927</text:p>
          </table:table-cell>
          <table:table-cell office:value-type="float" office:value="66.453684">
            <text:p>66,453684</text:p>
          </table:table-cell>
          <table:table-cell office:value-type="float" office:value="49.607841">
            <text:p>49,607841</text:p>
          </table:table-cell>
          <table:table-cell office:value-type="float" office:value="50.243021">
            <text:p>50,243021</text:p>
          </table:table-cell>
          <table:table-cell office:value-type="float" office:value="62.152751">
            <text:p>62,152751</text:p>
          </table:table-cell>
          <table:table-cell office:value-type="float" office:value="46.492397">
            <text:p>46,492397</text:p>
          </table:table-cell>
          <table:table-cell office:value-type="float" office:value="81.407905">
            <text:p>81,407905</text:p>
          </table:table-cell>
          <table:table-cell office:value-type="float" office:value="75.568893">
            <text:p>75,568893</text:p>
          </table:table-cell>
          <table:table-cell office:value-type="float" office:value="62.950348">
            <text:p>62,950348</text:p>
          </table:table-cell>
          <table:table-cell office:value-type="float" office:value="40.934379">
            <text:p>40,934379</text:p>
          </table:table-cell>
          <table:table-cell office:value-type="float" office:value="49.036637">
            <text:p>49,036637</text:p>
          </table:table-cell>
          <table:table-cell office:value-type="float" office:value="85.078714">
            <text:p>85,078714</text:p>
          </table:table-cell>
          <table:table-cell office:value-type="float" office:value="80.385673">
            <text:p>80,385673</text:p>
          </table:table-cell>
          <table:table-cell office:value-type="float" office:value="64.004307">
            <text:p>64,004307</text:p>
          </table:table-cell>
          <table:table-cell office:value-type="float" office:value="53.784495">
            <text:p>53,784495</text:p>
          </table:table-cell>
          <table:table-cell office:value-type="float" office:value="45.640189">
            <text:p>45,640189</text:p>
          </table:table-cell>
          <table:table-cell office:value-type="float" office:value="49.568097">
            <text:p>49,568097</text:p>
          </table:table-cell>
          <table:table-cell office:value-type="float" office:value="69.263787">
            <text:p>69,263787</text:p>
          </table:table-cell>
          <table:table-cell office:value-type="float" office:value="56.883805">
            <text:p>56,883805</text:p>
          </table:table-cell>
          <table:table-cell office:value-type="float" office:value="52.319337">
            <text:p>52,319337</text:p>
          </table:table-cell>
          <table:table-cell office:value-type="float" office:value="51.193981">
            <text:p>51,193981</text:p>
          </table:table-cell>
          <table:table-cell office:value-type="float" office:value="68.991442">
            <text:p>68,991442</text:p>
          </table:table-cell>
          <table:table-cell office:value-type="float" office:value="63.87397">
            <text:p>63,87397</text:p>
          </table:table-cell>
          <table:table-cell office:value-type="float" office:value="51.698443">
            <text:p>51,698443</text:p>
          </table:table-cell>
          <table:table-cell office:value-type="float" office:value="43.017523">
            <text:p>43,017523</text:p>
          </table:table-cell>
          <table:table-cell office:value-type="float" office:value="48.928629">
            <text:p>48,928629</text:p>
          </table:table-cell>
          <table:table-cell office:value-type="float" office:value="67.160364">
            <text:p>67,160364</text:p>
          </table:table-cell>
          <table:table-cell office:value-type="float" office:value="55.464795">
            <text:p>55,464795</text:p>
          </table:table-cell>
          <table:table-cell office:value-type="float" office:value="57.04652">
            <text:p>57,04652</text:p>
          </table:table-cell>
          <table:table-cell office:value-type="float" office:value="56.481619">
            <text:p>56,481619</text:p>
          </table:table-cell>
          <table:table-cell office:value-type="float" office:value="43.209164">
            <text:p>43,209164</text:p>
          </table:table-cell>
          <table:table-cell office:value-type="float" office:value="42.357663">
            <text:p>42,357663</text:p>
          </table:table-cell>
          <table:table-cell office:value-type="float" office:value="51.391394">
            <text:p>51,391394</text:p>
          </table:table-cell>
          <table:table-cell office:value-type="float" office:value="41.236128">
            <text:p>41,236128</text:p>
          </table:table-cell>
          <table:table-cell office:value-type="float" office:value="51.927993">
            <text:p>51,927993</text:p>
          </table:table-cell>
          <table:table-cell office:value-type="float" office:value="58.449009">
            <text:p>58,449009</text:p>
          </table:table-cell>
          <table:table-cell office:value-type="float" office:value="52.242887">
            <text:p>52,242887</text:p>
          </table:table-cell>
          <table:table-cell office:value-type="float" office:value="51.515227">
            <text:p>51,515227</text:p>
          </table:table-cell>
          <table:table-cell office:value-type="float" office:value="59.572983">
            <text:p>59,572983</text:p>
          </table:table-cell>
          <table:table-cell office:value-type="float" office:value="43.080168">
            <text:p>43,080168</text:p>
          </table:table-cell>
          <table:table-cell office:value-type="float" office:value="52.171637">
            <text:p>52,171637</text:p>
          </table:table-cell>
          <table:table-cell office:value-type="float" office:value="56.313263">
            <text:p>56,313263</text:p>
          </table:table-cell>
          <table:table-cell office:value-type="float" office:value="52.538775">
            <text:p>52,538775</text:p>
          </table:table-cell>
          <table:table-cell office:value-type="float" office:value="56.232936">
            <text:p>56,232936</text:p>
          </table:table-cell>
          <table:table-cell office:value-type="float" office:value="53.400984">
            <text:p>53,400984</text:p>
          </table:table-cell>
          <table:table-cell office:value-type="float" office:value="49.962204">
            <text:p>49,962204</text:p>
          </table:table-cell>
          <table:table-cell office:value-type="float" office:value="43.968564">
            <text:p>43,968564</text:p>
          </table:table-cell>
          <table:table-cell office:value-type="float" office:value="42.825463">
            <text:p>42,825463</text:p>
          </table:table-cell>
          <table:table-cell office:value-type="float" office:value="46.620966">
            <text:p>46,620966</text:p>
          </table:table-cell>
          <table:table-cell office:value-type="float" office:value="45.309375">
            <text:p>45,309375</text:p>
          </table:table-cell>
          <table:table-cell office:value-type="float" office:value="48.607067">
            <text:p>48,607067</text:p>
          </table:table-cell>
          <table:table-cell office:value-type="float" office:value="47.728183">
            <text:p>47,728183</text:p>
          </table:table-cell>
          <table:table-cell office:value-type="float" office:value="52.720232">
            <text:p>52,720232</text:p>
          </table:table-cell>
          <table:table-cell office:value-type="float" office:value="48.150305">
            <text:p>48,150305</text:p>
          </table:table-cell>
          <table:table-cell office:value-type="float" office:value="39.581613">
            <text:p>39,581613</text:p>
          </table:table-cell>
          <table:table-cell office:value-type="float" office:value="43.962469">
            <text:p>43,962469</text:p>
          </table:table-cell>
          <table:table-cell office:value-type="float" office:value="51.318899">
            <text:p>51,318899</text:p>
          </table:table-cell>
          <table:table-cell office:value-type="float" office:value="43.475194">
            <text:p>43,475194</text:p>
          </table:table-cell>
          <table:table-cell office:value-type="float" office:value="51.694031">
            <text:p>51,694031</text:p>
          </table:table-cell>
          <table:table-cell office:value-type="float" office:value="39.81225">
            <text:p>39,81225</text:p>
          </table:table-cell>
          <table:table-cell office:value-type="float" office:value="44.417102">
            <text:p>44,417102</text:p>
          </table:table-cell>
          <table:table-cell office:value-type="float" office:value="42.212018">
            <text:p>42,212018</text:p>
          </table:table-cell>
          <table:table-cell office:value-type="float" office:value="44.660025">
            <text:p>44,660025</text:p>
          </table:table-cell>
          <table:table-cell office:value-type="float" office:value="47.05653">
            <text:p>47,05653</text:p>
          </table:table-cell>
          <table:table-cell office:value-type="float" office:value="48.988076">
            <text:p>48,988076</text:p>
          </table:table-cell>
          <table:table-cell office:value-type="float" office:value="50.16663">
            <text:p>50,16663</text:p>
          </table:table-cell>
          <table:table-cell office:value-type="float" office:value="36.448063">
            <text:p>36,448063</text:p>
          </table:table-cell>
          <table:table-cell office:value-type="float" office:value="43.463635">
            <text:p>43,463635</text:p>
          </table:table-cell>
          <table:table-cell office:value-type="float" office:value="40.330039">
            <text:p>40,330039</text:p>
          </table:table-cell>
          <table:table-cell office:value-type="float" office:value="44.127305">
            <text:p>44,127305</text:p>
          </table:table-cell>
          <table:table-cell office:value-type="float" office:value="43.034915">
            <text:p>43,034915</text:p>
          </table:table-cell>
          <table:table-cell office:value-type="float" office:value="44.900122">
            <text:p>44,900122</text:p>
          </table:table-cell>
          <table:table-cell office:value-type="float" office:value="40.517008">
            <text:p>40,517008</text:p>
          </table:table-cell>
          <table:table-cell office:value-type="float" office:value="39.173326">
            <text:p>39,173326</text:p>
          </table:table-cell>
          <table:table-cell office:value-type="float" office:value="40.810864">
            <text:p>40,810864</text:p>
          </table:table-cell>
          <table:table-cell office:value-type="float" office:value="42.394641">
            <text:p>42,394641</text:p>
          </table:table-cell>
          <table:table-cell office:value-type="float" office:value="46.28827">
            <text:p>46,28827</text:p>
          </table:table-cell>
          <table:table-cell office:value-type="float" office:value="40.008645">
            <text:p>40,008645</text:p>
          </table:table-cell>
          <table:table-cell office:value-type="float" office:value="40.564273">
            <text:p>40,564273</text:p>
          </table:table-cell>
          <table:table-cell office:value-type="float" office:value="37.154668">
            <text:p>37,154668</text:p>
          </table:table-cell>
          <table:table-cell office:value-type="float" office:value="42.001885">
            <text:p>42,001885</text:p>
          </table:table-cell>
          <table:table-cell office:value-type="float" office:value="37.078085">
            <text:p>37,078085</text:p>
          </table:table-cell>
          <table:table-cell office:value-type="float" office:value="36.179429">
            <text:p>36,179429</text:p>
          </table:table-cell>
          <table:table-cell office:value-type="float" office:value="34.625274">
            <text:p>34,625274</text:p>
          </table:table-cell>
          <table:table-cell office:value-type="float" office:value="39.244376">
            <text:p>39,244376</text:p>
          </table:table-cell>
          <table:table-cell office:value-type="float" office:value="31.048807">
            <text:p>31,048807</text:p>
          </table:table-cell>
          <table:table-cell office:value-type="float" office:value="36.278988">
            <text:p>36,278988</text:p>
          </table:table-cell>
          <table:table-cell office:value-type="float" office:value="33.051858">
            <text:p>33,051858</text:p>
          </table:table-cell>
          <table:table-cell office:value-type="float" office:value="35.472616">
            <text:p>35,472616</text:p>
          </table:table-cell>
          <table:table-cell office:value-type="float" office:value="36.740026">
            <text:p>36,740026</text:p>
          </table:table-cell>
          <table:table-cell office:value-type="float" office:value="35.194657">
            <text:p>35,194657</text:p>
          </table:table-cell>
          <table:table-cell office:value-type="float" office:value="38.495731">
            <text:p>38,495731</text:p>
          </table:table-cell>
          <table:table-cell office:value-type="float" office:value="29.701374">
            <text:p>29,701374</text:p>
          </table:table-cell>
          <table:table-cell office:value-type="float" office:value="42.35629">
            <text:p>42,35629</text:p>
          </table:table-cell>
          <table:table-cell office:value-type="float" office:value="34.833988">
            <text:p>34,833988</text:p>
          </table:table-cell>
          <table:table-cell office:value-type="float" office:value="33.852996">
            <text:p>33,852996</text:p>
          </table:table-cell>
          <table:table-cell office:value-type="float" office:value="34.569114">
            <text:p>34,569114</text:p>
          </table:table-cell>
          <table:table-cell office:value-type="float" office:value="38.561188">
            <text:p>38,561188</text:p>
          </table:table-cell>
          <table:table-cell office:value-type="float" office:value="31.868813">
            <text:p>31,868813</text:p>
          </table:table-cell>
          <table:table-cell office:value-type="float" office:value="34.247764">
            <text:p>34,247764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234.365575">
            <text:p>234,365575</text:p>
          </table:table-cell>
          <table:table-cell office:value-type="float" office:value="170.205755">
            <text:p>170,205755</text:p>
          </table:table-cell>
          <table:table-cell office:value-type="float" office:value="120.524832">
            <text:p>120,524832</text:p>
          </table:table-cell>
          <table:table-cell office:value-type="float" office:value="94.584779">
            <text:p>94,584779</text:p>
          </table:table-cell>
          <table:table-cell office:value-type="float" office:value="101.863001">
            <text:p>101,863001</text:p>
          </table:table-cell>
          <table:table-cell office:value-type="float" office:value="88.525437">
            <text:p>88,525437</text:p>
          </table:table-cell>
          <table:table-cell office:value-type="float" office:value="134.932042">
            <text:p>134,932042</text:p>
          </table:table-cell>
          <table:table-cell office:value-type="float" office:value="91.776045">
            <text:p>91,776045</text:p>
          </table:table-cell>
          <table:table-cell office:value-type="float" office:value="130.607036">
            <text:p>130,607036</text:p>
          </table:table-cell>
          <table:table-cell office:value-type="float" office:value="86.730426">
            <text:p>86,730426</text:p>
          </table:table-cell>
          <table:table-cell office:value-type="float" office:value="122.735165">
            <text:p>122,735165</text:p>
          </table:table-cell>
          <table:table-cell office:value-type="float" office:value="99.59741">
            <text:p>99,59741</text:p>
          </table:table-cell>
          <table:table-cell office:value-type="float" office:value="110.51281">
            <text:p>110,51281</text:p>
          </table:table-cell>
          <table:table-cell office:value-type="float" office:value="107.702622">
            <text:p>107,702622</text:p>
          </table:table-cell>
          <table:table-cell office:value-type="float" office:value="115.102391">
            <text:p>115,102391</text:p>
          </table:table-cell>
          <table:table-cell office:value-type="float" office:value="107.845102">
            <text:p>107,845102</text:p>
          </table:table-cell>
          <table:table-cell office:value-type="float" office:value="124.852929">
            <text:p>124,852929</text:p>
          </table:table-cell>
          <table:table-cell office:value-type="float" office:value="100.644659">
            <text:p>100,644659</text:p>
          </table:table-cell>
          <table:table-cell office:value-type="float" office:value="132.745846">
            <text:p>132,745846</text:p>
          </table:table-cell>
          <table:table-cell office:value-type="float" office:value="97.254274">
            <text:p>97,254274</text:p>
          </table:table-cell>
          <table:table-cell office:value-type="float" office:value="94.583363">
            <text:p>94,583363</text:p>
          </table:table-cell>
          <table:table-cell office:value-type="float" office:value="95.734323">
            <text:p>95,734323</text:p>
          </table:table-cell>
          <table:table-cell office:value-type="float" office:value="92.85691">
            <text:p>92,85691</text:p>
          </table:table-cell>
          <table:table-cell office:value-type="float" office:value="87.019474">
            <text:p>87,019474</text:p>
          </table:table-cell>
          <table:table-cell office:value-type="float" office:value="88.790799">
            <text:p>88,790799</text:p>
          </table:table-cell>
          <table:table-cell office:value-type="float" office:value="91.666258">
            <text:p>91,666258</text:p>
          </table:table-cell>
          <table:table-cell office:value-type="float" office:value="85.62699">
            <text:p>85,62699</text:p>
          </table:table-cell>
          <table:table-cell office:value-type="float" office:value="84.152575">
            <text:p>84,152575</text:p>
          </table:table-cell>
          <table:table-cell office:value-type="float" office:value="109.649377">
            <text:p>109,649377</text:p>
          </table:table-cell>
          <table:table-cell office:value-type="float" office:value="83.431938">
            <text:p>83,431938</text:p>
          </table:table-cell>
          <table:table-cell office:value-type="float" office:value="87.356173">
            <text:p>87,356173</text:p>
          </table:table-cell>
          <table:table-cell office:value-type="float" office:value="80.882557">
            <text:p>80,882557</text:p>
          </table:table-cell>
          <table:table-cell office:value-type="float" office:value="77.020253">
            <text:p>77,020253</text:p>
          </table:table-cell>
          <table:table-cell office:value-type="float" office:value="81.940413">
            <text:p>81,940413</text:p>
          </table:table-cell>
          <table:table-cell office:value-type="float" office:value="77.857822">
            <text:p>77,857822</text:p>
          </table:table-cell>
          <table:table-cell office:value-type="float" office:value="87.625341">
            <text:p>87,625341</text:p>
          </table:table-cell>
          <table:table-cell office:value-type="float" office:value="92.79421">
            <text:p>92,79421</text:p>
          </table:table-cell>
          <table:table-cell office:value-type="float" office:value="80.550497">
            <text:p>80,550497</text:p>
          </table:table-cell>
          <table:table-cell office:value-type="float" office:value="82.80399">
            <text:p>82,80399</text:p>
          </table:table-cell>
          <table:table-cell office:value-type="float" office:value="83.078067">
            <text:p>83,078067</text:p>
          </table:table-cell>
          <table:table-cell office:value-type="float" office:value="82.47852">
            <text:p>82,47852</text:p>
          </table:table-cell>
          <table:table-cell office:value-type="float" office:value="79.158696">
            <text:p>79,158696</text:p>
          </table:table-cell>
          <table:table-cell office:value-type="float" office:value="83.689141">
            <text:p>83,689141</text:p>
          </table:table-cell>
          <table:table-cell office:value-type="float" office:value="81.658472">
            <text:p>81,658472</text:p>
          </table:table-cell>
          <table:table-cell office:value-type="float" office:value="74.595591">
            <text:p>74,595591</text:p>
          </table:table-cell>
          <table:table-cell office:value-type="float" office:value="76.718633">
            <text:p>76,718633</text:p>
          </table:table-cell>
          <table:table-cell office:value-type="float" office:value="72.231455">
            <text:p>72,231455</text:p>
          </table:table-cell>
          <table:table-cell office:value-type="float" office:value="74.404213">
            <text:p>74,404213</text:p>
          </table:table-cell>
          <table:table-cell office:value-type="float" office:value="76.659286">
            <text:p>76,659286</text:p>
          </table:table-cell>
          <table:table-cell office:value-type="float" office:value="81.034877">
            <text:p>81,034877</text:p>
          </table:table-cell>
          <table:table-cell office:value-type="float" office:value="80.400372">
            <text:p>80,400372</text:p>
          </table:table-cell>
          <table:table-cell office:value-type="float" office:value="78.632689">
            <text:p>78,632689</text:p>
          </table:table-cell>
          <table:table-cell office:value-type="float" office:value="78.928977">
            <text:p>78,928977</text:p>
          </table:table-cell>
          <table:table-cell office:value-type="float" office:value="78.509417">
            <text:p>78,509417</text:p>
          </table:table-cell>
          <table:table-cell office:value-type="float" office:value="79.022891">
            <text:p>79,022891</text:p>
          </table:table-cell>
          <table:table-cell office:value-type="float" office:value="76.454857">
            <text:p>76,454857</text:p>
          </table:table-cell>
          <table:table-cell office:value-type="float" office:value="82.340356">
            <text:p>82,340356</text:p>
          </table:table-cell>
          <table:table-cell office:value-type="float" office:value="72.71751">
            <text:p>72,71751</text:p>
          </table:table-cell>
          <table:table-cell office:value-type="float" office:value="79.861695">
            <text:p>79,861695</text:p>
          </table:table-cell>
          <table:table-cell office:value-type="float" office:value="79.68683">
            <text:p>79,68683</text:p>
          </table:table-cell>
          <table:table-cell office:value-type="float" office:value="73.282725">
            <text:p>73,282725</text:p>
          </table:table-cell>
          <table:table-cell office:value-type="float" office:value="86.168316">
            <text:p>86,168316</text:p>
          </table:table-cell>
          <table:table-cell office:value-type="float" office:value="72.080844">
            <text:p>72,080844</text:p>
          </table:table-cell>
          <table:table-cell office:value-type="float" office:value="79.838085">
            <text:p>79,838085</text:p>
          </table:table-cell>
          <table:table-cell office:value-type="float" office:value="68.840616">
            <text:p>68,840616</text:p>
          </table:table-cell>
          <table:table-cell office:value-type="float" office:value="73.918536">
            <text:p>73,918536</text:p>
          </table:table-cell>
          <table:table-cell office:value-type="float" office:value="74.711931">
            <text:p>74,711931</text:p>
          </table:table-cell>
          <table:table-cell office:value-type="float" office:value="76.7314">
            <text:p>76,7314</text:p>
          </table:table-cell>
          <table:table-cell office:value-type="float" office:value="84.359997">
            <text:p>84,359997</text:p>
          </table:table-cell>
          <table:table-cell office:value-type="float" office:value="76.631446">
            <text:p>76,631446</text:p>
          </table:table-cell>
          <table:table-cell office:value-type="float" office:value="71.428887">
            <text:p>71,428887</text:p>
          </table:table-cell>
          <table:table-cell office:value-type="float" office:value="82.896058">
            <text:p>82,896058</text:p>
          </table:table-cell>
          <table:table-cell office:value-type="float" office:value="70.113887">
            <text:p>70,113887</text:p>
          </table:table-cell>
          <table:table-cell office:value-type="float" office:value="84.882704">
            <text:p>84,882704</text:p>
          </table:table-cell>
          <table:table-cell office:value-type="float" office:value="79.172887">
            <text:p>79,172887</text:p>
          </table:table-cell>
          <table:table-cell office:value-type="float" office:value="78.112326">
            <text:p>78,112326</text:p>
          </table:table-cell>
          <table:table-cell office:value-type="float" office:value="67.322359">
            <text:p>67,322359</text:p>
          </table:table-cell>
          <table:table-cell office:value-type="float" office:value="76.780713">
            <text:p>76,780713</text:p>
          </table:table-cell>
          <table:table-cell office:value-type="float" office:value="69.659043">
            <text:p>69,659043</text:p>
          </table:table-cell>
          <table:table-cell office:value-type="float" office:value="77.171254">
            <text:p>77,171254</text:p>
          </table:table-cell>
          <table:table-cell office:value-type="float" office:value="68.490096">
            <text:p>68,490096</text:p>
          </table:table-cell>
          <table:table-cell office:value-type="float" office:value="77.36397">
            <text:p>77,36397</text:p>
          </table:table-cell>
          <table:table-cell office:value-type="float" office:value="71.533553">
            <text:p>71,533553</text:p>
          </table:table-cell>
          <table:table-cell office:value-type="float" office:value="65.149854">
            <text:p>65,149854</text:p>
          </table:table-cell>
          <table:table-cell office:value-type="float" office:value="76.541257">
            <text:p>76,541257</text:p>
          </table:table-cell>
          <table:table-cell office:value-type="float" office:value="76.407771">
            <text:p>76,407771</text:p>
          </table:table-cell>
          <table:table-cell office:value-type="float" office:value="75.274566">
            <text:p>75,274566</text:p>
          </table:table-cell>
          <table:table-cell office:value-type="float" office:value="74.047273">
            <text:p>74,047273</text:p>
          </table:table-cell>
          <table:table-cell office:value-type="float" office:value="68.46459">
            <text:p>68,46459</text:p>
          </table:table-cell>
          <table:table-cell office:value-type="float" office:value="86.464927">
            <text:p>86,464927</text:p>
          </table:table-cell>
          <table:table-cell office:value-type="float" office:value="80.950473">
            <text:p>80,950473</text:p>
          </table:table-cell>
          <table:table-cell office:value-type="float" office:value="64.844757">
            <text:p>64,844757</text:p>
          </table:table-cell>
          <table:table-cell office:value-type="float" office:value="78.832552">
            <text:p>78,832552</text:p>
          </table:table-cell>
          <table:table-cell office:value-type="float" office:value="73.691476">
            <text:p>73,691476</text:p>
          </table:table-cell>
          <table:table-cell office:value-type="float" office:value="79.65895">
            <text:p>79,65895</text:p>
          </table:table-cell>
          <table:table-cell office:value-type="float" office:value="74.021038">
            <text:p>74,021038</text:p>
          </table:table-cell>
          <table:table-cell office:value-type="float" office:value="80.811107">
            <text:p>80,811107</text:p>
          </table:table-cell>
          <table:table-cell office:value-type="float" office:value="71.908857">
            <text:p>71,908857</text:p>
          </table:table-cell>
          <table:table-cell office:value-type="float" office:value="65.090816">
            <text:p>65,090816</text:p>
          </table:table-cell>
          <table:table-cell office:value-type="float" office:value="63.483931">
            <text:p>63,483931</text:p>
          </table:table-cell>
          <table:table-cell office:value-type="float" office:value="91.87004">
            <text:p>91,87004</text:p>
          </table:table-cell>
          <table:table-cell office:value-type="float" office:value="73.671215">
            <text:p>73,671215</text:p>
          </table:table-cell>
          <table:table-cell office:value-type="float" office:value="85.792186">
            <text:p>85,792186</text:p>
          </table:table-cell>
          <table:table-cell office:value-type="float" office:value="64.121004">
            <text:p>64,121004</text:p>
          </table:table-cell>
          <table:table-cell office:value-type="float" office:value="61.472688">
            <text:p>61,472688</text:p>
          </table:table-cell>
          <table:table-cell office:value-type="float" office:value="62.067045">
            <text:p>62,067045</text:p>
          </table:table-cell>
          <table:table-cell office:value-type="float" office:value="65.91405">
            <text:p>65,91405</text:p>
          </table:table-cell>
          <table:table-cell office:value-type="float" office:value="62.926296">
            <text:p>62,926296</text:p>
          </table:table-cell>
          <table:table-cell office:value-type="float" office:value="72.568066">
            <text:p>72,568066</text:p>
          </table:table-cell>
          <table:table-cell office:value-type="float" office:value="78.142574">
            <text:p>78,142574</text:p>
          </table:table-cell>
          <table:table-cell office:value-type="float" office:value="71.29047">
            <text:p>71,29047</text:p>
          </table:table-cell>
          <table:table-cell office:value-type="float" office:value="81.874106">
            <text:p>81,874106</text:p>
          </table:table-cell>
          <table:table-cell office:value-type="float" office:value="70.761395">
            <text:p>70,761395</text:p>
          </table:table-cell>
          <table:table-cell office:value-type="float" office:value="61.749179">
            <text:p>61,749179</text:p>
          </table:table-cell>
          <table:table-cell office:value-type="float" office:value="52.501256">
            <text:p>52,501256</text:p>
          </table:table-cell>
          <table:table-cell office:value-type="float" office:value="63.508">
            <text:p>63,508</text:p>
          </table:table-cell>
          <table:table-cell office:value-type="float" office:value="57.109791">
            <text:p>57,109791</text:p>
          </table:table-cell>
          <table:table-cell office:value-type="float" office:value="69.070555">
            <text:p>69,070555</text:p>
          </table:table-cell>
          <table:table-cell office:value-type="float" office:value="74.576445">
            <text:p>74,576445</text:p>
          </table:table-cell>
          <table:table-cell office:value-type="float" office:value="57.015751">
            <text:p>57,015751</text:p>
          </table:table-cell>
          <table:table-cell office:value-type="float" office:value="69.66222">
            <text:p>69,66222</text:p>
          </table:table-cell>
          <table:table-cell office:value-type="float" office:value="51.019321">
            <text:p>51,019321</text:p>
          </table:table-cell>
          <table:table-cell office:value-type="float" office:value="70.716789">
            <text:p>70,716789</text:p>
          </table:table-cell>
          <table:table-cell office:value-type="float" office:value="56.276143">
            <text:p>56,276143</text:p>
          </table:table-cell>
          <table:table-cell office:value-type="float" office:value="60.7302">
            <text:p>60,7302</text:p>
          </table:table-cell>
          <table:table-cell office:value-type="float" office:value="81.087843">
            <text:p>81,087843</text:p>
          </table:table-cell>
          <table:table-cell office:value-type="float" office:value="69.901284">
            <text:p>69,901284</text:p>
          </table:table-cell>
          <table:table-cell office:value-type="float" office:value="78.397979">
            <text:p>78,397979</text:p>
          </table:table-cell>
          <table:table-cell office:value-type="float" office:value="61.465169">
            <text:p>61,465169</text:p>
          </table:table-cell>
          <table:table-cell office:value-type="float" office:value="69.863977">
            <text:p>69,863977</text:p>
          </table:table-cell>
          <table:table-cell office:value-type="float" office:value="67.653846">
            <text:p>67,653846</text:p>
          </table:table-cell>
          <table:table-cell office:value-type="float" office:value="62.493542">
            <text:p>62,493542</text:p>
          </table:table-cell>
          <table:table-cell office:value-type="float" office:value="53.837202">
            <text:p>53,837202</text:p>
          </table:table-cell>
          <table:table-cell office:value-type="float" office:value="53.912161">
            <text:p>53,912161</text:p>
          </table:table-cell>
          <table:table-cell office:value-type="float" office:value="69.1328">
            <text:p>69,1328</text:p>
          </table:table-cell>
          <table:table-cell office:value-type="float" office:value="54.819708">
            <text:p>54,819708</text:p>
          </table:table-cell>
          <table:table-cell office:value-type="float" office:value="68.866623">
            <text:p>68,866623</text:p>
          </table:table-cell>
          <table:table-cell office:value-type="float" office:value="67.408814">
            <text:p>67,408814</text:p>
          </table:table-cell>
          <table:table-cell office:value-type="float" office:value="67.716938">
            <text:p>67,716938</text:p>
          </table:table-cell>
          <table:table-cell office:value-type="float" office:value="77.048706">
            <text:p>77,048706</text:p>
          </table:table-cell>
          <table:table-cell office:value-type="float" office:value="62.142226">
            <text:p>62,142226</text:p>
          </table:table-cell>
          <table:table-cell office:value-type="float" office:value="63.205228">
            <text:p>63,205228</text:p>
          </table:table-cell>
          <table:table-cell office:value-type="float" office:value="74.159693">
            <text:p>74,159693</text:p>
          </table:table-cell>
          <table:table-cell office:value-type="float" office:value="67.739136">
            <text:p>67,739136</text:p>
          </table:table-cell>
          <table:table-cell office:value-type="float" office:value="64.095974">
            <text:p>64,095974</text:p>
          </table:table-cell>
          <table:table-cell office:value-type="float" office:value="76.273349">
            <text:p>76,273349</text:p>
          </table:table-cell>
          <table:table-cell office:value-type="float" office:value="55.336361">
            <text:p>55,336361</text:p>
          </table:table-cell>
          <table:table-cell office:value-type="float" office:value="62.963544">
            <text:p>62,963544</text:p>
          </table:table-cell>
          <table:table-cell office:value-type="float" office:value="75.297969">
            <text:p>75,297969</text:p>
          </table:table-cell>
          <table:table-cell office:value-type="float" office:value="59.364746">
            <text:p>59,364746</text:p>
          </table:table-cell>
          <table:table-cell office:value-type="float" office:value="59.209555">
            <text:p>59,209555</text:p>
          </table:table-cell>
          <table:table-cell office:value-type="float" office:value="61.069323">
            <text:p>61,069323</text:p>
          </table:table-cell>
          <table:table-cell office:value-type="float" office:value="70.030582">
            <text:p>70,030582</text:p>
          </table:table-cell>
          <table:table-cell office:value-type="float" office:value="57.956529">
            <text:p>57,956529</text:p>
          </table:table-cell>
          <table:table-cell office:value-type="float" office:value="49.690758">
            <text:p>49,690758</text:p>
          </table:table-cell>
          <table:table-cell office:value-type="float" office:value="74.446762">
            <text:p>74,446762</text:p>
          </table:table-cell>
          <table:table-cell office:value-type="float" office:value="57.666616">
            <text:p>57,666616</text:p>
          </table:table-cell>
          <table:table-cell office:value-type="float" office:value="77.331051">
            <text:p>77,331051</text:p>
          </table:table-cell>
          <table:table-cell office:value-type="float" office:value="45.250821">
            <text:p>45,250821</text:p>
          </table:table-cell>
          <table:table-cell office:value-type="float" office:value="50.995298">
            <text:p>50,995298</text:p>
          </table:table-cell>
          <table:table-cell office:value-type="float" office:value="70.697868">
            <text:p>70,697868</text:p>
          </table:table-cell>
          <table:table-cell office:value-type="float" office:value="47.453093">
            <text:p>47,453093</text:p>
          </table:table-cell>
          <table:table-cell office:value-type="float" office:value="58.646858">
            <text:p>58,646858</text:p>
          </table:table-cell>
          <table:table-cell office:value-type="float" office:value="64.071905">
            <text:p>64,071905</text:p>
          </table:table-cell>
          <table:table-cell office:value-type="float" office:value="55.155866">
            <text:p>55,155866</text:p>
          </table:table-cell>
          <table:table-cell office:value-type="float" office:value="51.043144">
            <text:p>51,043144</text:p>
          </table:table-cell>
          <table:table-cell office:value-type="float" office:value="72.485788">
            <text:p>72,485788</text:p>
          </table:table-cell>
          <table:table-cell office:value-type="float" office:value="70.543135">
            <text:p>70,543135</text:p>
          </table:table-cell>
          <table:table-cell office:value-type="float" office:value="73.87207">
            <text:p>73,87207</text:p>
          </table:table-cell>
          <table:table-cell office:value-type="float" office:value="62.476394">
            <text:p>62,476394</text:p>
          </table:table-cell>
          <table:table-cell office:value-type="float" office:value="57.96781">
            <text:p>57,96781</text:p>
          </table:table-cell>
          <table:table-cell office:value-type="float" office:value="52.076571">
            <text:p>52,076571</text:p>
          </table:table-cell>
          <table:table-cell office:value-type="float" office:value="64.593107">
            <text:p>64,593107</text:p>
          </table:table-cell>
          <table:table-cell office:value-type="float" office:value="54.219026">
            <text:p>54,219026</text:p>
          </table:table-cell>
          <table:table-cell office:value-type="float" office:value="76.467851">
            <text:p>76,467851</text:p>
          </table:table-cell>
          <table:table-cell office:value-type="float" office:value="68.851895">
            <text:p>68,851895</text:p>
          </table:table-cell>
          <table:table-cell office:value-type="float" office:value="66.557859">
            <text:p>66,557859</text:p>
          </table:table-cell>
          <table:table-cell office:value-type="float" office:value="74.500588">
            <text:p>74,500588</text:p>
          </table:table-cell>
          <table:table-cell office:value-type="float" office:value="81.539335">
            <text:p>81,539335</text:p>
          </table:table-cell>
          <table:table-cell office:value-type="float" office:value="70.866444">
            <text:p>70,866444</text:p>
          </table:table-cell>
          <table:table-cell office:value-type="float" office:value="53.327487">
            <text:p>53,327487</text:p>
          </table:table-cell>
          <table:table-cell office:value-type="float" office:value="58.438408">
            <text:p>58,438408</text:p>
          </table:table-cell>
          <table:table-cell office:value-type="float" office:value="56.582284">
            <text:p>56,582284</text:p>
          </table:table-cell>
          <table:table-cell office:value-type="float" office:value="60.965038">
            <text:p>60,965038</text:p>
          </table:table-cell>
          <table:table-cell office:value-type="float" office:value="74.613194">
            <text:p>74,613194</text:p>
          </table:table-cell>
          <table:table-cell office:value-type="float" office:value="81.081257">
            <text:p>81,081257</text:p>
          </table:table-cell>
          <table:table-cell office:value-type="float" office:value="58.909111">
            <text:p>58,909111</text:p>
          </table:table-cell>
          <table:table-cell office:value-type="float" office:value="78.773156">
            <text:p>78,773156</text:p>
          </table:table-cell>
          <table:table-cell office:value-type="float" office:value="73.765368">
            <text:p>73,765368</text:p>
          </table:table-cell>
          <table:table-cell office:value-type="float" office:value="63.780005">
            <text:p>63,780005</text:p>
          </table:table-cell>
          <table:table-cell office:value-type="float" office:value="70.042161">
            <text:p>70,042161</text:p>
          </table:table-cell>
          <table:table-cell office:value-type="float" office:value="68.867587">
            <text:p>68,867587</text:p>
          </table:table-cell>
          <table:table-cell office:value-type="float" office:value="65.65397">
            <text:p>65,65397</text:p>
          </table:table-cell>
          <table:table-cell office:value-type="float" office:value="54.543763">
            <text:p>54,543763</text:p>
          </table:table-cell>
          <table:table-cell office:value-type="float" office:value="71.70335">
            <text:p>71,70335</text:p>
          </table:table-cell>
          <table:table-cell office:value-type="float" office:value="56.912574">
            <text:p>56,912574</text:p>
          </table:table-cell>
          <table:table-cell office:value-type="float" office:value="71.138039">
            <text:p>71,138039</text:p>
          </table:table-cell>
          <table:table-cell office:value-type="float" office:value="77.538572">
            <text:p>77,538572</text:p>
          </table:table-cell>
          <table:table-cell office:value-type="float" office:value="69.086961">
            <text:p>69,086961</text:p>
          </table:table-cell>
          <table:table-cell office:value-type="float" office:value="66.131289">
            <text:p>66,131289</text:p>
          </table:table-cell>
          <table:table-cell office:value-type="float" office:value="49.350856">
            <text:p>49,350856</text:p>
          </table:table-cell>
          <table:table-cell office:value-type="float" office:value="73.390847">
            <text:p>73,390847</text:p>
          </table:table-cell>
          <table:table-cell office:value-type="float" office:value="59.007423">
            <text:p>59,007423</text:p>
          </table:table-cell>
          <table:table-cell office:value-type="float" office:value="61.118795">
            <text:p>61,118795</text:p>
          </table:table-cell>
          <table:table-cell office:value-type="float" office:value="87.003914">
            <text:p>87,003914</text:p>
          </table:table-cell>
          <table:table-cell office:value-type="float" office:value="59.535701">
            <text:p>59,535701</text:p>
          </table:table-cell>
          <table:table-cell office:value-type="float" office:value="70.44669">
            <text:p>70,44669</text:p>
          </table:table-cell>
          <table:table-cell office:value-type="float" office:value="72.755585">
            <text:p>72,755585</text:p>
          </table:table-cell>
          <table:table-cell office:value-type="float" office:value="56.408856">
            <text:p>56,408856</text:p>
          </table:table-cell>
          <table:table-cell office:value-type="float" office:value="65.759703">
            <text:p>65,759703</text:p>
          </table:table-cell>
          <table:table-cell office:value-type="float" office:value="57.16495">
            <text:p>57,16495</text:p>
          </table:table-cell>
          <table:table-cell office:value-type="float" office:value="101.567276">
            <text:p>101,567276</text:p>
          </table:table-cell>
          <table:table-cell office:value-type="float" office:value="82.597309">
            <text:p>82,597309</text:p>
          </table:table-cell>
          <table:table-cell office:value-type="float" office:value="68.211109">
            <text:p>68,211109</text:p>
          </table:table-cell>
          <table:table-cell office:value-type="float" office:value="81.509485">
            <text:p>81,509485</text:p>
          </table:table-cell>
          <table:table-cell office:value-type="float" office:value="86.438048">
            <text:p>86,438048</text:p>
          </table:table-cell>
          <table:table-cell office:value-type="float" office:value="94.89186">
            <text:p>94,89186</text:p>
          </table:table-cell>
          <table:table-cell office:value-type="float" office:value="74.92057">
            <text:p>74,92057</text:p>
          </table:table-cell>
          <table:table-cell office:value-type="float" office:value="58.43309">
            <text:p>58,43309</text:p>
          </table:table-cell>
          <table:table-cell office:value-type="float" office:value="59.63138">
            <text:p>59,63138</text:p>
          </table:table-cell>
          <table:table-cell office:value-type="float" office:value="74.131012">
            <text:p>74,131012</text:p>
          </table:table-cell>
          <table:table-cell office:value-type="float" office:value="100.929415">
            <text:p>100,929415</text:p>
          </table:table-cell>
          <table:table-cell office:value-type="float" office:value="79.270504">
            <text:p>79,270504</text:p>
          </table:table-cell>
          <table:table-cell office:value-type="float" office:value="76.774021">
            <text:p>76,774021</text:p>
          </table:table-cell>
          <table:table-cell office:value-type="float" office:value="110.007687">
            <text:p>110,007687</text:p>
          </table:table-cell>
          <table:table-cell office:value-type="float" office:value="59.529109">
            <text:p>59,529109</text:p>
          </table:table-cell>
          <table:table-cell office:value-type="float" office:value="77.889238">
            <text:p>77,889238</text:p>
          </table:table-cell>
          <table:table-cell office:value-type="float" office:value="65.283531">
            <text:p>65,283531</text:p>
          </table:table-cell>
          <table:table-cell office:value-type="float" office:value="79.98425">
            <text:p>79,98425</text:p>
          </table:table-cell>
          <table:table-cell office:value-type="float" office:value="61.572433">
            <text:p>61,572433</text:p>
          </table:table-cell>
          <table:table-cell office:value-type="float" office:value="87.38396">
            <text:p>87,38396</text:p>
          </table:table-cell>
          <table:table-cell office:value-type="float" office:value="56.760369">
            <text:p>56,760369</text:p>
          </table:table-cell>
          <table:table-cell office:value-type="float" office:value="88.553576">
            <text:p>88,553576</text:p>
          </table:table-cell>
          <table:table-cell office:value-type="float" office:value="74.802776">
            <text:p>74,802776</text:p>
          </table:table-cell>
          <table:table-cell office:value-type="float" office:value="83.466299">
            <text:p>83,466299</text:p>
          </table:table-cell>
          <table:table-cell office:value-type="float" office:value="64.896799">
            <text:p>64,896799</text:p>
          </table:table-cell>
          <table:table-cell office:value-type="float" office:value="61.979744">
            <text:p>61,979744</text:p>
          </table:table-cell>
          <table:table-cell office:value-type="float" office:value="67.474942">
            <text:p>67,474942</text:p>
          </table:table-cell>
          <table:table-cell office:value-type="float" office:value="74.205616">
            <text:p>74,205616</text:p>
          </table:table-cell>
          <table:table-cell office:value-type="float" office:value="64.484796">
            <text:p>64,484796</text:p>
          </table:table-cell>
          <table:table-cell office:value-type="float" office:value="77.619819">
            <text:p>77,619819</text:p>
          </table:table-cell>
          <table:table-cell office:value-type="float" office:value="86.505854">
            <text:p>86,505854</text:p>
          </table:table-cell>
          <table:table-cell office:value-type="float" office:value="70.994007">
            <text:p>70,994007</text:p>
          </table:table-cell>
          <table:table-cell office:value-type="float" office:value="76.262695">
            <text:p>76,262695</text:p>
          </table:table-cell>
          <table:table-cell office:value-type="float" office:value="66.210196">
            <text:p>66,210196</text:p>
          </table:table-cell>
          <table:table-cell office:value-type="float" office:value="77.471665">
            <text:p>77,471665</text:p>
          </table:table-cell>
          <table:table-cell office:value-type="float" office:value="97.660049">
            <text:p>97,660049</text:p>
          </table:table-cell>
          <table:table-cell office:value-type="float" office:value="69.819554">
            <text:p>69,819554</text:p>
          </table:table-cell>
          <table:table-cell office:value-type="float" office:value="102.379511">
            <text:p>102,379511</text:p>
          </table:table-cell>
          <table:table-cell office:value-type="float" office:value="71.338786">
            <text:p>71,338786</text:p>
          </table:table-cell>
          <table:table-cell office:value-type="float" office:value="72.724033">
            <text:p>72,724033</text:p>
          </table:table-cell>
          <table:table-cell office:value-type="float" office:value="43.648158">
            <text:p>43,648158</text:p>
          </table:table-cell>
          <table:table-cell office:value-type="float" office:value="65.288383">
            <text:p>65,288383</text:p>
          </table:table-cell>
          <table:table-cell office:value-type="float" office:value="87.385041">
            <text:p>87,385041</text:p>
          </table:table-cell>
          <table:table-cell office:value-type="float" office:value="62.180557">
            <text:p>62,180557</text:p>
          </table:table-cell>
          <table:table-cell office:value-type="float" office:value="133.21214">
            <text:p>133,21214</text:p>
          </table:table-cell>
          <table:table-cell office:value-type="float" office:value="87.087641">
            <text:p>87,087641</text:p>
          </table:table-cell>
          <table:table-cell office:value-type="float" office:value="95.745428">
            <text:p>95,745428</text:p>
          </table:table-cell>
          <table:table-cell office:value-type="float" office:value="56.048769">
            <text:p>56,048769</text:p>
          </table:table-cell>
          <table:table-cell office:value-type="float" office:value="79.318598">
            <text:p>79,318598</text:p>
          </table:table-cell>
          <table:table-cell office:value-type="float" office:value="76.004249">
            <text:p>76,004249</text:p>
          </table:table-cell>
          <table:table-cell office:value-type="float" office:value="129.334679">
            <text:p>129,334679</text:p>
          </table:table-cell>
          <table:table-cell office:value-type="float" office:value="68.282998">
            <text:p>68,282998</text:p>
          </table:table-cell>
          <table:table-cell office:value-type="float" office:value="105.801418">
            <text:p>105,801418</text:p>
          </table:table-cell>
          <table:table-cell office:value-type="float" office:value="90.492529">
            <text:p>90,492529</text:p>
          </table:table-cell>
          <table:table-cell office:value-type="float" office:value="61.105038">
            <text:p>61,105038</text:p>
          </table:table-cell>
          <table:table-cell office:value-type="float" office:value="115.519357">
            <text:p>115,519357</text:p>
          </table:table-cell>
          <table:table-cell office:value-type="float" office:value="102.070994">
            <text:p>102,070994</text:p>
          </table:table-cell>
          <table:table-cell office:value-type="float" office:value="60.817754">
            <text:p>60,817754</text:p>
          </table:table-cell>
          <table:table-cell office:value-type="float" office:value="54.523501">
            <text:p>54,523501</text:p>
          </table:table-cell>
          <table:table-cell office:value-type="float" office:value="94.169253">
            <text:p>94,169253</text:p>
          </table:table-cell>
          <table:table-cell office:value-type="float" office:value="75.518736">
            <text:p>75,518736</text:p>
          </table:table-cell>
          <table:table-cell office:value-type="float" office:value="72.851238">
            <text:p>72,851238</text:p>
          </table:table-cell>
          <table:table-cell office:value-type="float" office:value="80.137501">
            <text:p>80,137501</text:p>
          </table:table-cell>
          <table:table-cell office:value-type="float" office:value="115.79313">
            <text:p>115,79313</text:p>
          </table:table-cell>
          <table:table-cell office:value-type="float" office:value="58.594755">
            <text:p>58,594755</text:p>
          </table:table-cell>
          <table:table-cell office:value-type="float" office:value="57.192367">
            <text:p>57,192367</text:p>
          </table:table-cell>
          <table:table-cell office:value-type="float" office:value="62.687781">
            <text:p>62,687781</text:p>
          </table:table-cell>
          <table:table-cell office:value-type="float" office:value="107.521854">
            <text:p>107,521854</text:p>
          </table:table-cell>
          <table:table-cell office:value-type="float" office:value="74.803688">
            <text:p>74,803688</text:p>
          </table:table-cell>
          <table:table-cell office:value-type="float" office:value="66.391102">
            <text:p>66,391102</text:p>
          </table:table-cell>
          <table:table-cell office:value-type="float" office:value="89.625441">
            <text:p>89,625441</text:p>
          </table:table-cell>
          <table:table-cell office:value-type="float" office:value="60.100457">
            <text:p>60,100457</text:p>
          </table:table-cell>
          <table:table-cell office:value-type="float" office:value="80.617658">
            <text:p>80,617658</text:p>
          </table:table-cell>
          <table:table-cell office:value-type="float" office:value="71.07548">
            <text:p>71,07548</text:p>
          </table:table-cell>
          <table:table-cell office:value-type="float" office:value="97.595752">
            <text:p>97,595752</text:p>
          </table:table-cell>
          <table:table-cell office:value-type="float" office:value="69.092195">
            <text:p>69,092195</text:p>
          </table:table-cell>
          <table:table-cell office:value-type="float" office:value="83.313544">
            <text:p>83,313544</text:p>
          </table:table-cell>
          <table:table-cell office:value-type="float" office:value="65.382823">
            <text:p>65,382823</text:p>
          </table:table-cell>
          <table:table-cell office:value-type="float" office:value="79.166551">
            <text:p>79,166551</text:p>
          </table:table-cell>
          <table:table-cell office:value-type="float" office:value="69.270339">
            <text:p>69,270339</text:p>
          </table:table-cell>
          <table:table-cell office:value-type="float" office:value="77.121004">
            <text:p>77,121004</text:p>
          </table:table-cell>
          <table:table-cell office:value-type="float" office:value="82.499288">
            <text:p>82,499288</text:p>
          </table:table-cell>
          <table:table-cell office:value-type="float" office:value="96.217794">
            <text:p>96,217794</text:p>
          </table:table-cell>
          <table:table-cell office:value-type="float" office:value="54.345115">
            <text:p>54,345115</text:p>
          </table:table-cell>
          <table:table-cell office:value-type="float" office:value="74.766821">
            <text:p>74,766821</text:p>
          </table:table-cell>
          <table:table-cell office:value-type="float" office:value="77.712132">
            <text:p>77,712132</text:p>
          </table:table-cell>
          <table:table-cell office:value-type="float" office:value="106.046373">
            <text:p>106,046373</text:p>
          </table:table-cell>
          <table:table-cell office:value-type="float" office:value="75.456122">
            <text:p>75,456122</text:p>
          </table:table-cell>
          <table:table-cell office:value-type="float" office:value="64.166013">
            <text:p>64,166013</text:p>
          </table:table-cell>
          <table:table-cell office:value-type="float" office:value="99.338727">
            <text:p>99,338727</text:p>
          </table:table-cell>
          <table:table-cell office:value-type="float" office:value="63.793299">
            <text:p>63,793299</text:p>
          </table:table-cell>
          <table:table-cell office:value-type="float" office:value="66.751794">
            <text:p>66,751794</text:p>
          </table:table-cell>
          <table:table-cell office:value-type="float" office:value="66.967055">
            <text:p>66,967055</text:p>
          </table:table-cell>
          <table:table-cell office:value-type="float" office:value="71.391833">
            <text:p>71,391833</text:p>
          </table:table-cell>
          <table:table-cell office:value-type="float" office:value="67.503337">
            <text:p>67,503337</text:p>
          </table:table-cell>
          <table:table-cell office:value-type="float" office:value="118.666227">
            <text:p>118,666227</text:p>
          </table:table-cell>
          <table:table-cell office:value-type="float" office:value="98.015705">
            <text:p>98,015705</text:p>
          </table:table-cell>
          <table:table-cell office:value-type="float" office:value="94.385104">
            <text:p>94,385104</text:p>
          </table:table-cell>
          <table:table-cell office:value-type="float" office:value="90.291882">
            <text:p>90,291882</text:p>
          </table:table-cell>
          <table:table-cell office:value-type="float" office:value="93.731339">
            <text:p>93,731339</text:p>
          </table:table-cell>
          <table:table-cell office:value-type="float" office:value="136.778167">
            <text:p>136,778167</text:p>
          </table:table-cell>
          <table:table-cell office:value-type="float" office:value="55.460677">
            <text:p>55,460677</text:p>
          </table:table-cell>
          <table:table-cell office:value-type="float" office:value="50.891127">
            <text:p>50,891127</text:p>
          </table:table-cell>
          <table:table-cell office:value-type="float" office:value="61.764542">
            <text:p>61,764542</text:p>
          </table:table-cell>
          <table:table-cell office:value-type="float" office:value="54.997384">
            <text:p>54,997384</text:p>
          </table:table-cell>
          <table:table-cell office:value-type="float" office:value="124.199406">
            <text:p>124,199406</text:p>
          </table:table-cell>
          <table:table-cell office:value-type="float" office:value="66.395664">
            <text:p>66,395664</text:p>
          </table:table-cell>
          <table:table-cell office:value-type="float" office:value="55.661518">
            <text:p>55,661518</text:p>
          </table:table-cell>
          <table:table-cell office:value-type="float" office:value="100.044251">
            <text:p>100,044251</text:p>
          </table:table-cell>
          <table:table-cell office:value-type="float" office:value="64.6984">
            <text:p>64,6984</text:p>
          </table:table-cell>
          <table:table-cell office:value-type="float" office:value="60.831799">
            <text:p>60,831799</text:p>
          </table:table-cell>
          <table:table-cell office:value-type="float" office:value="71.647906">
            <text:p>71,647906</text:p>
          </table:table-cell>
          <table:table-cell office:value-type="float" office:value="57.91907">
            <text:p>57,91907</text:p>
          </table:table-cell>
          <table:table-cell office:value-type="float" office:value="56.431715">
            <text:p>56,431715</text:p>
          </table:table-cell>
          <table:table-cell office:value-type="float" office:value="65.801856">
            <text:p>65,801856</text:p>
          </table:table-cell>
          <table:table-cell office:value-type="float" office:value="57.864409">
            <text:p>57,864409</text:p>
          </table:table-cell>
          <table:table-cell office:value-type="float" office:value="126.365387">
            <text:p>126,365387</text:p>
          </table:table-cell>
          <table:table-cell office:value-type="float" office:value="109.297177">
            <text:p>109,297177</text:p>
          </table:table-cell>
          <table:table-cell office:value-type="float" office:value="57.475818">
            <text:p>57,475818</text:p>
          </table:table-cell>
          <table:table-cell office:value-type="float" office:value="59.90757">
            <text:p>59,90757</text:p>
          </table:table-cell>
          <table:table-cell office:value-type="float" office:value="62.630614">
            <text:p>62,630614</text:p>
          </table:table-cell>
          <table:table-cell office:value-type="float" office:value="80.049525">
            <text:p>80,049525</text:p>
          </table:table-cell>
          <table:table-cell office:value-type="float" office:value="64.676048">
            <text:p>64,676048</text:p>
          </table:table-cell>
          <table:table-cell office:value-type="float" office:value="82.078826">
            <text:p>82,078826</text:p>
          </table:table-cell>
          <table:table-cell office:value-type="float" office:value="55.909279">
            <text:p>55,909279</text:p>
          </table:table-cell>
          <table:table-cell office:value-type="float" office:value="76.617712">
            <text:p>76,617712</text:p>
          </table:table-cell>
          <table:table-cell office:value-type="float" office:value="92.629735">
            <text:p>92,629735</text:p>
          </table:table-cell>
          <table:table-cell office:value-type="float" office:value="94.59285">
            <text:p>94,59285</text:p>
          </table:table-cell>
          <table:table-cell office:value-type="float" office:value="68.587471">
            <text:p>68,587471</text:p>
          </table:table-cell>
          <table:table-cell office:value-type="float" office:value="77.338068">
            <text:p>77,338068</text:p>
          </table:table-cell>
          <table:table-cell office:value-type="float" office:value="76.564206">
            <text:p>76,564206</text:p>
          </table:table-cell>
          <table:table-cell office:value-type="float" office:value="79.843965">
            <text:p>79,843965</text:p>
          </table:table-cell>
          <table:table-cell office:value-type="float" office:value="81.190993">
            <text:p>81,190993</text:p>
          </table:table-cell>
          <table:table-cell office:value-type="float" office:value="88.408257">
            <text:p>88,408257</text:p>
          </table:table-cell>
          <table:table-cell office:value-type="float" office:value="126.681215">
            <text:p>126,681215</text:p>
          </table:table-cell>
          <table:table-cell office:value-type="float" office:value="82.988756">
            <text:p>82,988756</text:p>
          </table:table-cell>
          <table:table-cell office:value-type="float" office:value="94.193262">
            <text:p>94,193262</text:p>
          </table:table-cell>
          <table:table-cell office:value-type="float" office:value="68.734255">
            <text:p>68,734255</text:p>
          </table:table-cell>
          <table:table-cell office:value-type="float" office:value="93.587784">
            <text:p>93,587784</text:p>
          </table:table-cell>
          <table:table-cell office:value-type="float" office:value="51.107982">
            <text:p>51,107982</text:p>
          </table:table-cell>
          <table:table-cell office:value-type="float" office:value="106.928081">
            <text:p>106,928081</text:p>
          </table:table-cell>
          <table:table-cell office:value-type="float" office:value="63.686122">
            <text:p>63,686122</text:p>
          </table:table-cell>
          <table:table-cell office:value-type="float" office:value="58.918606">
            <text:p>58,918606</text:p>
          </table:table-cell>
          <table:table-cell office:value-type="float" office:value="81.855298">
            <text:p>81,855298</text:p>
          </table:table-cell>
          <table:table-cell office:value-type="float" office:value="89.325508">
            <text:p>89,325508</text:p>
          </table:table-cell>
          <table:table-cell office:value-type="float" office:value="82.087324">
            <text:p>82,087324</text:p>
          </table:table-cell>
          <table:table-cell office:value-type="float" office:value="69.316412">
            <text:p>69,316412</text:p>
          </table:table-cell>
          <table:table-cell office:value-type="float" office:value="88.556995">
            <text:p>88,556995</text:p>
          </table:table-cell>
          <table:table-cell office:value-type="float" office:value="57.805922">
            <text:p>57,805922</text:p>
          </table:table-cell>
          <table:table-cell office:value-type="float" office:value="58.485059">
            <text:p>58,485059</text:p>
          </table:table-cell>
          <table:table-cell office:value-type="float" office:value="89.281078">
            <text:p>89,281078</text:p>
          </table:table-cell>
          <table:table-cell office:value-type="float" office:value="86.460687">
            <text:p>86,460687</text:p>
          </table:table-cell>
          <table:table-cell office:value-type="float" office:value="49.276764">
            <text:p>49,276764</text:p>
          </table:table-cell>
          <table:table-cell office:value-type="float" office:value="48.498079">
            <text:p>48,498079</text:p>
          </table:table-cell>
          <table:table-cell office:value-type="float" office:value="83.434464">
            <text:p>83,434464</text:p>
          </table:table-cell>
          <table:table-cell office:value-type="float" office:value="47.712469">
            <text:p>47,712469</text:p>
          </table:table-cell>
          <table:table-cell office:value-type="float" office:value="87.662352">
            <text:p>87,662352</text:p>
          </table:table-cell>
          <table:table-cell office:value-type="float" office:value="146.557748">
            <text:p>146,557748</text:p>
          </table:table-cell>
          <table:table-cell office:value-type="float" office:value="74.037825">
            <text:p>74,037825</text:p>
          </table:table-cell>
          <table:table-cell office:value-type="float" office:value="75.735089">
            <text:p>75,735089</text:p>
          </table:table-cell>
          <table:table-cell office:value-type="float" office:value="51.917269">
            <text:p>51,917269</text:p>
          </table:table-cell>
          <table:table-cell office:value-type="float" office:value="57.973547">
            <text:p>57,973547</text:p>
          </table:table-cell>
          <table:table-cell office:value-type="float" office:value="59.160391">
            <text:p>59,160391</text:p>
          </table:table-cell>
          <table:table-cell office:value-type="float" office:value="87.042824">
            <text:p>87,042824</text:p>
          </table:table-cell>
          <table:table-cell office:value-type="float" office:value="64.639849">
            <text:p>64,639849</text:p>
          </table:table-cell>
          <table:table-cell office:value-type="float" office:value="63.902631">
            <text:p>63,902631</text:p>
          </table:table-cell>
          <table:table-cell office:value-type="float" office:value="50.652545">
            <text:p>50,652545</text:p>
          </table:table-cell>
          <table:table-cell office:value-type="float" office:value="87.678382">
            <text:p>87,678382</text:p>
          </table:table-cell>
          <table:table-cell office:value-type="float" office:value="50.13262">
            <text:p>50,13262</text:p>
          </table:table-cell>
          <table:table-cell office:value-type="float" office:value="94.604143">
            <text:p>94,604143</text:p>
          </table:table-cell>
          <table:table-cell office:value-type="float" office:value="56.292425">
            <text:p>56,292425</text:p>
          </table:table-cell>
          <table:table-cell office:value-type="float" office:value="65.363567">
            <text:p>65,363567</text:p>
          </table:table-cell>
          <table:table-cell office:value-type="float" office:value="44.31584">
            <text:p>44,31584</text:p>
          </table:table-cell>
          <table:table-cell office:value-type="float" office:value="52.714577">
            <text:p>52,714577</text:p>
          </table:table-cell>
          <table:table-cell office:value-type="float" office:value="72.980552">
            <text:p>72,980552</text:p>
          </table:table-cell>
          <table:table-cell office:value-type="float" office:value="78.149346">
            <text:p>78,149346</text:p>
          </table:table-cell>
          <table:table-cell office:value-type="float" office:value="52.860759">
            <text:p>52,860759</text:p>
          </table:table-cell>
          <table:table-cell office:value-type="float" office:value="65.111544">
            <text:p>65,111544</text:p>
          </table:table-cell>
          <table:table-cell office:value-type="float" office:value="62.29507">
            <text:p>62,29507</text:p>
          </table:table-cell>
          <table:table-cell office:value-type="float" office:value="64.736868">
            <text:p>64,736868</text:p>
          </table:table-cell>
          <table:table-cell office:value-type="float" office:value="47.179219">
            <text:p>47,179219</text:p>
          </table:table-cell>
          <table:table-cell office:value-type="float" office:value="83.415576">
            <text:p>83,415576</text:p>
          </table:table-cell>
          <table:table-cell office:value-type="float" office:value="87.028354">
            <text:p>87,028354</text:p>
          </table:table-cell>
          <table:table-cell office:value-type="float" office:value="87.077482">
            <text:p>87,077482</text:p>
          </table:table-cell>
          <table:table-cell office:value-type="float" office:value="56.941431">
            <text:p>56,941431</text:p>
          </table:table-cell>
          <table:table-cell office:value-type="float" office:value="50.409178">
            <text:p>50,409178</text:p>
          </table:table-cell>
          <table:table-cell office:value-type="float" office:value="55.860716">
            <text:p>55,860716</text:p>
          </table:table-cell>
          <table:table-cell office:value-type="float" office:value="59.706679">
            <text:p>59,706679</text:p>
          </table:table-cell>
          <table:table-cell office:value-type="float" office:value="54.564152">
            <text:p>54,564152</text:p>
          </table:table-cell>
          <table:table-cell office:value-type="float" office:value="77.20922">
            <text:p>77,20922</text:p>
          </table:table-cell>
          <table:table-cell office:value-type="float" office:value="65.781755">
            <text:p>65,781755</text:p>
          </table:table-cell>
          <table:table-cell office:value-type="float" office:value="57.342247">
            <text:p>57,342247</text:p>
          </table:table-cell>
          <table:table-cell office:value-type="float" office:value="61.317564">
            <text:p>61,317564</text:p>
          </table:table-cell>
          <table:table-cell office:value-type="float" office:value="71.370078">
            <text:p>71,370078</text:p>
          </table:table-cell>
          <table:table-cell office:value-type="float" office:value="57.77165">
            <text:p>57,77165</text:p>
          </table:table-cell>
          <table:table-cell office:value-type="float" office:value="49.783303">
            <text:p>49,783303</text:p>
          </table:table-cell>
          <table:table-cell office:value-type="float" office:value="63.622391">
            <text:p>63,622391</text:p>
          </table:table-cell>
          <table:table-cell office:value-type="float" office:value="55.668406">
            <text:p>55,668406</text:p>
          </table:table-cell>
          <table:table-cell office:value-type="float" office:value="40.345833">
            <text:p>40,345833</text:p>
          </table:table-cell>
          <table:table-cell office:value-type="float" office:value="37.906783">
            <text:p>37,906783</text:p>
          </table:table-cell>
          <table:table-cell office:value-type="float" office:value="50.185179">
            <text:p>50,185179</text:p>
          </table:table-cell>
          <table:table-cell office:value-type="float" office:value="55.822172">
            <text:p>55,822172</text:p>
          </table:table-cell>
          <table:table-cell office:value-type="float" office:value="73.622446">
            <text:p>73,622446</text:p>
          </table:table-cell>
          <table:table-cell office:value-type="float" office:value="80.003221">
            <text:p>80,003221</text:p>
          </table:table-cell>
          <table:table-cell office:value-type="float" office:value="68.541142">
            <text:p>68,541142</text:p>
          </table:table-cell>
          <table:table-cell office:value-type="float" office:value="47.657472">
            <text:p>47,657472</text:p>
          </table:table-cell>
          <table:table-cell office:value-type="float" office:value="63.06352">
            <text:p>63,06352</text:p>
          </table:table-cell>
          <table:table-cell office:value-type="float" office:value="56.303381">
            <text:p>56,303381</text:p>
          </table:table-cell>
          <table:table-cell office:value-type="float" office:value="54.499722">
            <text:p>54,499722</text:p>
          </table:table-cell>
          <table:table-cell office:value-type="float" office:value="46.656179">
            <text:p>46,656179</text:p>
          </table:table-cell>
          <table:table-cell office:value-type="float" office:value="63.417933">
            <text:p>63,417933</text:p>
          </table:table-cell>
          <table:table-cell office:value-type="float" office:value="68.778667">
            <text:p>68,778667</text:p>
          </table:table-cell>
          <table:table-cell office:value-type="float" office:value="43.536041">
            <text:p>43,536041</text:p>
          </table:table-cell>
          <table:table-cell office:value-type="float" office:value="72.896463">
            <text:p>72,896463</text:p>
          </table:table-cell>
          <table:table-cell office:value-type="float" office:value="44.921431">
            <text:p>44,921431</text:p>
          </table:table-cell>
          <table:table-cell office:value-type="float" office:value="41.27796">
            <text:p>41,27796</text:p>
          </table:table-cell>
          <table:table-cell office:value-type="float" office:value="46.6848">
            <text:p>46,6848</text:p>
          </table:table-cell>
          <table:table-cell office:value-type="float" office:value="66.394161">
            <text:p>66,394161</text:p>
          </table:table-cell>
          <table:table-cell office:value-type="float" office:value="39.948326">
            <text:p>39,948326</text:p>
          </table:table-cell>
          <table:table-cell office:value-type="float" office:value="56.355725">
            <text:p>56,355725</text:p>
          </table:table-cell>
          <table:table-cell office:value-type="float" office:value="58.737916">
            <text:p>58,737916</text:p>
          </table:table-cell>
          <table:table-cell office:value-type="float" office:value="42.543155">
            <text:p>42,543155</text:p>
          </table:table-cell>
          <table:table-cell office:value-type="float" office:value="47.246536">
            <text:p>47,246536</text:p>
          </table:table-cell>
          <table:table-cell office:value-type="float" office:value="52.089492">
            <text:p>52,089492</text:p>
          </table:table-cell>
          <table:table-cell office:value-type="float" office:value="57.761723">
            <text:p>57,761723</text:p>
          </table:table-cell>
          <table:table-cell office:value-type="float" office:value="46.835652">
            <text:p>46,835652</text:p>
          </table:table-cell>
          <table:table-cell office:value-type="float" office:value="39.904032">
            <text:p>39,904032</text:p>
          </table:table-cell>
          <table:table-cell office:value-type="float" office:value="48.329793">
            <text:p>48,329793</text:p>
          </table:table-cell>
          <table:table-cell office:value-type="float" office:value="61.950327">
            <text:p>61,950327</text:p>
          </table:table-cell>
          <table:table-cell office:value-type="float" office:value="56.055307">
            <text:p>56,055307</text:p>
          </table:table-cell>
          <table:table-cell office:value-type="float" office:value="51.438932">
            <text:p>51,438932</text:p>
          </table:table-cell>
          <table:table-cell office:value-type="float" office:value="65.992129">
            <text:p>65,992129</text:p>
          </table:table-cell>
          <table:table-cell office:value-type="float" office:value="50.47144">
            <text:p>50,47144</text:p>
          </table:table-cell>
          <table:table-cell office:value-type="float" office:value="47.802211">
            <text:p>47,802211</text:p>
          </table:table-cell>
          <table:table-cell office:value-type="float" office:value="42.406045">
            <text:p>42,406045</text:p>
          </table:table-cell>
          <table:table-cell office:value-type="float" office:value="56.686491">
            <text:p>56,686491</text:p>
          </table:table-cell>
          <table:table-cell office:value-type="float" office:value="50.888853">
            <text:p>50,888853</text:p>
          </table:table-cell>
          <table:table-cell office:value-type="float" office:value="36.923237">
            <text:p>36,923237</text:p>
          </table:table-cell>
          <table:table-cell office:value-type="float" office:value="51.050993">
            <text:p>51,050993</text:p>
          </table:table-cell>
          <table:table-cell office:value-type="float" office:value="42.924892">
            <text:p>42,924892</text:p>
          </table:table-cell>
          <table:table-cell office:value-type="float" office:value="44.638145">
            <text:p>44,638145</text:p>
          </table:table-cell>
          <table:table-cell office:value-type="float" office:value="43.804042">
            <text:p>43,804042</text:p>
          </table:table-cell>
          <table:table-cell office:value-type="float" office:value="45.836187">
            <text:p>45,836187</text:p>
          </table:table-cell>
          <table:table-cell office:value-type="float" office:value="47.590063">
            <text:p>47,590063</text:p>
          </table:table-cell>
          <table:table-cell office:value-type="float" office:value="63.342758">
            <text:p>63,342758</text:p>
          </table:table-cell>
          <table:table-cell office:value-type="float" office:value="60.109916">
            <text:p>60,109916</text:p>
          </table:table-cell>
          <table:table-cell office:value-type="float" office:value="50.476372">
            <text:p>50,476372</text:p>
          </table:table-cell>
          <table:table-cell office:value-type="float" office:value="53.987073">
            <text:p>53,987073</text:p>
          </table:table-cell>
          <table:table-cell office:value-type="float" office:value="37.96671">
            <text:p>37,96671</text:p>
          </table:table-cell>
          <table:table-cell office:value-type="float" office:value="46.559854">
            <text:p>46,559854</text:p>
          </table:table-cell>
          <table:table-cell office:value-type="float" office:value="40.496058">
            <text:p>40,496058</text:p>
          </table:table-cell>
          <table:table-cell office:value-type="float" office:value="54.846726">
            <text:p>54,846726</text:p>
          </table:table-cell>
          <table:table-cell office:value-type="float" office:value="51.681088">
            <text:p>51,681088</text:p>
          </table:table-cell>
          <table:table-cell office:value-type="float" office:value="43.840883">
            <text:p>43,840883</text:p>
          </table:table-cell>
          <table:table-cell office:value-type="float" office:value="44.751937">
            <text:p>44,751937</text:p>
          </table:table-cell>
          <table:table-cell office:value-type="float" office:value="33.44981">
            <text:p>33,44981</text:p>
          </table:table-cell>
          <table:table-cell office:value-type="float" office:value="38.405443">
            <text:p>38,405443</text:p>
          </table:table-cell>
          <table:table-cell office:value-type="float" office:value="49.709679">
            <text:p>49,709679</text:p>
          </table:table-cell>
          <table:table-cell office:value-type="float" office:value="35.721872">
            <text:p>35,721872</text:p>
          </table:table-cell>
          <table:table-cell office:value-type="float" office:value="57.018699">
            <text:p>57,018699</text:p>
          </table:table-cell>
          <table:table-cell office:value-type="float" office:value="52.93485">
            <text:p>52,93485</text:p>
          </table:table-cell>
          <table:table-cell office:value-type="float" office:value="35.2539">
            <text:p>35,2539</text:p>
          </table:table-cell>
          <table:table-cell office:value-type="float" office:value="32.83704">
            <text:p>32,83704</text:p>
          </table:table-cell>
          <table:table-cell office:value-type="float" office:value="52.270398">
            <text:p>52,270398</text:p>
          </table:table-cell>
          <table:table-cell office:value-type="float" office:value="37.305147">
            <text:p>37,305147</text:p>
          </table:table-cell>
          <table:table-cell office:value-type="float" office:value="38.124179">
            <text:p>38,124179</text:p>
          </table:table-cell>
          <table:table-cell office:value-type="float" office:value="36.691081">
            <text:p>36,691081</text:p>
          </table:table-cell>
          <table:table-cell office:value-type="float" office:value="46.957818">
            <text:p>46,957818</text:p>
          </table:table-cell>
          <table:table-cell office:value-type="float" office:value="52.768656">
            <text:p>52,768656</text:p>
          </table:table-cell>
          <table:table-cell office:value-type="float" office:value="36.906697">
            <text:p>36,906697</text:p>
          </table:table-cell>
          <table:table-cell office:value-type="float" office:value="36.36673">
            <text:p>36,36673</text:p>
          </table:table-cell>
          <table:table-cell office:value-type="float" office:value="44.601328">
            <text:p>44,601328</text:p>
          </table:table-cell>
          <table:table-cell office:value-type="float" office:value="34.914879">
            <text:p>34,914879</text:p>
          </table:table-cell>
          <table:table-cell office:value-type="float" office:value="37.275413">
            <text:p>37,275413</text:p>
          </table:table-cell>
          <table:table-cell office:value-type="float" office:value="43.353115">
            <text:p>43,353115</text:p>
          </table:table-cell>
          <table:table-cell office:value-type="float" office:value="40.602427">
            <text:p>40,602427</text:p>
          </table:table-cell>
          <table:table-cell office:value-type="float" office:value="39.947475">
            <text:p>39,947475</text:p>
          </table:table-cell>
          <table:table-cell office:value-type="float" office:value="30.383639">
            <text:p>30,383639</text:p>
          </table:table-cell>
          <table:table-cell office:value-type="float" office:value="43.697123">
            <text:p>43,697123</text:p>
          </table:table-cell>
          <table:table-cell office:value-type="float" office:value="32.142311">
            <text:p>32,142311</text:p>
          </table:table-cell>
          <table:table-cell office:value-type="float" office:value="35.304568">
            <text:p>35,304568</text:p>
          </table:table-cell>
          <table:table-cell office:value-type="float" office:value="46.510328">
            <text:p>46,510328</text:p>
          </table:table-cell>
          <table:table-cell office:value-type="float" office:value="34.450064">
            <text:p>34,450064</text:p>
          </table:table-cell>
          <table:table-cell office:value-type="float" office:value="33.989133">
            <text:p>33,989133</text:p>
          </table:table-cell>
          <table:table-cell office:value-type="float" office:value="30.3518">
            <text:p>30,3518</text:p>
          </table:table-cell>
          <table:table-cell office:value-type="float" office:value="53.01336">
            <text:p>53,01336</text:p>
          </table:table-cell>
          <table:table-cell office:value-type="float" office:value="32.165317">
            <text:p>32,165317</text:p>
          </table:table-cell>
          <table:table-cell office:value-type="float" office:value="32.528071">
            <text:p>32,528071</text:p>
          </table:table-cell>
          <table:table-cell office:value-type="float" office:value="39.478828">
            <text:p>39,478828</text:p>
          </table:table-cell>
        </table:table-row>
        <table:table-row table:style-name="ro1">
          <table:table-cell>
            <draw:frame table:end-cell-address="Arkusz1.S37" table:end-x="0.731cm" table:end-y="0.054cm" draw:z-index="0" draw:style-name="gr1" draw:text-style-name="P1" svg:width="40.573cm" svg:height="13.496cm" svg:x="0.111cm" svg:y="0.107cm">
              <draw:object draw:notify-on-update-of-ranges="Arkusz1.A1:Arkusz1.A1 Arkusz1.B1:Arkusz1.SG1 Arkusz1.A2:Arkusz1.A2 Arkusz1.B2:Arkusz1.SG2 Arkusz1.A3:Arkusz1.A3 Arkusz1.B3:Arkusz1.SG3 Arkusz1.A4:Arkusz1.A4 Arkusz1.B4:Arkusz1.SG4 Arkusz1.A5:Arkusz1.A5 Arkusz1.B5:Arkusz1.SG5 Arkusz1.A6:Arkusz1.A6 Arkusz1.B6:Arkusz1.S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.11.2016</text:date>, <text:time>21:38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21:38:33.37</dc:date>
    <dc:creator>Szymon Durak</dc:creator>
    <meta:document-statistic meta:table-count="1" meta:cell-count="3006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0.574cm" svg:height="13.497cm" xlink:href=".." xlink:type="simple" chart:class="chart:line" chart:style-name="ch1">
        <chart:title svg:x="19.595cm" svg:y="0.405cm" chart:style-name="ch2">
          <text:p>MAPE</text:p>
        </chart:title>
        <chart:subtitle svg:x="19.079cm" svg:y="1.453cm" chart:style-name="ch3">
          <text:p>Networks 1-3</text:p>
        </chart:subtitle>
        <chart:legend chart:legend-position="bottom" svg:x="8.669cm" svg:y="12.688cm" style:legend-expansion="wide" chart:style-name="ch4"/>
        <chart:plot-area chart:style-name="ch5" table:cell-range-address="Arkusz1.A1:Arkusz1.SG6" chart:data-source-has-labels="column" svg:x="1.261cm" svg:y="2.674cm" svg:width="37.691cm" svg:height="9.325cm">
          <chartooo:coordinate-region svg:x="2.253cm" svg:y="2.886cm" svg:width="36.638cm" svg:height="8.016cm"/>
          <chart:axis chart:dimension="x" chart:name="primary-x" chart:style-name="ch6"/>
          <chart:axis chart:dimension="y" chart:name="primary-y" chart:style-name="ch7">
            <chart:grid chart:style-name="ch8" chart:class="major"/>
            <chart:grid chart:style-name="ch8" chart:class="minor"/>
          </chart:axis>
          <chart:series chart:style-name="ch9" chart:values-cell-range-address="Arkusz1.B1:Arkusz1.SG1" chart:label-cell-address="Arkusz1.A1:Arkusz1.A1" chart:class="chart:line">
            <chart:data-point chart:repeated="500"/>
          </chart:series>
          <chart:series chart:style-name="ch10" chart:values-cell-range-address="Arkusz1.B2:Arkusz1.SG2" chart:label-cell-address="Arkusz1.A2:Arkusz1.A2" chart:class="chart:line">
            <chart:data-point chart:repeated="500"/>
          </chart:series>
          <chart:series chart:style-name="ch11" chart:values-cell-range-address="Arkusz1.B3:Arkusz1.SG3" chart:label-cell-address="Arkusz1.A3:Arkusz1.A3" chart:class="chart:line">
            <chart:data-point chart:repeated="500"/>
          </chart:series>
          <chart:series chart:style-name="ch12" chart:values-cell-range-address="Arkusz1.B4:Arkusz1.SG4" chart:label-cell-address="Arkusz1.A4:Arkusz1.A4" chart:class="chart:line">
            <chart:data-point chart:repeated="500"/>
          </chart:series>
          <chart:series chart:style-name="ch13" chart:values-cell-range-address="Arkusz1.B5:Arkusz1.SG5" chart:label-cell-address="Arkusz1.A5:Arkusz1.A5" chart:class="chart:line">
            <chart:data-point chart:repeated="500"/>
          </chart:series>
          <chart:series chart:style-name="ch14" chart:values-cell-range-address="Arkusz1.B6:Arkusz1.SG6" chart:label-cell-address="Arkusz1.A6:Arkusz1.A6" chart:class="chart:line">
            <chart:data-point chart:repeated="5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1:Arkusz1.A1</svg:desc>
                </draw:g>
              </table:table-cell>
              <table:table-cell office:value-type="float" office:value="488.945611">
                <text:p>488.945611</text:p>
                <draw:g>
                  <svg:desc>Arkusz1.B1:Arkusz1.SG1</svg:desc>
                </draw:g>
              </table:table-cell>
              <table:table-cell office:value-type="float" office:value="471.500114">
                <text:p>471.500114</text:p>
              </table:table-cell>
              <table:table-cell office:value-type="float" office:value="290.31996">
                <text:p>290.31996</text:p>
              </table:table-cell>
              <table:table-cell office:value-type="float" office:value="226.428467">
                <text:p>226.428467</text:p>
              </table:table-cell>
              <table:table-cell office:value-type="float" office:value="241.292997">
                <text:p>241.292997</text:p>
              </table:table-cell>
              <table:table-cell office:value-type="float" office:value="203.655065">
                <text:p>203.655065</text:p>
              </table:table-cell>
              <table:table-cell office:value-type="float" office:value="236.153096">
                <text:p>236.153096</text:p>
              </table:table-cell>
              <table:table-cell office:value-type="float" office:value="184.461658">
                <text:p>184.461658</text:p>
              </table:table-cell>
              <table:table-cell office:value-type="float" office:value="129.392998">
                <text:p>129.392998</text:p>
              </table:table-cell>
              <table:table-cell office:value-type="float" office:value="194.215662">
                <text:p>194.215662</text:p>
              </table:table-cell>
              <table:table-cell office:value-type="float" office:value="171.436609">
                <text:p>171.436609</text:p>
              </table:table-cell>
              <table:table-cell office:value-type="float" office:value="176.928894">
                <text:p>176.928894</text:p>
              </table:table-cell>
              <table:table-cell office:value-type="float" office:value="171.760457">
                <text:p>171.760457</text:p>
              </table:table-cell>
              <table:table-cell office:value-type="float" office:value="149.697349">
                <text:p>149.697349</text:p>
              </table:table-cell>
              <table:table-cell office:value-type="float" office:value="124.938766">
                <text:p>124.938766</text:p>
              </table:table-cell>
              <table:table-cell office:value-type="float" office:value="132.464025">
                <text:p>132.464025</text:p>
              </table:table-cell>
              <table:table-cell office:value-type="float" office:value="119.591526">
                <text:p>119.591526</text:p>
              </table:table-cell>
              <table:table-cell office:value-type="float" office:value="176.350379">
                <text:p>176.350379</text:p>
              </table:table-cell>
              <table:table-cell office:value-type="float" office:value="111.451527">
                <text:p>111.451527</text:p>
              </table:table-cell>
              <table:table-cell office:value-type="float" office:value="115.40609">
                <text:p>115.40609</text:p>
              </table:table-cell>
              <table:table-cell office:value-type="float" office:value="85.758321">
                <text:p>85.758321</text:p>
              </table:table-cell>
              <table:table-cell office:value-type="float" office:value="117.417241">
                <text:p>117.417241</text:p>
              </table:table-cell>
              <table:table-cell office:value-type="float" office:value="107.950848">
                <text:p>107.950848</text:p>
              </table:table-cell>
              <table:table-cell office:value-type="float" office:value="108.289679">
                <text:p>108.289679</text:p>
              </table:table-cell>
              <table:table-cell office:value-type="float" office:value="102.077243">
                <text:p>102.077243</text:p>
              </table:table-cell>
              <table:table-cell office:value-type="float" office:value="77.105629">
                <text:p>77.105629</text:p>
              </table:table-cell>
              <table:table-cell office:value-type="float" office:value="93.976421">
                <text:p>93.976421</text:p>
              </table:table-cell>
              <table:table-cell office:value-type="float" office:value="91.405835">
                <text:p>91.405835</text:p>
              </table:table-cell>
              <table:table-cell office:value-type="float" office:value="78.432607">
                <text:p>78.432607</text:p>
              </table:table-cell>
              <table:table-cell office:value-type="float" office:value="81.34055">
                <text:p>81.34055</text:p>
              </table:table-cell>
              <table:table-cell office:value-type="float" office:value="87.483434">
                <text:p>87.483434</text:p>
              </table:table-cell>
              <table:table-cell office:value-type="float" office:value="49.54155">
                <text:p>49.54155</text:p>
              </table:table-cell>
              <table:table-cell office:value-type="float" office:value="60.093365">
                <text:p>60.093365</text:p>
              </table:table-cell>
              <table:table-cell office:value-type="float" office:value="72.037814">
                <text:p>72.037814</text:p>
              </table:table-cell>
              <table:table-cell office:value-type="float" office:value="53.353339">
                <text:p>53.353339</text:p>
              </table:table-cell>
              <table:table-cell office:value-type="float" office:value="58.511855">
                <text:p>58.511855</text:p>
              </table:table-cell>
              <table:table-cell office:value-type="float" office:value="55.254694">
                <text:p>55.254694</text:p>
              </table:table-cell>
              <table:table-cell office:value-type="float" office:value="55.420829">
                <text:p>55.420829</text:p>
              </table:table-cell>
              <table:table-cell office:value-type="float" office:value="47.312924">
                <text:p>47.312924</text:p>
              </table:table-cell>
              <table:table-cell office:value-type="float" office:value="46.887619">
                <text:p>46.887619</text:p>
              </table:table-cell>
              <table:table-cell office:value-type="float" office:value="59.761011">
                <text:p>59.761011</text:p>
              </table:table-cell>
              <table:table-cell office:value-type="float" office:value="48.118009">
                <text:p>48.118009</text:p>
              </table:table-cell>
              <table:table-cell office:value-type="float" office:value="41.453267">
                <text:p>41.453267</text:p>
              </table:table-cell>
              <table:table-cell office:value-type="float" office:value="43.088108">
                <text:p>43.088108</text:p>
              </table:table-cell>
              <table:table-cell office:value-type="float" office:value="37.286614">
                <text:p>37.286614</text:p>
              </table:table-cell>
              <table:table-cell office:value-type="float" office:value="42.334858">
                <text:p>42.334858</text:p>
              </table:table-cell>
              <table:table-cell office:value-type="float" office:value="36.516635">
                <text:p>36.516635</text:p>
              </table:table-cell>
              <table:table-cell office:value-type="float" office:value="35.901581">
                <text:p>35.901581</text:p>
              </table:table-cell>
              <table:table-cell office:value-type="float" office:value="32.552742">
                <text:p>32.552742</text:p>
              </table:table-cell>
              <table:table-cell office:value-type="float" office:value="35.093137">
                <text:p>35.093137</text:p>
              </table:table-cell>
              <table:table-cell office:value-type="float" office:value="34.061467">
                <text:p>34.061467</text:p>
              </table:table-cell>
              <table:table-cell office:value-type="float" office:value="29.690965">
                <text:p>29.690965</text:p>
              </table:table-cell>
              <table:table-cell office:value-type="float" office:value="29.751311">
                <text:p>29.751311</text:p>
              </table:table-cell>
              <table:table-cell office:value-type="float" office:value="29.824112">
                <text:p>29.824112</text:p>
              </table:table-cell>
              <table:table-cell office:value-type="float" office:value="28.131057">
                <text:p>28.131057</text:p>
              </table:table-cell>
              <table:table-cell office:value-type="float" office:value="31.050625">
                <text:p>31.050625</text:p>
              </table:table-cell>
              <table:table-cell office:value-type="float" office:value="28.326801">
                <text:p>28.326801</text:p>
              </table:table-cell>
              <table:table-cell office:value-type="float" office:value="29.144989">
                <text:p>29.144989</text:p>
              </table:table-cell>
              <table:table-cell office:value-type="float" office:value="28.242802">
                <text:p>28.242802</text:p>
              </table:table-cell>
              <table:table-cell office:value-type="float" office:value="27.105949">
                <text:p>27.105949</text:p>
              </table:table-cell>
              <table:table-cell office:value-type="float" office:value="28.416634">
                <text:p>28.416634</text:p>
              </table:table-cell>
              <table:table-cell office:value-type="float" office:value="29.249068">
                <text:p>29.249068</text:p>
              </table:table-cell>
              <table:table-cell office:value-type="float" office:value="33.026818">
                <text:p>33.026818</text:p>
              </table:table-cell>
              <table:table-cell office:value-type="float" office:value="29.719505">
                <text:p>29.719505</text:p>
              </table:table-cell>
              <table:table-cell office:value-type="float" office:value="30.876586">
                <text:p>30.876586</text:p>
              </table:table-cell>
              <table:table-cell office:value-type="float" office:value="28.814812">
                <text:p>28.814812</text:p>
              </table:table-cell>
              <table:table-cell office:value-type="float" office:value="31.111888">
                <text:p>31.111888</text:p>
              </table:table-cell>
              <table:table-cell office:value-type="float" office:value="31.972025">
                <text:p>31.972025</text:p>
              </table:table-cell>
              <table:table-cell office:value-type="float" office:value="32.286908">
                <text:p>32.286908</text:p>
              </table:table-cell>
              <table:table-cell office:value-type="float" office:value="33.880825">
                <text:p>33.880825</text:p>
              </table:table-cell>
              <table:table-cell office:value-type="float" office:value="34.945801">
                <text:p>34.945801</text:p>
              </table:table-cell>
              <table:table-cell office:value-type="float" office:value="32.197133">
                <text:p>32.197133</text:p>
              </table:table-cell>
              <table:table-cell office:value-type="float" office:value="33.915382">
                <text:p>33.915382</text:p>
              </table:table-cell>
              <table:table-cell office:value-type="float" office:value="33.540213">
                <text:p>33.540213</text:p>
              </table:table-cell>
              <table:table-cell office:value-type="float" office:value="35.588907">
                <text:p>35.588907</text:p>
              </table:table-cell>
              <table:table-cell office:value-type="float" office:value="34.055722">
                <text:p>34.055722</text:p>
              </table:table-cell>
              <table:table-cell office:value-type="float" office:value="33.084658">
                <text:p>33.084658</text:p>
              </table:table-cell>
              <table:table-cell office:value-type="float" office:value="39.041902">
                <text:p>39.041902</text:p>
              </table:table-cell>
              <table:table-cell office:value-type="float" office:value="34.719831">
                <text:p>34.719831</text:p>
              </table:table-cell>
              <table:table-cell office:value-type="float" office:value="31.159375">
                <text:p>31.159375</text:p>
              </table:table-cell>
              <table:table-cell office:value-type="float" office:value="29.972756">
                <text:p>29.972756</text:p>
              </table:table-cell>
              <table:table-cell office:value-type="float" office:value="35.018443">
                <text:p>35.018443</text:p>
              </table:table-cell>
              <table:table-cell office:value-type="float" office:value="37.577536">
                <text:p>37.577536</text:p>
              </table:table-cell>
              <table:table-cell office:value-type="float" office:value="32.05275">
                <text:p>32.05275</text:p>
              </table:table-cell>
              <table:table-cell office:value-type="float" office:value="35.058964">
                <text:p>35.058964</text:p>
              </table:table-cell>
              <table:table-cell office:value-type="float" office:value="32.760647">
                <text:p>32.760647</text:p>
              </table:table-cell>
              <table:table-cell office:value-type="float" office:value="32.890188">
                <text:p>32.890188</text:p>
              </table:table-cell>
              <table:table-cell office:value-type="float" office:value="39.395854">
                <text:p>39.395854</text:p>
              </table:table-cell>
              <table:table-cell office:value-type="float" office:value="36.264426">
                <text:p>36.264426</text:p>
              </table:table-cell>
              <table:table-cell office:value-type="float" office:value="43.599038">
                <text:p>43.599038</text:p>
              </table:table-cell>
              <table:table-cell office:value-type="float" office:value="35.255278">
                <text:p>35.255278</text:p>
              </table:table-cell>
              <table:table-cell office:value-type="float" office:value="36.827695">
                <text:p>36.827695</text:p>
              </table:table-cell>
              <table:table-cell office:value-type="float" office:value="36.131325">
                <text:p>36.131325</text:p>
              </table:table-cell>
              <table:table-cell office:value-type="float" office:value="34.590478">
                <text:p>34.590478</text:p>
              </table:table-cell>
              <table:table-cell office:value-type="float" office:value="39.25046">
                <text:p>39.25046</text:p>
              </table:table-cell>
              <table:table-cell office:value-type="float" office:value="38.718425">
                <text:p>38.718425</text:p>
              </table:table-cell>
              <table:table-cell office:value-type="float" office:value="40.594056">
                <text:p>40.594056</text:p>
              </table:table-cell>
              <table:table-cell office:value-type="float" office:value="37.988319">
                <text:p>37.988319</text:p>
              </table:table-cell>
              <table:table-cell office:value-type="float" office:value="32.599898">
                <text:p>32.599898</text:p>
              </table:table-cell>
              <table:table-cell office:value-type="float" office:value="46.653275">
                <text:p>46.653275</text:p>
              </table:table-cell>
              <table:table-cell office:value-type="float" office:value="39.560934">
                <text:p>39.560934</text:p>
              </table:table-cell>
              <table:table-cell office:value-type="float" office:value="38.62946">
                <text:p>38.62946</text:p>
              </table:table-cell>
              <table:table-cell office:value-type="float" office:value="36.246391">
                <text:p>36.246391</text:p>
              </table:table-cell>
              <table:table-cell office:value-type="float" office:value="34.570214">
                <text:p>34.570214</text:p>
              </table:table-cell>
              <table:table-cell office:value-type="float" office:value="36.805713">
                <text:p>36.805713</text:p>
              </table:table-cell>
              <table:table-cell office:value-type="float" office:value="41.650681">
                <text:p>41.650681</text:p>
              </table:table-cell>
              <table:table-cell office:value-type="float" office:value="39.306947">
                <text:p>39.306947</text:p>
              </table:table-cell>
              <table:table-cell office:value-type="float" office:value="34.79295">
                <text:p>34.79295</text:p>
              </table:table-cell>
              <table:table-cell office:value-type="float" office:value="33.69332">
                <text:p>33.69332</text:p>
              </table:table-cell>
              <table:table-cell office:value-type="float" office:value="36.38521">
                <text:p>36.38521</text:p>
              </table:table-cell>
              <table:table-cell office:value-type="float" office:value="30.064113">
                <text:p>30.064113</text:p>
              </table:table-cell>
              <table:table-cell office:value-type="float" office:value="39.996898">
                <text:p>39.996898</text:p>
              </table:table-cell>
              <table:table-cell office:value-type="float" office:value="29.460571">
                <text:p>29.460571</text:p>
              </table:table-cell>
              <table:table-cell office:value-type="float" office:value="37.856262">
                <text:p>37.856262</text:p>
              </table:table-cell>
              <table:table-cell office:value-type="float" office:value="49.046831">
                <text:p>49.046831</text:p>
              </table:table-cell>
              <table:table-cell office:value-type="float" office:value="34.827845">
                <text:p>34.827845</text:p>
              </table:table-cell>
              <table:table-cell office:value-type="float" office:value="37.817428">
                <text:p>37.817428</text:p>
              </table:table-cell>
              <table:table-cell office:value-type="float" office:value="34.993671">
                <text:p>34.993671</text:p>
              </table:table-cell>
              <table:table-cell office:value-type="float" office:value="39.529219">
                <text:p>39.529219</text:p>
              </table:table-cell>
              <table:table-cell office:value-type="float" office:value="37.138405">
                <text:p>37.138405</text:p>
              </table:table-cell>
              <table:table-cell office:value-type="float" office:value="43.592871">
                <text:p>43.592871</text:p>
              </table:table-cell>
              <table:table-cell office:value-type="float" office:value="34.753081">
                <text:p>34.753081</text:p>
              </table:table-cell>
              <table:table-cell office:value-type="float" office:value="39.447109">
                <text:p>39.447109</text:p>
              </table:table-cell>
              <table:table-cell office:value-type="float" office:value="38.027333">
                <text:p>38.027333</text:p>
              </table:table-cell>
              <table:table-cell office:value-type="float" office:value="54.461534">
                <text:p>54.461534</text:p>
              </table:table-cell>
              <table:table-cell office:value-type="float" office:value="46.926605">
                <text:p>46.926605</text:p>
              </table:table-cell>
              <table:table-cell office:value-type="float" office:value="38.363326">
                <text:p>38.363326</text:p>
              </table:table-cell>
              <table:table-cell office:value-type="float" office:value="35.468739">
                <text:p>35.468739</text:p>
              </table:table-cell>
              <table:table-cell office:value-type="float" office:value="43.060754">
                <text:p>43.060754</text:p>
              </table:table-cell>
              <table:table-cell office:value-type="float" office:value="35.657883">
                <text:p>35.657883</text:p>
              </table:table-cell>
              <table:table-cell office:value-type="float" office:value="37.159834">
                <text:p>37.159834</text:p>
              </table:table-cell>
              <table:table-cell office:value-type="float" office:value="39.34712">
                <text:p>39.34712</text:p>
              </table:table-cell>
              <table:table-cell office:value-type="float" office:value="37.781849">
                <text:p>37.781849</text:p>
              </table:table-cell>
              <table:table-cell office:value-type="float" office:value="40.701732">
                <text:p>40.701732</text:p>
              </table:table-cell>
              <table:table-cell office:value-type="float" office:value="35.63965">
                <text:p>35.63965</text:p>
              </table:table-cell>
              <table:table-cell office:value-type="float" office:value="43.167816">
                <text:p>43.167816</text:p>
              </table:table-cell>
              <table:table-cell office:value-type="float" office:value="33.275158">
                <text:p>33.275158</text:p>
              </table:table-cell>
              <table:table-cell office:value-type="float" office:value="39.652835">
                <text:p>39.652835</text:p>
              </table:table-cell>
              <table:table-cell office:value-type="float" office:value="36.24478">
                <text:p>36.24478</text:p>
              </table:table-cell>
              <table:table-cell office:value-type="float" office:value="31.784587">
                <text:p>31.784587</text:p>
              </table:table-cell>
              <table:table-cell office:value-type="float" office:value="42.371287">
                <text:p>42.371287</text:p>
              </table:table-cell>
              <table:table-cell office:value-type="float" office:value="35.511464">
                <text:p>35.511464</text:p>
              </table:table-cell>
              <table:table-cell office:value-type="float" office:value="33.774064">
                <text:p>33.774064</text:p>
              </table:table-cell>
              <table:table-cell office:value-type="float" office:value="34.910865">
                <text:p>34.910865</text:p>
              </table:table-cell>
              <table:table-cell office:value-type="float" office:value="39.217654">
                <text:p>39.217654</text:p>
              </table:table-cell>
              <table:table-cell office:value-type="float" office:value="41.21159">
                <text:p>41.21159</text:p>
              </table:table-cell>
              <table:table-cell office:value-type="float" office:value="42.575088">
                <text:p>42.575088</text:p>
              </table:table-cell>
              <table:table-cell office:value-type="float" office:value="38.583834">
                <text:p>38.583834</text:p>
              </table:table-cell>
              <table:table-cell office:value-type="float" office:value="32.190037">
                <text:p>32.190037</text:p>
              </table:table-cell>
              <table:table-cell office:value-type="float" office:value="41.884269">
                <text:p>41.884269</text:p>
              </table:table-cell>
              <table:table-cell office:value-type="float" office:value="38.001812">
                <text:p>38.001812</text:p>
              </table:table-cell>
              <table:table-cell office:value-type="float" office:value="36.252831">
                <text:p>36.252831</text:p>
              </table:table-cell>
              <table:table-cell office:value-type="float" office:value="37.687721">
                <text:p>37.687721</text:p>
              </table:table-cell>
              <table:table-cell office:value-type="float" office:value="40.384175">
                <text:p>40.384175</text:p>
              </table:table-cell>
              <table:table-cell office:value-type="float" office:value="44.932229">
                <text:p>44.932229</text:p>
              </table:table-cell>
              <table:table-cell office:value-type="float" office:value="42.633407">
                <text:p>42.633407</text:p>
              </table:table-cell>
              <table:table-cell office:value-type="float" office:value="29.34929">
                <text:p>29.34929</text:p>
              </table:table-cell>
              <table:table-cell office:value-type="float" office:value="30.746539">
                <text:p>30.746539</text:p>
              </table:table-cell>
              <table:table-cell office:value-type="float" office:value="40.511953">
                <text:p>40.511953</text:p>
              </table:table-cell>
              <table:table-cell office:value-type="float" office:value="46.495648">
                <text:p>46.495648</text:p>
              </table:table-cell>
              <table:table-cell office:value-type="float" office:value="46.916938">
                <text:p>46.916938</text:p>
              </table:table-cell>
              <table:table-cell office:value-type="float" office:value="38.966789">
                <text:p>38.966789</text:p>
              </table:table-cell>
              <table:table-cell office:value-type="float" office:value="30.062755">
                <text:p>30.062755</text:p>
              </table:table-cell>
              <table:table-cell office:value-type="float" office:value="36.878245">
                <text:p>36.878245</text:p>
              </table:table-cell>
              <table:table-cell office:value-type="float" office:value="30.997242">
                <text:p>30.997242</text:p>
              </table:table-cell>
              <table:table-cell office:value-type="float" office:value="40.499965">
                <text:p>40.499965</text:p>
              </table:table-cell>
              <table:table-cell office:value-type="float" office:value="35.036223">
                <text:p>35.036223</text:p>
              </table:table-cell>
              <table:table-cell office:value-type="float" office:value="36.834975">
                <text:p>36.834975</text:p>
              </table:table-cell>
              <table:table-cell office:value-type="float" office:value="30.723925">
                <text:p>30.723925</text:p>
              </table:table-cell>
              <table:table-cell office:value-type="float" office:value="34.942467">
                <text:p>34.942467</text:p>
              </table:table-cell>
              <table:table-cell office:value-type="float" office:value="40.272132">
                <text:p>40.272132</text:p>
              </table:table-cell>
              <table:table-cell office:value-type="float" office:value="42.859223">
                <text:p>42.859223</text:p>
              </table:table-cell>
              <table:table-cell office:value-type="float" office:value="39.397271">
                <text:p>39.397271</text:p>
              </table:table-cell>
              <table:table-cell office:value-type="float" office:value="45.238959">
                <text:p>45.238959</text:p>
              </table:table-cell>
              <table:table-cell office:value-type="float" office:value="35.498647">
                <text:p>35.498647</text:p>
              </table:table-cell>
              <table:table-cell office:value-type="float" office:value="30.264282">
                <text:p>30.264282</text:p>
              </table:table-cell>
              <table:table-cell office:value-type="float" office:value="32.214661">
                <text:p>32.214661</text:p>
              </table:table-cell>
              <table:table-cell office:value-type="float" office:value="30.898484">
                <text:p>30.898484</text:p>
              </table:table-cell>
              <table:table-cell office:value-type="float" office:value="29.845139">
                <text:p>29.845139</text:p>
              </table:table-cell>
              <table:table-cell office:value-type="float" office:value="33.600048">
                <text:p>33.600048</text:p>
              </table:table-cell>
              <table:table-cell office:value-type="float" office:value="32.860819">
                <text:p>32.860819</text:p>
              </table:table-cell>
              <table:table-cell office:value-type="float" office:value="39.750143">
                <text:p>39.750143</text:p>
              </table:table-cell>
              <table:table-cell office:value-type="float" office:value="37.872981">
                <text:p>37.872981</text:p>
              </table:table-cell>
              <table:table-cell office:value-type="float" office:value="35.494454">
                <text:p>35.494454</text:p>
              </table:table-cell>
              <table:table-cell office:value-type="float" office:value="35.217114">
                <text:p>35.217114</text:p>
              </table:table-cell>
              <table:table-cell office:value-type="float" office:value="35.794057">
                <text:p>35.794057</text:p>
              </table:table-cell>
              <table:table-cell office:value-type="float" office:value="32.470385">
                <text:p>32.470385</text:p>
              </table:table-cell>
              <table:table-cell office:value-type="float" office:value="32.374439">
                <text:p>32.374439</text:p>
              </table:table-cell>
              <table:table-cell office:value-type="float" office:value="41.332627">
                <text:p>41.332627</text:p>
              </table:table-cell>
              <table:table-cell office:value-type="float" office:value="33.449096">
                <text:p>33.449096</text:p>
              </table:table-cell>
              <table:table-cell office:value-type="float" office:value="33.015134">
                <text:p>33.015134</text:p>
              </table:table-cell>
              <table:table-cell office:value-type="float" office:value="39.171856">
                <text:p>39.171856</text:p>
              </table:table-cell>
              <table:table-cell office:value-type="float" office:value="32.136905">
                <text:p>32.136905</text:p>
              </table:table-cell>
              <table:table-cell office:value-type="float" office:value="31.46302">
                <text:p>31.46302</text:p>
              </table:table-cell>
              <table:table-cell office:value-type="float" office:value="35.90802">
                <text:p>35.90802</text:p>
              </table:table-cell>
              <table:table-cell office:value-type="float" office:value="33.083107">
                <text:p>33.083107</text:p>
              </table:table-cell>
              <table:table-cell office:value-type="float" office:value="32.854351">
                <text:p>32.854351</text:p>
              </table:table-cell>
              <table:table-cell office:value-type="float" office:value="33.040725">
                <text:p>33.040725</text:p>
              </table:table-cell>
              <table:table-cell office:value-type="float" office:value="37.165685">
                <text:p>37.165685</text:p>
              </table:table-cell>
              <table:table-cell office:value-type="float" office:value="34.60863">
                <text:p>34.60863</text:p>
              </table:table-cell>
              <table:table-cell office:value-type="float" office:value="32.432665">
                <text:p>32.432665</text:p>
              </table:table-cell>
              <table:table-cell office:value-type="float" office:value="40.349933">
                <text:p>40.349933</text:p>
              </table:table-cell>
              <table:table-cell office:value-type="float" office:value="35.272158">
                <text:p>35.272158</text:p>
              </table:table-cell>
              <table:table-cell office:value-type="float" office:value="38.977232">
                <text:p>38.977232</text:p>
              </table:table-cell>
              <table:table-cell office:value-type="float" office:value="33.754391">
                <text:p>33.754391</text:p>
              </table:table-cell>
              <table:table-cell office:value-type="float" office:value="27.283793">
                <text:p>27.283793</text:p>
              </table:table-cell>
              <table:table-cell office:value-type="float" office:value="34.236423">
                <text:p>34.236423</text:p>
              </table:table-cell>
              <table:table-cell office:value-type="float" office:value="34.856827">
                <text:p>34.856827</text:p>
              </table:table-cell>
              <table:table-cell office:value-type="float" office:value="30.700125">
                <text:p>30.700125</text:p>
              </table:table-cell>
              <table:table-cell office:value-type="float" office:value="33.468317">
                <text:p>33.468317</text:p>
              </table:table-cell>
              <table:table-cell office:value-type="float" office:value="34.068511">
                <text:p>34.068511</text:p>
              </table:table-cell>
              <table:table-cell office:value-type="float" office:value="34.648774">
                <text:p>34.648774</text:p>
              </table:table-cell>
              <table:table-cell office:value-type="float" office:value="33.065842">
                <text:p>33.065842</text:p>
              </table:table-cell>
              <table:table-cell office:value-type="float" office:value="30.990063">
                <text:p>30.990063</text:p>
              </table:table-cell>
              <table:table-cell office:value-type="float" office:value="33.292378">
                <text:p>33.292378</text:p>
              </table:table-cell>
              <table:table-cell office:value-type="float" office:value="30.622632">
                <text:p>30.622632</text:p>
              </table:table-cell>
              <table:table-cell office:value-type="float" office:value="30.274139">
                <text:p>30.274139</text:p>
              </table:table-cell>
              <table:table-cell office:value-type="float" office:value="31.023009">
                <text:p>31.023009</text:p>
              </table:table-cell>
              <table:table-cell office:value-type="float" office:value="33.74025">
                <text:p>33.74025</text:p>
              </table:table-cell>
              <table:table-cell office:value-type="float" office:value="27.85119">
                <text:p>27.85119</text:p>
              </table:table-cell>
              <table:table-cell office:value-type="float" office:value="36.718024">
                <text:p>36.718024</text:p>
              </table:table-cell>
              <table:table-cell office:value-type="float" office:value="38.152404">
                <text:p>38.152404</text:p>
              </table:table-cell>
              <table:table-cell office:value-type="float" office:value="30.954797">
                <text:p>30.954797</text:p>
              </table:table-cell>
              <table:table-cell office:value-type="float" office:value="30.642464">
                <text:p>30.642464</text:p>
              </table:table-cell>
              <table:table-cell office:value-type="float" office:value="36.283318">
                <text:p>36.283318</text:p>
              </table:table-cell>
              <table:table-cell office:value-type="float" office:value="25.261706">
                <text:p>25.261706</text:p>
              </table:table-cell>
              <table:table-cell office:value-type="float" office:value="32.012801">
                <text:p>32.012801</text:p>
              </table:table-cell>
              <table:table-cell office:value-type="float" office:value="25.805609">
                <text:p>25.805609</text:p>
              </table:table-cell>
              <table:table-cell office:value-type="float" office:value="31.310653">
                <text:p>31.310653</text:p>
              </table:table-cell>
              <table:table-cell office:value-type="float" office:value="40.3306">
                <text:p>40.3306</text:p>
              </table:table-cell>
              <table:table-cell office:value-type="float" office:value="41.306824">
                <text:p>41.306824</text:p>
              </table:table-cell>
              <table:table-cell office:value-type="float" office:value="34.497293">
                <text:p>34.497293</text:p>
              </table:table-cell>
              <table:table-cell office:value-type="float" office:value="32.010581">
                <text:p>32.010581</text:p>
              </table:table-cell>
              <table:table-cell office:value-type="float" office:value="34.252573">
                <text:p>34.252573</text:p>
              </table:table-cell>
              <table:table-cell office:value-type="float" office:value="24.297587">
                <text:p>24.297587</text:p>
              </table:table-cell>
              <table:table-cell office:value-type="float" office:value="27.630603">
                <text:p>27.630603</text:p>
              </table:table-cell>
              <table:table-cell office:value-type="float" office:value="28.531324">
                <text:p>28.531324</text:p>
              </table:table-cell>
              <table:table-cell office:value-type="float" office:value="34.549362">
                <text:p>34.549362</text:p>
              </table:table-cell>
              <table:table-cell office:value-type="float" office:value="26.924809">
                <text:p>26.924809</text:p>
              </table:table-cell>
              <table:table-cell office:value-type="float" office:value="34.804763">
                <text:p>34.804763</text:p>
              </table:table-cell>
              <table:table-cell office:value-type="float" office:value="27.618486">
                <text:p>27.618486</text:p>
              </table:table-cell>
              <table:table-cell office:value-type="float" office:value="27.676929">
                <text:p>27.676929</text:p>
              </table:table-cell>
              <table:table-cell office:value-type="float" office:value="35.861774">
                <text:p>35.861774</text:p>
              </table:table-cell>
              <table:table-cell office:value-type="float" office:value="29.20347">
                <text:p>29.20347</text:p>
              </table:table-cell>
              <table:table-cell office:value-type="float" office:value="30.495828">
                <text:p>30.495828</text:p>
              </table:table-cell>
              <table:table-cell office:value-type="float" office:value="27.806329">
                <text:p>27.806329</text:p>
              </table:table-cell>
              <table:table-cell office:value-type="float" office:value="24.004679">
                <text:p>24.004679</text:p>
              </table:table-cell>
              <table:table-cell office:value-type="float" office:value="26.795753">
                <text:p>26.795753</text:p>
              </table:table-cell>
              <table:table-cell office:value-type="float" office:value="31.833698">
                <text:p>31.833698</text:p>
              </table:table-cell>
              <table:table-cell office:value-type="float" office:value="23.321608">
                <text:p>23.321608</text:p>
              </table:table-cell>
              <table:table-cell office:value-type="float" office:value="25.204637">
                <text:p>25.204637</text:p>
              </table:table-cell>
              <table:table-cell office:value-type="float" office:value="25.516158">
                <text:p>25.516158</text:p>
              </table:table-cell>
              <table:table-cell office:value-type="float" office:value="22.830301">
                <text:p>22.830301</text:p>
              </table:table-cell>
              <table:table-cell office:value-type="float" office:value="27.611748">
                <text:p>27.611748</text:p>
              </table:table-cell>
              <table:table-cell office:value-type="float" office:value="29.44567">
                <text:p>29.44567</text:p>
              </table:table-cell>
              <table:table-cell office:value-type="float" office:value="34.072253">
                <text:p>34.072253</text:p>
              </table:table-cell>
              <table:table-cell office:value-type="float" office:value="33.643897">
                <text:p>33.643897</text:p>
              </table:table-cell>
              <table:table-cell office:value-type="float" office:value="27.460404">
                <text:p>27.460404</text:p>
              </table:table-cell>
              <table:table-cell office:value-type="float" office:value="22.69465">
                <text:p>22.69465</text:p>
              </table:table-cell>
              <table:table-cell office:value-type="float" office:value="29.896335">
                <text:p>29.896335</text:p>
              </table:table-cell>
              <table:table-cell office:value-type="float" office:value="27.593881">
                <text:p>27.593881</text:p>
              </table:table-cell>
              <table:table-cell office:value-type="float" office:value="25.15674">
                <text:p>25.15674</text:p>
              </table:table-cell>
              <table:table-cell office:value-type="float" office:value="27.729191">
                <text:p>27.729191</text:p>
              </table:table-cell>
              <table:table-cell office:value-type="float" office:value="33.188231">
                <text:p>33.188231</text:p>
              </table:table-cell>
              <table:table-cell office:value-type="float" office:value="25.615866">
                <text:p>25.615866</text:p>
              </table:table-cell>
              <table:table-cell office:value-type="float" office:value="26.916527">
                <text:p>26.916527</text:p>
              </table:table-cell>
              <table:table-cell office:value-type="float" office:value="25.301646">
                <text:p>25.301646</text:p>
              </table:table-cell>
              <table:table-cell office:value-type="float" office:value="24.370868">
                <text:p>24.370868</text:p>
              </table:table-cell>
              <table:table-cell office:value-type="float" office:value="29.332585">
                <text:p>29.332585</text:p>
              </table:table-cell>
              <table:table-cell office:value-type="float" office:value="30.280613">
                <text:p>30.280613</text:p>
              </table:table-cell>
              <table:table-cell office:value-type="float" office:value="30.981596">
                <text:p>30.981596</text:p>
              </table:table-cell>
              <table:table-cell office:value-type="float" office:value="27.840332">
                <text:p>27.840332</text:p>
              </table:table-cell>
              <table:table-cell office:value-type="float" office:value="26.651601">
                <text:p>26.651601</text:p>
              </table:table-cell>
              <table:table-cell office:value-type="float" office:value="33.115412">
                <text:p>33.115412</text:p>
              </table:table-cell>
              <table:table-cell office:value-type="float" office:value="22.762832">
                <text:p>22.762832</text:p>
              </table:table-cell>
              <table:table-cell office:value-type="float" office:value="23.682336">
                <text:p>23.682336</text:p>
              </table:table-cell>
              <table:table-cell office:value-type="float" office:value="29.896043">
                <text:p>29.896043</text:p>
              </table:table-cell>
              <table:table-cell office:value-type="float" office:value="25.579993">
                <text:p>25.579993</text:p>
              </table:table-cell>
              <table:table-cell office:value-type="float" office:value="30.41944">
                <text:p>30.41944</text:p>
              </table:table-cell>
              <table:table-cell office:value-type="float" office:value="25.377245">
                <text:p>25.377245</text:p>
              </table:table-cell>
              <table:table-cell office:value-type="float" office:value="25.841303">
                <text:p>25.841303</text:p>
              </table:table-cell>
              <table:table-cell office:value-type="float" office:value="22.797781">
                <text:p>22.797781</text:p>
              </table:table-cell>
              <table:table-cell office:value-type="float" office:value="28.057388">
                <text:p>28.057388</text:p>
              </table:table-cell>
              <table:table-cell office:value-type="float" office:value="22.27128">
                <text:p>22.27128</text:p>
              </table:table-cell>
              <table:table-cell office:value-type="float" office:value="28.327678">
                <text:p>28.327678</text:p>
              </table:table-cell>
              <table:table-cell office:value-type="float" office:value="24.089849">
                <text:p>24.089849</text:p>
              </table:table-cell>
              <table:table-cell office:value-type="float" office:value="23.925848">
                <text:p>23.925848</text:p>
              </table:table-cell>
              <table:table-cell office:value-type="float" office:value="24.344278">
                <text:p>24.344278</text:p>
              </table:table-cell>
              <table:table-cell office:value-type="float" office:value="28.159191">
                <text:p>28.159191</text:p>
              </table:table-cell>
              <table:table-cell office:value-type="float" office:value="25.883858">
                <text:p>25.883858</text:p>
              </table:table-cell>
              <table:table-cell office:value-type="float" office:value="23.664344">
                <text:p>23.664344</text:p>
              </table:table-cell>
              <table:table-cell office:value-type="float" office:value="27.509019">
                <text:p>27.509019</text:p>
              </table:table-cell>
              <table:table-cell office:value-type="float" office:value="21.641752">
                <text:p>21.641752</text:p>
              </table:table-cell>
              <table:table-cell office:value-type="float" office:value="26.651571">
                <text:p>26.651571</text:p>
              </table:table-cell>
              <table:table-cell office:value-type="float" office:value="25.622376">
                <text:p>25.622376</text:p>
              </table:table-cell>
              <table:table-cell office:value-type="float" office:value="26.786144">
                <text:p>26.786144</text:p>
              </table:table-cell>
              <table:table-cell office:value-type="float" office:value="22.226177">
                <text:p>22.226177</text:p>
              </table:table-cell>
              <table:table-cell office:value-type="float" office:value="26.656137">
                <text:p>26.656137</text:p>
              </table:table-cell>
              <table:table-cell office:value-type="float" office:value="27.12051">
                <text:p>27.12051</text:p>
              </table:table-cell>
              <table:table-cell office:value-type="float" office:value="23.14544">
                <text:p>23.14544</text:p>
              </table:table-cell>
              <table:table-cell office:value-type="float" office:value="27.710073">
                <text:p>27.710073</text:p>
              </table:table-cell>
              <table:table-cell office:value-type="float" office:value="20.427836">
                <text:p>20.427836</text:p>
              </table:table-cell>
              <table:table-cell office:value-type="float" office:value="26.19476">
                <text:p>26.19476</text:p>
              </table:table-cell>
              <table:table-cell office:value-type="float" office:value="24.400446">
                <text:p>24.400446</text:p>
              </table:table-cell>
              <table:table-cell office:value-type="float" office:value="26.94156">
                <text:p>26.94156</text:p>
              </table:table-cell>
              <table:table-cell office:value-type="float" office:value="25.4373">
                <text:p>25.4373</text:p>
              </table:table-cell>
              <table:table-cell office:value-type="float" office:value="26.198145">
                <text:p>26.198145</text:p>
              </table:table-cell>
              <table:table-cell office:value-type="float" office:value="21.717231">
                <text:p>21.717231</text:p>
              </table:table-cell>
              <table:table-cell office:value-type="float" office:value="23.037179">
                <text:p>23.037179</text:p>
              </table:table-cell>
              <table:table-cell office:value-type="float" office:value="25.476973">
                <text:p>25.476973</text:p>
              </table:table-cell>
              <table:table-cell office:value-type="float" office:value="20.557293">
                <text:p>20.557293</text:p>
              </table:table-cell>
              <table:table-cell office:value-type="float" office:value="21.474076">
                <text:p>21.474076</text:p>
              </table:table-cell>
              <table:table-cell office:value-type="float" office:value="22.813619">
                <text:p>22.813619</text:p>
              </table:table-cell>
              <table:table-cell office:value-type="float" office:value="25.386621">
                <text:p>25.386621</text:p>
              </table:table-cell>
              <table:table-cell office:value-type="float" office:value="24.664867">
                <text:p>24.664867</text:p>
              </table:table-cell>
              <table:table-cell office:value-type="float" office:value="20.649583">
                <text:p>20.649583</text:p>
              </table:table-cell>
              <table:table-cell office:value-type="float" office:value="26.088142">
                <text:p>26.088142</text:p>
              </table:table-cell>
              <table:table-cell office:value-type="float" office:value="23.578278">
                <text:p>23.578278</text:p>
              </table:table-cell>
              <table:table-cell office:value-type="float" office:value="19.973262">
                <text:p>19.973262</text:p>
              </table:table-cell>
              <table:table-cell office:value-type="float" office:value="22.348793">
                <text:p>22.348793</text:p>
              </table:table-cell>
              <table:table-cell office:value-type="float" office:value="23.12283">
                <text:p>23.12283</text:p>
              </table:table-cell>
              <table:table-cell office:value-type="float" office:value="21.722855">
                <text:p>21.722855</text:p>
              </table:table-cell>
              <table:table-cell office:value-type="float" office:value="19.812113">
                <text:p>19.812113</text:p>
              </table:table-cell>
              <table:table-cell office:value-type="float" office:value="23.561263">
                <text:p>23.561263</text:p>
              </table:table-cell>
              <table:table-cell office:value-type="float" office:value="24.257914">
                <text:p>24.257914</text:p>
              </table:table-cell>
              <table:table-cell office:value-type="float" office:value="20.640673">
                <text:p>20.640673</text:p>
              </table:table-cell>
              <table:table-cell office:value-type="float" office:value="22.015598">
                <text:p>22.015598</text:p>
              </table:table-cell>
              <table:table-cell office:value-type="float" office:value="20.327944">
                <text:p>20.327944</text:p>
              </table:table-cell>
              <table:table-cell office:value-type="float" office:value="23.409238">
                <text:p>23.409238</text:p>
              </table:table-cell>
              <table:table-cell office:value-type="float" office:value="23.792254">
                <text:p>23.792254</text:p>
              </table:table-cell>
              <table:table-cell office:value-type="float" office:value="18.927621">
                <text:p>18.927621</text:p>
              </table:table-cell>
              <table:table-cell office:value-type="float" office:value="21.174706">
                <text:p>21.174706</text:p>
              </table:table-cell>
              <table:table-cell office:value-type="float" office:value="21.537432">
                <text:p>21.537432</text:p>
              </table:table-cell>
              <table:table-cell office:value-type="float" office:value="19.296765">
                <text:p>19.296765</text:p>
              </table:table-cell>
              <table:table-cell office:value-type="float" office:value="22.637613">
                <text:p>22.637613</text:p>
              </table:table-cell>
              <table:table-cell office:value-type="float" office:value="19.654379">
                <text:p>19.654379</text:p>
              </table:table-cell>
              <table:table-cell office:value-type="float" office:value="22.356718">
                <text:p>22.356718</text:p>
              </table:table-cell>
              <table:table-cell office:value-type="float" office:value="25.488579">
                <text:p>25.488579</text:p>
              </table:table-cell>
              <table:table-cell office:value-type="float" office:value="19.04198">
                <text:p>19.04198</text:p>
              </table:table-cell>
              <table:table-cell office:value-type="float" office:value="20.435541">
                <text:p>20.435541</text:p>
              </table:table-cell>
              <table:table-cell office:value-type="float" office:value="20.980615">
                <text:p>20.980615</text:p>
              </table:table-cell>
              <table:table-cell office:value-type="float" office:value="21.638135">
                <text:p>21.638135</text:p>
              </table:table-cell>
              <table:table-cell office:value-type="float" office:value="19.042506">
                <text:p>19.042506</text:p>
              </table:table-cell>
              <table:table-cell office:value-type="float" office:value="20.674544">
                <text:p>20.674544</text:p>
              </table:table-cell>
              <table:table-cell office:value-type="float" office:value="21.003115">
                <text:p>21.003115</text:p>
              </table:table-cell>
              <table:table-cell office:value-type="float" office:value="21.338245">
                <text:p>21.338245</text:p>
              </table:table-cell>
              <table:table-cell office:value-type="float" office:value="20.978295">
                <text:p>20.978295</text:p>
              </table:table-cell>
              <table:table-cell office:value-type="float" office:value="18.343435">
                <text:p>18.343435</text:p>
              </table:table-cell>
              <table:table-cell office:value-type="float" office:value="19.700732">
                <text:p>19.700732</text:p>
              </table:table-cell>
              <table:table-cell office:value-type="float" office:value="19.993029">
                <text:p>19.993029</text:p>
              </table:table-cell>
              <table:table-cell office:value-type="float" office:value="18.975155">
                <text:p>18.975155</text:p>
              </table:table-cell>
              <table:table-cell office:value-type="float" office:value="19.072655">
                <text:p>19.072655</text:p>
              </table:table-cell>
              <table:table-cell office:value-type="float" office:value="18.26941">
                <text:p>18.26941</text:p>
              </table:table-cell>
              <table:table-cell office:value-type="float" office:value="19.119423">
                <text:p>19.119423</text:p>
              </table:table-cell>
              <table:table-cell office:value-type="float" office:value="20.54905">
                <text:p>20.54905</text:p>
              </table:table-cell>
              <table:table-cell office:value-type="float" office:value="18.894645">
                <text:p>18.894645</text:p>
              </table:table-cell>
              <table:table-cell office:value-type="float" office:value="18.935178">
                <text:p>18.935178</text:p>
              </table:table-cell>
              <table:table-cell office:value-type="float" office:value="17.886987">
                <text:p>17.886987</text:p>
              </table:table-cell>
              <table:table-cell office:value-type="float" office:value="16.296304">
                <text:p>16.296304</text:p>
              </table:table-cell>
              <table:table-cell office:value-type="float" office:value="16.802101">
                <text:p>16.802101</text:p>
              </table:table-cell>
              <table:table-cell office:value-type="float" office:value="19.923209">
                <text:p>19.923209</text:p>
              </table:table-cell>
              <table:table-cell office:value-type="float" office:value="17.882026">
                <text:p>17.882026</text:p>
              </table:table-cell>
              <table:table-cell office:value-type="float" office:value="17.200895">
                <text:p>17.200895</text:p>
              </table:table-cell>
              <table:table-cell office:value-type="float" office:value="17.641239">
                <text:p>17.641239</text:p>
              </table:table-cell>
              <table:table-cell office:value-type="float" office:value="16.003408">
                <text:p>16.003408</text:p>
              </table:table-cell>
              <table:table-cell office:value-type="float" office:value="17.949664">
                <text:p>17.949664</text:p>
              </table:table-cell>
              <table:table-cell office:value-type="float" office:value="17.004906">
                <text:p>17.004906</text:p>
              </table:table-cell>
              <table:table-cell office:value-type="float" office:value="17.765732">
                <text:p>17.765732</text:p>
              </table:table-cell>
              <table:table-cell office:value-type="float" office:value="16.493293">
                <text:p>16.493293</text:p>
              </table:table-cell>
              <table:table-cell office:value-type="float" office:value="16.995297">
                <text:p>16.995297</text:p>
              </table:table-cell>
              <table:table-cell office:value-type="float" office:value="15.831342">
                <text:p>15.831342</text:p>
              </table:table-cell>
              <table:table-cell office:value-type="float" office:value="19.035347">
                <text:p>19.035347</text:p>
              </table:table-cell>
              <table:table-cell office:value-type="float" office:value="17.939063">
                <text:p>17.939063</text:p>
              </table:table-cell>
              <table:table-cell office:value-type="float" office:value="18.269762">
                <text:p>18.269762</text:p>
              </table:table-cell>
              <table:table-cell office:value-type="float" office:value="17.057326">
                <text:p>17.057326</text:p>
              </table:table-cell>
              <table:table-cell office:value-type="float" office:value="16.873499">
                <text:p>16.873499</text:p>
              </table:table-cell>
              <table:table-cell office:value-type="float" office:value="17.041463">
                <text:p>17.041463</text:p>
              </table:table-cell>
              <table:table-cell office:value-type="float" office:value="16.973199">
                <text:p>16.973199</text:p>
              </table:table-cell>
              <table:table-cell office:value-type="float" office:value="17.106966">
                <text:p>17.106966</text:p>
              </table:table-cell>
              <table:table-cell office:value-type="float" office:value="16.065888">
                <text:p>16.065888</text:p>
              </table:table-cell>
              <table:table-cell office:value-type="float" office:value="16.308035">
                <text:p>16.308035</text:p>
              </table:table-cell>
              <table:table-cell office:value-type="float" office:value="17.643245">
                <text:p>17.643245</text:p>
              </table:table-cell>
              <table:table-cell office:value-type="float" office:value="17.778576">
                <text:p>17.778576</text:p>
              </table:table-cell>
              <table:table-cell office:value-type="float" office:value="17.405445">
                <text:p>17.405445</text:p>
              </table:table-cell>
              <table:table-cell office:value-type="float" office:value="16.320011">
                <text:p>16.320011</text:p>
              </table:table-cell>
              <table:table-cell office:value-type="float" office:value="16.752047">
                <text:p>16.752047</text:p>
              </table:table-cell>
              <table:table-cell office:value-type="float" office:value="16.635383">
                <text:p>16.635383</text:p>
              </table:table-cell>
              <table:table-cell office:value-type="float" office:value="17.602939">
                <text:p>17.602939</text:p>
              </table:table-cell>
              <table:table-cell office:value-type="float" office:value="16.284974">
                <text:p>16.284974</text:p>
              </table:table-cell>
              <table:table-cell office:value-type="float" office:value="16.426223">
                <text:p>16.426223</text:p>
              </table:table-cell>
              <table:table-cell office:value-type="float" office:value="15.631149">
                <text:p>15.631149</text:p>
              </table:table-cell>
              <table:table-cell office:value-type="float" office:value="16.819391">
                <text:p>16.819391</text:p>
              </table:table-cell>
              <table:table-cell office:value-type="float" office:value="16.120683">
                <text:p>16.120683</text:p>
              </table:table-cell>
              <table:table-cell office:value-type="float" office:value="15.430044">
                <text:p>15.430044</text:p>
              </table:table-cell>
              <table:table-cell office:value-type="float" office:value="16.282369">
                <text:p>16.282369</text:p>
              </table:table-cell>
              <table:table-cell office:value-type="float" office:value="17.137429">
                <text:p>17.137429</text:p>
              </table:table-cell>
              <table:table-cell office:value-type="float" office:value="16.55813">
                <text:p>16.55813</text:p>
              </table:table-cell>
              <table:table-cell office:value-type="float" office:value="15.643501">
                <text:p>15.643501</text:p>
              </table:table-cell>
              <table:table-cell office:value-type="float" office:value="15.929046">
                <text:p>15.929046</text:p>
              </table:table-cell>
              <table:table-cell office:value-type="float" office:value="16.499206">
                <text:p>16.499206</text:p>
              </table:table-cell>
              <table:table-cell office:value-type="float" office:value="16.069045">
                <text:p>16.069045</text:p>
              </table:table-cell>
              <table:table-cell office:value-type="float" office:value="16.763982">
                <text:p>16.763982</text:p>
              </table:table-cell>
              <table:table-cell office:value-type="float" office:value="16.741413">
                <text:p>16.741413</text:p>
              </table:table-cell>
              <table:table-cell office:value-type="float" office:value="16.268636">
                <text:p>16.268636</text:p>
              </table:table-cell>
              <table:table-cell office:value-type="float" office:value="16.962304">
                <text:p>16.962304</text:p>
              </table:table-cell>
              <table:table-cell office:value-type="float" office:value="15.29833">
                <text:p>15.29833</text:p>
              </table:table-cell>
              <table:table-cell office:value-type="float" office:value="17.299097">
                <text:p>17.299097</text:p>
              </table:table-cell>
              <table:table-cell office:value-type="float" office:value="15.240479">
                <text:p>15.240479</text:p>
              </table:table-cell>
              <table:table-cell office:value-type="float" office:value="15.488814">
                <text:p>15.488814</text:p>
              </table:table-cell>
              <table:table-cell office:value-type="float" office:value="16.542835">
                <text:p>16.542835</text:p>
              </table:table-cell>
              <table:table-cell office:value-type="float" office:value="16.014976">
                <text:p>16.014976</text:p>
              </table:table-cell>
              <table:table-cell office:value-type="float" office:value="15.806444">
                <text:p>15.806444</text:p>
              </table:table-cell>
              <table:table-cell office:value-type="float" office:value="15.457967">
                <text:p>15.457967</text:p>
              </table:table-cell>
              <table:table-cell office:value-type="float" office:value="15.269696">
                <text:p>15.269696</text:p>
              </table:table-cell>
              <table:table-cell office:value-type="float" office:value="17.090175">
                <text:p>17.090175</text:p>
              </table:table-cell>
              <table:table-cell office:value-type="float" office:value="15.806593">
                <text:p>15.806593</text:p>
              </table:table-cell>
              <table:table-cell office:value-type="float" office:value="16.603322">
                <text:p>16.603322</text:p>
              </table:table-cell>
              <table:table-cell office:value-type="float" office:value="16.061651">
                <text:p>16.061651</text:p>
              </table:table-cell>
              <table:table-cell office:value-type="float" office:value="17.710519">
                <text:p>17.710519</text:p>
              </table:table-cell>
              <table:table-cell office:value-type="float" office:value="16.18402">
                <text:p>16.18402</text:p>
              </table:table-cell>
              <table:table-cell office:value-type="float" office:value="16.622052">
                <text:p>16.622052</text:p>
              </table:table-cell>
              <table:table-cell office:value-type="float" office:value="16.583973">
                <text:p>16.583973</text:p>
              </table:table-cell>
              <table:table-cell office:value-type="float" office:value="17.888922">
                <text:p>17.888922</text:p>
              </table:table-cell>
              <table:table-cell office:value-type="float" office:value="17.898276">
                <text:p>17.898276</text:p>
              </table:table-cell>
              <table:table-cell office:value-type="float" office:value="18.288367">
                <text:p>18.288367</text:p>
              </table:table-cell>
              <table:table-cell office:value-type="float" office:value="17.126972">
                <text:p>17.126972</text:p>
              </table:table-cell>
              <table:table-cell office:value-type="float" office:value="16.676311">
                <text:p>16.676311</text:p>
              </table:table-cell>
              <table:table-cell office:value-type="float" office:value="16.775539">
                <text:p>16.775539</text:p>
              </table:table-cell>
              <table:table-cell office:value-type="float" office:value="16.818615">
                <text:p>16.818615</text:p>
              </table:table-cell>
              <table:table-cell office:value-type="float" office:value="18.139472">
                <text:p>18.139472</text:p>
              </table:table-cell>
              <table:table-cell office:value-type="float" office:value="16.102229">
                <text:p>16.102229</text:p>
              </table:table-cell>
              <table:table-cell office:value-type="float" office:value="15.873564">
                <text:p>15.873564</text:p>
              </table:table-cell>
              <table:table-cell office:value-type="float" office:value="18.781083">
                <text:p>18.781083</text:p>
              </table:table-cell>
              <table:table-cell office:value-type="float" office:value="17.235491">
                <text:p>17.235491</text:p>
              </table:table-cell>
              <table:table-cell office:value-type="float" office:value="17.628229">
                <text:p>17.628229</text:p>
              </table:table-cell>
              <table:table-cell office:value-type="float" office:value="17.957281">
                <text:p>17.957281</text:p>
              </table:table-cell>
              <table:table-cell office:value-type="float" office:value="16.618147">
                <text:p>16.618147</text:p>
              </table:table-cell>
              <table:table-cell office:value-type="float" office:value="18.322379">
                <text:p>18.322379</text:p>
              </table:table-cell>
              <table:table-cell office:value-type="float" office:value="16.939413">
                <text:p>16.939413</text:p>
              </table:table-cell>
              <table:table-cell office:value-type="float" office:value="17.077951">
                <text:p>17.077951</text:p>
              </table:table-cell>
              <table:table-cell office:value-type="float" office:value="19.377617">
                <text:p>19.377617</text:p>
              </table:table-cell>
              <table:table-cell office:value-type="float" office:value="18.378324">
                <text:p>18.378324</text:p>
              </table:table-cell>
              <table:table-cell office:value-type="float" office:value="16.914886">
                <text:p>16.914886</text:p>
              </table:table-cell>
              <table:table-cell office:value-type="float" office:value="16.635264">
                <text:p>16.635264</text:p>
              </table:table-cell>
              <table:table-cell office:value-type="float" office:value="15.136387">
                <text:p>15.136387</text:p>
              </table:table-cell>
              <table:table-cell office:value-type="float" office:value="17.836822">
                <text:p>17.836822</text:p>
              </table:table-cell>
              <table:table-cell office:value-type="float" office:value="17.899558">
                <text:p>17.899558</text:p>
              </table:table-cell>
              <table:table-cell office:value-type="float" office:value="15.639801">
                <text:p>15.639801</text:p>
              </table:table-cell>
              <table:table-cell office:value-type="float" office:value="17.665708">
                <text:p>17.665708</text:p>
              </table:table-cell>
              <table:table-cell office:value-type="float" office:value="19.168732">
                <text:p>19.168732</text:p>
              </table:table-cell>
              <table:table-cell office:value-type="float" office:value="19.646608">
                <text:p>19.646608</text:p>
              </table:table-cell>
              <table:table-cell office:value-type="float" office:value="17.04024">
                <text:p>17.04024</text:p>
              </table:table-cell>
              <table:table-cell office:value-type="float" office:value="19.32185">
                <text:p>19.32185</text:p>
              </table:table-cell>
              <table:table-cell office:value-type="float" office:value="18.890894">
                <text:p>18.890894</text:p>
              </table:table-cell>
              <table:table-cell office:value-type="float" office:value="19.017057">
                <text:p>19.017057</text:p>
              </table:table-cell>
              <table:table-cell office:value-type="float" office:value="17.278773">
                <text:p>17.278773</text:p>
              </table:table-cell>
              <table:table-cell office:value-type="float" office:value="18.530243">
                <text:p>18.530243</text:p>
              </table:table-cell>
              <table:table-cell office:value-type="float" office:value="17.377441">
                <text:p>17.377441</text:p>
              </table:table-cell>
              <table:table-cell office:value-type="float" office:value="20.543674">
                <text:p>20.543674</text:p>
              </table:table-cell>
              <table:table-cell office:value-type="float" office:value="17.466635">
                <text:p>17.466635</text:p>
              </table:table-cell>
              <table:table-cell office:value-type="float" office:value="18.227799">
                <text:p>18.227799</text:p>
              </table:table-cell>
              <table:table-cell office:value-type="float" office:value="17.22059">
                <text:p>17.22059</text:p>
              </table:table-cell>
              <table:table-cell office:value-type="float" office:value="17.885287">
                <text:p>17.885287</text:p>
              </table:table-cell>
              <table:table-cell office:value-type="float" office:value="18.543435">
                <text:p>18.543435</text:p>
              </table:table-cell>
              <table:table-cell office:value-type="float" office:value="16.341144">
                <text:p>16.341144</text:p>
              </table:table-cell>
              <table:table-cell office:value-type="float" office:value="18.99351">
                <text:p>18.99351</text:p>
              </table:table-cell>
              <table:table-cell office:value-type="float" office:value="17.848651">
                <text:p>17.848651</text:p>
              </table:table-cell>
              <table:table-cell office:value-type="float" office:value="15.869423">
                <text:p>15.869423</text:p>
              </table:table-cell>
              <table:table-cell office:value-type="float" office:value="17.180857">
                <text:p>17.180857</text:p>
              </table:table-cell>
              <table:table-cell office:value-type="float" office:value="20.633829">
                <text:p>20.633829</text:p>
              </table:table-cell>
              <table:table-cell office:value-type="float" office:value="19.022875">
                <text:p>19.022875</text:p>
              </table:table-cell>
              <table:table-cell office:value-type="float" office:value="17.916009">
                <text:p>17.916009</text:p>
              </table:table-cell>
              <table:table-cell office:value-type="float" office:value="18.008139">
                <text:p>18.008139</text:p>
              </table:table-cell>
              <table:table-cell office:value-type="float" office:value="16.43813">
                <text:p>16.43813</text:p>
              </table:table-cell>
              <table:table-cell office:value-type="float" office:value="15.773653">
                <text:p>15.773653</text:p>
              </table:table-cell>
              <table:table-cell office:value-type="float" office:value="18.176802">
                <text:p>18.176802</text:p>
              </table:table-cell>
              <table:table-cell office:value-type="float" office:value="19.485595">
                <text:p>19.485595</text:p>
              </table:table-cell>
              <table:table-cell office:value-type="float" office:value="22.740522">
                <text:p>22.740522</text:p>
              </table:table-cell>
              <table:table-cell office:value-type="float" office:value="17.85132">
                <text:p>17.85132</text:p>
              </table:table-cell>
              <table:table-cell office:value-type="float" office:value="19.45939">
                <text:p>19.45939</text:p>
              </table:table-cell>
              <table:table-cell office:value-type="float" office:value="21.776422">
                <text:p>21.776422</text:p>
              </table:table-cell>
              <table:table-cell office:value-type="float" office:value="19.429826">
                <text:p>19.429826</text:p>
              </table:table-cell>
              <table:table-cell office:value-type="float" office:value="17.437525">
                <text:p>17.437525</text:p>
              </table:table-cell>
              <table:table-cell office:value-type="float" office:value="19.237809">
                <text:p>19.237809</text:p>
              </table:table-cell>
              <table:table-cell office:value-type="float" office:value="21.276628">
                <text:p>21.276628</text:p>
              </table:table-cell>
              <table:table-cell office:value-type="float" office:value="19.798844">
                <text:p>19.798844</text:p>
              </table:table-cell>
              <table:table-cell office:value-type="float" office:value="18.971267">
                <text:p>18.971267</text:p>
              </table:table-cell>
              <table:table-cell office:value-type="float" office:value="22.498524">
                <text:p>22.498524</text:p>
              </table:table-cell>
              <table:table-cell office:value-type="float" office:value="18.866231">
                <text:p>18.866231</text:p>
              </table:table-cell>
              <table:table-cell office:value-type="float" office:value="19.521983">
                <text:p>19.521983</text:p>
              </table:table-cell>
              <table:table-cell office:value-type="float" office:value="24.251845">
                <text:p>24.251845</text:p>
              </table:table-cell>
              <table:table-cell office:value-type="float" office:value="18.119831">
                <text:p>18.119831</text:p>
              </table:table-cell>
              <table:table-cell office:value-type="float" office:value="20.855398">
                <text:p>20.855398</text:p>
              </table:table-cell>
              <table:table-cell office:value-type="float" office:value="19.732618">
                <text:p>19.732618</text:p>
              </table:table-cell>
              <table:table-cell office:value-type="float" office:value="27.340298">
                <text:p>27.340298</text:p>
              </table:table-cell>
              <table:table-cell office:value-type="float" office:value="24.248155">
                <text:p>24.248155</text:p>
              </table:table-cell>
              <table:table-cell office:value-type="float" office:value="16.419291">
                <text:p>16.419291</text:p>
              </table:table-cell>
              <table:table-cell office:value-type="float" office:value="18.063763">
                <text:p>18.063763</text:p>
              </table:table-cell>
              <table:table-cell office:value-type="float" office:value="21.347941">
                <text:p>21.347941</text:p>
              </table:table-cell>
              <table:table-cell office:value-type="float" office:value="25.750416">
                <text:p>25.750416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2:Arkusz1.A2</svg:desc>
                </draw:g>
              </table:table-cell>
              <table:table-cell office:value-type="float" office:value="492.710911">
                <text:p>492.710911</text:p>
                <draw:g>
                  <svg:desc>Arkusz1.B2:Arkusz1.SG2</svg:desc>
                </draw:g>
              </table:table-cell>
              <table:table-cell office:value-type="float" office:value="348.761496">
                <text:p>348.761496</text:p>
              </table:table-cell>
              <table:table-cell office:value-type="float" office:value="288.863983">
                <text:p>288.863983</text:p>
              </table:table-cell>
              <table:table-cell office:value-type="float" office:value="242.492667">
                <text:p>242.492667</text:p>
              </table:table-cell>
              <table:table-cell office:value-type="float" office:value="212.720107">
                <text:p>212.720107</text:p>
              </table:table-cell>
              <table:table-cell office:value-type="float" office:value="141.762686">
                <text:p>141.762686</text:p>
              </table:table-cell>
              <table:table-cell office:value-type="float" office:value="205.987506">
                <text:p>205.987506</text:p>
              </table:table-cell>
              <table:table-cell office:value-type="float" office:value="161.937509">
                <text:p>161.937509</text:p>
              </table:table-cell>
              <table:table-cell office:value-type="float" office:value="239.937471">
                <text:p>239.937471</text:p>
              </table:table-cell>
              <table:table-cell office:value-type="float" office:value="157.467678">
                <text:p>157.467678</text:p>
              </table:table-cell>
              <table:table-cell office:value-type="float" office:value="111.830547">
                <text:p>111.830547</text:p>
              </table:table-cell>
              <table:table-cell office:value-type="float" office:value="130.893469">
                <text:p>130.893469</text:p>
              </table:table-cell>
              <table:table-cell office:value-type="float" office:value="171.093616">
                <text:p>171.093616</text:p>
              </table:table-cell>
              <table:table-cell office:value-type="float" office:value="111.818962">
                <text:p>111.818962</text:p>
              </table:table-cell>
              <table:table-cell office:value-type="float" office:value="125.775991">
                <text:p>125.775991</text:p>
              </table:table-cell>
              <table:table-cell office:value-type="float" office:value="112.648022">
                <text:p>112.648022</text:p>
              </table:table-cell>
              <table:table-cell office:value-type="float" office:value="124.535182">
                <text:p>124.535182</text:p>
              </table:table-cell>
              <table:table-cell office:value-type="float" office:value="128.212735">
                <text:p>128.212735</text:p>
              </table:table-cell>
              <table:table-cell office:value-type="float" office:value="121.264029">
                <text:p>121.264029</text:p>
              </table:table-cell>
              <table:table-cell office:value-type="float" office:value="84.388487">
                <text:p>84.388487</text:p>
              </table:table-cell>
              <table:table-cell office:value-type="float" office:value="75.985668">
                <text:p>75.985668</text:p>
              </table:table-cell>
              <table:table-cell office:value-type="float" office:value="132.307488">
                <text:p>132.307488</text:p>
              </table:table-cell>
              <table:table-cell office:value-type="float" office:value="83.269752">
                <text:p>83.269752</text:p>
              </table:table-cell>
              <table:table-cell office:value-type="float" office:value="76.63189">
                <text:p>76.63189</text:p>
              </table:table-cell>
              <table:table-cell office:value-type="float" office:value="65.626918">
                <text:p>65.626918</text:p>
              </table:table-cell>
              <table:table-cell office:value-type="float" office:value="100.214829">
                <text:p>100.214829</text:p>
              </table:table-cell>
              <table:table-cell office:value-type="float" office:value="62.813397">
                <text:p>62.813397</text:p>
              </table:table-cell>
              <table:table-cell office:value-type="float" office:value="92.457135">
                <text:p>92.457135</text:p>
              </table:table-cell>
              <table:table-cell office:value-type="float" office:value="73.662509">
                <text:p>73.662509</text:p>
              </table:table-cell>
              <table:table-cell office:value-type="float" office:value="59.222531">
                <text:p>59.222531</text:p>
              </table:table-cell>
              <table:table-cell office:value-type="float" office:value="69.868882">
                <text:p>69.868882</text:p>
              </table:table-cell>
              <table:table-cell office:value-type="float" office:value="84.081632">
                <text:p>84.081632</text:p>
              </table:table-cell>
              <table:table-cell office:value-type="float" office:value="47.900375">
                <text:p>47.900375</text:p>
              </table:table-cell>
              <table:table-cell office:value-type="float" office:value="64.765311">
                <text:p>64.765311</text:p>
              </table:table-cell>
              <table:table-cell office:value-type="float" office:value="64.18783">
                <text:p>64.18783</text:p>
              </table:table-cell>
              <table:table-cell office:value-type="float" office:value="53.694683">
                <text:p>53.694683</text:p>
              </table:table-cell>
              <table:table-cell office:value-type="float" office:value="45.218624">
                <text:p>45.218624</text:p>
              </table:table-cell>
              <table:table-cell office:value-type="float" office:value="46.820542">
                <text:p>46.820542</text:p>
              </table:table-cell>
              <table:table-cell office:value-type="float" office:value="41.647505">
                <text:p>41.647505</text:p>
              </table:table-cell>
              <table:table-cell office:value-type="float" office:value="49.661986">
                <text:p>49.661986</text:p>
              </table:table-cell>
              <table:table-cell office:value-type="float" office:value="37.699842">
                <text:p>37.699842</text:p>
              </table:table-cell>
              <table:table-cell office:value-type="float" office:value="47.04782">
                <text:p>47.04782</text:p>
              </table:table-cell>
              <table:table-cell office:value-type="float" office:value="55.905769">
                <text:p>55.905769</text:p>
              </table:table-cell>
              <table:table-cell office:value-type="float" office:value="44.9024">
                <text:p>44.9024</text:p>
              </table:table-cell>
              <table:table-cell office:value-type="float" office:value="48.653504">
                <text:p>48.653504</text:p>
              </table:table-cell>
              <table:table-cell office:value-type="float" office:value="40.549434">
                <text:p>40.549434</text:p>
              </table:table-cell>
              <table:table-cell office:value-type="float" office:value="37.687845">
                <text:p>37.687845</text:p>
              </table:table-cell>
              <table:table-cell office:value-type="float" office:value="31.809643">
                <text:p>31.809643</text:p>
              </table:table-cell>
              <table:table-cell office:value-type="float" office:value="36.179575">
                <text:p>36.179575</text:p>
              </table:table-cell>
              <table:table-cell office:value-type="float" office:value="34.794605">
                <text:p>34.794605</text:p>
              </table:table-cell>
              <table:table-cell office:value-type="float" office:value="35.255404">
                <text:p>35.255404</text:p>
              </table:table-cell>
              <table:table-cell office:value-type="float" office:value="26.526309">
                <text:p>26.526309</text:p>
              </table:table-cell>
              <table:table-cell office:value-type="float" office:value="30.491013">
                <text:p>30.491013</text:p>
              </table:table-cell>
              <table:table-cell office:value-type="float" office:value="33.525885">
                <text:p>33.525885</text:p>
              </table:table-cell>
              <table:table-cell office:value-type="float" office:value="34.404622">
                <text:p>34.404622</text:p>
              </table:table-cell>
              <table:table-cell office:value-type="float" office:value="28.060241">
                <text:p>28.060241</text:p>
              </table:table-cell>
              <table:table-cell office:value-type="float" office:value="30.204891">
                <text:p>30.204891</text:p>
              </table:table-cell>
              <table:table-cell office:value-type="float" office:value="25.600018">
                <text:p>25.600018</text:p>
              </table:table-cell>
              <table:table-cell office:value-type="float" office:value="26.712402">
                <text:p>26.712402</text:p>
              </table:table-cell>
              <table:table-cell office:value-type="float" office:value="29.511278">
                <text:p>29.511278</text:p>
              </table:table-cell>
              <table:table-cell office:value-type="float" office:value="28.291057">
                <text:p>28.291057</text:p>
              </table:table-cell>
              <table:table-cell office:value-type="float" office:value="28.983699">
                <text:p>28.983699</text:p>
              </table:table-cell>
              <table:table-cell office:value-type="float" office:value="27.922293">
                <text:p>27.922293</text:p>
              </table:table-cell>
              <table:table-cell office:value-type="float" office:value="34.089033">
                <text:p>34.089033</text:p>
              </table:table-cell>
              <table:table-cell office:value-type="float" office:value="27.05929">
                <text:p>27.05929</text:p>
              </table:table-cell>
              <table:table-cell office:value-type="float" office:value="33.532997">
                <text:p>33.532997</text:p>
              </table:table-cell>
              <table:table-cell office:value-type="float" office:value="28.325055">
                <text:p>28.325055</text:p>
              </table:table-cell>
              <table:table-cell office:value-type="float" office:value="33.372353">
                <text:p>33.372353</text:p>
              </table:table-cell>
              <table:table-cell office:value-type="float" office:value="32.353847">
                <text:p>32.353847</text:p>
              </table:table-cell>
              <table:table-cell office:value-type="float" office:value="33.542329">
                <text:p>33.542329</text:p>
              </table:table-cell>
              <table:table-cell office:value-type="float" office:value="42.256759">
                <text:p>42.256759</text:p>
              </table:table-cell>
              <table:table-cell office:value-type="float" office:value="34.872721">
                <text:p>34.872721</text:p>
              </table:table-cell>
              <table:table-cell office:value-type="float" office:value="34.345973">
                <text:p>34.345973</text:p>
              </table:table-cell>
              <table:table-cell office:value-type="float" office:value="25.71916">
                <text:p>25.71916</text:p>
              </table:table-cell>
              <table:table-cell office:value-type="float" office:value="32.842156">
                <text:p>32.842156</text:p>
              </table:table-cell>
              <table:table-cell office:value-type="float" office:value="32.297594">
                <text:p>32.297594</text:p>
              </table:table-cell>
              <table:table-cell office:value-type="float" office:value="34.270494">
                <text:p>34.270494</text:p>
              </table:table-cell>
              <table:table-cell office:value-type="float" office:value="30.559503">
                <text:p>30.559503</text:p>
              </table:table-cell>
              <table:table-cell office:value-type="float" office:value="39.579002">
                <text:p>39.579002</text:p>
              </table:table-cell>
              <table:table-cell office:value-type="float" office:value="39.586999">
                <text:p>39.586999</text:p>
              </table:table-cell>
              <table:table-cell office:value-type="float" office:value="39.875271">
                <text:p>39.875271</text:p>
              </table:table-cell>
              <table:table-cell office:value-type="float" office:value="29.781477">
                <text:p>29.781477</text:p>
              </table:table-cell>
              <table:table-cell office:value-type="float" office:value="29.123765">
                <text:p>29.123765</text:p>
              </table:table-cell>
              <table:table-cell office:value-type="float" office:value="42.121158">
                <text:p>42.121158</text:p>
              </table:table-cell>
              <table:table-cell office:value-type="float" office:value="33.882485">
                <text:p>33.882485</text:p>
              </table:table-cell>
              <table:table-cell office:value-type="float" office:value="27.787768">
                <text:p>27.787768</text:p>
              </table:table-cell>
              <table:table-cell office:value-type="float" office:value="32.762422">
                <text:p>32.762422</text:p>
              </table:table-cell>
              <table:table-cell office:value-type="float" office:value="30.139628">
                <text:p>30.139628</text:p>
              </table:table-cell>
              <table:table-cell office:value-type="float" office:value="33.39495">
                <text:p>33.39495</text:p>
              </table:table-cell>
              <table:table-cell office:value-type="float" office:value="34.82582">
                <text:p>34.82582</text:p>
              </table:table-cell>
              <table:table-cell office:value-type="float" office:value="35.82088">
                <text:p>35.82088</text:p>
              </table:table-cell>
              <table:table-cell office:value-type="float" office:value="36.069059">
                <text:p>36.069059</text:p>
              </table:table-cell>
              <table:table-cell office:value-type="float" office:value="30.606392">
                <text:p>30.606392</text:p>
              </table:table-cell>
              <table:table-cell office:value-type="float" office:value="37.736564">
                <text:p>37.736564</text:p>
              </table:table-cell>
              <table:table-cell office:value-type="float" office:value="32.404806">
                <text:p>32.404806</text:p>
              </table:table-cell>
              <table:table-cell office:value-type="float" office:value="30.930678">
                <text:p>30.930678</text:p>
              </table:table-cell>
              <table:table-cell office:value-type="float" office:value="32.303321">
                <text:p>32.303321</text:p>
              </table:table-cell>
              <table:table-cell office:value-type="float" office:value="31.687307">
                <text:p>31.687307</text:p>
              </table:table-cell>
              <table:table-cell office:value-type="float" office:value="39.280857">
                <text:p>39.280857</text:p>
              </table:table-cell>
              <table:table-cell office:value-type="float" office:value="36.292314">
                <text:p>36.292314</text:p>
              </table:table-cell>
              <table:table-cell office:value-type="float" office:value="38.061663">
                <text:p>38.061663</text:p>
              </table:table-cell>
              <table:table-cell office:value-type="float" office:value="32.789827">
                <text:p>32.789827</text:p>
              </table:table-cell>
              <table:table-cell office:value-type="float" office:value="29.494612">
                <text:p>29.494612</text:p>
              </table:table-cell>
              <table:table-cell office:value-type="float" office:value="42.791826">
                <text:p>42.791826</text:p>
              </table:table-cell>
              <table:table-cell office:value-type="float" office:value="33.123546">
                <text:p>33.123546</text:p>
              </table:table-cell>
              <table:table-cell office:value-type="float" office:value="35.79951">
                <text:p>35.79951</text:p>
              </table:table-cell>
              <table:table-cell office:value-type="float" office:value="32.463863">
                <text:p>32.463863</text:p>
              </table:table-cell>
              <table:table-cell office:value-type="float" office:value="32.114034">
                <text:p>32.114034</text:p>
              </table:table-cell>
              <table:table-cell office:value-type="float" office:value="43.269908">
                <text:p>43.269908</text:p>
              </table:table-cell>
              <table:table-cell office:value-type="float" office:value="46.253166">
                <text:p>46.253166</text:p>
              </table:table-cell>
              <table:table-cell office:value-type="float" office:value="31.026979">
                <text:p>31.026979</text:p>
              </table:table-cell>
              <table:table-cell office:value-type="float" office:value="42.594391">
                <text:p>42.594391</text:p>
              </table:table-cell>
              <table:table-cell office:value-type="float" office:value="35.434346">
                <text:p>35.434346</text:p>
              </table:table-cell>
              <table:table-cell office:value-type="float" office:value="31.770164">
                <text:p>31.770164</text:p>
              </table:table-cell>
              <table:table-cell office:value-type="float" office:value="29.621858">
                <text:p>29.621858</text:p>
              </table:table-cell>
              <table:table-cell office:value-type="float" office:value="41.806236">
                <text:p>41.806236</text:p>
              </table:table-cell>
              <table:table-cell office:value-type="float" office:value="48.320071">
                <text:p>48.320071</text:p>
              </table:table-cell>
              <table:table-cell office:value-type="float" office:value="40.123647">
                <text:p>40.123647</text:p>
              </table:table-cell>
              <table:table-cell office:value-type="float" office:value="35.061973">
                <text:p>35.061973</text:p>
              </table:table-cell>
              <table:table-cell office:value-type="float" office:value="31.938123">
                <text:p>31.938123</text:p>
              </table:table-cell>
              <table:table-cell office:value-type="float" office:value="31.331897">
                <text:p>31.331897</text:p>
              </table:table-cell>
              <table:table-cell office:value-type="float" office:value="47.063874">
                <text:p>47.063874</text:p>
              </table:table-cell>
              <table:table-cell office:value-type="float" office:value="37.419928">
                <text:p>37.419928</text:p>
              </table:table-cell>
              <table:table-cell office:value-type="float" office:value="43.354265">
                <text:p>43.354265</text:p>
              </table:table-cell>
              <table:table-cell office:value-type="float" office:value="34.605465">
                <text:p>34.605465</text:p>
              </table:table-cell>
              <table:table-cell office:value-type="float" office:value="52.109475">
                <text:p>52.109475</text:p>
              </table:table-cell>
              <table:table-cell office:value-type="float" office:value="37.693024">
                <text:p>37.693024</text:p>
              </table:table-cell>
              <table:table-cell office:value-type="float" office:value="31.820432">
                <text:p>31.820432</text:p>
              </table:table-cell>
              <table:table-cell office:value-type="float" office:value="43.084405">
                <text:p>43.084405</text:p>
              </table:table-cell>
              <table:table-cell office:value-type="float" office:value="27.567595">
                <text:p>27.567595</text:p>
              </table:table-cell>
              <table:table-cell office:value-type="float" office:value="38.411191">
                <text:p>38.411191</text:p>
              </table:table-cell>
              <table:table-cell office:value-type="float" office:value="39.087648">
                <text:p>39.087648</text:p>
              </table:table-cell>
              <table:table-cell office:value-type="float" office:value="33.559551">
                <text:p>33.559551</text:p>
              </table:table-cell>
              <table:table-cell office:value-type="float" office:value="34.391065">
                <text:p>34.391065</text:p>
              </table:table-cell>
              <table:table-cell office:value-type="float" office:value="30.638347">
                <text:p>30.638347</text:p>
              </table:table-cell>
              <table:table-cell office:value-type="float" office:value="39.387852">
                <text:p>39.387852</text:p>
              </table:table-cell>
              <table:table-cell office:value-type="float" office:value="34.905739">
                <text:p>34.905739</text:p>
              </table:table-cell>
              <table:table-cell office:value-type="float" office:value="41.818869">
                <text:p>41.818869</text:p>
              </table:table-cell>
              <table:table-cell office:value-type="float" office:value="31.970972">
                <text:p>31.970972</text:p>
              </table:table-cell>
              <table:table-cell office:value-type="float" office:value="30.181628">
                <text:p>30.181628</text:p>
              </table:table-cell>
              <table:table-cell office:value-type="float" office:value="41.750343">
                <text:p>41.750343</text:p>
              </table:table-cell>
              <table:table-cell office:value-type="float" office:value="44.932862">
                <text:p>44.932862</text:p>
              </table:table-cell>
              <table:table-cell office:value-type="float" office:value="29.964805">
                <text:p>29.964805</text:p>
              </table:table-cell>
              <table:table-cell office:value-type="float" office:value="34.679072">
                <text:p>34.679072</text:p>
              </table:table-cell>
              <table:table-cell office:value-type="float" office:value="44.897147">
                <text:p>44.897147</text:p>
              </table:table-cell>
              <table:table-cell office:value-type="float" office:value="31.179225">
                <text:p>31.179225</text:p>
              </table:table-cell>
              <table:table-cell office:value-type="float" office:value="36.531867">
                <text:p>36.531867</text:p>
              </table:table-cell>
              <table:table-cell office:value-type="float" office:value="36.158999">
                <text:p>36.158999</text:p>
              </table:table-cell>
              <table:table-cell office:value-type="float" office:value="37.749964">
                <text:p>37.749964</text:p>
              </table:table-cell>
              <table:table-cell office:value-type="float" office:value="57.995915">
                <text:p>57.995915</text:p>
              </table:table-cell>
              <table:table-cell office:value-type="float" office:value="35.645907">
                <text:p>35.645907</text:p>
              </table:table-cell>
              <table:table-cell office:value-type="float" office:value="29.973794">
                <text:p>29.973794</text:p>
              </table:table-cell>
              <table:table-cell office:value-type="float" office:value="32.167502">
                <text:p>32.167502</text:p>
              </table:table-cell>
              <table:table-cell office:value-type="float" office:value="43.913017">
                <text:p>43.913017</text:p>
              </table:table-cell>
              <table:table-cell office:value-type="float" office:value="43.122376">
                <text:p>43.122376</text:p>
              </table:table-cell>
              <table:table-cell office:value-type="float" office:value="42.939989">
                <text:p>42.939989</text:p>
              </table:table-cell>
              <table:table-cell office:value-type="float" office:value="38.305409">
                <text:p>38.305409</text:p>
              </table:table-cell>
              <table:table-cell office:value-type="float" office:value="42.887246">
                <text:p>42.887246</text:p>
              </table:table-cell>
              <table:table-cell office:value-type="float" office:value="31.875302">
                <text:p>31.875302</text:p>
              </table:table-cell>
              <table:table-cell office:value-type="float" office:value="38.385776">
                <text:p>38.385776</text:p>
              </table:table-cell>
              <table:table-cell office:value-type="float" office:value="30.718704">
                <text:p>30.718704</text:p>
              </table:table-cell>
              <table:table-cell office:value-type="float" office:value="32.723913">
                <text:p>32.723913</text:p>
              </table:table-cell>
              <table:table-cell office:value-type="float" office:value="29.642297">
                <text:p>29.642297</text:p>
              </table:table-cell>
              <table:table-cell office:value-type="float" office:value="28.608087">
                <text:p>28.608087</text:p>
              </table:table-cell>
              <table:table-cell office:value-type="float" office:value="35.123495">
                <text:p>35.123495</text:p>
              </table:table-cell>
              <table:table-cell office:value-type="float" office:value="34.302422">
                <text:p>34.302422</text:p>
              </table:table-cell>
              <table:table-cell office:value-type="float" office:value="40.715581">
                <text:p>40.715581</text:p>
              </table:table-cell>
              <table:table-cell office:value-type="float" office:value="40.277331">
                <text:p>40.277331</text:p>
              </table:table-cell>
              <table:table-cell office:value-type="float" office:value="39.539629">
                <text:p>39.539629</text:p>
              </table:table-cell>
              <table:table-cell office:value-type="float" office:value="32.825929">
                <text:p>32.825929</text:p>
              </table:table-cell>
              <table:table-cell office:value-type="float" office:value="40.069684">
                <text:p>40.069684</text:p>
              </table:table-cell>
              <table:table-cell office:value-type="float" office:value="31.114238">
                <text:p>31.114238</text:p>
              </table:table-cell>
              <table:table-cell office:value-type="float" office:value="33.551131">
                <text:p>33.551131</text:p>
              </table:table-cell>
              <table:table-cell office:value-type="float" office:value="50.908363">
                <text:p>50.908363</text:p>
              </table:table-cell>
              <table:table-cell office:value-type="float" office:value="37.416032">
                <text:p>37.416032</text:p>
              </table:table-cell>
              <table:table-cell office:value-type="float" office:value="28.907864">
                <text:p>28.907864</text:p>
              </table:table-cell>
              <table:table-cell office:value-type="float" office:value="34.803665">
                <text:p>34.803665</text:p>
              </table:table-cell>
              <table:table-cell office:value-type="float" office:value="39.781358">
                <text:p>39.781358</text:p>
              </table:table-cell>
              <table:table-cell office:value-type="float" office:value="29.61747">
                <text:p>29.61747</text:p>
              </table:table-cell>
              <table:table-cell office:value-type="float" office:value="39.205008">
                <text:p>39.205008</text:p>
              </table:table-cell>
              <table:table-cell office:value-type="float" office:value="37.767245">
                <text:p>37.767245</text:p>
              </table:table-cell>
              <table:table-cell office:value-type="float" office:value="32.991364">
                <text:p>32.991364</text:p>
              </table:table-cell>
              <table:table-cell office:value-type="float" office:value="39.250361">
                <text:p>39.250361</text:p>
              </table:table-cell>
              <table:table-cell office:value-type="float" office:value="26.754046">
                <text:p>26.754046</text:p>
              </table:table-cell>
              <table:table-cell office:value-type="float" office:value="31.493101">
                <text:p>31.493101</text:p>
              </table:table-cell>
              <table:table-cell office:value-type="float" office:value="27.095432">
                <text:p>27.095432</text:p>
              </table:table-cell>
              <table:table-cell office:value-type="float" office:value="31.858716">
                <text:p>31.858716</text:p>
              </table:table-cell>
              <table:table-cell office:value-type="float" office:value="35.309959">
                <text:p>35.309959</text:p>
              </table:table-cell>
              <table:table-cell office:value-type="float" office:value="27.388173">
                <text:p>27.388173</text:p>
              </table:table-cell>
              <table:table-cell office:value-type="float" office:value="39.650431">
                <text:p>39.650431</text:p>
              </table:table-cell>
              <table:table-cell office:value-type="float" office:value="30.715464">
                <text:p>30.715464</text:p>
              </table:table-cell>
              <table:table-cell office:value-type="float" office:value="31.530716">
                <text:p>31.530716</text:p>
              </table:table-cell>
              <table:table-cell office:value-type="float" office:value="31.508192">
                <text:p>31.508192</text:p>
              </table:table-cell>
              <table:table-cell office:value-type="float" office:value="31.309355">
                <text:p>31.309355</text:p>
              </table:table-cell>
              <table:table-cell office:value-type="float" office:value="29.414341">
                <text:p>29.414341</text:p>
              </table:table-cell>
              <table:table-cell office:value-type="float" office:value="31.417455">
                <text:p>31.417455</text:p>
              </table:table-cell>
              <table:table-cell office:value-type="float" office:value="31.037144">
                <text:p>31.037144</text:p>
              </table:table-cell>
              <table:table-cell office:value-type="float" office:value="33.12172">
                <text:p>33.12172</text:p>
              </table:table-cell>
              <table:table-cell office:value-type="float" office:value="26.822775">
                <text:p>26.822775</text:p>
              </table:table-cell>
              <table:table-cell office:value-type="float" office:value="27.994036">
                <text:p>27.994036</text:p>
              </table:table-cell>
              <table:table-cell office:value-type="float" office:value="36.419243">
                <text:p>36.419243</text:p>
              </table:table-cell>
              <table:table-cell office:value-type="float" office:value="28.458923">
                <text:p>28.458923</text:p>
              </table:table-cell>
              <table:table-cell office:value-type="float" office:value="41.666964">
                <text:p>41.666964</text:p>
              </table:table-cell>
              <table:table-cell office:value-type="float" office:value="24.269508">
                <text:p>24.269508</text:p>
              </table:table-cell>
              <table:table-cell office:value-type="float" office:value="32.965058">
                <text:p>32.965058</text:p>
              </table:table-cell>
              <table:table-cell office:value-type="float" office:value="26.313004">
                <text:p>26.313004</text:p>
              </table:table-cell>
              <table:table-cell office:value-type="float" office:value="26.021206">
                <text:p>26.021206</text:p>
              </table:table-cell>
              <table:table-cell office:value-type="float" office:value="38.193221">
                <text:p>38.193221</text:p>
              </table:table-cell>
              <table:table-cell office:value-type="float" office:value="27.833627">
                <text:p>27.833627</text:p>
              </table:table-cell>
              <table:table-cell office:value-type="float" office:value="32.222011">
                <text:p>32.222011</text:p>
              </table:table-cell>
              <table:table-cell office:value-type="float" office:value="35.228334">
                <text:p>35.228334</text:p>
              </table:table-cell>
              <table:table-cell office:value-type="float" office:value="36.088007">
                <text:p>36.088007</text:p>
              </table:table-cell>
              <table:table-cell office:value-type="float" office:value="28.864458">
                <text:p>28.864458</text:p>
              </table:table-cell>
              <table:table-cell office:value-type="float" office:value="30.047292">
                <text:p>30.047292</text:p>
              </table:table-cell>
              <table:table-cell office:value-type="float" office:value="29.570704">
                <text:p>29.570704</text:p>
              </table:table-cell>
              <table:table-cell office:value-type="float" office:value="29.267853">
                <text:p>29.267853</text:p>
              </table:table-cell>
              <table:table-cell office:value-type="float" office:value="31.468278">
                <text:p>31.468278</text:p>
              </table:table-cell>
              <table:table-cell office:value-type="float" office:value="26.698742">
                <text:p>26.698742</text:p>
              </table:table-cell>
              <table:table-cell office:value-type="float" office:value="31.891029">
                <text:p>31.891029</text:p>
              </table:table-cell>
              <table:table-cell office:value-type="float" office:value="33.826008">
                <text:p>33.826008</text:p>
              </table:table-cell>
              <table:table-cell office:value-type="float" office:value="25.008829">
                <text:p>25.008829</text:p>
              </table:table-cell>
              <table:table-cell office:value-type="float" office:value="40.973442">
                <text:p>40.973442</text:p>
              </table:table-cell>
              <table:table-cell office:value-type="float" office:value="37.073892">
                <text:p>37.073892</text:p>
              </table:table-cell>
              <table:table-cell office:value-type="float" office:value="24.301987">
                <text:p>24.301987</text:p>
              </table:table-cell>
              <table:table-cell office:value-type="float" office:value="28.206197">
                <text:p>28.206197</text:p>
              </table:table-cell>
              <table:table-cell office:value-type="float" office:value="33.799695">
                <text:p>33.799695</text:p>
              </table:table-cell>
              <table:table-cell office:value-type="float" office:value="38.087996">
                <text:p>38.087996</text:p>
              </table:table-cell>
              <table:table-cell office:value-type="float" office:value="35.979922">
                <text:p>35.979922</text:p>
              </table:table-cell>
              <table:table-cell office:value-type="float" office:value="27.657714">
                <text:p>27.657714</text:p>
              </table:table-cell>
              <table:table-cell office:value-type="float" office:value="23.95622">
                <text:p>23.95622</text:p>
              </table:table-cell>
              <table:table-cell office:value-type="float" office:value="27.769809">
                <text:p>27.769809</text:p>
              </table:table-cell>
              <table:table-cell office:value-type="float" office:value="31.764949">
                <text:p>31.764949</text:p>
              </table:table-cell>
              <table:table-cell office:value-type="float" office:value="35.943628">
                <text:p>35.943628</text:p>
              </table:table-cell>
              <table:table-cell office:value-type="float" office:value="27.131853">
                <text:p>27.131853</text:p>
              </table:table-cell>
              <table:table-cell office:value-type="float" office:value="33.791132">
                <text:p>33.791132</text:p>
              </table:table-cell>
              <table:table-cell office:value-type="float" office:value="31.102647">
                <text:p>31.102647</text:p>
              </table:table-cell>
              <table:table-cell office:value-type="float" office:value="33.998496">
                <text:p>33.998496</text:p>
              </table:table-cell>
              <table:table-cell office:value-type="float" office:value="32.316716">
                <text:p>32.316716</text:p>
              </table:table-cell>
              <table:table-cell office:value-type="float" office:value="24.692551">
                <text:p>24.692551</text:p>
              </table:table-cell>
              <table:table-cell office:value-type="float" office:value="27.776913">
                <text:p>27.776913</text:p>
              </table:table-cell>
              <table:table-cell office:value-type="float" office:value="24.484478">
                <text:p>24.484478</text:p>
              </table:table-cell>
              <table:table-cell office:value-type="float" office:value="28.251953">
                <text:p>28.251953</text:p>
              </table:table-cell>
              <table:table-cell office:value-type="float" office:value="35.250006">
                <text:p>35.250006</text:p>
              </table:table-cell>
              <table:table-cell office:value-type="float" office:value="26.976307">
                <text:p>26.976307</text:p>
              </table:table-cell>
              <table:table-cell office:value-type="float" office:value="22.921882">
                <text:p>22.921882</text:p>
              </table:table-cell>
              <table:table-cell office:value-type="float" office:value="27.728719">
                <text:p>27.728719</text:p>
              </table:table-cell>
              <table:table-cell office:value-type="float" office:value="27.129229">
                <text:p>27.129229</text:p>
              </table:table-cell>
              <table:table-cell office:value-type="float" office:value="29.909964">
                <text:p>29.909964</text:p>
              </table:table-cell>
              <table:table-cell office:value-type="float" office:value="26.369359">
                <text:p>26.369359</text:p>
              </table:table-cell>
              <table:table-cell office:value-type="float" office:value="33.284872">
                <text:p>33.284872</text:p>
              </table:table-cell>
              <table:table-cell office:value-type="float" office:value="28.066093">
                <text:p>28.066093</text:p>
              </table:table-cell>
              <table:table-cell office:value-type="float" office:value="22.088064">
                <text:p>22.088064</text:p>
              </table:table-cell>
              <table:table-cell office:value-type="float" office:value="24.023748">
                <text:p>24.023748</text:p>
              </table:table-cell>
              <table:table-cell office:value-type="float" office:value="26.830413">
                <text:p>26.830413</text:p>
              </table:table-cell>
              <table:table-cell office:value-type="float" office:value="28.637836">
                <text:p>28.637836</text:p>
              </table:table-cell>
              <table:table-cell office:value-type="float" office:value="27.708939">
                <text:p>27.708939</text:p>
              </table:table-cell>
              <table:table-cell office:value-type="float" office:value="34.534691">
                <text:p>34.534691</text:p>
              </table:table-cell>
              <table:table-cell office:value-type="float" office:value="27.282095">
                <text:p>27.282095</text:p>
              </table:table-cell>
              <table:table-cell office:value-type="float" office:value="24.009071">
                <text:p>24.009071</text:p>
              </table:table-cell>
              <table:table-cell office:value-type="float" office:value="26.497142">
                <text:p>26.497142</text:p>
              </table:table-cell>
              <table:table-cell office:value-type="float" office:value="30.655705">
                <text:p>30.655705</text:p>
              </table:table-cell>
              <table:table-cell office:value-type="float" office:value="28.697892">
                <text:p>28.697892</text:p>
              </table:table-cell>
              <table:table-cell office:value-type="float" office:value="35.159658">
                <text:p>35.159658</text:p>
              </table:table-cell>
              <table:table-cell office:value-type="float" office:value="26.354453">
                <text:p>26.354453</text:p>
              </table:table-cell>
              <table:table-cell office:value-type="float" office:value="27.501574">
                <text:p>27.501574</text:p>
              </table:table-cell>
              <table:table-cell office:value-type="float" office:value="24.822305">
                <text:p>24.822305</text:p>
              </table:table-cell>
              <table:table-cell office:value-type="float" office:value="25.318802">
                <text:p>25.318802</text:p>
              </table:table-cell>
              <table:table-cell office:value-type="float" office:value="29.17982">
                <text:p>29.17982</text:p>
              </table:table-cell>
              <table:table-cell office:value-type="float" office:value="21.284601">
                <text:p>21.284601</text:p>
              </table:table-cell>
              <table:table-cell office:value-type="float" office:value="22.786894">
                <text:p>22.786894</text:p>
              </table:table-cell>
              <table:table-cell office:value-type="float" office:value="33.549207">
                <text:p>33.549207</text:p>
              </table:table-cell>
              <table:table-cell office:value-type="float" office:value="21.630343">
                <text:p>21.630343</text:p>
              </table:table-cell>
              <table:table-cell office:value-type="float" office:value="27.575804">
                <text:p>27.575804</text:p>
              </table:table-cell>
              <table:table-cell office:value-type="float" office:value="25.727449">
                <text:p>25.727449</text:p>
              </table:table-cell>
              <table:table-cell office:value-type="float" office:value="20.128293">
                <text:p>20.128293</text:p>
              </table:table-cell>
              <table:table-cell office:value-type="float" office:value="22.17528">
                <text:p>22.17528</text:p>
              </table:table-cell>
              <table:table-cell office:value-type="float" office:value="27.080989">
                <text:p>27.080989</text:p>
              </table:table-cell>
              <table:table-cell office:value-type="float" office:value="23.083818">
                <text:p>23.083818</text:p>
              </table:table-cell>
              <table:table-cell office:value-type="float" office:value="21.29317">
                <text:p>21.29317</text:p>
              </table:table-cell>
              <table:table-cell office:value-type="float" office:value="25.851407">
                <text:p>25.851407</text:p>
              </table:table-cell>
              <table:table-cell office:value-type="float" office:value="25.284557">
                <text:p>25.284557</text:p>
              </table:table-cell>
              <table:table-cell office:value-type="float" office:value="25.689017">
                <text:p>25.689017</text:p>
              </table:table-cell>
              <table:table-cell office:value-type="float" office:value="28.937818">
                <text:p>28.937818</text:p>
              </table:table-cell>
              <table:table-cell office:value-type="float" office:value="22.382567">
                <text:p>22.382567</text:p>
              </table:table-cell>
              <table:table-cell office:value-type="float" office:value="26.696929">
                <text:p>26.696929</text:p>
              </table:table-cell>
              <table:table-cell office:value-type="float" office:value="27.240991">
                <text:p>27.240991</text:p>
              </table:table-cell>
              <table:table-cell office:value-type="float" office:value="22.202307">
                <text:p>22.202307</text:p>
              </table:table-cell>
              <table:table-cell office:value-type="float" office:value="30.222253">
                <text:p>30.222253</text:p>
              </table:table-cell>
              <table:table-cell office:value-type="float" office:value="31.802262">
                <text:p>31.802262</text:p>
              </table:table-cell>
              <table:table-cell office:value-type="float" office:value="22.309004">
                <text:p>22.309004</text:p>
              </table:table-cell>
              <table:table-cell office:value-type="float" office:value="26.5034">
                <text:p>26.5034</text:p>
              </table:table-cell>
              <table:table-cell office:value-type="float" office:value="28.778538">
                <text:p>28.778538</text:p>
              </table:table-cell>
              <table:table-cell office:value-type="float" office:value="29.367745">
                <text:p>29.367745</text:p>
              </table:table-cell>
              <table:table-cell office:value-type="float" office:value="32.399175">
                <text:p>32.399175</text:p>
              </table:table-cell>
              <table:table-cell office:value-type="float" office:value="25.266288">
                <text:p>25.266288</text:p>
              </table:table-cell>
              <table:table-cell office:value-type="float" office:value="21.100946">
                <text:p>21.100946</text:p>
              </table:table-cell>
              <table:table-cell office:value-type="float" office:value="17.911546">
                <text:p>17.911546</text:p>
              </table:table-cell>
              <table:table-cell office:value-type="float" office:value="21.154471">
                <text:p>21.154471</text:p>
              </table:table-cell>
              <table:table-cell office:value-type="float" office:value="21.231998">
                <text:p>21.231998</text:p>
              </table:table-cell>
              <table:table-cell office:value-type="float" office:value="22.097803">
                <text:p>22.097803</text:p>
              </table:table-cell>
              <table:table-cell office:value-type="float" office:value="25.452354">
                <text:p>25.452354</text:p>
              </table:table-cell>
              <table:table-cell office:value-type="float" office:value="21.688439">
                <text:p>21.688439</text:p>
              </table:table-cell>
              <table:table-cell office:value-type="float" office:value="26.013147">
                <text:p>26.013147</text:p>
              </table:table-cell>
              <table:table-cell office:value-type="float" office:value="32.685179">
                <text:p>32.685179</text:p>
              </table:table-cell>
              <table:table-cell office:value-type="float" office:value="28.595469">
                <text:p>28.595469</text:p>
              </table:table-cell>
              <table:table-cell office:value-type="float" office:value="29.598603">
                <text:p>29.598603</text:p>
              </table:table-cell>
              <table:table-cell office:value-type="float" office:value="24.514562">
                <text:p>24.514562</text:p>
              </table:table-cell>
              <table:table-cell office:value-type="float" office:value="21.71012">
                <text:p>21.71012</text:p>
              </table:table-cell>
              <table:table-cell office:value-type="float" office:value="24.176733">
                <text:p>24.176733</text:p>
              </table:table-cell>
              <table:table-cell office:value-type="float" office:value="26.746231">
                <text:p>26.746231</text:p>
              </table:table-cell>
              <table:table-cell office:value-type="float" office:value="29.189502">
                <text:p>29.189502</text:p>
              </table:table-cell>
              <table:table-cell office:value-type="float" office:value="24.652327">
                <text:p>24.652327</text:p>
              </table:table-cell>
              <table:table-cell office:value-type="float" office:value="20.71841">
                <text:p>20.71841</text:p>
              </table:table-cell>
              <table:table-cell office:value-type="float" office:value="23.878154">
                <text:p>23.878154</text:p>
              </table:table-cell>
              <table:table-cell office:value-type="float" office:value="26.996542">
                <text:p>26.996542</text:p>
              </table:table-cell>
              <table:table-cell office:value-type="float" office:value="22.467252">
                <text:p>22.467252</text:p>
              </table:table-cell>
              <table:table-cell office:value-type="float" office:value="20.134749">
                <text:p>20.134749</text:p>
              </table:table-cell>
              <table:table-cell office:value-type="float" office:value="21.921293">
                <text:p>21.921293</text:p>
              </table:table-cell>
              <table:table-cell office:value-type="float" office:value="27.687268">
                <text:p>27.687268</text:p>
              </table:table-cell>
              <table:table-cell office:value-type="float" office:value="29.854686">
                <text:p>29.854686</text:p>
              </table:table-cell>
              <table:table-cell office:value-type="float" office:value="26.639935">
                <text:p>26.639935</text:p>
              </table:table-cell>
              <table:table-cell office:value-type="float" office:value="21.843189">
                <text:p>21.843189</text:p>
              </table:table-cell>
              <table:table-cell office:value-type="float" office:value="22.560065">
                <text:p>22.560065</text:p>
              </table:table-cell>
              <table:table-cell office:value-type="float" office:value="22.678869">
                <text:p>22.678869</text:p>
              </table:table-cell>
              <table:table-cell office:value-type="float" office:value="19.727541">
                <text:p>19.727541</text:p>
              </table:table-cell>
              <table:table-cell office:value-type="float" office:value="21.26928">
                <text:p>21.26928</text:p>
              </table:table-cell>
              <table:table-cell office:value-type="float" office:value="20.890553">
                <text:p>20.890553</text:p>
              </table:table-cell>
              <table:table-cell office:value-type="float" office:value="23.834441">
                <text:p>23.834441</text:p>
              </table:table-cell>
              <table:table-cell office:value-type="float" office:value="23.327565">
                <text:p>23.327565</text:p>
              </table:table-cell>
              <table:table-cell office:value-type="float" office:value="21.877017">
                <text:p>21.877017</text:p>
              </table:table-cell>
              <table:table-cell office:value-type="float" office:value="21.028251">
                <text:p>21.028251</text:p>
              </table:table-cell>
              <table:table-cell office:value-type="float" office:value="21.97998">
                <text:p>21.97998</text:p>
              </table:table-cell>
              <table:table-cell office:value-type="float" office:value="25.30858">
                <text:p>25.30858</text:p>
              </table:table-cell>
              <table:table-cell office:value-type="float" office:value="22.078512">
                <text:p>22.078512</text:p>
              </table:table-cell>
              <table:table-cell office:value-type="float" office:value="19.748761">
                <text:p>19.748761</text:p>
              </table:table-cell>
              <table:table-cell office:value-type="float" office:value="17.84738">
                <text:p>17.84738</text:p>
              </table:table-cell>
              <table:table-cell office:value-type="float" office:value="18.29008">
                <text:p>18.29008</text:p>
              </table:table-cell>
              <table:table-cell office:value-type="float" office:value="21.591259">
                <text:p>21.591259</text:p>
              </table:table-cell>
              <table:table-cell office:value-type="float" office:value="22.903078">
                <text:p>22.903078</text:p>
              </table:table-cell>
              <table:table-cell office:value-type="float" office:value="21.492768">
                <text:p>21.492768</text:p>
              </table:table-cell>
              <table:table-cell office:value-type="float" office:value="20.519241">
                <text:p>20.519241</text:p>
              </table:table-cell>
              <table:table-cell office:value-type="float" office:value="21.661012">
                <text:p>21.661012</text:p>
              </table:table-cell>
              <table:table-cell office:value-type="float" office:value="21.215207">
                <text:p>21.215207</text:p>
              </table:table-cell>
              <table:table-cell office:value-type="float" office:value="17.992475">
                <text:p>17.992475</text:p>
              </table:table-cell>
              <table:table-cell office:value-type="float" office:value="20.836711">
                <text:p>20.836711</text:p>
              </table:table-cell>
              <table:table-cell office:value-type="float" office:value="19.528473">
                <text:p>19.528473</text:p>
              </table:table-cell>
              <table:table-cell office:value-type="float" office:value="16.261092">
                <text:p>16.261092</text:p>
              </table:table-cell>
              <table:table-cell office:value-type="float" office:value="20.088414">
                <text:p>20.088414</text:p>
              </table:table-cell>
              <table:table-cell office:value-type="float" office:value="24.273212">
                <text:p>24.273212</text:p>
              </table:table-cell>
              <table:table-cell office:value-type="float" office:value="18.769403">
                <text:p>18.769403</text:p>
              </table:table-cell>
              <table:table-cell office:value-type="float" office:value="20.613381">
                <text:p>20.613381</text:p>
              </table:table-cell>
              <table:table-cell office:value-type="float" office:value="17.315226">
                <text:p>17.315226</text:p>
              </table:table-cell>
              <table:table-cell office:value-type="float" office:value="19.084438">
                <text:p>19.084438</text:p>
              </table:table-cell>
              <table:table-cell office:value-type="float" office:value="19.995466">
                <text:p>19.995466</text:p>
              </table:table-cell>
              <table:table-cell office:value-type="float" office:value="19.25795">
                <text:p>19.25795</text:p>
              </table:table-cell>
              <table:table-cell office:value-type="float" office:value="22.25993">
                <text:p>22.25993</text:p>
              </table:table-cell>
              <table:table-cell office:value-type="float" office:value="18.767639">
                <text:p>18.767639</text:p>
              </table:table-cell>
              <table:table-cell office:value-type="float" office:value="17.156337">
                <text:p>17.156337</text:p>
              </table:table-cell>
              <table:table-cell office:value-type="float" office:value="17.652032">
                <text:p>17.652032</text:p>
              </table:table-cell>
              <table:table-cell office:value-type="float" office:value="19.444939">
                <text:p>19.444939</text:p>
              </table:table-cell>
              <table:table-cell office:value-type="float" office:value="17.900508">
                <text:p>17.900508</text:p>
              </table:table-cell>
              <table:table-cell office:value-type="float" office:value="17.480784">
                <text:p>17.480784</text:p>
              </table:table-cell>
              <table:table-cell office:value-type="float" office:value="17.062592">
                <text:p>17.062592</text:p>
              </table:table-cell>
              <table:table-cell office:value-type="float" office:value="17.61635">
                <text:p>17.61635</text:p>
              </table:table-cell>
              <table:table-cell office:value-type="float" office:value="17.546608">
                <text:p>17.546608</text:p>
              </table:table-cell>
              <table:table-cell office:value-type="float" office:value="17.971934">
                <text:p>17.971934</text:p>
              </table:table-cell>
              <table:table-cell office:value-type="float" office:value="17.044768">
                <text:p>17.044768</text:p>
              </table:table-cell>
              <table:table-cell office:value-type="float" office:value="18.978408">
                <text:p>18.978408</text:p>
              </table:table-cell>
              <table:table-cell office:value-type="float" office:value="16.250421">
                <text:p>16.250421</text:p>
              </table:table-cell>
              <table:table-cell office:value-type="float" office:value="16.048701">
                <text:p>16.048701</text:p>
              </table:table-cell>
              <table:table-cell office:value-type="float" office:value="18.07361">
                <text:p>18.07361</text:p>
              </table:table-cell>
              <table:table-cell office:value-type="float" office:value="16.871645">
                <text:p>16.871645</text:p>
              </table:table-cell>
              <table:table-cell office:value-type="float" office:value="18.537074">
                <text:p>18.537074</text:p>
              </table:table-cell>
              <table:table-cell office:value-type="float" office:value="17.518019">
                <text:p>17.518019</text:p>
              </table:table-cell>
              <table:table-cell office:value-type="float" office:value="17.392067">
                <text:p>17.392067</text:p>
              </table:table-cell>
              <table:table-cell office:value-type="float" office:value="15.292997">
                <text:p>15.292997</text:p>
              </table:table-cell>
              <table:table-cell office:value-type="float" office:value="16.803556">
                <text:p>16.803556</text:p>
              </table:table-cell>
              <table:table-cell office:value-type="float" office:value="16.344913">
                <text:p>16.344913</text:p>
              </table:table-cell>
              <table:table-cell office:value-type="float" office:value="17.7911">
                <text:p>17.7911</text:p>
              </table:table-cell>
              <table:table-cell office:value-type="float" office:value="17.828578">
                <text:p>17.828578</text:p>
              </table:table-cell>
              <table:table-cell office:value-type="float" office:value="16.285401">
                <text:p>16.285401</text:p>
              </table:table-cell>
              <table:table-cell office:value-type="float" office:value="16.423379">
                <text:p>16.423379</text:p>
              </table:table-cell>
              <table:table-cell office:value-type="float" office:value="16.971861">
                <text:p>16.971861</text:p>
              </table:table-cell>
              <table:table-cell office:value-type="float" office:value="18.799743">
                <text:p>18.799743</text:p>
              </table:table-cell>
              <table:table-cell office:value-type="float" office:value="17.832535">
                <text:p>17.832535</text:p>
              </table:table-cell>
              <table:table-cell office:value-type="float" office:value="17.299441">
                <text:p>17.299441</text:p>
              </table:table-cell>
              <table:table-cell office:value-type="float" office:value="16.787364">
                <text:p>16.787364</text:p>
              </table:table-cell>
              <table:table-cell office:value-type="float" office:value="16.178147">
                <text:p>16.178147</text:p>
              </table:table-cell>
              <table:table-cell office:value-type="float" office:value="15.836613">
                <text:p>15.836613</text:p>
              </table:table-cell>
              <table:table-cell office:value-type="float" office:value="16.446265">
                <text:p>16.446265</text:p>
              </table:table-cell>
              <table:table-cell office:value-type="float" office:value="18.026135">
                <text:p>18.026135</text:p>
              </table:table-cell>
              <table:table-cell office:value-type="float" office:value="17.733215">
                <text:p>17.733215</text:p>
              </table:table-cell>
              <table:table-cell office:value-type="float" office:value="16.624556">
                <text:p>16.624556</text:p>
              </table:table-cell>
              <table:table-cell office:value-type="float" office:value="17.422864">
                <text:p>17.422864</text:p>
              </table:table-cell>
              <table:table-cell office:value-type="float" office:value="17.409783">
                <text:p>17.409783</text:p>
              </table:table-cell>
              <table:table-cell office:value-type="float" office:value="14.86685">
                <text:p>14.86685</text:p>
              </table:table-cell>
              <table:table-cell office:value-type="float" office:value="17.844493">
                <text:p>17.844493</text:p>
              </table:table-cell>
              <table:table-cell office:value-type="float" office:value="17.635538">
                <text:p>17.635538</text:p>
              </table:table-cell>
              <table:table-cell office:value-type="float" office:value="16.890751">
                <text:p>16.890751</text:p>
              </table:table-cell>
              <table:table-cell office:value-type="float" office:value="17.0521">
                <text:p>17.0521</text:p>
              </table:table-cell>
              <table:table-cell office:value-type="float" office:value="15.491985">
                <text:p>15.491985</text:p>
              </table:table-cell>
              <table:table-cell office:value-type="float" office:value="16.354794">
                <text:p>16.354794</text:p>
              </table:table-cell>
              <table:table-cell office:value-type="float" office:value="15.087884">
                <text:p>15.087884</text:p>
              </table:table-cell>
              <table:table-cell office:value-type="float" office:value="15.51078">
                <text:p>15.51078</text:p>
              </table:table-cell>
              <table:table-cell office:value-type="float" office:value="15.963131">
                <text:p>15.963131</text:p>
              </table:table-cell>
              <table:table-cell office:value-type="float" office:value="15.55857">
                <text:p>15.55857</text:p>
              </table:table-cell>
              <table:table-cell office:value-type="float" office:value="16.096438">
                <text:p>16.096438</text:p>
              </table:table-cell>
              <table:table-cell office:value-type="float" office:value="17.297317">
                <text:p>17.297317</text:p>
              </table:table-cell>
              <table:table-cell office:value-type="float" office:value="14.693208">
                <text:p>14.693208</text:p>
              </table:table-cell>
              <table:table-cell office:value-type="float" office:value="16.787692">
                <text:p>16.787692</text:p>
              </table:table-cell>
              <table:table-cell office:value-type="float" office:value="17.059916">
                <text:p>17.059916</text:p>
              </table:table-cell>
              <table:table-cell office:value-type="float" office:value="16.841041">
                <text:p>16.841041</text:p>
              </table:table-cell>
              <table:table-cell office:value-type="float" office:value="15.526327">
                <text:p>15.526327</text:p>
              </table:table-cell>
              <table:table-cell office:value-type="float" office:value="15.210782">
                <text:p>15.210782</text:p>
              </table:table-cell>
              <table:table-cell office:value-type="float" office:value="16.796803">
                <text:p>16.796803</text:p>
              </table:table-cell>
              <table:table-cell office:value-type="float" office:value="15.829231">
                <text:p>15.829231</text:p>
              </table:table-cell>
              <table:table-cell office:value-type="float" office:value="16.60815">
                <text:p>16.60815</text:p>
              </table:table-cell>
              <table:table-cell office:value-type="float" office:value="14.911692">
                <text:p>14.911692</text:p>
              </table:table-cell>
              <table:table-cell office:value-type="float" office:value="16.13899">
                <text:p>16.13899</text:p>
              </table:table-cell>
              <table:table-cell office:value-type="float" office:value="18.175168">
                <text:p>18.175168</text:p>
              </table:table-cell>
              <table:table-cell office:value-type="float" office:value="17.577376">
                <text:p>17.577376</text:p>
              </table:table-cell>
              <table:table-cell office:value-type="float" office:value="15.876558">
                <text:p>15.876558</text:p>
              </table:table-cell>
              <table:table-cell office:value-type="float" office:value="15.459186">
                <text:p>15.459186</text:p>
              </table:table-cell>
              <table:table-cell office:value-type="float" office:value="15.800791">
                <text:p>15.800791</text:p>
              </table:table-cell>
              <table:table-cell office:value-type="float" office:value="16.189849">
                <text:p>16.189849</text:p>
              </table:table-cell>
              <table:table-cell office:value-type="float" office:value="18.519529">
                <text:p>18.519529</text:p>
              </table:table-cell>
              <table:table-cell office:value-type="float" office:value="16.088347">
                <text:p>16.088347</text:p>
              </table:table-cell>
              <table:table-cell office:value-type="float" office:value="14.61021">
                <text:p>14.61021</text:p>
              </table:table-cell>
              <table:table-cell office:value-type="float" office:value="15.454081">
                <text:p>15.454081</text:p>
              </table:table-cell>
              <table:table-cell office:value-type="float" office:value="17.007327">
                <text:p>17.007327</text:p>
              </table:table-cell>
              <table:table-cell office:value-type="float" office:value="17.349695">
                <text:p>17.349695</text:p>
              </table:table-cell>
              <table:table-cell office:value-type="float" office:value="15.835115">
                <text:p>15.835115</text:p>
              </table:table-cell>
              <table:table-cell office:value-type="float" office:value="15.633263">
                <text:p>15.633263</text:p>
              </table:table-cell>
              <table:table-cell office:value-type="float" office:value="18.366093">
                <text:p>18.366093</text:p>
              </table:table-cell>
              <table:table-cell office:value-type="float" office:value="17.767461">
                <text:p>17.767461</text:p>
              </table:table-cell>
              <table:table-cell office:value-type="float" office:value="15.969673">
                <text:p>15.969673</text:p>
              </table:table-cell>
              <table:table-cell office:value-type="float" office:value="19.853135">
                <text:p>19.853135</text:p>
              </table:table-cell>
              <table:table-cell office:value-type="float" office:value="16.974997">
                <text:p>16.974997</text:p>
              </table:table-cell>
              <table:table-cell office:value-type="float" office:value="15.908735">
                <text:p>15.908735</text:p>
              </table:table-cell>
              <table:table-cell office:value-type="float" office:value="22.437388">
                <text:p>22.437388</text:p>
              </table:table-cell>
              <table:table-cell office:value-type="float" office:value="21.252619">
                <text:p>21.252619</text:p>
              </table:table-cell>
              <table:table-cell office:value-type="float" office:value="15.832662">
                <text:p>15.832662</text:p>
              </table:table-cell>
              <table:table-cell office:value-type="float" office:value="16.897117">
                <text:p>16.897117</text:p>
              </table:table-cell>
              <table:table-cell office:value-type="float" office:value="16.565596">
                <text:p>16.565596</text:p>
              </table:table-cell>
              <table:table-cell office:value-type="float" office:value="19.596448">
                <text:p>19.596448</text:p>
              </table:table-cell>
              <table:table-cell office:value-type="float" office:value="16.82603">
                <text:p>16.82603</text:p>
              </table:table-cell>
              <table:table-cell office:value-type="float" office:value="15.059501">
                <text:p>15.059501</text:p>
              </table:table-cell>
              <table:table-cell office:value-type="float" office:value="21.80672">
                <text:p>21.80672</text:p>
              </table:table-cell>
              <table:table-cell office:value-type="float" office:value="19.535846">
                <text:p>19.535846</text:p>
              </table:table-cell>
              <table:table-cell office:value-type="float" office:value="22.185906">
                <text:p>22.185906</text:p>
              </table:table-cell>
              <table:table-cell office:value-type="float" office:value="20.661178">
                <text:p>20.661178</text:p>
              </table:table-cell>
              <table:table-cell office:value-type="float" office:value="16.41172">
                <text:p>16.41172</text:p>
              </table:table-cell>
              <table:table-cell office:value-type="float" office:value="16.119321">
                <text:p>16.119321</text:p>
              </table:table-cell>
              <table:table-cell office:value-type="float" office:value="19.158263">
                <text:p>19.158263</text:p>
              </table:table-cell>
              <table:table-cell office:value-type="float" office:value="14.844943">
                <text:p>14.844943</text:p>
              </table:table-cell>
              <table:table-cell office:value-type="float" office:value="16.758432">
                <text:p>16.758432</text:p>
              </table:table-cell>
              <table:table-cell office:value-type="float" office:value="18.039036">
                <text:p>18.039036</text:p>
              </table:table-cell>
              <table:table-cell office:value-type="float" office:value="16.506031">
                <text:p>16.506031</text:p>
              </table:table-cell>
              <table:table-cell office:value-type="float" office:value="23.103849">
                <text:p>23.103849</text:p>
              </table:table-cell>
              <table:table-cell office:value-type="float" office:value="18.408379">
                <text:p>18.408379</text:p>
              </table:table-cell>
              <table:table-cell office:value-type="float" office:value="21.63225">
                <text:p>21.63225</text:p>
              </table:table-cell>
              <table:table-cell office:value-type="float" office:value="20.251015">
                <text:p>20.251015</text:p>
              </table:table-cell>
              <table:table-cell office:value-type="float" office:value="17.722134">
                <text:p>17.722134</text:p>
              </table:table-cell>
              <table:table-cell office:value-type="float" office:value="19.430324">
                <text:p>19.430324</text:p>
              </table:table-cell>
              <table:table-cell office:value-type="float" office:value="18.49709">
                <text:p>18.49709</text:p>
              </table:table-cell>
              <table:table-cell office:value-type="float" office:value="15.568133">
                <text:p>15.568133</text:p>
              </table:table-cell>
              <table:table-cell office:value-type="float" office:value="17.353779">
                <text:p>17.353779</text:p>
              </table:table-cell>
              <table:table-cell office:value-type="float" office:value="15.17307">
                <text:p>15.17307</text:p>
              </table:table-cell>
              <table:table-cell office:value-type="float" office:value="21.480124">
                <text:p>21.480124</text:p>
              </table:table-cell>
              <table:table-cell office:value-type="float" office:value="18.742217">
                <text:p>18.742217</text:p>
              </table:table-cell>
              <table:table-cell office:value-type="float" office:value="16.238345">
                <text:p>16.238345</text:p>
              </table:table-cell>
              <table:table-cell office:value-type="float" office:value="15.408713">
                <text:p>15.408713</text:p>
              </table:table-cell>
              <table:table-cell office:value-type="float" office:value="17.652923">
                <text:p>17.652923</text:p>
              </table:table-cell>
              <table:table-cell office:value-type="float" office:value="14.617865">
                <text:p>14.617865</text:p>
              </table:table-cell>
              <table:table-cell office:value-type="float" office:value="20.654856">
                <text:p>20.654856</text:p>
              </table:table-cell>
              <table:table-cell office:value-type="float" office:value="15.612636">
                <text:p>15.612636</text:p>
              </table:table-cell>
              <table:table-cell office:value-type="float" office:value="15.893366">
                <text:p>15.893366</text:p>
              </table:table-cell>
              <table:table-cell office:value-type="float" office:value="24.200527">
                <text:p>24.200527</text:p>
              </table:table-cell>
              <table:table-cell office:value-type="float" office:value="21.459634">
                <text:p>21.459634</text:p>
              </table:table-cell>
              <table:table-cell office:value-type="float" office:value="18.062627">
                <text:p>18.062627</text:p>
              </table:table-cell>
              <table:table-cell office:value-type="float" office:value="16.171868">
                <text:p>16.171868</text:p>
              </table:table-cell>
              <table:table-cell office:value-type="float" office:value="17.082379">
                <text:p>17.082379</text:p>
              </table:table-cell>
              <table:table-cell office:value-type="float" office:value="17.994889">
                <text:p>17.994889</text:p>
              </table:table-cell>
              <table:table-cell office:value-type="float" office:value="18.048551">
                <text:p>18.048551</text:p>
              </table:table-cell>
              <table:table-cell office:value-type="float" office:value="25.449195">
                <text:p>25.449195</text:p>
              </table:table-cell>
              <table:table-cell office:value-type="float" office:value="16.077319">
                <text:p>16.077319</text:p>
              </table:table-cell>
              <table:table-cell office:value-type="float" office:value="17.291794">
                <text:p>17.291794</text:p>
              </table:table-cell>
              <table:table-cell office:value-type="float" office:value="15.81763">
                <text:p>15.81763</text:p>
              </table:table-cell>
              <table:table-cell office:value-type="float" office:value="16.032292">
                <text:p>16.032292</text:p>
              </table:table-cell>
              <table:table-cell office:value-type="float" office:value="19.359437">
                <text:p>19.359437</text:p>
              </table:table-cell>
              <table:table-cell office:value-type="float" office:value="21.239953">
                <text:p>21.239953</text:p>
              </table:table-cell>
              <table:table-cell office:value-type="float" office:value="22.730337">
                <text:p>22.730337</text:p>
              </table:table-cell>
              <table:table-cell office:value-type="float" office:value="17.555135">
                <text:p>17.555135</text:p>
              </table:table-cell>
              <table:table-cell office:value-type="float" office:value="18.683824">
                <text:p>18.683824</text:p>
              </table:table-cell>
              <table:table-cell office:value-type="float" office:value="18.737231">
                <text:p>18.737231</text:p>
              </table:table-cell>
              <table:table-cell office:value-type="float" office:value="17.284889">
                <text:p>17.284889</text:p>
              </table:table-cell>
              <table:table-cell office:value-type="float" office:value="17.213095">
                <text:p>17.213095</text:p>
              </table:table-cell>
              <table:table-cell office:value-type="float" office:value="17.32214">
                <text:p>17.32214</text:p>
              </table:table-cell>
              <table:table-cell office:value-type="float" office:value="19.989373">
                <text:p>19.989373</text:p>
              </table:table-cell>
              <table:table-cell office:value-type="float" office:value="19.642349">
                <text:p>19.642349</text:p>
              </table:table-cell>
            </table:table-row>
            <table:table-row>
              <table:table-cell office:value-type="string">
                <text:p>Training Set Error</text:p>
                <draw:g>
                  <svg:desc>Arkusz1.A3:Arkusz1.A3</svg:desc>
                </draw:g>
              </table:table-cell>
              <table:table-cell office:value-type="float" office:value="140.416928">
                <text:p>140.416928</text:p>
                <draw:g>
                  <svg:desc>Arkusz1.B3:Arkusz1.SG3</svg:desc>
                </draw:g>
              </table:table-cell>
              <table:table-cell office:value-type="float" office:value="121.177588">
                <text:p>121.177588</text:p>
              </table:table-cell>
              <table:table-cell office:value-type="float" office:value="106.093095">
                <text:p>106.093095</text:p>
              </table:table-cell>
              <table:table-cell office:value-type="float" office:value="119.617052">
                <text:p>119.617052</text:p>
              </table:table-cell>
              <table:table-cell office:value-type="float" office:value="121.297031">
                <text:p>121.297031</text:p>
              </table:table-cell>
              <table:table-cell office:value-type="float" office:value="134.759328">
                <text:p>134.759328</text:p>
              </table:table-cell>
              <table:table-cell office:value-type="float" office:value="120.776828">
                <text:p>120.776828</text:p>
              </table:table-cell>
              <table:table-cell office:value-type="float" office:value="134.472604">
                <text:p>134.472604</text:p>
              </table:table-cell>
              <table:table-cell office:value-type="float" office:value="117.666941">
                <text:p>117.666941</text:p>
              </table:table-cell>
              <table:table-cell office:value-type="float" office:value="116.250886">
                <text:p>116.250886</text:p>
              </table:table-cell>
              <table:table-cell office:value-type="float" office:value="136.265427">
                <text:p>136.265427</text:p>
              </table:table-cell>
              <table:table-cell office:value-type="float" office:value="113.640642">
                <text:p>113.640642</text:p>
              </table:table-cell>
              <table:table-cell office:value-type="float" office:value="114.520045">
                <text:p>114.520045</text:p>
              </table:table-cell>
              <table:table-cell office:value-type="float" office:value="114.34862">
                <text:p>114.34862</text:p>
              </table:table-cell>
              <table:table-cell office:value-type="float" office:value="128.283762">
                <text:p>128.283762</text:p>
              </table:table-cell>
              <table:table-cell office:value-type="float" office:value="116.08228">
                <text:p>116.08228</text:p>
              </table:table-cell>
              <table:table-cell office:value-type="float" office:value="126.722452">
                <text:p>126.722452</text:p>
              </table:table-cell>
              <table:table-cell office:value-type="float" office:value="102.509476">
                <text:p>102.509476</text:p>
              </table:table-cell>
              <table:table-cell office:value-type="float" office:value="106.646421">
                <text:p>106.646421</text:p>
              </table:table-cell>
              <table:table-cell office:value-type="float" office:value="104.796718">
                <text:p>104.796718</text:p>
              </table:table-cell>
              <table:table-cell office:value-type="float" office:value="96.899089">
                <text:p>96.899089</text:p>
              </table:table-cell>
              <table:table-cell office:value-type="float" office:value="120.171337">
                <text:p>120.171337</text:p>
              </table:table-cell>
              <table:table-cell office:value-type="float" office:value="99.623285">
                <text:p>99.623285</text:p>
              </table:table-cell>
              <table:table-cell office:value-type="float" office:value="98.295798">
                <text:p>98.295798</text:p>
              </table:table-cell>
              <table:table-cell office:value-type="float" office:value="90.508479">
                <text:p>90.508479</text:p>
              </table:table-cell>
              <table:table-cell office:value-type="float" office:value="94.705067">
                <text:p>94.705067</text:p>
              </table:table-cell>
              <table:table-cell office:value-type="float" office:value="96.363115">
                <text:p>96.363115</text:p>
              </table:table-cell>
              <table:table-cell office:value-type="float" office:value="89.08518">
                <text:p>89.08518</text:p>
              </table:table-cell>
              <table:table-cell office:value-type="float" office:value="105.555809">
                <text:p>105.555809</text:p>
              </table:table-cell>
              <table:table-cell office:value-type="float" office:value="80.784012">
                <text:p>80.784012</text:p>
              </table:table-cell>
              <table:table-cell office:value-type="float" office:value="87.315333">
                <text:p>87.315333</text:p>
              </table:table-cell>
              <table:table-cell office:value-type="float" office:value="71.961646">
                <text:p>71.961646</text:p>
              </table:table-cell>
              <table:table-cell office:value-type="float" office:value="80.758647">
                <text:p>80.758647</text:p>
              </table:table-cell>
              <table:table-cell office:value-type="float" office:value="71.81418">
                <text:p>71.81418</text:p>
              </table:table-cell>
              <table:table-cell office:value-type="float" office:value="70.499607">
                <text:p>70.499607</text:p>
              </table:table-cell>
              <table:table-cell office:value-type="float" office:value="62.194451">
                <text:p>62.194451</text:p>
              </table:table-cell>
              <table:table-cell office:value-type="float" office:value="64.047724">
                <text:p>64.047724</text:p>
              </table:table-cell>
              <table:table-cell office:value-type="float" office:value="74.496266">
                <text:p>74.496266</text:p>
              </table:table-cell>
              <table:table-cell office:value-type="float" office:value="71.488299">
                <text:p>71.488299</text:p>
              </table:table-cell>
              <table:table-cell office:value-type="float" office:value="61.04517">
                <text:p>61.04517</text:p>
              </table:table-cell>
              <table:table-cell office:value-type="float" office:value="66.436075">
                <text:p>66.436075</text:p>
              </table:table-cell>
              <table:table-cell office:value-type="float" office:value="73.154653">
                <text:p>73.154653</text:p>
              </table:table-cell>
              <table:table-cell office:value-type="float" office:value="61.625583">
                <text:p>61.625583</text:p>
              </table:table-cell>
              <table:table-cell office:value-type="float" office:value="65.133349">
                <text:p>65.133349</text:p>
              </table:table-cell>
              <table:table-cell office:value-type="float" office:value="82.37811">
                <text:p>82.37811</text:p>
              </table:table-cell>
              <table:table-cell office:value-type="float" office:value="61.521825">
                <text:p>61.521825</text:p>
              </table:table-cell>
              <table:table-cell office:value-type="float" office:value="69.33476">
                <text:p>69.33476</text:p>
              </table:table-cell>
              <table:table-cell office:value-type="float" office:value="63.034412">
                <text:p>63.034412</text:p>
              </table:table-cell>
              <table:table-cell office:value-type="float" office:value="69.24759">
                <text:p>69.24759</text:p>
              </table:table-cell>
              <table:table-cell office:value-type="float" office:value="56.86973">
                <text:p>56.86973</text:p>
              </table:table-cell>
              <table:table-cell office:value-type="float" office:value="64.144637">
                <text:p>64.144637</text:p>
              </table:table-cell>
              <table:table-cell office:value-type="float" office:value="60.359357">
                <text:p>60.359357</text:p>
              </table:table-cell>
              <table:table-cell office:value-type="float" office:value="58.36133">
                <text:p>58.36133</text:p>
              </table:table-cell>
              <table:table-cell office:value-type="float" office:value="63.102518">
                <text:p>63.102518</text:p>
              </table:table-cell>
              <table:table-cell office:value-type="float" office:value="59.940967">
                <text:p>59.940967</text:p>
              </table:table-cell>
              <table:table-cell office:value-type="float" office:value="58.503308">
                <text:p>58.503308</text:p>
              </table:table-cell>
              <table:table-cell office:value-type="float" office:value="56.402131">
                <text:p>56.402131</text:p>
              </table:table-cell>
              <table:table-cell office:value-type="float" office:value="53.352745">
                <text:p>53.352745</text:p>
              </table:table-cell>
              <table:table-cell office:value-type="float" office:value="48.968993">
                <text:p>48.968993</text:p>
              </table:table-cell>
              <table:table-cell office:value-type="float" office:value="59.121555">
                <text:p>59.121555</text:p>
              </table:table-cell>
              <table:table-cell office:value-type="float" office:value="57.666913">
                <text:p>57.666913</text:p>
              </table:table-cell>
              <table:table-cell office:value-type="float" office:value="53.02774">
                <text:p>53.02774</text:p>
              </table:table-cell>
              <table:table-cell office:value-type="float" office:value="62.299177">
                <text:p>62.299177</text:p>
              </table:table-cell>
              <table:table-cell office:value-type="float" office:value="62.776788">
                <text:p>62.776788</text:p>
              </table:table-cell>
              <table:table-cell office:value-type="float" office:value="59.531426">
                <text:p>59.531426</text:p>
              </table:table-cell>
              <table:table-cell office:value-type="float" office:value="55.146973">
                <text:p>55.146973</text:p>
              </table:table-cell>
              <table:table-cell office:value-type="float" office:value="51.00679">
                <text:p>51.00679</text:p>
              </table:table-cell>
              <table:table-cell office:value-type="float" office:value="59.34294">
                <text:p>59.34294</text:p>
              </table:table-cell>
              <table:table-cell office:value-type="float" office:value="59.159323">
                <text:p>59.159323</text:p>
              </table:table-cell>
              <table:table-cell office:value-type="float" office:value="55.521476">
                <text:p>55.521476</text:p>
              </table:table-cell>
              <table:table-cell office:value-type="float" office:value="60.01099">
                <text:p>60.01099</text:p>
              </table:table-cell>
              <table:table-cell office:value-type="float" office:value="53.506822">
                <text:p>53.506822</text:p>
              </table:table-cell>
              <table:table-cell office:value-type="float" office:value="46.764936">
                <text:p>46.764936</text:p>
              </table:table-cell>
              <table:table-cell office:value-type="float" office:value="61.887542">
                <text:p>61.887542</text:p>
              </table:table-cell>
              <table:table-cell office:value-type="float" office:value="59.740252">
                <text:p>59.740252</text:p>
              </table:table-cell>
              <table:table-cell office:value-type="float" office:value="48.483537">
                <text:p>48.483537</text:p>
              </table:table-cell>
              <table:table-cell office:value-type="float" office:value="65.768753">
                <text:p>65.768753</text:p>
              </table:table-cell>
              <table:table-cell office:value-type="float" office:value="45.721561">
                <text:p>45.721561</text:p>
              </table:table-cell>
              <table:table-cell office:value-type="float" office:value="46.878692">
                <text:p>46.878692</text:p>
              </table:table-cell>
              <table:table-cell office:value-type="float" office:value="56.090716">
                <text:p>56.090716</text:p>
              </table:table-cell>
              <table:table-cell office:value-type="float" office:value="54.160694">
                <text:p>54.160694</text:p>
              </table:table-cell>
              <table:table-cell office:value-type="float" office:value="49.556212">
                <text:p>49.556212</text:p>
              </table:table-cell>
              <table:table-cell office:value-type="float" office:value="53.573547">
                <text:p>53.573547</text:p>
              </table:table-cell>
              <table:table-cell office:value-type="float" office:value="45.692816">
                <text:p>45.692816</text:p>
              </table:table-cell>
              <table:table-cell office:value-type="float" office:value="52.705225">
                <text:p>52.705225</text:p>
              </table:table-cell>
              <table:table-cell office:value-type="float" office:value="47.669968">
                <text:p>47.669968</text:p>
              </table:table-cell>
              <table:table-cell office:value-type="float" office:value="51.946253">
                <text:p>51.946253</text:p>
              </table:table-cell>
              <table:table-cell office:value-type="float" office:value="51.131973">
                <text:p>51.131973</text:p>
              </table:table-cell>
              <table:table-cell office:value-type="float" office:value="48.086314">
                <text:p>48.086314</text:p>
              </table:table-cell>
              <table:table-cell office:value-type="float" office:value="51.965295">
                <text:p>51.965295</text:p>
              </table:table-cell>
              <table:table-cell office:value-type="float" office:value="51.029837">
                <text:p>51.029837</text:p>
              </table:table-cell>
              <table:table-cell office:value-type="float" office:value="57.140489">
                <text:p>57.140489</text:p>
              </table:table-cell>
              <table:table-cell office:value-type="float" office:value="46.355764">
                <text:p>46.355764</text:p>
              </table:table-cell>
              <table:table-cell office:value-type="float" office:value="45.371406">
                <text:p>45.371406</text:p>
              </table:table-cell>
              <table:table-cell office:value-type="float" office:value="43.792134">
                <text:p>43.792134</text:p>
              </table:table-cell>
              <table:table-cell office:value-type="float" office:value="55.21701">
                <text:p>55.21701</text:p>
              </table:table-cell>
              <table:table-cell office:value-type="float" office:value="48.144297">
                <text:p>48.144297</text:p>
              </table:table-cell>
              <table:table-cell office:value-type="float" office:value="53.084608">
                <text:p>53.084608</text:p>
              </table:table-cell>
              <table:table-cell office:value-type="float" office:value="55.866892">
                <text:p>55.866892</text:p>
              </table:table-cell>
              <table:table-cell office:value-type="float" office:value="50.495375">
                <text:p>50.495375</text:p>
              </table:table-cell>
              <table:table-cell office:value-type="float" office:value="53.507174">
                <text:p>53.507174</text:p>
              </table:table-cell>
              <table:table-cell office:value-type="float" office:value="46.23438">
                <text:p>46.23438</text:p>
              </table:table-cell>
              <table:table-cell office:value-type="float" office:value="45.922724">
                <text:p>45.922724</text:p>
              </table:table-cell>
              <table:table-cell office:value-type="float" office:value="41.759277">
                <text:p>41.759277</text:p>
              </table:table-cell>
              <table:table-cell office:value-type="float" office:value="53.413972">
                <text:p>53.413972</text:p>
              </table:table-cell>
              <table:table-cell office:value-type="float" office:value="43.791285">
                <text:p>43.791285</text:p>
              </table:table-cell>
              <table:table-cell office:value-type="float" office:value="42.069819">
                <text:p>42.069819</text:p>
              </table:table-cell>
              <table:table-cell office:value-type="float" office:value="53.632692">
                <text:p>53.632692</text:p>
              </table:table-cell>
              <table:table-cell office:value-type="float" office:value="51.136288">
                <text:p>51.136288</text:p>
              </table:table-cell>
              <table:table-cell office:value-type="float" office:value="52.881156">
                <text:p>52.881156</text:p>
              </table:table-cell>
              <table:table-cell office:value-type="float" office:value="48.094566">
                <text:p>48.094566</text:p>
              </table:table-cell>
              <table:table-cell office:value-type="float" office:value="45.987187">
                <text:p>45.987187</text:p>
              </table:table-cell>
              <table:table-cell office:value-type="float" office:value="44.747829">
                <text:p>44.747829</text:p>
              </table:table-cell>
              <table:table-cell office:value-type="float" office:value="49.593801">
                <text:p>49.593801</text:p>
              </table:table-cell>
              <table:table-cell office:value-type="float" office:value="49.977473">
                <text:p>49.977473</text:p>
              </table:table-cell>
              <table:table-cell office:value-type="float" office:value="48.448301">
                <text:p>48.448301</text:p>
              </table:table-cell>
              <table:table-cell office:value-type="float" office:value="45.45784">
                <text:p>45.45784</text:p>
              </table:table-cell>
              <table:table-cell office:value-type="float" office:value="44.100583">
                <text:p>44.100583</text:p>
              </table:table-cell>
              <table:table-cell office:value-type="float" office:value="49.951237">
                <text:p>49.951237</text:p>
              </table:table-cell>
              <table:table-cell office:value-type="float" office:value="47.307765">
                <text:p>47.307765</text:p>
              </table:table-cell>
              <table:table-cell office:value-type="float" office:value="47.062109">
                <text:p>47.062109</text:p>
              </table:table-cell>
              <table:table-cell office:value-type="float" office:value="48.680392">
                <text:p>48.680392</text:p>
              </table:table-cell>
              <table:table-cell office:value-type="float" office:value="46.744727">
                <text:p>46.744727</text:p>
              </table:table-cell>
              <table:table-cell office:value-type="float" office:value="50.352441">
                <text:p>50.352441</text:p>
              </table:table-cell>
              <table:table-cell office:value-type="float" office:value="46.157158">
                <text:p>46.157158</text:p>
              </table:table-cell>
              <table:table-cell office:value-type="float" office:value="49.155136">
                <text:p>49.155136</text:p>
              </table:table-cell>
              <table:table-cell office:value-type="float" office:value="51.306865">
                <text:p>51.306865</text:p>
              </table:table-cell>
              <table:table-cell office:value-type="float" office:value="40.931872">
                <text:p>40.931872</text:p>
              </table:table-cell>
              <table:table-cell office:value-type="float" office:value="50.244287">
                <text:p>50.244287</text:p>
              </table:table-cell>
              <table:table-cell office:value-type="float" office:value="53.959491">
                <text:p>53.959491</text:p>
              </table:table-cell>
              <table:table-cell office:value-type="float" office:value="48.045118">
                <text:p>48.045118</text:p>
              </table:table-cell>
              <table:table-cell office:value-type="float" office:value="49.706298">
                <text:p>49.706298</text:p>
              </table:table-cell>
              <table:table-cell office:value-type="float" office:value="51.103486">
                <text:p>51.103486</text:p>
              </table:table-cell>
              <table:table-cell office:value-type="float" office:value="41.980948">
                <text:p>41.980948</text:p>
              </table:table-cell>
              <table:table-cell office:value-type="float" office:value="49.849442">
                <text:p>49.849442</text:p>
              </table:table-cell>
              <table:table-cell office:value-type="float" office:value="50.12159">
                <text:p>50.12159</text:p>
              </table:table-cell>
              <table:table-cell office:value-type="float" office:value="46.13021">
                <text:p>46.13021</text:p>
              </table:table-cell>
              <table:table-cell office:value-type="float" office:value="45.772229">
                <text:p>45.772229</text:p>
              </table:table-cell>
              <table:table-cell office:value-type="float" office:value="52.259906">
                <text:p>52.259906</text:p>
              </table:table-cell>
              <table:table-cell office:value-type="float" office:value="45.787471">
                <text:p>45.787471</text:p>
              </table:table-cell>
              <table:table-cell office:value-type="float" office:value="44.084986">
                <text:p>44.084986</text:p>
              </table:table-cell>
              <table:table-cell office:value-type="float" office:value="42.210292">
                <text:p>42.210292</text:p>
              </table:table-cell>
              <table:table-cell office:value-type="float" office:value="39.91463">
                <text:p>39.91463</text:p>
              </table:table-cell>
              <table:table-cell office:value-type="float" office:value="40.879373">
                <text:p>40.879373</text:p>
              </table:table-cell>
              <table:table-cell office:value-type="float" office:value="45.85187">
                <text:p>45.85187</text:p>
              </table:table-cell>
              <table:table-cell office:value-type="float" office:value="48.23951">
                <text:p>48.23951</text:p>
              </table:table-cell>
              <table:table-cell office:value-type="float" office:value="40.397464">
                <text:p>40.397464</text:p>
              </table:table-cell>
              <table:table-cell office:value-type="float" office:value="50.759673">
                <text:p>50.759673</text:p>
              </table:table-cell>
              <table:table-cell office:value-type="float" office:value="41.123671">
                <text:p>41.123671</text:p>
              </table:table-cell>
              <table:table-cell office:value-type="float" office:value="48.591797">
                <text:p>48.591797</text:p>
              </table:table-cell>
              <table:table-cell office:value-type="float" office:value="41.810336">
                <text:p>41.810336</text:p>
              </table:table-cell>
              <table:table-cell office:value-type="float" office:value="36.645868">
                <text:p>36.645868</text:p>
              </table:table-cell>
              <table:table-cell office:value-type="float" office:value="37.257691">
                <text:p>37.257691</text:p>
              </table:table-cell>
              <table:table-cell office:value-type="float" office:value="42.82781">
                <text:p>42.82781</text:p>
              </table:table-cell>
              <table:table-cell office:value-type="float" office:value="45.489036">
                <text:p>45.489036</text:p>
              </table:table-cell>
              <table:table-cell office:value-type="float" office:value="49.02009">
                <text:p>49.02009</text:p>
              </table:table-cell>
              <table:table-cell office:value-type="float" office:value="48.197137">
                <text:p>48.197137</text:p>
              </table:table-cell>
              <table:table-cell office:value-type="float" office:value="43.641145">
                <text:p>43.641145</text:p>
              </table:table-cell>
              <table:table-cell office:value-type="float" office:value="43.967239">
                <text:p>43.967239</text:p>
              </table:table-cell>
              <table:table-cell office:value-type="float" office:value="39.878724">
                <text:p>39.878724</text:p>
              </table:table-cell>
              <table:table-cell office:value-type="float" office:value="40.816665">
                <text:p>40.816665</text:p>
              </table:table-cell>
              <table:table-cell office:value-type="float" office:value="40.078855">
                <text:p>40.078855</text:p>
              </table:table-cell>
              <table:table-cell office:value-type="float" office:value="40.287195">
                <text:p>40.287195</text:p>
              </table:table-cell>
              <table:table-cell office:value-type="float" office:value="44.954064">
                <text:p>44.954064</text:p>
              </table:table-cell>
              <table:table-cell office:value-type="float" office:value="45.441719">
                <text:p>45.441719</text:p>
              </table:table-cell>
              <table:table-cell office:value-type="float" office:value="38.321276">
                <text:p>38.321276</text:p>
              </table:table-cell>
              <table:table-cell office:value-type="float" office:value="41.84045">
                <text:p>41.84045</text:p>
              </table:table-cell>
              <table:table-cell office:value-type="float" office:value="36.454414">
                <text:p>36.454414</text:p>
              </table:table-cell>
              <table:table-cell office:value-type="float" office:value="40.243159">
                <text:p>40.243159</text:p>
              </table:table-cell>
              <table:table-cell office:value-type="float" office:value="38.608284">
                <text:p>38.608284</text:p>
              </table:table-cell>
              <table:table-cell office:value-type="float" office:value="46.893509">
                <text:p>46.893509</text:p>
              </table:table-cell>
              <table:table-cell office:value-type="float" office:value="40.926421">
                <text:p>40.926421</text:p>
              </table:table-cell>
              <table:table-cell office:value-type="float" office:value="40.371862">
                <text:p>40.371862</text:p>
              </table:table-cell>
              <table:table-cell office:value-type="float" office:value="44.820812">
                <text:p>44.820812</text:p>
              </table:table-cell>
              <table:table-cell office:value-type="float" office:value="37.873399">
                <text:p>37.873399</text:p>
              </table:table-cell>
              <table:table-cell office:value-type="float" office:value="40.391204">
                <text:p>40.391204</text:p>
              </table:table-cell>
              <table:table-cell office:value-type="float" office:value="36.10555">
                <text:p>36.10555</text:p>
              </table:table-cell>
              <table:table-cell office:value-type="float" office:value="46.538973">
                <text:p>46.538973</text:p>
              </table:table-cell>
              <table:table-cell office:value-type="float" office:value="49.413151">
                <text:p>49.413151</text:p>
              </table:table-cell>
              <table:table-cell office:value-type="float" office:value="38.82811">
                <text:p>38.82811</text:p>
              </table:table-cell>
              <table:table-cell office:value-type="float" office:value="43.559564">
                <text:p>43.559564</text:p>
              </table:table-cell>
              <table:table-cell office:value-type="float" office:value="38.411536">
                <text:p>38.411536</text:p>
              </table:table-cell>
              <table:table-cell office:value-type="float" office:value="43.312176">
                <text:p>43.312176</text:p>
              </table:table-cell>
              <table:table-cell office:value-type="float" office:value="39.886047">
                <text:p>39.886047</text:p>
              </table:table-cell>
              <table:table-cell office:value-type="float" office:value="37.425402">
                <text:p>37.425402</text:p>
              </table:table-cell>
              <table:table-cell office:value-type="float" office:value="34.391008">
                <text:p>34.391008</text:p>
              </table:table-cell>
              <table:table-cell office:value-type="float" office:value="43.287019">
                <text:p>43.287019</text:p>
              </table:table-cell>
              <table:table-cell office:value-type="float" office:value="43.992129">
                <text:p>43.992129</text:p>
              </table:table-cell>
              <table:table-cell office:value-type="float" office:value="47.200601">
                <text:p>47.200601</text:p>
              </table:table-cell>
              <table:table-cell office:value-type="float" office:value="41.636109">
                <text:p>41.636109</text:p>
              </table:table-cell>
              <table:table-cell office:value-type="float" office:value="48.015123">
                <text:p>48.015123</text:p>
              </table:table-cell>
              <table:table-cell office:value-type="float" office:value="40.557479">
                <text:p>40.557479</text:p>
              </table:table-cell>
              <table:table-cell office:value-type="float" office:value="33.331141">
                <text:p>33.331141</text:p>
              </table:table-cell>
              <table:table-cell office:value-type="float" office:value="39.138402">
                <text:p>39.138402</text:p>
              </table:table-cell>
              <table:table-cell office:value-type="float" office:value="34.97798">
                <text:p>34.97798</text:p>
              </table:table-cell>
              <table:table-cell office:value-type="float" office:value="39.895228">
                <text:p>39.895228</text:p>
              </table:table-cell>
              <table:table-cell office:value-type="float" office:value="41.298795">
                <text:p>41.298795</text:p>
              </table:table-cell>
              <table:table-cell office:value-type="float" office:value="33.391538">
                <text:p>33.391538</text:p>
              </table:table-cell>
              <table:table-cell office:value-type="float" office:value="38.123283">
                <text:p>38.123283</text:p>
              </table:table-cell>
              <table:table-cell office:value-type="float" office:value="30.555077">
                <text:p>30.555077</text:p>
              </table:table-cell>
              <table:table-cell office:value-type="float" office:value="47.270491">
                <text:p>47.270491</text:p>
              </table:table-cell>
              <table:table-cell office:value-type="float" office:value="37.767032">
                <text:p>37.767032</text:p>
              </table:table-cell>
              <table:table-cell office:value-type="float" office:value="42.17452">
                <text:p>42.17452</text:p>
              </table:table-cell>
              <table:table-cell office:value-type="float" office:value="37.18439">
                <text:p>37.18439</text:p>
              </table:table-cell>
              <table:table-cell office:value-type="float" office:value="44.708199">
                <text:p>44.708199</text:p>
              </table:table-cell>
              <table:table-cell office:value-type="float" office:value="44.751546">
                <text:p>44.751546</text:p>
              </table:table-cell>
              <table:table-cell office:value-type="float" office:value="40.099202">
                <text:p>40.099202</text:p>
              </table:table-cell>
              <table:table-cell office:value-type="float" office:value="36.15418">
                <text:p>36.15418</text:p>
              </table:table-cell>
              <table:table-cell office:value-type="float" office:value="35.596027">
                <text:p>35.596027</text:p>
              </table:table-cell>
              <table:table-cell office:value-type="float" office:value="38.378147">
                <text:p>38.378147</text:p>
              </table:table-cell>
              <table:table-cell office:value-type="float" office:value="38.241924">
                <text:p>38.241924</text:p>
              </table:table-cell>
              <table:table-cell office:value-type="float" office:value="42.109485">
                <text:p>42.109485</text:p>
              </table:table-cell>
              <table:table-cell office:value-type="float" office:value="46.92187">
                <text:p>46.92187</text:p>
              </table:table-cell>
              <table:table-cell office:value-type="float" office:value="35.321766">
                <text:p>35.321766</text:p>
              </table:table-cell>
              <table:table-cell office:value-type="float" office:value="36.198213">
                <text:p>36.198213</text:p>
              </table:table-cell>
              <table:table-cell office:value-type="float" office:value="41.411171">
                <text:p>41.411171</text:p>
              </table:table-cell>
              <table:table-cell office:value-type="float" office:value="41.809935">
                <text:p>41.809935</text:p>
              </table:table-cell>
              <table:table-cell office:value-type="float" office:value="39.927942">
                <text:p>39.927942</text:p>
              </table:table-cell>
              <table:table-cell office:value-type="float" office:value="33.248601">
                <text:p>33.248601</text:p>
              </table:table-cell>
              <table:table-cell office:value-type="float" office:value="37.17447">
                <text:p>37.17447</text:p>
              </table:table-cell>
              <table:table-cell office:value-type="float" office:value="42.995133">
                <text:p>42.995133</text:p>
              </table:table-cell>
              <table:table-cell office:value-type="float" office:value="40.63607">
                <text:p>40.63607</text:p>
              </table:table-cell>
              <table:table-cell office:value-type="float" office:value="33.480639">
                <text:p>33.480639</text:p>
              </table:table-cell>
              <table:table-cell office:value-type="float" office:value="42.699315">
                <text:p>42.699315</text:p>
              </table:table-cell>
              <table:table-cell office:value-type="float" office:value="40.15366">
                <text:p>40.15366</text:p>
              </table:table-cell>
              <table:table-cell office:value-type="float" office:value="34.313525">
                <text:p>34.313525</text:p>
              </table:table-cell>
              <table:table-cell office:value-type="float" office:value="38.394563">
                <text:p>38.394563</text:p>
              </table:table-cell>
              <table:table-cell office:value-type="float" office:value="39.866224">
                <text:p>39.866224</text:p>
              </table:table-cell>
              <table:table-cell office:value-type="float" office:value="37.650775">
                <text:p>37.650775</text:p>
              </table:table-cell>
              <table:table-cell office:value-type="float" office:value="39.681337">
                <text:p>39.681337</text:p>
              </table:table-cell>
              <table:table-cell office:value-type="float" office:value="38.105452">
                <text:p>38.105452</text:p>
              </table:table-cell>
              <table:table-cell office:value-type="float" office:value="41.658513">
                <text:p>41.658513</text:p>
              </table:table-cell>
              <table:table-cell office:value-type="float" office:value="40.59047">
                <text:p>40.59047</text:p>
              </table:table-cell>
              <table:table-cell office:value-type="float" office:value="42.387198">
                <text:p>42.387198</text:p>
              </table:table-cell>
              <table:table-cell office:value-type="float" office:value="36.381741">
                <text:p>36.381741</text:p>
              </table:table-cell>
              <table:table-cell office:value-type="float" office:value="36.704968">
                <text:p>36.704968</text:p>
              </table:table-cell>
              <table:table-cell office:value-type="float" office:value="35.641498">
                <text:p>35.641498</text:p>
              </table:table-cell>
              <table:table-cell office:value-type="float" office:value="37.731349">
                <text:p>37.731349</text:p>
              </table:table-cell>
              <table:table-cell office:value-type="float" office:value="40.585306">
                <text:p>40.585306</text:p>
              </table:table-cell>
              <table:table-cell office:value-type="float" office:value="37.9292">
                <text:p>37.9292</text:p>
              </table:table-cell>
              <table:table-cell office:value-type="float" office:value="37.850969">
                <text:p>37.850969</text:p>
              </table:table-cell>
              <table:table-cell office:value-type="float" office:value="44.087685">
                <text:p>44.087685</text:p>
              </table:table-cell>
              <table:table-cell office:value-type="float" office:value="34.598095">
                <text:p>34.598095</text:p>
              </table:table-cell>
              <table:table-cell office:value-type="float" office:value="41.113319">
                <text:p>41.113319</text:p>
              </table:table-cell>
              <table:table-cell office:value-type="float" office:value="35.178077">
                <text:p>35.178077</text:p>
              </table:table-cell>
              <table:table-cell office:value-type="float" office:value="36.145974">
                <text:p>36.145974</text:p>
              </table:table-cell>
              <table:table-cell office:value-type="float" office:value="38.820401">
                <text:p>38.820401</text:p>
              </table:table-cell>
              <table:table-cell office:value-type="float" office:value="32.402988">
                <text:p>32.402988</text:p>
              </table:table-cell>
              <table:table-cell office:value-type="float" office:value="37.260677">
                <text:p>37.260677</text:p>
              </table:table-cell>
              <table:table-cell office:value-type="float" office:value="38.525231">
                <text:p>38.525231</text:p>
              </table:table-cell>
              <table:table-cell office:value-type="float" office:value="36.214261">
                <text:p>36.214261</text:p>
              </table:table-cell>
              <table:table-cell office:value-type="float" office:value="38.758603">
                <text:p>38.758603</text:p>
              </table:table-cell>
              <table:table-cell office:value-type="float" office:value="36.092426">
                <text:p>36.092426</text:p>
              </table:table-cell>
              <table:table-cell office:value-type="float" office:value="32.627242">
                <text:p>32.627242</text:p>
              </table:table-cell>
              <table:table-cell office:value-type="float" office:value="31.972891">
                <text:p>31.972891</text:p>
              </table:table-cell>
              <table:table-cell office:value-type="float" office:value="40.641954">
                <text:p>40.641954</text:p>
              </table:table-cell>
              <table:table-cell office:value-type="float" office:value="33.88887">
                <text:p>33.88887</text:p>
              </table:table-cell>
              <table:table-cell office:value-type="float" office:value="30.660943">
                <text:p>30.660943</text:p>
              </table:table-cell>
              <table:table-cell office:value-type="float" office:value="37.229411">
                <text:p>37.229411</text:p>
              </table:table-cell>
              <table:table-cell office:value-type="float" office:value="40.541337">
                <text:p>40.541337</text:p>
              </table:table-cell>
              <table:table-cell office:value-type="float" office:value="37.320771">
                <text:p>37.320771</text:p>
              </table:table-cell>
              <table:table-cell office:value-type="float" office:value="34.700298">
                <text:p>34.700298</text:p>
              </table:table-cell>
              <table:table-cell office:value-type="float" office:value="39.297159">
                <text:p>39.297159</text:p>
              </table:table-cell>
              <table:table-cell office:value-type="float" office:value="40.287981">
                <text:p>40.287981</text:p>
              </table:table-cell>
              <table:table-cell office:value-type="float" office:value="32.281717">
                <text:p>32.281717</text:p>
              </table:table-cell>
              <table:table-cell office:value-type="float" office:value="42.84267">
                <text:p>42.84267</text:p>
              </table:table-cell>
              <table:table-cell office:value-type="float" office:value="42.622506">
                <text:p>42.622506</text:p>
              </table:table-cell>
              <table:table-cell office:value-type="float" office:value="40.319726">
                <text:p>40.319726</text:p>
              </table:table-cell>
              <table:table-cell office:value-type="float" office:value="38.902612">
                <text:p>38.902612</text:p>
              </table:table-cell>
              <table:table-cell office:value-type="float" office:value="37.782217">
                <text:p>37.782217</text:p>
              </table:table-cell>
              <table:table-cell office:value-type="float" office:value="37.119168">
                <text:p>37.119168</text:p>
              </table:table-cell>
              <table:table-cell office:value-type="float" office:value="39.05812">
                <text:p>39.05812</text:p>
              </table:table-cell>
              <table:table-cell office:value-type="float" office:value="38.068419">
                <text:p>38.068419</text:p>
              </table:table-cell>
              <table:table-cell office:value-type="float" office:value="36.162255">
                <text:p>36.162255</text:p>
              </table:table-cell>
              <table:table-cell office:value-type="float" office:value="37.273859">
                <text:p>37.273859</text:p>
              </table:table-cell>
              <table:table-cell office:value-type="float" office:value="37.277161">
                <text:p>37.277161</text:p>
              </table:table-cell>
              <table:table-cell office:value-type="float" office:value="39.450252">
                <text:p>39.450252</text:p>
              </table:table-cell>
              <table:table-cell office:value-type="float" office:value="39.072768">
                <text:p>39.072768</text:p>
              </table:table-cell>
              <table:table-cell office:value-type="float" office:value="39.361316">
                <text:p>39.361316</text:p>
              </table:table-cell>
              <table:table-cell office:value-type="float" office:value="36.572003">
                <text:p>36.572003</text:p>
              </table:table-cell>
              <table:table-cell office:value-type="float" office:value="39.391232">
                <text:p>39.391232</text:p>
              </table:table-cell>
              <table:table-cell office:value-type="float" office:value="36.117665">
                <text:p>36.117665</text:p>
              </table:table-cell>
              <table:table-cell office:value-type="float" office:value="38.025016">
                <text:p>38.025016</text:p>
              </table:table-cell>
              <table:table-cell office:value-type="float" office:value="38.580745">
                <text:p>38.580745</text:p>
              </table:table-cell>
              <table:table-cell office:value-type="float" office:value="33.061622">
                <text:p>33.061622</text:p>
              </table:table-cell>
              <table:table-cell office:value-type="float" office:value="33.699604">
                <text:p>33.699604</text:p>
              </table:table-cell>
              <table:table-cell office:value-type="float" office:value="40.187643">
                <text:p>40.187643</text:p>
              </table:table-cell>
              <table:table-cell office:value-type="float" office:value="37.884196">
                <text:p>37.884196</text:p>
              </table:table-cell>
              <table:table-cell office:value-type="float" office:value="34.434717">
                <text:p>34.434717</text:p>
              </table:table-cell>
              <table:table-cell office:value-type="float" office:value="38.207741">
                <text:p>38.207741</text:p>
              </table:table-cell>
              <table:table-cell office:value-type="float" office:value="36.569047">
                <text:p>36.569047</text:p>
              </table:table-cell>
              <table:table-cell office:value-type="float" office:value="37.026661">
                <text:p>37.026661</text:p>
              </table:table-cell>
              <table:table-cell office:value-type="float" office:value="33.470599">
                <text:p>33.470599</text:p>
              </table:table-cell>
              <table:table-cell office:value-type="float" office:value="39.817167">
                <text:p>39.817167</text:p>
              </table:table-cell>
              <table:table-cell office:value-type="float" office:value="35.522229">
                <text:p>35.522229</text:p>
              </table:table-cell>
              <table:table-cell office:value-type="float" office:value="37.160446">
                <text:p>37.160446</text:p>
              </table:table-cell>
              <table:table-cell office:value-type="float" office:value="31.993589">
                <text:p>31.993589</text:p>
              </table:table-cell>
              <table:table-cell office:value-type="float" office:value="32.049326">
                <text:p>32.049326</text:p>
              </table:table-cell>
              <table:table-cell office:value-type="float" office:value="33.910277">
                <text:p>33.910277</text:p>
              </table:table-cell>
              <table:table-cell office:value-type="float" office:value="33.832346">
                <text:p>33.832346</text:p>
              </table:table-cell>
              <table:table-cell office:value-type="float" office:value="41.125303">
                <text:p>41.125303</text:p>
              </table:table-cell>
              <table:table-cell office:value-type="float" office:value="34.125175">
                <text:p>34.125175</text:p>
              </table:table-cell>
              <table:table-cell office:value-type="float" office:value="33.203743">
                <text:p>33.203743</text:p>
              </table:table-cell>
              <table:table-cell office:value-type="float" office:value="35.54539">
                <text:p>35.54539</text:p>
              </table:table-cell>
              <table:table-cell office:value-type="float" office:value="39.54737">
                <text:p>39.54737</text:p>
              </table:table-cell>
              <table:table-cell office:value-type="float" office:value="39.16785">
                <text:p>39.16785</text:p>
              </table:table-cell>
              <table:table-cell office:value-type="float" office:value="33.898658">
                <text:p>33.898658</text:p>
              </table:table-cell>
              <table:table-cell office:value-type="float" office:value="36.215255">
                <text:p>36.215255</text:p>
              </table:table-cell>
              <table:table-cell office:value-type="float" office:value="44.497973">
                <text:p>44.497973</text:p>
              </table:table-cell>
              <table:table-cell office:value-type="float" office:value="41.062531">
                <text:p>41.062531</text:p>
              </table:table-cell>
              <table:table-cell office:value-type="float" office:value="37.696383">
                <text:p>37.696383</text:p>
              </table:table-cell>
              <table:table-cell office:value-type="float" office:value="33.762811">
                <text:p>33.762811</text:p>
              </table:table-cell>
              <table:table-cell office:value-type="float" office:value="36.080822">
                <text:p>36.080822</text:p>
              </table:table-cell>
              <table:table-cell office:value-type="float" office:value="37.344359">
                <text:p>37.344359</text:p>
              </table:table-cell>
              <table:table-cell office:value-type="float" office:value="35.695671">
                <text:p>35.695671</text:p>
              </table:table-cell>
              <table:table-cell office:value-type="float" office:value="34.515422">
                <text:p>34.515422</text:p>
              </table:table-cell>
              <table:table-cell office:value-type="float" office:value="31.783024">
                <text:p>31.783024</text:p>
              </table:table-cell>
              <table:table-cell office:value-type="float" office:value="33.222405">
                <text:p>33.222405</text:p>
              </table:table-cell>
              <table:table-cell office:value-type="float" office:value="33.775391">
                <text:p>33.775391</text:p>
              </table:table-cell>
              <table:table-cell office:value-type="float" office:value="33.984939">
                <text:p>33.984939</text:p>
              </table:table-cell>
              <table:table-cell office:value-type="float" office:value="35.722249">
                <text:p>35.722249</text:p>
              </table:table-cell>
              <table:table-cell office:value-type="float" office:value="32.915115">
                <text:p>32.915115</text:p>
              </table:table-cell>
              <table:table-cell office:value-type="float" office:value="38.202186">
                <text:p>38.202186</text:p>
              </table:table-cell>
              <table:table-cell office:value-type="float" office:value="32.716303">
                <text:p>32.716303</text:p>
              </table:table-cell>
              <table:table-cell office:value-type="float" office:value="35.424459">
                <text:p>35.424459</text:p>
              </table:table-cell>
              <table:table-cell office:value-type="float" office:value="34.173625">
                <text:p>34.173625</text:p>
              </table:table-cell>
              <table:table-cell office:value-type="float" office:value="32.152348">
                <text:p>32.152348</text:p>
              </table:table-cell>
              <table:table-cell office:value-type="float" office:value="37.976231">
                <text:p>37.976231</text:p>
              </table:table-cell>
              <table:table-cell office:value-type="float" office:value="34.186661">
                <text:p>34.186661</text:p>
              </table:table-cell>
              <table:table-cell office:value-type="float" office:value="39.136567">
                <text:p>39.136567</text:p>
              </table:table-cell>
              <table:table-cell office:value-type="float" office:value="36.605015">
                <text:p>36.605015</text:p>
              </table:table-cell>
              <table:table-cell office:value-type="float" office:value="33.557693">
                <text:p>33.557693</text:p>
              </table:table-cell>
              <table:table-cell office:value-type="float" office:value="33.776853">
                <text:p>33.776853</text:p>
              </table:table-cell>
              <table:table-cell office:value-type="float" office:value="33.127399">
                <text:p>33.127399</text:p>
              </table:table-cell>
              <table:table-cell office:value-type="float" office:value="33.622894">
                <text:p>33.622894</text:p>
              </table:table-cell>
              <table:table-cell office:value-type="float" office:value="28.452237">
                <text:p>28.452237</text:p>
              </table:table-cell>
              <table:table-cell office:value-type="float" office:value="32.262811">
                <text:p>32.262811</text:p>
              </table:table-cell>
              <table:table-cell office:value-type="float" office:value="36.902226">
                <text:p>36.902226</text:p>
              </table:table-cell>
              <table:table-cell office:value-type="float" office:value="35.901914">
                <text:p>35.901914</text:p>
              </table:table-cell>
              <table:table-cell office:value-type="float" office:value="36.727084">
                <text:p>36.727084</text:p>
              </table:table-cell>
              <table:table-cell office:value-type="float" office:value="34.138846">
                <text:p>34.138846</text:p>
              </table:table-cell>
              <table:table-cell office:value-type="float" office:value="31.651867">
                <text:p>31.651867</text:p>
              </table:table-cell>
              <table:table-cell office:value-type="float" office:value="31.634282">
                <text:p>31.634282</text:p>
              </table:table-cell>
              <table:table-cell office:value-type="float" office:value="32.561945">
                <text:p>32.561945</text:p>
              </table:table-cell>
              <table:table-cell office:value-type="float" office:value="34.648838">
                <text:p>34.648838</text:p>
              </table:table-cell>
              <table:table-cell office:value-type="float" office:value="34.591366">
                <text:p>34.591366</text:p>
              </table:table-cell>
              <table:table-cell office:value-type="float" office:value="35.400034">
                <text:p>35.400034</text:p>
              </table:table-cell>
              <table:table-cell office:value-type="float" office:value="29.274528">
                <text:p>29.274528</text:p>
              </table:table-cell>
              <table:table-cell office:value-type="float" office:value="33.422318">
                <text:p>33.422318</text:p>
              </table:table-cell>
              <table:table-cell office:value-type="float" office:value="36.118709">
                <text:p>36.118709</text:p>
              </table:table-cell>
              <table:table-cell office:value-type="float" office:value="34.474538">
                <text:p>34.474538</text:p>
              </table:table-cell>
              <table:table-cell office:value-type="float" office:value="34.686983">
                <text:p>34.686983</text:p>
              </table:table-cell>
              <table:table-cell office:value-type="float" office:value="31.255076">
                <text:p>31.255076</text:p>
              </table:table-cell>
              <table:table-cell office:value-type="float" office:value="32.906244">
                <text:p>32.906244</text:p>
              </table:table-cell>
              <table:table-cell office:value-type="float" office:value="32.079703">
                <text:p>32.079703</text:p>
              </table:table-cell>
              <table:table-cell office:value-type="float" office:value="33.916784">
                <text:p>33.916784</text:p>
              </table:table-cell>
              <table:table-cell office:value-type="float" office:value="28.693792">
                <text:p>28.693792</text:p>
              </table:table-cell>
              <table:table-cell office:value-type="float" office:value="36.071042">
                <text:p>36.071042</text:p>
              </table:table-cell>
              <table:table-cell office:value-type="float" office:value="31.554946">
                <text:p>31.554946</text:p>
              </table:table-cell>
              <table:table-cell office:value-type="float" office:value="32.439888">
                <text:p>32.439888</text:p>
              </table:table-cell>
              <table:table-cell office:value-type="float" office:value="36.270696">
                <text:p>36.270696</text:p>
              </table:table-cell>
              <table:table-cell office:value-type="float" office:value="32.060152">
                <text:p>32.060152</text:p>
              </table:table-cell>
              <table:table-cell office:value-type="float" office:value="30.58617">
                <text:p>30.58617</text:p>
              </table:table-cell>
              <table:table-cell office:value-type="float" office:value="31.228973">
                <text:p>31.228973</text:p>
              </table:table-cell>
              <table:table-cell office:value-type="float" office:value="30.549734">
                <text:p>30.549734</text:p>
              </table:table-cell>
              <table:table-cell office:value-type="float" office:value="37.312297">
                <text:p>37.312297</text:p>
              </table:table-cell>
              <table:table-cell office:value-type="float" office:value="31.474933">
                <text:p>31.474933</text:p>
              </table:table-cell>
              <table:table-cell office:value-type="float" office:value="33.382274">
                <text:p>33.382274</text:p>
              </table:table-cell>
              <table:table-cell office:value-type="float" office:value="30.269609">
                <text:p>30.269609</text:p>
              </table:table-cell>
              <table:table-cell office:value-type="float" office:value="30.694288">
                <text:p>30.694288</text:p>
              </table:table-cell>
              <table:table-cell office:value-type="float" office:value="32.011458">
                <text:p>32.011458</text:p>
              </table:table-cell>
              <table:table-cell office:value-type="float" office:value="31.974942">
                <text:p>31.974942</text:p>
              </table:table-cell>
              <table:table-cell office:value-type="float" office:value="34.320337">
                <text:p>34.320337</text:p>
              </table:table-cell>
              <table:table-cell office:value-type="float" office:value="34.857777">
                <text:p>34.857777</text:p>
              </table:table-cell>
              <table:table-cell office:value-type="float" office:value="29.527491">
                <text:p>29.527491</text:p>
              </table:table-cell>
              <table:table-cell office:value-type="float" office:value="30.984905">
                <text:p>30.984905</text:p>
              </table:table-cell>
              <table:table-cell office:value-type="float" office:value="32.373429">
                <text:p>32.373429</text:p>
              </table:table-cell>
              <table:table-cell office:value-type="float" office:value="30.052321">
                <text:p>30.052321</text:p>
              </table:table-cell>
              <table:table-cell office:value-type="float" office:value="32.789605">
                <text:p>32.789605</text:p>
              </table:table-cell>
              <table:table-cell office:value-type="float" office:value="32.532592">
                <text:p>32.532592</text:p>
              </table:table-cell>
              <table:table-cell office:value-type="float" office:value="35.990822">
                <text:p>35.990822</text:p>
              </table:table-cell>
              <table:table-cell office:value-type="float" office:value="31.109306">
                <text:p>31.109306</text:p>
              </table:table-cell>
              <table:table-cell office:value-type="float" office:value="34.228374">
                <text:p>34.228374</text:p>
              </table:table-cell>
              <table:table-cell office:value-type="float" office:value="27.354294">
                <text:p>27.354294</text:p>
              </table:table-cell>
              <table:table-cell office:value-type="float" office:value="26.822124">
                <text:p>26.822124</text:p>
              </table:table-cell>
              <table:table-cell office:value-type="float" office:value="30.383777">
                <text:p>30.383777</text:p>
              </table:table-cell>
              <table:table-cell office:value-type="float" office:value="34.486881">
                <text:p>34.486881</text:p>
              </table:table-cell>
              <table:table-cell office:value-type="float" office:value="31.220246">
                <text:p>31.220246</text:p>
              </table:table-cell>
              <table:table-cell office:value-type="float" office:value="33.502457">
                <text:p>33.502457</text:p>
              </table:table-cell>
              <table:table-cell office:value-type="float" office:value="32.724807">
                <text:p>32.724807</text:p>
              </table:table-cell>
              <table:table-cell office:value-type="float" office:value="29.384351">
                <text:p>29.384351</text:p>
              </table:table-cell>
              <table:table-cell office:value-type="float" office:value="30.034138">
                <text:p>30.034138</text:p>
              </table:table-cell>
              <table:table-cell office:value-type="float" office:value="26.205267">
                <text:p>26.205267</text:p>
              </table:table-cell>
              <table:table-cell office:value-type="float" office:value="31.263805">
                <text:p>31.263805</text:p>
              </table:table-cell>
              <table:table-cell office:value-type="float" office:value="32.151266">
                <text:p>32.151266</text:p>
              </table:table-cell>
              <table:table-cell office:value-type="float" office:value="29.785866">
                <text:p>29.785866</text:p>
              </table:table-cell>
              <table:table-cell office:value-type="float" office:value="30.490509">
                <text:p>30.490509</text:p>
              </table:table-cell>
              <table:table-cell office:value-type="float" office:value="30.2423">
                <text:p>30.2423</text:p>
              </table:table-cell>
              <table:table-cell office:value-type="float" office:value="32.042921">
                <text:p>32.042921</text:p>
              </table:table-cell>
              <table:table-cell office:value-type="float" office:value="27.395862">
                <text:p>27.395862</text:p>
              </table:table-cell>
              <table:table-cell office:value-type="float" office:value="29.329385">
                <text:p>29.329385</text:p>
              </table:table-cell>
              <table:table-cell office:value-type="float" office:value="32.112224">
                <text:p>32.112224</text:p>
              </table:table-cell>
              <table:table-cell office:value-type="float" office:value="28.784316">
                <text:p>28.784316</text:p>
              </table:table-cell>
              <table:table-cell office:value-type="float" office:value="32.424868">
                <text:p>32.424868</text:p>
              </table:table-cell>
              <table:table-cell office:value-type="float" office:value="29.070288">
                <text:p>29.070288</text:p>
              </table:table-cell>
              <table:table-cell office:value-type="float" office:value="28.524409">
                <text:p>28.524409</text:p>
              </table:table-cell>
              <table:table-cell office:value-type="float" office:value="31.535567">
                <text:p>31.535567</text:p>
              </table:table-cell>
              <table:table-cell office:value-type="float" office:value="29.500072">
                <text:p>29.500072</text:p>
              </table:table-cell>
              <table:table-cell office:value-type="float" office:value="29.371198">
                <text:p>29.371198</text:p>
              </table:table-cell>
              <table:table-cell office:value-type="float" office:value="32.360808">
                <text:p>32.360808</text:p>
              </table:table-cell>
              <table:table-cell office:value-type="float" office:value="27.867992">
                <text:p>27.867992</text:p>
              </table:table-cell>
              <table:table-cell office:value-type="float" office:value="33.138179">
                <text:p>33.138179</text:p>
              </table:table-cell>
              <table:table-cell office:value-type="float" office:value="31.690164">
                <text:p>31.690164</text:p>
              </table:table-cell>
              <table:table-cell office:value-type="float" office:value="32.832493">
                <text:p>32.832493</text:p>
              </table:table-cell>
              <table:table-cell office:value-type="float" office:value="27.401419">
                <text:p>27.401419</text:p>
              </table:table-cell>
              <table:table-cell office:value-type="float" office:value="30.016897">
                <text:p>30.016897</text:p>
              </table:table-cell>
              <table:table-cell office:value-type="float" office:value="29.006803">
                <text:p>29.006803</text:p>
              </table:table-cell>
              <table:table-cell office:value-type="float" office:value="27.041689">
                <text:p>27.041689</text:p>
              </table:table-cell>
              <table:table-cell office:value-type="float" office:value="32.810947">
                <text:p>32.810947</text:p>
              </table:table-cell>
              <table:table-cell office:value-type="float" office:value="25.267856">
                <text:p>25.267856</text:p>
              </table:table-cell>
              <table:table-cell office:value-type="float" office:value="27.210078">
                <text:p>27.210078</text:p>
              </table:table-cell>
              <table:table-cell office:value-type="float" office:value="26.983194">
                <text:p>26.983194</text:p>
              </table:table-cell>
              <table:table-cell office:value-type="float" office:value="32.706306">
                <text:p>32.706306</text:p>
              </table:table-cell>
              <table:table-cell office:value-type="float" office:value="29.59394">
                <text:p>29.59394</text:p>
              </table:table-cell>
              <table:table-cell office:value-type="float" office:value="28.505298">
                <text:p>28.505298</text:p>
              </table:table-cell>
              <table:table-cell office:value-type="float" office:value="29.6903">
                <text:p>29.6903</text:p>
              </table:table-cell>
              <table:table-cell office:value-type="float" office:value="27.306295">
                <text:p>27.306295</text:p>
              </table:table-cell>
              <table:table-cell office:value-type="float" office:value="27.676936">
                <text:p>27.676936</text:p>
              </table:table-cell>
              <table:table-cell office:value-type="float" office:value="28.039791">
                <text:p>28.039791</text:p>
              </table:table-cell>
              <table:table-cell office:value-type="float" office:value="29.5651">
                <text:p>29.5651</text:p>
              </table:table-cell>
              <table:table-cell office:value-type="float" office:value="28.677978">
                <text:p>28.677978</text:p>
              </table:table-cell>
              <table:table-cell office:value-type="float" office:value="23.70118">
                <text:p>23.70118</text:p>
              </table:table-cell>
              <table:table-cell office:value-type="float" office:value="26.632955">
                <text:p>26.632955</text:p>
              </table:table-cell>
              <table:table-cell office:value-type="float" office:value="28.068398">
                <text:p>28.068398</text:p>
              </table:table-cell>
              <table:table-cell office:value-type="float" office:value="26.80222">
                <text:p>26.80222</text:p>
              </table:table-cell>
              <table:table-cell office:value-type="float" office:value="28.518121">
                <text:p>28.518121</text:p>
              </table:table-cell>
              <table:table-cell office:value-type="float" office:value="30.612422">
                <text:p>30.612422</text:p>
              </table:table-cell>
              <table:table-cell office:value-type="float" office:value="24.750638">
                <text:p>24.750638</text:p>
              </table:table-cell>
              <table:table-cell office:value-type="float" office:value="27.92821">
                <text:p>27.92821</text:p>
              </table:table-cell>
              <table:table-cell office:value-type="float" office:value="28.069563">
                <text:p>28.069563</text:p>
              </table:table-cell>
              <table:table-cell office:value-type="float" office:value="27.158544">
                <text:p>27.158544</text:p>
              </table:table-cell>
              <table:table-cell office:value-type="float" office:value="27.136615">
                <text:p>27.136615</text:p>
              </table:table-cell>
              <table:table-cell office:value-type="float" office:value="25.749374">
                <text:p>25.749374</text:p>
              </table:table-cell>
              <table:table-cell office:value-type="float" office:value="25.869912">
                <text:p>25.869912</text:p>
              </table:table-cell>
              <table:table-cell office:value-type="float" office:value="27.38397">
                <text:p>27.38397</text:p>
              </table:table-cell>
              <table:table-cell office:value-type="float" office:value="23.840847">
                <text:p>23.840847</text:p>
              </table:table-cell>
              <table:table-cell office:value-type="float" office:value="30.445047">
                <text:p>30.445047</text:p>
              </table:table-cell>
              <table:table-cell office:value-type="float" office:value="24.182503">
                <text:p>24.182503</text:p>
              </table:table-cell>
              <table:table-cell office:value-type="float" office:value="24.642983">
                <text:p>24.642983</text:p>
              </table:table-cell>
              <table:table-cell office:value-type="float" office:value="26.479752">
                <text:p>26.479752</text:p>
              </table:table-cell>
              <table:table-cell office:value-type="float" office:value="25.765101">
                <text:p>25.765101</text:p>
              </table:table-cell>
              <table:table-cell office:value-type="float" office:value="27.724185">
                <text:p>27.724185</text:p>
              </table:table-cell>
              <table:table-cell office:value-type="float" office:value="26.801575">
                <text:p>26.801575</text:p>
              </table:table-cell>
              <table:table-cell office:value-type="float" office:value="28.432636">
                <text:p>28.432636</text:p>
              </table:table-cell>
              <table:table-cell office:value-type="float" office:value="26.422922">
                <text:p>26.422922</text:p>
              </table:table-cell>
              <table:table-cell office:value-type="float" office:value="25.318031">
                <text:p>25.318031</text:p>
              </table:table-cell>
              <table:table-cell office:value-type="float" office:value="27.97974">
                <text:p>27.97974</text:p>
              </table:table-cell>
              <table:table-cell office:value-type="float" office:value="24.450534">
                <text:p>24.450534</text:p>
              </table:table-cell>
              <table:table-cell office:value-type="float" office:value="26.952294">
                <text:p>26.952294</text:p>
              </table:table-cell>
              <table:table-cell office:value-type="float" office:value="26.309511">
                <text:p>26.309511</text:p>
              </table:table-cell>
              <table:table-cell office:value-type="float" office:value="25.850566">
                <text:p>25.850566</text:p>
              </table:table-cell>
              <table:table-cell office:value-type="float" office:value="27.47246">
                <text:p>27.47246</text:p>
              </table:table-cell>
              <table:table-cell office:value-type="float" office:value="28.10789">
                <text:p>28.10789</text:p>
              </table:table-cell>
              <table:table-cell office:value-type="float" office:value="27.562063">
                <text:p>27.562063</text:p>
              </table:table-cell>
              <table:table-cell office:value-type="float" office:value="25.663531">
                <text:p>25.663531</text:p>
              </table:table-cell>
              <table:table-cell office:value-type="float" office:value="24.549433">
                <text:p>24.549433</text:p>
              </table:table-cell>
              <table:table-cell office:value-type="float" office:value="25.131037">
                <text:p>25.131037</text:p>
              </table:table-cell>
              <table:table-cell office:value-type="float" office:value="24.846306">
                <text:p>24.846306</text:p>
              </table:table-cell>
              <table:table-cell office:value-type="float" office:value="27.919297">
                <text:p>27.919297</text:p>
              </table:table-cell>
              <table:table-cell office:value-type="float" office:value="25.053317">
                <text:p>25.053317</text:p>
              </table:table-cell>
              <table:table-cell office:value-type="float" office:value="25.758907">
                <text:p>25.758907</text:p>
              </table:table-cell>
              <table:table-cell office:value-type="float" office:value="25.489601">
                <text:p>25.489601</text:p>
              </table:table-cell>
              <table:table-cell office:value-type="float" office:value="27.489825">
                <text:p>27.489825</text:p>
              </table:table-cell>
              <table:table-cell office:value-type="float" office:value="25.686364">
                <text:p>25.686364</text:p>
              </table:table-cell>
              <table:table-cell office:value-type="float" office:value="23.674209">
                <text:p>23.674209</text:p>
              </table:table-cell>
              <table:table-cell office:value-type="float" office:value="24.849452">
                <text:p>24.849452</text:p>
              </table:table-cell>
              <table:table-cell office:value-type="float" office:value="24.957056">
                <text:p>24.957056</text:p>
              </table:table-cell>
              <table:table-cell office:value-type="float" office:value="24.462817">
                <text:p>24.462817</text:p>
              </table:table-cell>
              <table:table-cell office:value-type="float" office:value="27.4198">
                <text:p>27.4198</text:p>
              </table:table-cell>
              <table:table-cell office:value-type="float" office:value="24.437592">
                <text:p>24.437592</text:p>
              </table:table-cell>
              <table:table-cell office:value-type="float" office:value="23.888805">
                <text:p>23.888805</text:p>
              </table:table-cell>
              <table:table-cell office:value-type="float" office:value="23.411236">
                <text:p>23.411236</text:p>
              </table:table-cell>
              <table:table-cell office:value-type="float" office:value="24.74849">
                <text:p>24.74849</text:p>
              </table:table-cell>
              <table:table-cell office:value-type="float" office:value="26.085889">
                <text:p>26.085889</text:p>
              </table:table-cell>
              <table:table-cell office:value-type="float" office:value="24.088868">
                <text:p>24.088868</text:p>
              </table:table-cell>
              <table:table-cell office:value-type="float" office:value="24.344956">
                <text:p>24.344956</text:p>
              </table:table-cell>
              <table:table-cell office:value-type="float" office:value="25.299191">
                <text:p>25.299191</text:p>
              </table:table-cell>
              <table:table-cell office:value-type="float" office:value="24.406293">
                <text:p>24.406293</text:p>
              </table:table-cell>
              <table:table-cell office:value-type="float" office:value="23.585877">
                <text:p>23.585877</text:p>
              </table:table-cell>
              <table:table-cell office:value-type="float" office:value="23.361597">
                <text:p>23.361597</text:p>
              </table:table-cell>
              <table:table-cell office:value-type="float" office:value="20.075988">
                <text:p>20.075988</text:p>
              </table:table-cell>
              <table:table-cell office:value-type="float" office:value="25.677807">
                <text:p>25.677807</text:p>
              </table:table-cell>
              <table:table-cell office:value-type="float" office:value="21.847575">
                <text:p>21.847575</text:p>
              </table:table-cell>
              <table:table-cell office:value-type="float" office:value="22.150038">
                <text:p>22.150038</text:p>
              </table:table-cell>
              <table:table-cell office:value-type="float" office:value="23.325745">
                <text:p>23.325745</text:p>
              </table:table-cell>
              <table:table-cell office:value-type="float" office:value="23.103917">
                <text:p>23.103917</text:p>
              </table:table-cell>
              <table:table-cell office:value-type="float" office:value="23.786098">
                <text:p>23.786098</text:p>
              </table:table-cell>
              <table:table-cell office:value-type="float" office:value="24.556915">
                <text:p>24.556915</text:p>
              </table:table-cell>
              <table:table-cell office:value-type="float" office:value="20.790292">
                <text:p>20.790292</text:p>
              </table:table-cell>
              <table:table-cell office:value-type="float" office:value="22.445405">
                <text:p>22.445405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4:Arkusz1.A4</svg:desc>
                </draw:g>
              </table:table-cell>
              <table:table-cell office:value-type="float" office:value="125.6325">
                <text:p>125.6325</text:p>
                <draw:g>
                  <svg:desc>Arkusz1.B4:Arkusz1.SG4</svg:desc>
                </draw:g>
              </table:table-cell>
              <table:table-cell office:value-type="float" office:value="107.36843">
                <text:p>107.36843</text:p>
              </table:table-cell>
              <table:table-cell office:value-type="float" office:value="118.557607">
                <text:p>118.557607</text:p>
              </table:table-cell>
              <table:table-cell office:value-type="float" office:value="115.640146">
                <text:p>115.640146</text:p>
              </table:table-cell>
              <table:table-cell office:value-type="float" office:value="135.554436">
                <text:p>135.554436</text:p>
              </table:table-cell>
              <table:table-cell office:value-type="float" office:value="109.11507">
                <text:p>109.11507</text:p>
              </table:table-cell>
              <table:table-cell office:value-type="float" office:value="103.136567">
                <text:p>103.136567</text:p>
              </table:table-cell>
              <table:table-cell office:value-type="float" office:value="124.601055">
                <text:p>124.601055</text:p>
              </table:table-cell>
              <table:table-cell office:value-type="float" office:value="133.411155">
                <text:p>133.411155</text:p>
              </table:table-cell>
              <table:table-cell office:value-type="float" office:value="114.947678">
                <text:p>114.947678</text:p>
              </table:table-cell>
              <table:table-cell office:value-type="float" office:value="108.024761">
                <text:p>108.024761</text:p>
              </table:table-cell>
              <table:table-cell office:value-type="float" office:value="149.839428">
                <text:p>149.839428</text:p>
              </table:table-cell>
              <table:table-cell office:value-type="float" office:value="93.422386">
                <text:p>93.422386</text:p>
              </table:table-cell>
              <table:table-cell office:value-type="float" office:value="133.062016">
                <text:p>133.062016</text:p>
              </table:table-cell>
              <table:table-cell office:value-type="float" office:value="146.886868">
                <text:p>146.886868</text:p>
              </table:table-cell>
              <table:table-cell office:value-type="float" office:value="142.989843">
                <text:p>142.989843</text:p>
              </table:table-cell>
              <table:table-cell office:value-type="float" office:value="94.156792">
                <text:p>94.156792</text:p>
              </table:table-cell>
              <table:table-cell office:value-type="float" office:value="108.660089">
                <text:p>108.660089</text:p>
              </table:table-cell>
              <table:table-cell office:value-type="float" office:value="94.092356">
                <text:p>94.092356</text:p>
              </table:table-cell>
              <table:table-cell office:value-type="float" office:value="134.119413">
                <text:p>134.119413</text:p>
              </table:table-cell>
              <table:table-cell office:value-type="float" office:value="81.302555">
                <text:p>81.302555</text:p>
              </table:table-cell>
              <table:table-cell office:value-type="float" office:value="119.333215">
                <text:p>119.333215</text:p>
              </table:table-cell>
              <table:table-cell office:value-type="float" office:value="113.47817">
                <text:p>113.47817</text:p>
              </table:table-cell>
              <table:table-cell office:value-type="float" office:value="72.322137">
                <text:p>72.322137</text:p>
              </table:table-cell>
              <table:table-cell office:value-type="float" office:value="133.592665">
                <text:p>133.592665</text:p>
              </table:table-cell>
              <table:table-cell office:value-type="float" office:value="85.301402">
                <text:p>85.301402</text:p>
              </table:table-cell>
              <table:table-cell office:value-type="float" office:value="82.554309">
                <text:p>82.554309</text:p>
              </table:table-cell>
              <table:table-cell office:value-type="float" office:value="70.651304">
                <text:p>70.651304</text:p>
              </table:table-cell>
              <table:table-cell office:value-type="float" office:value="88.730971">
                <text:p>88.730971</text:p>
              </table:table-cell>
              <table:table-cell office:value-type="float" office:value="86.994122">
                <text:p>86.994122</text:p>
              </table:table-cell>
              <table:table-cell office:value-type="float" office:value="68.586927">
                <text:p>68.586927</text:p>
              </table:table-cell>
              <table:table-cell office:value-type="float" office:value="60.969933">
                <text:p>60.969933</text:p>
              </table:table-cell>
              <table:table-cell office:value-type="float" office:value="87.817979">
                <text:p>87.817979</text:p>
              </table:table-cell>
              <table:table-cell office:value-type="float" office:value="76.625756">
                <text:p>76.625756</text:p>
              </table:table-cell>
              <table:table-cell office:value-type="float" office:value="73.294542">
                <text:p>73.294542</text:p>
              </table:table-cell>
              <table:table-cell office:value-type="float" office:value="87.697194">
                <text:p>87.697194</text:p>
              </table:table-cell>
              <table:table-cell office:value-type="float" office:value="75.284051">
                <text:p>75.284051</text:p>
              </table:table-cell>
              <table:table-cell office:value-type="float" office:value="81.610879">
                <text:p>81.610879</text:p>
              </table:table-cell>
              <table:table-cell office:value-type="float" office:value="65.288503">
                <text:p>65.288503</text:p>
              </table:table-cell>
              <table:table-cell office:value-type="float" office:value="79.600579">
                <text:p>79.600579</text:p>
              </table:table-cell>
              <table:table-cell office:value-type="float" office:value="73.639462">
                <text:p>73.639462</text:p>
              </table:table-cell>
              <table:table-cell office:value-type="float" office:value="64.783846">
                <text:p>64.783846</text:p>
              </table:table-cell>
              <table:table-cell office:value-type="float" office:value="59.486588">
                <text:p>59.486588</text:p>
              </table:table-cell>
              <table:table-cell office:value-type="float" office:value="58.160612">
                <text:p>58.160612</text:p>
              </table:table-cell>
              <table:table-cell office:value-type="float" office:value="83.915513">
                <text:p>83.915513</text:p>
              </table:table-cell>
              <table:table-cell office:value-type="float" office:value="58.463194">
                <text:p>58.463194</text:p>
              </table:table-cell>
              <table:table-cell office:value-type="float" office:value="56.261077">
                <text:p>56.261077</text:p>
              </table:table-cell>
              <table:table-cell office:value-type="float" office:value="54.049776">
                <text:p>54.049776</text:p>
              </table:table-cell>
              <table:table-cell office:value-type="float" office:value="51.978546">
                <text:p>51.978546</text:p>
              </table:table-cell>
              <table:table-cell office:value-type="float" office:value="74.714629">
                <text:p>74.714629</text:p>
              </table:table-cell>
              <table:table-cell office:value-type="float" office:value="66.754497">
                <text:p>66.754497</text:p>
              </table:table-cell>
              <table:table-cell office:value-type="float" office:value="57.104804">
                <text:p>57.104804</text:p>
              </table:table-cell>
              <table:table-cell office:value-type="float" office:value="57.273889">
                <text:p>57.273889</text:p>
              </table:table-cell>
              <table:table-cell office:value-type="float" office:value="66.461208">
                <text:p>66.461208</text:p>
              </table:table-cell>
              <table:table-cell office:value-type="float" office:value="66.666971">
                <text:p>66.666971</text:p>
              </table:table-cell>
              <table:table-cell office:value-type="float" office:value="46.504014">
                <text:p>46.504014</text:p>
              </table:table-cell>
              <table:table-cell office:value-type="float" office:value="49.22578">
                <text:p>49.22578</text:p>
              </table:table-cell>
              <table:table-cell office:value-type="float" office:value="50.297017">
                <text:p>50.297017</text:p>
              </table:table-cell>
              <table:table-cell office:value-type="float" office:value="49.384383">
                <text:p>49.384383</text:p>
              </table:table-cell>
              <table:table-cell office:value-type="float" office:value="46.515512">
                <text:p>46.515512</text:p>
              </table:table-cell>
              <table:table-cell office:value-type="float" office:value="61.777602">
                <text:p>61.777602</text:p>
              </table:table-cell>
              <table:table-cell office:value-type="float" office:value="66.407537">
                <text:p>66.407537</text:p>
              </table:table-cell>
              <table:table-cell office:value-type="float" office:value="48.56586">
                <text:p>48.56586</text:p>
              </table:table-cell>
              <table:table-cell office:value-type="float" office:value="48.128654">
                <text:p>48.128654</text:p>
              </table:table-cell>
              <table:table-cell office:value-type="float" office:value="47.485329">
                <text:p>47.485329</text:p>
              </table:table-cell>
              <table:table-cell office:value-type="float" office:value="74.241738">
                <text:p>74.241738</text:p>
              </table:table-cell>
              <table:table-cell office:value-type="float" office:value="54.047512">
                <text:p>54.047512</text:p>
              </table:table-cell>
              <table:table-cell office:value-type="float" office:value="50.650995">
                <text:p>50.650995</text:p>
              </table:table-cell>
              <table:table-cell office:value-type="float" office:value="57.675976">
                <text:p>57.675976</text:p>
              </table:table-cell>
              <table:table-cell office:value-type="float" office:value="72.38345">
                <text:p>72.38345</text:p>
              </table:table-cell>
              <table:table-cell office:value-type="float" office:value="50.66535">
                <text:p>50.66535</text:p>
              </table:table-cell>
              <table:table-cell office:value-type="float" office:value="49.403843">
                <text:p>49.403843</text:p>
              </table:table-cell>
              <table:table-cell office:value-type="float" office:value="47.730193">
                <text:p>47.730193</text:p>
              </table:table-cell>
              <table:table-cell office:value-type="float" office:value="54.744289">
                <text:p>54.744289</text:p>
              </table:table-cell>
              <table:table-cell office:value-type="float" office:value="52.602635">
                <text:p>52.602635</text:p>
              </table:table-cell>
              <table:table-cell office:value-type="float" office:value="47.564454">
                <text:p>47.564454</text:p>
              </table:table-cell>
              <table:table-cell office:value-type="float" office:value="54.349888">
                <text:p>54.349888</text:p>
              </table:table-cell>
              <table:table-cell office:value-type="float" office:value="51.000166">
                <text:p>51.000166</text:p>
              </table:table-cell>
              <table:table-cell office:value-type="float" office:value="40.601157">
                <text:p>40.601157</text:p>
              </table:table-cell>
              <table:table-cell office:value-type="float" office:value="61.73355">
                <text:p>61.73355</text:p>
              </table:table-cell>
              <table:table-cell office:value-type="float" office:value="54.901993">
                <text:p>54.901993</text:p>
              </table:table-cell>
              <table:table-cell office:value-type="float" office:value="47.556551">
                <text:p>47.556551</text:p>
              </table:table-cell>
              <table:table-cell office:value-type="float" office:value="41.696781">
                <text:p>41.696781</text:p>
              </table:table-cell>
              <table:table-cell office:value-type="float" office:value="46.077727">
                <text:p>46.077727</text:p>
              </table:table-cell>
              <table:table-cell office:value-type="float" office:value="48.61295">
                <text:p>48.61295</text:p>
              </table:table-cell>
              <table:table-cell office:value-type="float" office:value="44.095798">
                <text:p>44.095798</text:p>
              </table:table-cell>
              <table:table-cell office:value-type="float" office:value="48.101713">
                <text:p>48.101713</text:p>
              </table:table-cell>
              <table:table-cell office:value-type="float" office:value="70.599218">
                <text:p>70.599218</text:p>
              </table:table-cell>
              <table:table-cell office:value-type="float" office:value="52.839244">
                <text:p>52.839244</text:p>
              </table:table-cell>
              <table:table-cell office:value-type="float" office:value="45.038305">
                <text:p>45.038305</text:p>
              </table:table-cell>
              <table:table-cell office:value-type="float" office:value="42.275138">
                <text:p>42.275138</text:p>
              </table:table-cell>
              <table:table-cell office:value-type="float" office:value="51.17263">
                <text:p>51.17263</text:p>
              </table:table-cell>
              <table:table-cell office:value-type="float" office:value="46.396112">
                <text:p>46.396112</text:p>
              </table:table-cell>
              <table:table-cell office:value-type="float" office:value="52.422671">
                <text:p>52.422671</text:p>
              </table:table-cell>
              <table:table-cell office:value-type="float" office:value="60.283359">
                <text:p>60.283359</text:p>
              </table:table-cell>
              <table:table-cell office:value-type="float" office:value="41.94654">
                <text:p>41.94654</text:p>
              </table:table-cell>
              <table:table-cell office:value-type="float" office:value="60.623666">
                <text:p>60.623666</text:p>
              </table:table-cell>
              <table:table-cell office:value-type="float" office:value="45.880836">
                <text:p>45.880836</text:p>
              </table:table-cell>
              <table:table-cell office:value-type="float" office:value="53.978399">
                <text:p>53.978399</text:p>
              </table:table-cell>
              <table:table-cell office:value-type="float" office:value="46.109799">
                <text:p>46.109799</text:p>
              </table:table-cell>
              <table:table-cell office:value-type="float" office:value="45.785136">
                <text:p>45.785136</text:p>
              </table:table-cell>
              <table:table-cell office:value-type="float" office:value="50.486253">
                <text:p>50.486253</text:p>
              </table:table-cell>
              <table:table-cell office:value-type="float" office:value="45.21794">
                <text:p>45.21794</text:p>
              </table:table-cell>
              <table:table-cell office:value-type="float" office:value="54.876699">
                <text:p>54.876699</text:p>
              </table:table-cell>
              <table:table-cell office:value-type="float" office:value="37.999859">
                <text:p>37.999859</text:p>
              </table:table-cell>
              <table:table-cell office:value-type="float" office:value="39.449081">
                <text:p>39.449081</text:p>
              </table:table-cell>
              <table:table-cell office:value-type="float" office:value="39.819979">
                <text:p>39.819979</text:p>
              </table:table-cell>
              <table:table-cell office:value-type="float" office:value="41.33429">
                <text:p>41.33429</text:p>
              </table:table-cell>
              <table:table-cell office:value-type="float" office:value="64.279877">
                <text:p>64.279877</text:p>
              </table:table-cell>
              <table:table-cell office:value-type="float" office:value="41.587691">
                <text:p>41.587691</text:p>
              </table:table-cell>
              <table:table-cell office:value-type="float" office:value="36.974787">
                <text:p>36.974787</text:p>
              </table:table-cell>
              <table:table-cell office:value-type="float" office:value="39.23363">
                <text:p>39.23363</text:p>
              </table:table-cell>
              <table:table-cell office:value-type="float" office:value="39.185846">
                <text:p>39.185846</text:p>
              </table:table-cell>
              <table:table-cell office:value-type="float" office:value="52.999764">
                <text:p>52.999764</text:p>
              </table:table-cell>
              <table:table-cell office:value-type="float" office:value="51.836043">
                <text:p>51.836043</text:p>
              </table:table-cell>
              <table:table-cell office:value-type="float" office:value="75.163318">
                <text:p>75.163318</text:p>
              </table:table-cell>
              <table:table-cell office:value-type="float" office:value="43.044462">
                <text:p>43.044462</text:p>
              </table:table-cell>
              <table:table-cell office:value-type="float" office:value="56.185604">
                <text:p>56.185604</text:p>
              </table:table-cell>
              <table:table-cell office:value-type="float" office:value="44.17564">
                <text:p>44.17564</text:p>
              </table:table-cell>
              <table:table-cell office:value-type="float" office:value="45.727208">
                <text:p>45.727208</text:p>
              </table:table-cell>
              <table:table-cell office:value-type="float" office:value="42.164344">
                <text:p>42.164344</text:p>
              </table:table-cell>
              <table:table-cell office:value-type="float" office:value="36.577897">
                <text:p>36.577897</text:p>
              </table:table-cell>
              <table:table-cell office:value-type="float" office:value="45.651784">
                <text:p>45.651784</text:p>
              </table:table-cell>
              <table:table-cell office:value-type="float" office:value="43.097581">
                <text:p>43.097581</text:p>
              </table:table-cell>
              <table:table-cell office:value-type="float" office:value="50.569935">
                <text:p>50.569935</text:p>
              </table:table-cell>
              <table:table-cell office:value-type="float" office:value="55.865584">
                <text:p>55.865584</text:p>
              </table:table-cell>
              <table:table-cell office:value-type="float" office:value="35.909091">
                <text:p>35.909091</text:p>
              </table:table-cell>
              <table:table-cell office:value-type="float" office:value="38.409562">
                <text:p>38.409562</text:p>
              </table:table-cell>
              <table:table-cell office:value-type="float" office:value="58.825039">
                <text:p>58.825039</text:p>
              </table:table-cell>
              <table:table-cell office:value-type="float" office:value="49.519852">
                <text:p>49.519852</text:p>
              </table:table-cell>
              <table:table-cell office:value-type="float" office:value="39.529086">
                <text:p>39.529086</text:p>
              </table:table-cell>
              <table:table-cell office:value-type="float" office:value="41.007962">
                <text:p>41.007962</text:p>
              </table:table-cell>
              <table:table-cell office:value-type="float" office:value="44.071449">
                <text:p>44.071449</text:p>
              </table:table-cell>
              <table:table-cell office:value-type="float" office:value="42.600347">
                <text:p>42.600347</text:p>
              </table:table-cell>
              <table:table-cell office:value-type="float" office:value="42.844992">
                <text:p>42.844992</text:p>
              </table:table-cell>
              <table:table-cell office:value-type="float" office:value="49.171516">
                <text:p>49.171516</text:p>
              </table:table-cell>
              <table:table-cell office:value-type="float" office:value="44.991748">
                <text:p>44.991748</text:p>
              </table:table-cell>
              <table:table-cell office:value-type="float" office:value="36.859554">
                <text:p>36.859554</text:p>
              </table:table-cell>
              <table:table-cell office:value-type="float" office:value="39.732351">
                <text:p>39.732351</text:p>
              </table:table-cell>
              <table:table-cell office:value-type="float" office:value="49.808195">
                <text:p>49.808195</text:p>
              </table:table-cell>
              <table:table-cell office:value-type="float" office:value="35.291703">
                <text:p>35.291703</text:p>
              </table:table-cell>
              <table:table-cell office:value-type="float" office:value="38.981482">
                <text:p>38.981482</text:p>
              </table:table-cell>
              <table:table-cell office:value-type="float" office:value="46.182316">
                <text:p>46.182316</text:p>
              </table:table-cell>
              <table:table-cell office:value-type="float" office:value="40.60037">
                <text:p>40.60037</text:p>
              </table:table-cell>
              <table:table-cell office:value-type="float" office:value="34.953823">
                <text:p>34.953823</text:p>
              </table:table-cell>
              <table:table-cell office:value-type="float" office:value="37.569358">
                <text:p>37.569358</text:p>
              </table:table-cell>
              <table:table-cell office:value-type="float" office:value="43.551935">
                <text:p>43.551935</text:p>
              </table:table-cell>
              <table:table-cell office:value-type="float" office:value="49.328278">
                <text:p>49.328278</text:p>
              </table:table-cell>
              <table:table-cell office:value-type="float" office:value="40.536753">
                <text:p>40.536753</text:p>
              </table:table-cell>
              <table:table-cell office:value-type="float" office:value="39.358096">
                <text:p>39.358096</text:p>
              </table:table-cell>
              <table:table-cell office:value-type="float" office:value="50.209482">
                <text:p>50.209482</text:p>
              </table:table-cell>
              <table:table-cell office:value-type="float" office:value="51.790914">
                <text:p>51.790914</text:p>
              </table:table-cell>
              <table:table-cell office:value-type="float" office:value="58.768978">
                <text:p>58.768978</text:p>
              </table:table-cell>
              <table:table-cell office:value-type="float" office:value="33.940879">
                <text:p>33.940879</text:p>
              </table:table-cell>
              <table:table-cell office:value-type="float" office:value="47.743476">
                <text:p>47.743476</text:p>
              </table:table-cell>
              <table:table-cell office:value-type="float" office:value="51.976824">
                <text:p>51.976824</text:p>
              </table:table-cell>
              <table:table-cell office:value-type="float" office:value="49.612359">
                <text:p>49.612359</text:p>
              </table:table-cell>
              <table:table-cell office:value-type="float" office:value="36.296012">
                <text:p>36.296012</text:p>
              </table:table-cell>
              <table:table-cell office:value-type="float" office:value="49.603431">
                <text:p>49.603431</text:p>
              </table:table-cell>
              <table:table-cell office:value-type="float" office:value="42.938103">
                <text:p>42.938103</text:p>
              </table:table-cell>
              <table:table-cell office:value-type="float" office:value="33.005937">
                <text:p>33.005937</text:p>
              </table:table-cell>
              <table:table-cell office:value-type="float" office:value="31.603181">
                <text:p>31.603181</text:p>
              </table:table-cell>
              <table:table-cell office:value-type="float" office:value="42.912876">
                <text:p>42.912876</text:p>
              </table:table-cell>
              <table:table-cell office:value-type="float" office:value="33.396567">
                <text:p>33.396567</text:p>
              </table:table-cell>
              <table:table-cell office:value-type="float" office:value="47.602902">
                <text:p>47.602902</text:p>
              </table:table-cell>
              <table:table-cell office:value-type="float" office:value="45.280502">
                <text:p>45.280502</text:p>
              </table:table-cell>
              <table:table-cell office:value-type="float" office:value="36.030204">
                <text:p>36.030204</text:p>
              </table:table-cell>
              <table:table-cell office:value-type="float" office:value="37.593652">
                <text:p>37.593652</text:p>
              </table:table-cell>
              <table:table-cell office:value-type="float" office:value="46.671299">
                <text:p>46.671299</text:p>
              </table:table-cell>
              <table:table-cell office:value-type="float" office:value="38.274929">
                <text:p>38.274929</text:p>
              </table:table-cell>
              <table:table-cell office:value-type="float" office:value="47.478824">
                <text:p>47.478824</text:p>
              </table:table-cell>
              <table:table-cell office:value-type="float" office:value="37.462978">
                <text:p>37.462978</text:p>
              </table:table-cell>
              <table:table-cell office:value-type="float" office:value="34.257775">
                <text:p>34.257775</text:p>
              </table:table-cell>
              <table:table-cell office:value-type="float" office:value="38.948789">
                <text:p>38.948789</text:p>
              </table:table-cell>
              <table:table-cell office:value-type="float" office:value="47.432809">
                <text:p>47.432809</text:p>
              </table:table-cell>
              <table:table-cell office:value-type="float" office:value="43.369488">
                <text:p>43.369488</text:p>
              </table:table-cell>
              <table:table-cell office:value-type="float" office:value="30.258234">
                <text:p>30.258234</text:p>
              </table:table-cell>
              <table:table-cell office:value-type="float" office:value="41.918308">
                <text:p>41.918308</text:p>
              </table:table-cell>
              <table:table-cell office:value-type="float" office:value="36.125739">
                <text:p>36.125739</text:p>
              </table:table-cell>
              <table:table-cell office:value-type="float" office:value="39.709871">
                <text:p>39.709871</text:p>
              </table:table-cell>
              <table:table-cell office:value-type="float" office:value="50.897585">
                <text:p>50.897585</text:p>
              </table:table-cell>
              <table:table-cell office:value-type="float" office:value="45.877912">
                <text:p>45.877912</text:p>
              </table:table-cell>
              <table:table-cell office:value-type="float" office:value="48.430415">
                <text:p>48.430415</text:p>
              </table:table-cell>
              <table:table-cell office:value-type="float" office:value="40.201238">
                <text:p>40.201238</text:p>
              </table:table-cell>
              <table:table-cell office:value-type="float" office:value="41.591159">
                <text:p>41.591159</text:p>
              </table:table-cell>
              <table:table-cell office:value-type="float" office:value="44.649221">
                <text:p>44.649221</text:p>
              </table:table-cell>
              <table:table-cell office:value-type="float" office:value="44.320746">
                <text:p>44.320746</text:p>
              </table:table-cell>
              <table:table-cell office:value-type="float" office:value="37.762618">
                <text:p>37.762618</text:p>
              </table:table-cell>
              <table:table-cell office:value-type="float" office:value="33.606203">
                <text:p>33.606203</text:p>
              </table:table-cell>
              <table:table-cell office:value-type="float" office:value="39.618886">
                <text:p>39.618886</text:p>
              </table:table-cell>
              <table:table-cell office:value-type="float" office:value="40.90551">
                <text:p>40.90551</text:p>
              </table:table-cell>
              <table:table-cell office:value-type="float" office:value="34.120973">
                <text:p>34.120973</text:p>
              </table:table-cell>
              <table:table-cell office:value-type="float" office:value="34.787993">
                <text:p>34.787993</text:p>
              </table:table-cell>
              <table:table-cell office:value-type="float" office:value="38.361976">
                <text:p>38.361976</text:p>
              </table:table-cell>
              <table:table-cell office:value-type="float" office:value="40.278249">
                <text:p>40.278249</text:p>
              </table:table-cell>
              <table:table-cell office:value-type="float" office:value="44.557675">
                <text:p>44.557675</text:p>
              </table:table-cell>
              <table:table-cell office:value-type="float" office:value="41.903672">
                <text:p>41.903672</text:p>
              </table:table-cell>
              <table:table-cell office:value-type="float" office:value="34.720167">
                <text:p>34.720167</text:p>
              </table:table-cell>
              <table:table-cell office:value-type="float" office:value="35.789394">
                <text:p>35.789394</text:p>
              </table:table-cell>
              <table:table-cell office:value-type="float" office:value="32.018376">
                <text:p>32.018376</text:p>
              </table:table-cell>
              <table:table-cell office:value-type="float" office:value="37.771175">
                <text:p>37.771175</text:p>
              </table:table-cell>
              <table:table-cell office:value-type="float" office:value="31.507943">
                <text:p>31.507943</text:p>
              </table:table-cell>
              <table:table-cell office:value-type="float" office:value="45.517556">
                <text:p>45.517556</text:p>
              </table:table-cell>
              <table:table-cell office:value-type="float" office:value="31.396503">
                <text:p>31.396503</text:p>
              </table:table-cell>
              <table:table-cell office:value-type="float" office:value="36.680742">
                <text:p>36.680742</text:p>
              </table:table-cell>
              <table:table-cell office:value-type="float" office:value="46.010845">
                <text:p>46.010845</text:p>
              </table:table-cell>
              <table:table-cell office:value-type="float" office:value="32.063369">
                <text:p>32.063369</text:p>
              </table:table-cell>
              <table:table-cell office:value-type="float" office:value="38.926927">
                <text:p>38.926927</text:p>
              </table:table-cell>
              <table:table-cell office:value-type="float" office:value="32.714696">
                <text:p>32.714696</text:p>
              </table:table-cell>
              <table:table-cell office:value-type="float" office:value="39.054699">
                <text:p>39.054699</text:p>
              </table:table-cell>
              <table:table-cell office:value-type="float" office:value="51.961902">
                <text:p>51.961902</text:p>
              </table:table-cell>
              <table:table-cell office:value-type="float" office:value="36.495382">
                <text:p>36.495382</text:p>
              </table:table-cell>
              <table:table-cell office:value-type="float" office:value="49.836395">
                <text:p>49.836395</text:p>
              </table:table-cell>
              <table:table-cell office:value-type="float" office:value="44.099535">
                <text:p>44.099535</text:p>
              </table:table-cell>
              <table:table-cell office:value-type="float" office:value="30.560556">
                <text:p>30.560556</text:p>
              </table:table-cell>
              <table:table-cell office:value-type="float" office:value="35.904898">
                <text:p>35.904898</text:p>
              </table:table-cell>
              <table:table-cell office:value-type="float" office:value="34.377508">
                <text:p>34.377508</text:p>
              </table:table-cell>
              <table:table-cell office:value-type="float" office:value="33.213406">
                <text:p>33.213406</text:p>
              </table:table-cell>
              <table:table-cell office:value-type="float" office:value="38.639829">
                <text:p>38.639829</text:p>
              </table:table-cell>
              <table:table-cell office:value-type="float" office:value="44.964407">
                <text:p>44.964407</text:p>
              </table:table-cell>
              <table:table-cell office:value-type="float" office:value="35.874406">
                <text:p>35.874406</text:p>
              </table:table-cell>
              <table:table-cell office:value-type="float" office:value="35.475961">
                <text:p>35.475961</text:p>
              </table:table-cell>
              <table:table-cell office:value-type="float" office:value="33.917247">
                <text:p>33.917247</text:p>
              </table:table-cell>
              <table:table-cell office:value-type="float" office:value="51.646919">
                <text:p>51.646919</text:p>
              </table:table-cell>
              <table:table-cell office:value-type="float" office:value="50.867463">
                <text:p>50.867463</text:p>
              </table:table-cell>
              <table:table-cell office:value-type="float" office:value="37.271923">
                <text:p>37.271923</text:p>
              </table:table-cell>
              <table:table-cell office:value-type="float" office:value="38.100594">
                <text:p>38.100594</text:p>
              </table:table-cell>
              <table:table-cell office:value-type="float" office:value="32.522166">
                <text:p>32.522166</text:p>
              </table:table-cell>
              <table:table-cell office:value-type="float" office:value="33.34242">
                <text:p>33.34242</text:p>
              </table:table-cell>
              <table:table-cell office:value-type="float" office:value="35.521585">
                <text:p>35.521585</text:p>
              </table:table-cell>
              <table:table-cell office:value-type="float" office:value="46.611941">
                <text:p>46.611941</text:p>
              </table:table-cell>
              <table:table-cell office:value-type="float" office:value="39.958782">
                <text:p>39.958782</text:p>
              </table:table-cell>
              <table:table-cell office:value-type="float" office:value="31.970944">
                <text:p>31.970944</text:p>
              </table:table-cell>
              <table:table-cell office:value-type="float" office:value="43.329679">
                <text:p>43.329679</text:p>
              </table:table-cell>
              <table:table-cell office:value-type="float" office:value="39.842263">
                <text:p>39.842263</text:p>
              </table:table-cell>
              <table:table-cell office:value-type="float" office:value="54.185587">
                <text:p>54.185587</text:p>
              </table:table-cell>
              <table:table-cell office:value-type="float" office:value="33.235207">
                <text:p>33.235207</text:p>
              </table:table-cell>
              <table:table-cell office:value-type="float" office:value="39.939815">
                <text:p>39.939815</text:p>
              </table:table-cell>
              <table:table-cell office:value-type="float" office:value="41.98073">
                <text:p>41.98073</text:p>
              </table:table-cell>
              <table:table-cell office:value-type="float" office:value="50.594171">
                <text:p>50.594171</text:p>
              </table:table-cell>
              <table:table-cell office:value-type="float" office:value="40.207146">
                <text:p>40.207146</text:p>
              </table:table-cell>
              <table:table-cell office:value-type="float" office:value="28.536414">
                <text:p>28.536414</text:p>
              </table:table-cell>
              <table:table-cell office:value-type="float" office:value="48.408758">
                <text:p>48.408758</text:p>
              </table:table-cell>
              <table:table-cell office:value-type="float" office:value="39.356246">
                <text:p>39.356246</text:p>
              </table:table-cell>
              <table:table-cell office:value-type="float" office:value="39.221615">
                <text:p>39.221615</text:p>
              </table:table-cell>
              <table:table-cell office:value-type="float" office:value="38.458909">
                <text:p>38.458909</text:p>
              </table:table-cell>
              <table:table-cell office:value-type="float" office:value="33.092334">
                <text:p>33.092334</text:p>
              </table:table-cell>
              <table:table-cell office:value-type="float" office:value="46.547525">
                <text:p>46.547525</text:p>
              </table:table-cell>
              <table:table-cell office:value-type="float" office:value="28.933453">
                <text:p>28.933453</text:p>
              </table:table-cell>
              <table:table-cell office:value-type="float" office:value="36.67242">
                <text:p>36.67242</text:p>
              </table:table-cell>
              <table:table-cell office:value-type="float" office:value="41.450446">
                <text:p>41.450446</text:p>
              </table:table-cell>
              <table:table-cell office:value-type="float" office:value="33.368611">
                <text:p>33.368611</text:p>
              </table:table-cell>
              <table:table-cell office:value-type="float" office:value="43.003169">
                <text:p>43.003169</text:p>
              </table:table-cell>
              <table:table-cell office:value-type="float" office:value="38.514063">
                <text:p>38.514063</text:p>
              </table:table-cell>
              <table:table-cell office:value-type="float" office:value="32.636384">
                <text:p>32.636384</text:p>
              </table:table-cell>
              <table:table-cell office:value-type="float" office:value="34.87485">
                <text:p>34.87485</text:p>
              </table:table-cell>
              <table:table-cell office:value-type="float" office:value="35.150111">
                <text:p>35.150111</text:p>
              </table:table-cell>
              <table:table-cell office:value-type="float" office:value="35.062207">
                <text:p>35.062207</text:p>
              </table:table-cell>
              <table:table-cell office:value-type="float" office:value="47.251225">
                <text:p>47.251225</text:p>
              </table:table-cell>
              <table:table-cell office:value-type="float" office:value="34.342967">
                <text:p>34.342967</text:p>
              </table:table-cell>
              <table:table-cell office:value-type="float" office:value="31.177818">
                <text:p>31.177818</text:p>
              </table:table-cell>
              <table:table-cell office:value-type="float" office:value="35.446067">
                <text:p>35.446067</text:p>
              </table:table-cell>
              <table:table-cell office:value-type="float" office:value="38.716698">
                <text:p>38.716698</text:p>
              </table:table-cell>
              <table:table-cell office:value-type="float" office:value="35.200274">
                <text:p>35.200274</text:p>
              </table:table-cell>
              <table:table-cell office:value-type="float" office:value="46.555432">
                <text:p>46.555432</text:p>
              </table:table-cell>
              <table:table-cell office:value-type="float" office:value="42.182618">
                <text:p>42.182618</text:p>
              </table:table-cell>
              <table:table-cell office:value-type="float" office:value="39.375218">
                <text:p>39.375218</text:p>
              </table:table-cell>
              <table:table-cell office:value-type="float" office:value="31.569969">
                <text:p>31.569969</text:p>
              </table:table-cell>
              <table:table-cell office:value-type="float" office:value="41.999143">
                <text:p>41.999143</text:p>
              </table:table-cell>
              <table:table-cell office:value-type="float" office:value="42.199985">
                <text:p>42.199985</text:p>
              </table:table-cell>
              <table:table-cell office:value-type="float" office:value="40.925742">
                <text:p>40.925742</text:p>
              </table:table-cell>
              <table:table-cell office:value-type="float" office:value="33.735401">
                <text:p>33.735401</text:p>
              </table:table-cell>
              <table:table-cell office:value-type="float" office:value="41.165812">
                <text:p>41.165812</text:p>
              </table:table-cell>
              <table:table-cell office:value-type="float" office:value="36.510025">
                <text:p>36.510025</text:p>
              </table:table-cell>
              <table:table-cell office:value-type="float" office:value="41.671758">
                <text:p>41.671758</text:p>
              </table:table-cell>
              <table:table-cell office:value-type="float" office:value="41.986398">
                <text:p>41.986398</text:p>
              </table:table-cell>
              <table:table-cell office:value-type="float" office:value="29.996318">
                <text:p>29.996318</text:p>
              </table:table-cell>
              <table:table-cell office:value-type="float" office:value="40.058514">
                <text:p>40.058514</text:p>
              </table:table-cell>
              <table:table-cell office:value-type="float" office:value="48.015646">
                <text:p>48.015646</text:p>
              </table:table-cell>
              <table:table-cell office:value-type="float" office:value="32.312602">
                <text:p>32.312602</text:p>
              </table:table-cell>
              <table:table-cell office:value-type="float" office:value="29.431422">
                <text:p>29.431422</text:p>
              </table:table-cell>
              <table:table-cell office:value-type="float" office:value="32.069871">
                <text:p>32.069871</text:p>
              </table:table-cell>
              <table:table-cell office:value-type="float" office:value="37.452863">
                <text:p>37.452863</text:p>
              </table:table-cell>
              <table:table-cell office:value-type="float" office:value="38.77478">
                <text:p>38.77478</text:p>
              </table:table-cell>
              <table:table-cell office:value-type="float" office:value="31.623521">
                <text:p>31.623521</text:p>
              </table:table-cell>
              <table:table-cell office:value-type="float" office:value="35.458953">
                <text:p>35.458953</text:p>
              </table:table-cell>
              <table:table-cell office:value-type="float" office:value="37.940705">
                <text:p>37.940705</text:p>
              </table:table-cell>
              <table:table-cell office:value-type="float" office:value="28.513319">
                <text:p>28.513319</text:p>
              </table:table-cell>
              <table:table-cell office:value-type="float" office:value="32.62264">
                <text:p>32.62264</text:p>
              </table:table-cell>
              <table:table-cell office:value-type="float" office:value="39.59012">
                <text:p>39.59012</text:p>
              </table:table-cell>
              <table:table-cell office:value-type="float" office:value="34.923753">
                <text:p>34.923753</text:p>
              </table:table-cell>
              <table:table-cell office:value-type="float" office:value="35.641111">
                <text:p>35.641111</text:p>
              </table:table-cell>
              <table:table-cell office:value-type="float" office:value="39.582227">
                <text:p>39.582227</text:p>
              </table:table-cell>
              <table:table-cell office:value-type="float" office:value="40.294857">
                <text:p>40.294857</text:p>
              </table:table-cell>
              <table:table-cell office:value-type="float" office:value="34.463838">
                <text:p>34.463838</text:p>
              </table:table-cell>
              <table:table-cell office:value-type="float" office:value="36.796335">
                <text:p>36.796335</text:p>
              </table:table-cell>
              <table:table-cell office:value-type="float" office:value="34.607097">
                <text:p>34.607097</text:p>
              </table:table-cell>
              <table:table-cell office:value-type="float" office:value="30.768999">
                <text:p>30.768999</text:p>
              </table:table-cell>
              <table:table-cell office:value-type="float" office:value="31.532339">
                <text:p>31.532339</text:p>
              </table:table-cell>
              <table:table-cell office:value-type="float" office:value="34.135778">
                <text:p>34.135778</text:p>
              </table:table-cell>
              <table:table-cell office:value-type="float" office:value="33.854001">
                <text:p>33.854001</text:p>
              </table:table-cell>
              <table:table-cell office:value-type="float" office:value="41.055909">
                <text:p>41.055909</text:p>
              </table:table-cell>
              <table:table-cell office:value-type="float" office:value="41.704762">
                <text:p>41.704762</text:p>
              </table:table-cell>
              <table:table-cell office:value-type="float" office:value="39.750509">
                <text:p>39.750509</text:p>
              </table:table-cell>
              <table:table-cell office:value-type="float" office:value="40.630094">
                <text:p>40.630094</text:p>
              </table:table-cell>
              <table:table-cell office:value-type="float" office:value="40.205771">
                <text:p>40.205771</text:p>
              </table:table-cell>
              <table:table-cell office:value-type="float" office:value="29.66982">
                <text:p>29.66982</text:p>
              </table:table-cell>
              <table:table-cell office:value-type="float" office:value="42.87401">
                <text:p>42.87401</text:p>
              </table:table-cell>
              <table:table-cell office:value-type="float" office:value="29.522598">
                <text:p>29.522598</text:p>
              </table:table-cell>
              <table:table-cell office:value-type="float" office:value="30.231796">
                <text:p>30.231796</text:p>
              </table:table-cell>
              <table:table-cell office:value-type="float" office:value="40.164799">
                <text:p>40.164799</text:p>
              </table:table-cell>
              <table:table-cell office:value-type="float" office:value="34.579474">
                <text:p>34.579474</text:p>
              </table:table-cell>
              <table:table-cell office:value-type="float" office:value="33.549281">
                <text:p>33.549281</text:p>
              </table:table-cell>
              <table:table-cell office:value-type="float" office:value="45.663723">
                <text:p>45.663723</text:p>
              </table:table-cell>
              <table:table-cell office:value-type="float" office:value="30.493547">
                <text:p>30.493547</text:p>
              </table:table-cell>
              <table:table-cell office:value-type="float" office:value="29.669691">
                <text:p>29.669691</text:p>
              </table:table-cell>
              <table:table-cell office:value-type="float" office:value="32.739405">
                <text:p>32.739405</text:p>
              </table:table-cell>
              <table:table-cell office:value-type="float" office:value="40.247263">
                <text:p>40.247263</text:p>
              </table:table-cell>
              <table:table-cell office:value-type="float" office:value="40.314214">
                <text:p>40.314214</text:p>
              </table:table-cell>
              <table:table-cell office:value-type="float" office:value="32.952769">
                <text:p>32.952769</text:p>
              </table:table-cell>
              <table:table-cell office:value-type="float" office:value="35.111052">
                <text:p>35.111052</text:p>
              </table:table-cell>
              <table:table-cell office:value-type="float" office:value="36.920078">
                <text:p>36.920078</text:p>
              </table:table-cell>
              <table:table-cell office:value-type="float" office:value="39.496632">
                <text:p>39.496632</text:p>
              </table:table-cell>
              <table:table-cell office:value-type="float" office:value="39.167807">
                <text:p>39.167807</text:p>
              </table:table-cell>
              <table:table-cell office:value-type="float" office:value="38.696882">
                <text:p>38.696882</text:p>
              </table:table-cell>
              <table:table-cell office:value-type="float" office:value="31.875517">
                <text:p>31.875517</text:p>
              </table:table-cell>
              <table:table-cell office:value-type="float" office:value="35.942119">
                <text:p>35.942119</text:p>
              </table:table-cell>
              <table:table-cell office:value-type="float" office:value="30.633702">
                <text:p>30.633702</text:p>
              </table:table-cell>
              <table:table-cell office:value-type="float" office:value="39.81578">
                <text:p>39.81578</text:p>
              </table:table-cell>
              <table:table-cell office:value-type="float" office:value="30.278634">
                <text:p>30.278634</text:p>
              </table:table-cell>
              <table:table-cell office:value-type="float" office:value="29.422264">
                <text:p>29.422264</text:p>
              </table:table-cell>
              <table:table-cell office:value-type="float" office:value="35.503033">
                <text:p>35.503033</text:p>
              </table:table-cell>
              <table:table-cell office:value-type="float" office:value="36.105938">
                <text:p>36.105938</text:p>
              </table:table-cell>
              <table:table-cell office:value-type="float" office:value="36.124239">
                <text:p>36.124239</text:p>
              </table:table-cell>
              <table:table-cell office:value-type="float" office:value="37.855099">
                <text:p>37.855099</text:p>
              </table:table-cell>
              <table:table-cell office:value-type="float" office:value="44.201213">
                <text:p>44.201213</text:p>
              </table:table-cell>
              <table:table-cell office:value-type="float" office:value="29.605014">
                <text:p>29.605014</text:p>
              </table:table-cell>
              <table:table-cell office:value-type="float" office:value="38.033995">
                <text:p>38.033995</text:p>
              </table:table-cell>
              <table:table-cell office:value-type="float" office:value="31.900586">
                <text:p>31.900586</text:p>
              </table:table-cell>
              <table:table-cell office:value-type="float" office:value="33.205863">
                <text:p>33.205863</text:p>
              </table:table-cell>
              <table:table-cell office:value-type="float" office:value="33.36116">
                <text:p>33.36116</text:p>
              </table:table-cell>
              <table:table-cell office:value-type="float" office:value="33.44693">
                <text:p>33.44693</text:p>
              </table:table-cell>
              <table:table-cell office:value-type="float" office:value="31.302721">
                <text:p>31.302721</text:p>
              </table:table-cell>
              <table:table-cell office:value-type="float" office:value="29.276776">
                <text:p>29.276776</text:p>
              </table:table-cell>
              <table:table-cell office:value-type="float" office:value="34.886925">
                <text:p>34.886925</text:p>
              </table:table-cell>
              <table:table-cell office:value-type="float" office:value="36.362586">
                <text:p>36.362586</text:p>
              </table:table-cell>
              <table:table-cell office:value-type="float" office:value="40.009876">
                <text:p>40.009876</text:p>
              </table:table-cell>
              <table:table-cell office:value-type="float" office:value="27.60132">
                <text:p>27.60132</text:p>
              </table:table-cell>
              <table:table-cell office:value-type="float" office:value="34.365445">
                <text:p>34.365445</text:p>
              </table:table-cell>
              <table:table-cell office:value-type="float" office:value="32.529087">
                <text:p>32.529087</text:p>
              </table:table-cell>
              <table:table-cell office:value-type="float" office:value="32.911783">
                <text:p>32.911783</text:p>
              </table:table-cell>
              <table:table-cell office:value-type="float" office:value="40.15918">
                <text:p>40.15918</text:p>
              </table:table-cell>
              <table:table-cell office:value-type="float" office:value="33.666473">
                <text:p>33.666473</text:p>
              </table:table-cell>
              <table:table-cell office:value-type="float" office:value="33.429781">
                <text:p>33.429781</text:p>
              </table:table-cell>
              <table:table-cell office:value-type="float" office:value="28.142044">
                <text:p>28.142044</text:p>
              </table:table-cell>
              <table:table-cell office:value-type="float" office:value="29.499144">
                <text:p>29.499144</text:p>
              </table:table-cell>
              <table:table-cell office:value-type="float" office:value="31.771644">
                <text:p>31.771644</text:p>
              </table:table-cell>
              <table:table-cell office:value-type="float" office:value="32.209717">
                <text:p>32.209717</text:p>
              </table:table-cell>
              <table:table-cell office:value-type="float" office:value="28.426201">
                <text:p>28.426201</text:p>
              </table:table-cell>
              <table:table-cell office:value-type="float" office:value="36.231087">
                <text:p>36.231087</text:p>
              </table:table-cell>
              <table:table-cell office:value-type="float" office:value="30.875797">
                <text:p>30.875797</text:p>
              </table:table-cell>
              <table:table-cell office:value-type="float" office:value="27.820965">
                <text:p>27.820965</text:p>
              </table:table-cell>
              <table:table-cell office:value-type="float" office:value="39.252735">
                <text:p>39.252735</text:p>
              </table:table-cell>
              <table:table-cell office:value-type="float" office:value="37.832509">
                <text:p>37.832509</text:p>
              </table:table-cell>
              <table:table-cell office:value-type="float" office:value="31.014371">
                <text:p>31.014371</text:p>
              </table:table-cell>
              <table:table-cell office:value-type="float" office:value="32.440353">
                <text:p>32.440353</text:p>
              </table:table-cell>
              <table:table-cell office:value-type="float" office:value="30.263588">
                <text:p>30.263588</text:p>
              </table:table-cell>
              <table:table-cell office:value-type="float" office:value="29.958323">
                <text:p>29.958323</text:p>
              </table:table-cell>
              <table:table-cell office:value-type="float" office:value="28.87407">
                <text:p>28.87407</text:p>
              </table:table-cell>
              <table:table-cell office:value-type="float" office:value="33.100357">
                <text:p>33.100357</text:p>
              </table:table-cell>
              <table:table-cell office:value-type="float" office:value="28.706606">
                <text:p>28.706606</text:p>
              </table:table-cell>
              <table:table-cell office:value-type="float" office:value="35.31831">
                <text:p>35.31831</text:p>
              </table:table-cell>
              <table:table-cell office:value-type="float" office:value="28.370486">
                <text:p>28.370486</text:p>
              </table:table-cell>
              <table:table-cell office:value-type="float" office:value="30.137242">
                <text:p>30.137242</text:p>
              </table:table-cell>
              <table:table-cell office:value-type="float" office:value="30.086936">
                <text:p>30.086936</text:p>
              </table:table-cell>
              <table:table-cell office:value-type="float" office:value="35.98018">
                <text:p>35.98018</text:p>
              </table:table-cell>
              <table:table-cell office:value-type="float" office:value="28.467103">
                <text:p>28.467103</text:p>
              </table:table-cell>
              <table:table-cell office:value-type="float" office:value="34.973864">
                <text:p>34.973864</text:p>
              </table:table-cell>
              <table:table-cell office:value-type="float" office:value="25.059551">
                <text:p>25.059551</text:p>
              </table:table-cell>
              <table:table-cell office:value-type="float" office:value="35.005953">
                <text:p>35.005953</text:p>
              </table:table-cell>
              <table:table-cell office:value-type="float" office:value="27.495977">
                <text:p>27.495977</text:p>
              </table:table-cell>
              <table:table-cell office:value-type="float" office:value="33.126652">
                <text:p>33.126652</text:p>
              </table:table-cell>
              <table:table-cell office:value-type="float" office:value="31.178961">
                <text:p>31.178961</text:p>
              </table:table-cell>
              <table:table-cell office:value-type="float" office:value="36.224097">
                <text:p>36.224097</text:p>
              </table:table-cell>
              <table:table-cell office:value-type="float" office:value="34.488823">
                <text:p>34.488823</text:p>
              </table:table-cell>
              <table:table-cell office:value-type="float" office:value="32.678798">
                <text:p>32.678798</text:p>
              </table:table-cell>
              <table:table-cell office:value-type="float" office:value="34.598399">
                <text:p>34.598399</text:p>
              </table:table-cell>
              <table:table-cell office:value-type="float" office:value="26.7166">
                <text:p>26.7166</text:p>
              </table:table-cell>
              <table:table-cell office:value-type="float" office:value="24.055192">
                <text:p>24.055192</text:p>
              </table:table-cell>
              <table:table-cell office:value-type="float" office:value="32.186034">
                <text:p>32.186034</text:p>
              </table:table-cell>
              <table:table-cell office:value-type="float" office:value="32.035689">
                <text:p>32.035689</text:p>
              </table:table-cell>
              <table:table-cell office:value-type="float" office:value="32.224214">
                <text:p>32.224214</text:p>
              </table:table-cell>
              <table:table-cell office:value-type="float" office:value="31.245098">
                <text:p>31.245098</text:p>
              </table:table-cell>
              <table:table-cell office:value-type="float" office:value="26.094807">
                <text:p>26.094807</text:p>
              </table:table-cell>
              <table:table-cell office:value-type="float" office:value="29.381012">
                <text:p>29.381012</text:p>
              </table:table-cell>
              <table:table-cell office:value-type="float" office:value="27.713184">
                <text:p>27.713184</text:p>
              </table:table-cell>
              <table:table-cell office:value-type="float" office:value="33.254858">
                <text:p>33.254858</text:p>
              </table:table-cell>
              <table:table-cell office:value-type="float" office:value="30.686045">
                <text:p>30.686045</text:p>
              </table:table-cell>
              <table:table-cell office:value-type="float" office:value="36.330398">
                <text:p>36.330398</text:p>
              </table:table-cell>
              <table:table-cell office:value-type="float" office:value="27.997511">
                <text:p>27.997511</text:p>
              </table:table-cell>
              <table:table-cell office:value-type="float" office:value="26.158469">
                <text:p>26.158469</text:p>
              </table:table-cell>
              <table:table-cell office:value-type="float" office:value="35.285655">
                <text:p>35.285655</text:p>
              </table:table-cell>
              <table:table-cell office:value-type="float" office:value="31.588688">
                <text:p>31.588688</text:p>
              </table:table-cell>
              <table:table-cell office:value-type="float" office:value="27.552329">
                <text:p>27.552329</text:p>
              </table:table-cell>
              <table:table-cell office:value-type="float" office:value="33.328069">
                <text:p>33.328069</text:p>
              </table:table-cell>
              <table:table-cell office:value-type="float" office:value="30.020277">
                <text:p>30.020277</text:p>
              </table:table-cell>
              <table:table-cell office:value-type="float" office:value="33.795391">
                <text:p>33.795391</text:p>
              </table:table-cell>
              <table:table-cell office:value-type="float" office:value="28.343356">
                <text:p>28.343356</text:p>
              </table:table-cell>
              <table:table-cell office:value-type="float" office:value="30.76845">
                <text:p>30.76845</text:p>
              </table:table-cell>
              <table:table-cell office:value-type="float" office:value="31.532153">
                <text:p>31.532153</text:p>
              </table:table-cell>
              <table:table-cell office:value-type="float" office:value="25.400946">
                <text:p>25.400946</text:p>
              </table:table-cell>
              <table:table-cell office:value-type="float" office:value="30.906434">
                <text:p>30.906434</text:p>
              </table:table-cell>
              <table:table-cell office:value-type="float" office:value="32.761915">
                <text:p>32.761915</text:p>
              </table:table-cell>
              <table:table-cell office:value-type="float" office:value="29.896719">
                <text:p>29.896719</text:p>
              </table:table-cell>
              <table:table-cell office:value-type="float" office:value="32.767423">
                <text:p>32.767423</text:p>
              </table:table-cell>
              <table:table-cell office:value-type="float" office:value="30.514525">
                <text:p>30.514525</text:p>
              </table:table-cell>
              <table:table-cell office:value-type="float" office:value="28.91305">
                <text:p>28.91305</text:p>
              </table:table-cell>
              <table:table-cell office:value-type="float" office:value="28.926218">
                <text:p>28.926218</text:p>
              </table:table-cell>
              <table:table-cell office:value-type="float" office:value="27.040069">
                <text:p>27.040069</text:p>
              </table:table-cell>
              <table:table-cell office:value-type="float" office:value="30.801201">
                <text:p>30.801201</text:p>
              </table:table-cell>
              <table:table-cell office:value-type="float" office:value="28.900709">
                <text:p>28.900709</text:p>
              </table:table-cell>
              <table:table-cell office:value-type="float" office:value="29.078012">
                <text:p>29.078012</text:p>
              </table:table-cell>
              <table:table-cell office:value-type="float" office:value="31.404059">
                <text:p>31.404059</text:p>
              </table:table-cell>
              <table:table-cell office:value-type="float" office:value="34.142643">
                <text:p>34.142643</text:p>
              </table:table-cell>
              <table:table-cell office:value-type="float" office:value="36.114928">
                <text:p>36.114928</text:p>
              </table:table-cell>
              <table:table-cell office:value-type="float" office:value="31.712027">
                <text:p>31.712027</text:p>
              </table:table-cell>
              <table:table-cell office:value-type="float" office:value="32.624439">
                <text:p>32.624439</text:p>
              </table:table-cell>
              <table:table-cell office:value-type="float" office:value="26.677759">
                <text:p>26.677759</text:p>
              </table:table-cell>
              <table:table-cell office:value-type="float" office:value="29.418243">
                <text:p>29.418243</text:p>
              </table:table-cell>
              <table:table-cell office:value-type="float" office:value="29.824661">
                <text:p>29.824661</text:p>
              </table:table-cell>
              <table:table-cell office:value-type="float" office:value="31.260158">
                <text:p>31.260158</text:p>
              </table:table-cell>
              <table:table-cell office:value-type="float" office:value="28.407453">
                <text:p>28.407453</text:p>
              </table:table-cell>
              <table:table-cell office:value-type="float" office:value="26.895012">
                <text:p>26.895012</text:p>
              </table:table-cell>
              <table:table-cell office:value-type="float" office:value="28.864283">
                <text:p>28.864283</text:p>
              </table:table-cell>
              <table:table-cell office:value-type="float" office:value="30.689917">
                <text:p>30.689917</text:p>
              </table:table-cell>
              <table:table-cell office:value-type="float" office:value="29.946017">
                <text:p>29.946017</text:p>
              </table:table-cell>
              <table:table-cell office:value-type="float" office:value="27.57058">
                <text:p>27.57058</text:p>
              </table:table-cell>
              <table:table-cell office:value-type="float" office:value="29.33217">
                <text:p>29.33217</text:p>
              </table:table-cell>
              <table:table-cell office:value-type="float" office:value="30.647697">
                <text:p>30.647697</text:p>
              </table:table-cell>
              <table:table-cell office:value-type="float" office:value="25.51428">
                <text:p>25.51428</text:p>
              </table:table-cell>
              <table:table-cell office:value-type="float" office:value="26.504747">
                <text:p>26.504747</text:p>
              </table:table-cell>
              <table:table-cell office:value-type="float" office:value="26.902104">
                <text:p>26.902104</text:p>
              </table:table-cell>
              <table:table-cell office:value-type="float" office:value="28.298385">
                <text:p>28.298385</text:p>
              </table:table-cell>
              <table:table-cell office:value-type="float" office:value="29.049667">
                <text:p>29.049667</text:p>
              </table:table-cell>
              <table:table-cell office:value-type="float" office:value="26.494583">
                <text:p>26.494583</text:p>
              </table:table-cell>
              <table:table-cell office:value-type="float" office:value="28.72272">
                <text:p>28.72272</text:p>
              </table:table-cell>
              <table:table-cell office:value-type="float" office:value="24.147941">
                <text:p>24.147941</text:p>
              </table:table-cell>
              <table:table-cell office:value-type="float" office:value="25.836277">
                <text:p>25.836277</text:p>
              </table:table-cell>
              <table:table-cell office:value-type="float" office:value="25.748361">
                <text:p>25.748361</text:p>
              </table:table-cell>
              <table:table-cell office:value-type="float" office:value="28.513741">
                <text:p>28.513741</text:p>
              </table:table-cell>
              <table:table-cell office:value-type="float" office:value="29.900164">
                <text:p>29.900164</text:p>
              </table:table-cell>
              <table:table-cell office:value-type="float" office:value="30.499313">
                <text:p>30.499313</text:p>
              </table:table-cell>
              <table:table-cell office:value-type="float" office:value="26.301607">
                <text:p>26.301607</text:p>
              </table:table-cell>
              <table:table-cell office:value-type="float" office:value="25.577138">
                <text:p>25.577138</text:p>
              </table:table-cell>
              <table:table-cell office:value-type="float" office:value="27.769463">
                <text:p>27.769463</text:p>
              </table:table-cell>
              <table:table-cell office:value-type="float" office:value="22.919174">
                <text:p>22.919174</text:p>
              </table:table-cell>
              <table:table-cell office:value-type="float" office:value="26.937813">
                <text:p>26.937813</text:p>
              </table:table-cell>
              <table:table-cell office:value-type="float" office:value="25.935931">
                <text:p>25.935931</text:p>
              </table:table-cell>
              <table:table-cell office:value-type="float" office:value="26.900047">
                <text:p>26.900047</text:p>
              </table:table-cell>
              <table:table-cell office:value-type="float" office:value="21.86285">
                <text:p>21.86285</text:p>
              </table:table-cell>
              <table:table-cell office:value-type="float" office:value="29.338427">
                <text:p>29.338427</text:p>
              </table:table-cell>
              <table:table-cell office:value-type="float" office:value="25.392402">
                <text:p>25.392402</text:p>
              </table:table-cell>
              <table:table-cell office:value-type="float" office:value="22.245226">
                <text:p>22.245226</text:p>
              </table:table-cell>
              <table:table-cell office:value-type="float" office:value="26.5035">
                <text:p>26.5035</text:p>
              </table:table-cell>
              <table:table-cell office:value-type="float" office:value="28.623254">
                <text:p>28.623254</text:p>
              </table:table-cell>
              <table:table-cell office:value-type="float" office:value="23.523621">
                <text:p>23.523621</text:p>
              </table:table-cell>
              <table:table-cell office:value-type="float" office:value="25.645131">
                <text:p>25.645131</text:p>
              </table:table-cell>
              <table:table-cell office:value-type="float" office:value="27.705274">
                <text:p>27.705274</text:p>
              </table:table-cell>
              <table:table-cell office:value-type="float" office:value="24.026521">
                <text:p>24.026521</text:p>
              </table:table-cell>
              <table:table-cell office:value-type="float" office:value="25.581814">
                <text:p>25.581814</text:p>
              </table:table-cell>
              <table:table-cell office:value-type="float" office:value="25.052589">
                <text:p>25.052589</text:p>
              </table:table-cell>
              <table:table-cell office:value-type="float" office:value="23.067014">
                <text:p>23.067014</text:p>
              </table:table-cell>
              <table:table-cell office:value-type="float" office:value="23.48816">
                <text:p>23.48816</text:p>
              </table:table-cell>
              <table:table-cell office:value-type="float" office:value="22.72976">
                <text:p>22.72976</text:p>
              </table:table-cell>
              <table:table-cell office:value-type="float" office:value="25.057845">
                <text:p>25.057845</text:p>
              </table:table-cell>
              <table:table-cell office:value-type="float" office:value="27.093566">
                <text:p>27.093566</text:p>
              </table:table-cell>
              <table:table-cell office:value-type="float" office:value="23.185459">
                <text:p>23.185459</text:p>
              </table:table-cell>
              <table:table-cell office:value-type="float" office:value="24.774153">
                <text:p>24.774153</text:p>
              </table:table-cell>
              <table:table-cell office:value-type="float" office:value="20.77716">
                <text:p>20.77716</text:p>
              </table:table-cell>
              <table:table-cell office:value-type="float" office:value="22.661807">
                <text:p>22.661807</text:p>
              </table:table-cell>
              <table:table-cell office:value-type="float" office:value="27.848303">
                <text:p>27.848303</text:p>
              </table:table-cell>
              <table:table-cell office:value-type="float" office:value="24.428618">
                <text:p>24.428618</text:p>
              </table:table-cell>
              <table:table-cell office:value-type="float" office:value="23.859731">
                <text:p>23.859731</text:p>
              </table:table-cell>
              <table:table-cell office:value-type="float" office:value="23.658813">
                <text:p>23.658813</text:p>
              </table:table-cell>
              <table:table-cell office:value-type="float" office:value="25.496873">
                <text:p>25.496873</text:p>
              </table:table-cell>
              <table:table-cell office:value-type="float" office:value="26.078943">
                <text:p>26.078943</text:p>
              </table:table-cell>
              <table:table-cell office:value-type="float" office:value="21.714616">
                <text:p>21.714616</text:p>
              </table:table-cell>
              <table:table-cell office:value-type="float" office:value="24.850719">
                <text:p>24.850719</text:p>
              </table:table-cell>
              <table:table-cell office:value-type="float" office:value="20.19968">
                <text:p>20.19968</text:p>
              </table:table-cell>
              <table:table-cell office:value-type="float" office:value="27.056154">
                <text:p>27.056154</text:p>
              </table:table-cell>
              <table:table-cell office:value-type="float" office:value="25.920983">
                <text:p>25.920983</text:p>
              </table:table-cell>
              <table:table-cell office:value-type="float" office:value="26.546434">
                <text:p>26.546434</text:p>
              </table:table-cell>
              <table:table-cell office:value-type="float" office:value="24.393562">
                <text:p>24.393562</text:p>
              </table:table-cell>
              <table:table-cell office:value-type="float" office:value="20.009235">
                <text:p>20.009235</text:p>
              </table:table-cell>
              <table:table-cell office:value-type="float" office:value="25.589143">
                <text:p>25.589143</text:p>
              </table:table-cell>
              <table:table-cell office:value-type="float" office:value="23.599402">
                <text:p>23.599402</text:p>
              </table:table-cell>
              <table:table-cell office:value-type="float" office:value="22.052513">
                <text:p>22.052513</text:p>
              </table:table-cell>
              <table:table-cell office:value-type="float" office:value="23.561823">
                <text:p>23.561823</text:p>
              </table:table-cell>
              <table:table-cell office:value-type="float" office:value="21.98421">
                <text:p>21.98421</text:p>
              </table:table-cell>
              <table:table-cell office:value-type="float" office:value="24.2578">
                <text:p>24.2578</text:p>
              </table:table-cell>
            </table:table-row>
            <table:table-row>
              <table:table-cell office:value-type="string">
                <text:p>Training Set Error</text:p>
                <draw:g>
                  <svg:desc>Arkusz1.A5:Arkusz1.A5</svg:desc>
                </draw:g>
              </table:table-cell>
              <table:table-cell office:value-type="float" office:value="391.138258">
                <text:p>391.138258</text:p>
                <draw:g>
                  <svg:desc>Arkusz1.B5:Arkusz1.SG5</svg:desc>
                </draw:g>
              </table:table-cell>
              <table:table-cell office:value-type="float" office:value="237.171098">
                <text:p>237.171098</text:p>
              </table:table-cell>
              <table:table-cell office:value-type="float" office:value="141.887183">
                <text:p>141.887183</text:p>
              </table:table-cell>
              <table:table-cell office:value-type="float" office:value="106.342009">
                <text:p>106.342009</text:p>
              </table:table-cell>
              <table:table-cell office:value-type="float" office:value="90.297789">
                <text:p>90.297789</text:p>
              </table:table-cell>
              <table:table-cell office:value-type="float" office:value="93.024845">
                <text:p>93.024845</text:p>
              </table:table-cell>
              <table:table-cell office:value-type="float" office:value="94.726192">
                <text:p>94.726192</text:p>
              </table:table-cell>
              <table:table-cell office:value-type="float" office:value="99.159507">
                <text:p>99.159507</text:p>
              </table:table-cell>
              <table:table-cell office:value-type="float" office:value="103.272952">
                <text:p>103.272952</text:p>
              </table:table-cell>
              <table:table-cell office:value-type="float" office:value="106.7196">
                <text:p>106.7196</text:p>
              </table:table-cell>
              <table:table-cell office:value-type="float" office:value="115.210095">
                <text:p>115.210095</text:p>
              </table:table-cell>
              <table:table-cell office:value-type="float" office:value="139.938413">
                <text:p>139.938413</text:p>
              </table:table-cell>
              <table:table-cell office:value-type="float" office:value="104.462347">
                <text:p>104.462347</text:p>
              </table:table-cell>
              <table:table-cell office:value-type="float" office:value="110.175173">
                <text:p>110.175173</text:p>
              </table:table-cell>
              <table:table-cell office:value-type="float" office:value="130.670362">
                <text:p>130.670362</text:p>
              </table:table-cell>
              <table:table-cell office:value-type="float" office:value="109.671796">
                <text:p>109.671796</text:p>
              </table:table-cell>
              <table:table-cell office:value-type="float" office:value="125.07615">
                <text:p>125.07615</text:p>
              </table:table-cell>
              <table:table-cell office:value-type="float" office:value="109.013297">
                <text:p>109.013297</text:p>
              </table:table-cell>
              <table:table-cell office:value-type="float" office:value="117.547255">
                <text:p>117.547255</text:p>
              </table:table-cell>
              <table:table-cell office:value-type="float" office:value="100.176709">
                <text:p>100.176709</text:p>
              </table:table-cell>
              <table:table-cell office:value-type="float" office:value="98.328711">
                <text:p>98.328711</text:p>
              </table:table-cell>
              <table:table-cell office:value-type="float" office:value="117.793977">
                <text:p>117.793977</text:p>
              </table:table-cell>
              <table:table-cell office:value-type="float" office:value="104.569232">
                <text:p>104.569232</text:p>
              </table:table-cell>
              <table:table-cell office:value-type="float" office:value="97.17609">
                <text:p>97.17609</text:p>
              </table:table-cell>
              <table:table-cell office:value-type="float" office:value="118.473409">
                <text:p>118.473409</text:p>
              </table:table-cell>
              <table:table-cell office:value-type="float" office:value="95.709416">
                <text:p>95.709416</text:p>
              </table:table-cell>
              <table:table-cell office:value-type="float" office:value="97.641484">
                <text:p>97.641484</text:p>
              </table:table-cell>
              <table:table-cell office:value-type="float" office:value="89.005124">
                <text:p>89.005124</text:p>
              </table:table-cell>
              <table:table-cell office:value-type="float" office:value="94.008856">
                <text:p>94.008856</text:p>
              </table:table-cell>
              <table:table-cell office:value-type="float" office:value="92.319776">
                <text:p>92.319776</text:p>
              </table:table-cell>
              <table:table-cell office:value-type="float" office:value="97.9795">
                <text:p>97.9795</text:p>
              </table:table-cell>
              <table:table-cell office:value-type="float" office:value="93.508862">
                <text:p>93.508862</text:p>
              </table:table-cell>
              <table:table-cell office:value-type="float" office:value="90.508651">
                <text:p>90.508651</text:p>
              </table:table-cell>
              <table:table-cell office:value-type="float" office:value="87.534839">
                <text:p>87.534839</text:p>
              </table:table-cell>
              <table:table-cell office:value-type="float" office:value="86.617119">
                <text:p>86.617119</text:p>
              </table:table-cell>
              <table:table-cell office:value-type="float" office:value="84.728708">
                <text:p>84.728708</text:p>
              </table:table-cell>
              <table:table-cell office:value-type="float" office:value="88.609935">
                <text:p>88.609935</text:p>
              </table:table-cell>
              <table:table-cell office:value-type="float" office:value="84.591056">
                <text:p>84.591056</text:p>
              </table:table-cell>
              <table:table-cell office:value-type="float" office:value="84.264201">
                <text:p>84.264201</text:p>
              </table:table-cell>
              <table:table-cell office:value-type="float" office:value="79.465387">
                <text:p>79.465387</text:p>
              </table:table-cell>
              <table:table-cell office:value-type="float" office:value="84.711703">
                <text:p>84.711703</text:p>
              </table:table-cell>
              <table:table-cell office:value-type="float" office:value="75.672296">
                <text:p>75.672296</text:p>
              </table:table-cell>
              <table:table-cell office:value-type="float" office:value="77.918527">
                <text:p>77.918527</text:p>
              </table:table-cell>
              <table:table-cell office:value-type="float" office:value="78.407736">
                <text:p>78.407736</text:p>
              </table:table-cell>
              <table:table-cell office:value-type="float" office:value="80.151731">
                <text:p>80.151731</text:p>
              </table:table-cell>
              <table:table-cell office:value-type="float" office:value="79.722431">
                <text:p>79.722431</text:p>
              </table:table-cell>
              <table:table-cell office:value-type="float" office:value="80.801896">
                <text:p>80.801896</text:p>
              </table:table-cell>
              <table:table-cell office:value-type="float" office:value="80.142958">
                <text:p>80.142958</text:p>
              </table:table-cell>
              <table:table-cell office:value-type="float" office:value="81.800377">
                <text:p>81.800377</text:p>
              </table:table-cell>
              <table:table-cell office:value-type="float" office:value="77.422682">
                <text:p>77.422682</text:p>
              </table:table-cell>
              <table:table-cell office:value-type="float" office:value="79.968922">
                <text:p>79.968922</text:p>
              </table:table-cell>
              <table:table-cell office:value-type="float" office:value="77.629844">
                <text:p>77.629844</text:p>
              </table:table-cell>
              <table:table-cell office:value-type="float" office:value="73.609007">
                <text:p>73.609007</text:p>
              </table:table-cell>
              <table:table-cell office:value-type="float" office:value="75.294449">
                <text:p>75.294449</text:p>
              </table:table-cell>
              <table:table-cell office:value-type="float" office:value="77.273551">
                <text:p>77.273551</text:p>
              </table:table-cell>
              <table:table-cell office:value-type="float" office:value="75.483695">
                <text:p>75.483695</text:p>
              </table:table-cell>
              <table:table-cell office:value-type="float" office:value="78.568947">
                <text:p>78.568947</text:p>
              </table:table-cell>
              <table:table-cell office:value-type="float" office:value="72.05534">
                <text:p>72.05534</text:p>
              </table:table-cell>
              <table:table-cell office:value-type="float" office:value="73.760134">
                <text:p>73.760134</text:p>
              </table:table-cell>
              <table:table-cell office:value-type="float" office:value="77.725903">
                <text:p>77.725903</text:p>
              </table:table-cell>
              <table:table-cell office:value-type="float" office:value="76.259153">
                <text:p>76.259153</text:p>
              </table:table-cell>
              <table:table-cell office:value-type="float" office:value="76.668906">
                <text:p>76.668906</text:p>
              </table:table-cell>
              <table:table-cell office:value-type="float" office:value="82.807674">
                <text:p>82.807674</text:p>
              </table:table-cell>
              <table:table-cell office:value-type="float" office:value="75.303636">
                <text:p>75.303636</text:p>
              </table:table-cell>
              <table:table-cell office:value-type="float" office:value="77.23957">
                <text:p>77.23957</text:p>
              </table:table-cell>
              <table:table-cell office:value-type="float" office:value="71.29809">
                <text:p>71.29809</text:p>
              </table:table-cell>
              <table:table-cell office:value-type="float" office:value="74.734737">
                <text:p>74.734737</text:p>
              </table:table-cell>
              <table:table-cell office:value-type="float" office:value="75.557139">
                <text:p>75.557139</text:p>
              </table:table-cell>
              <table:table-cell office:value-type="float" office:value="78.999225">
                <text:p>78.999225</text:p>
              </table:table-cell>
              <table:table-cell office:value-type="float" office:value="70.324884">
                <text:p>70.324884</text:p>
              </table:table-cell>
              <table:table-cell office:value-type="float" office:value="69.94573">
                <text:p>69.94573</text:p>
              </table:table-cell>
              <table:table-cell office:value-type="float" office:value="79.154188">
                <text:p>79.154188</text:p>
              </table:table-cell>
              <table:table-cell office:value-type="float" office:value="69.90473">
                <text:p>69.90473</text:p>
              </table:table-cell>
              <table:table-cell office:value-type="float" office:value="80.828868">
                <text:p>80.828868</text:p>
              </table:table-cell>
              <table:table-cell office:value-type="float" office:value="72.052764">
                <text:p>72.052764</text:p>
              </table:table-cell>
              <table:table-cell office:value-type="float" office:value="75.264373">
                <text:p>75.264373</text:p>
              </table:table-cell>
              <table:table-cell office:value-type="float" office:value="73.298065">
                <text:p>73.298065</text:p>
              </table:table-cell>
              <table:table-cell office:value-type="float" office:value="77.130009">
                <text:p>77.130009</text:p>
              </table:table-cell>
              <table:table-cell office:value-type="float" office:value="73.05204">
                <text:p>73.05204</text:p>
              </table:table-cell>
              <table:table-cell office:value-type="float" office:value="79.643593">
                <text:p>79.643593</text:p>
              </table:table-cell>
              <table:table-cell office:value-type="float" office:value="76.379175">
                <text:p>76.379175</text:p>
              </table:table-cell>
              <table:table-cell office:value-type="float" office:value="84.014021">
                <text:p>84.014021</text:p>
              </table:table-cell>
              <table:table-cell office:value-type="float" office:value="73.357068">
                <text:p>73.357068</text:p>
              </table:table-cell>
              <table:table-cell office:value-type="float" office:value="70.812545">
                <text:p>70.812545</text:p>
              </table:table-cell>
              <table:table-cell office:value-type="float" office:value="75.635969">
                <text:p>75.635969</text:p>
              </table:table-cell>
              <table:table-cell office:value-type="float" office:value="81.185695">
                <text:p>81.185695</text:p>
              </table:table-cell>
              <table:table-cell office:value-type="float" office:value="82.692359">
                <text:p>82.692359</text:p>
              </table:table-cell>
              <table:table-cell office:value-type="float" office:value="63.588517">
                <text:p>63.588517</text:p>
              </table:table-cell>
              <table:table-cell office:value-type="float" office:value="64.68231">
                <text:p>64.68231</text:p>
              </table:table-cell>
              <table:table-cell office:value-type="float" office:value="73.941775">
                <text:p>73.941775</text:p>
              </table:table-cell>
              <table:table-cell office:value-type="float" office:value="72.790932">
                <text:p>72.790932</text:p>
              </table:table-cell>
              <table:table-cell office:value-type="float" office:value="68.343856">
                <text:p>68.343856</text:p>
              </table:table-cell>
              <table:table-cell office:value-type="float" office:value="76.901876">
                <text:p>76.901876</text:p>
              </table:table-cell>
              <table:table-cell office:value-type="float" office:value="73.820138">
                <text:p>73.820138</text:p>
              </table:table-cell>
              <table:table-cell office:value-type="float" office:value="72.483219">
                <text:p>72.483219</text:p>
              </table:table-cell>
              <table:table-cell office:value-type="float" office:value="79.499891">
                <text:p>79.499891</text:p>
              </table:table-cell>
              <table:table-cell office:value-type="float" office:value="64.697906">
                <text:p>64.697906</text:p>
              </table:table-cell>
              <table:table-cell office:value-type="float" office:value="64.213198">
                <text:p>64.213198</text:p>
              </table:table-cell>
              <table:table-cell office:value-type="float" office:value="68.698143">
                <text:p>68.698143</text:p>
              </table:table-cell>
              <table:table-cell office:value-type="float" office:value="64.962448">
                <text:p>64.962448</text:p>
              </table:table-cell>
              <table:table-cell office:value-type="float" office:value="74.549891">
                <text:p>74.549891</text:p>
              </table:table-cell>
              <table:table-cell office:value-type="float" office:value="65.924351">
                <text:p>65.924351</text:p>
              </table:table-cell>
              <table:table-cell office:value-type="float" office:value="76.867921">
                <text:p>76.867921</text:p>
              </table:table-cell>
              <table:table-cell office:value-type="float" office:value="67.325078">
                <text:p>67.325078</text:p>
              </table:table-cell>
              <table:table-cell office:value-type="float" office:value="67.13869">
                <text:p>67.13869</text:p>
              </table:table-cell>
              <table:table-cell office:value-type="float" office:value="69.853547">
                <text:p>69.853547</text:p>
              </table:table-cell>
              <table:table-cell office:value-type="float" office:value="69.69315">
                <text:p>69.69315</text:p>
              </table:table-cell>
              <table:table-cell office:value-type="float" office:value="79.033563">
                <text:p>79.033563</text:p>
              </table:table-cell>
              <table:table-cell office:value-type="float" office:value="71.048458">
                <text:p>71.048458</text:p>
              </table:table-cell>
              <table:table-cell office:value-type="float" office:value="78.215218">
                <text:p>78.215218</text:p>
              </table:table-cell>
              <table:table-cell office:value-type="float" office:value="68.347862">
                <text:p>68.347862</text:p>
              </table:table-cell>
              <table:table-cell office:value-type="float" office:value="68.953486">
                <text:p>68.953486</text:p>
              </table:table-cell>
              <table:table-cell office:value-type="float" office:value="69.287203">
                <text:p>69.287203</text:p>
              </table:table-cell>
              <table:table-cell office:value-type="float" office:value="64.498776">
                <text:p>64.498776</text:p>
              </table:table-cell>
              <table:table-cell office:value-type="float" office:value="68.138134">
                <text:p>68.138134</text:p>
              </table:table-cell>
              <table:table-cell office:value-type="float" office:value="63.798923">
                <text:p>63.798923</text:p>
              </table:table-cell>
              <table:table-cell office:value-type="float" office:value="60.618688">
                <text:p>60.618688</text:p>
              </table:table-cell>
              <table:table-cell office:value-type="float" office:value="68.53346">
                <text:p>68.53346</text:p>
              </table:table-cell>
              <table:table-cell office:value-type="float" office:value="76.805335">
                <text:p>76.805335</text:p>
              </table:table-cell>
              <table:table-cell office:value-type="float" office:value="72.071268">
                <text:p>72.071268</text:p>
              </table:table-cell>
              <table:table-cell office:value-type="float" office:value="62.496521">
                <text:p>62.496521</text:p>
              </table:table-cell>
              <table:table-cell office:value-type="float" office:value="61.199971">
                <text:p>61.199971</text:p>
              </table:table-cell>
              <table:table-cell office:value-type="float" office:value="56.113133">
                <text:p>56.113133</text:p>
              </table:table-cell>
              <table:table-cell office:value-type="float" office:value="64.916212">
                <text:p>64.916212</text:p>
              </table:table-cell>
              <table:table-cell office:value-type="float" office:value="63.983462">
                <text:p>63.983462</text:p>
              </table:table-cell>
              <table:table-cell office:value-type="float" office:value="71.498149">
                <text:p>71.498149</text:p>
              </table:table-cell>
              <table:table-cell office:value-type="float" office:value="68.290781">
                <text:p>68.290781</text:p>
              </table:table-cell>
              <table:table-cell office:value-type="float" office:value="61.124196">
                <text:p>61.124196</text:p>
              </table:table-cell>
              <table:table-cell office:value-type="float" office:value="63.437941">
                <text:p>63.437941</text:p>
              </table:table-cell>
              <table:table-cell office:value-type="float" office:value="62.946134">
                <text:p>62.946134</text:p>
              </table:table-cell>
              <table:table-cell office:value-type="float" office:value="65.348062">
                <text:p>65.348062</text:p>
              </table:table-cell>
              <table:table-cell office:value-type="float" office:value="69.499715">
                <text:p>69.499715</text:p>
              </table:table-cell>
              <table:table-cell office:value-type="float" office:value="61.446286">
                <text:p>61.446286</text:p>
              </table:table-cell>
              <table:table-cell office:value-type="float" office:value="73.716636">
                <text:p>73.716636</text:p>
              </table:table-cell>
              <table:table-cell office:value-type="float" office:value="53.349441">
                <text:p>53.349441</text:p>
              </table:table-cell>
              <table:table-cell office:value-type="float" office:value="55.084381">
                <text:p>55.084381</text:p>
              </table:table-cell>
              <table:table-cell office:value-type="float" office:value="57.526969">
                <text:p>57.526969</text:p>
              </table:table-cell>
              <table:table-cell office:value-type="float" office:value="67.478556">
                <text:p>67.478556</text:p>
              </table:table-cell>
              <table:table-cell office:value-type="float" office:value="55.615167">
                <text:p>55.615167</text:p>
              </table:table-cell>
              <table:table-cell office:value-type="float" office:value="69.445491">
                <text:p>69.445491</text:p>
              </table:table-cell>
              <table:table-cell office:value-type="float" office:value="72.075322">
                <text:p>72.075322</text:p>
              </table:table-cell>
              <table:table-cell office:value-type="float" office:value="56.237528">
                <text:p>56.237528</text:p>
              </table:table-cell>
              <table:table-cell office:value-type="float" office:value="65.530312">
                <text:p>65.530312</text:p>
              </table:table-cell>
              <table:table-cell office:value-type="float" office:value="65.827876">
                <text:p>65.827876</text:p>
              </table:table-cell>
              <table:table-cell office:value-type="float" office:value="67.145828">
                <text:p>67.145828</text:p>
              </table:table-cell>
              <table:table-cell office:value-type="float" office:value="67.923088">
                <text:p>67.923088</text:p>
              </table:table-cell>
              <table:table-cell office:value-type="float" office:value="58.643898">
                <text:p>58.643898</text:p>
              </table:table-cell>
              <table:table-cell office:value-type="float" office:value="70.230286">
                <text:p>70.230286</text:p>
              </table:table-cell>
              <table:table-cell office:value-type="float" office:value="54.964168">
                <text:p>54.964168</text:p>
              </table:table-cell>
              <table:table-cell office:value-type="float" office:value="56.565779">
                <text:p>56.565779</text:p>
              </table:table-cell>
              <table:table-cell office:value-type="float" office:value="64.397304">
                <text:p>64.397304</text:p>
              </table:table-cell>
              <table:table-cell office:value-type="float" office:value="59.140527">
                <text:p>59.140527</text:p>
              </table:table-cell>
              <table:table-cell office:value-type="float" office:value="62.203728">
                <text:p>62.203728</text:p>
              </table:table-cell>
              <table:table-cell office:value-type="float" office:value="59.92902">
                <text:p>59.92902</text:p>
              </table:table-cell>
              <table:table-cell office:value-type="float" office:value="74.263346">
                <text:p>74.263346</text:p>
              </table:table-cell>
              <table:table-cell office:value-type="float" office:value="68.92388">
                <text:p>68.92388</text:p>
              </table:table-cell>
              <table:table-cell office:value-type="float" office:value="72.944781">
                <text:p>72.944781</text:p>
              </table:table-cell>
              <table:table-cell office:value-type="float" office:value="64.629905">
                <text:p>64.629905</text:p>
              </table:table-cell>
              <table:table-cell office:value-type="float" office:value="58.164377">
                <text:p>58.164377</text:p>
              </table:table-cell>
              <table:table-cell office:value-type="float" office:value="63.686053">
                <text:p>63.686053</text:p>
              </table:table-cell>
              <table:table-cell office:value-type="float" office:value="69.705418">
                <text:p>69.705418</text:p>
              </table:table-cell>
              <table:table-cell office:value-type="float" office:value="62.243344">
                <text:p>62.243344</text:p>
              </table:table-cell>
              <table:table-cell office:value-type="float" office:value="61.256778">
                <text:p>61.256778</text:p>
              </table:table-cell>
              <table:table-cell office:value-type="float" office:value="65.737117">
                <text:p>65.737117</text:p>
              </table:table-cell>
              <table:table-cell office:value-type="float" office:value="68.653494">
                <text:p>68.653494</text:p>
              </table:table-cell>
              <table:table-cell office:value-type="float" office:value="58.506753">
                <text:p>58.506753</text:p>
              </table:table-cell>
              <table:table-cell office:value-type="float" office:value="62.142179">
                <text:p>62.142179</text:p>
              </table:table-cell>
              <table:table-cell office:value-type="float" office:value="67.289636">
                <text:p>67.289636</text:p>
              </table:table-cell>
              <table:table-cell office:value-type="float" office:value="60.988667">
                <text:p>60.988667</text:p>
              </table:table-cell>
              <table:table-cell office:value-type="float" office:value="65.347057">
                <text:p>65.347057</text:p>
              </table:table-cell>
              <table:table-cell office:value-type="float" office:value="81.353519">
                <text:p>81.353519</text:p>
              </table:table-cell>
              <table:table-cell office:value-type="float" office:value="70.664505">
                <text:p>70.664505</text:p>
              </table:table-cell>
              <table:table-cell office:value-type="float" office:value="55.654949">
                <text:p>55.654949</text:p>
              </table:table-cell>
              <table:table-cell office:value-type="float" office:value="57.983627">
                <text:p>57.983627</text:p>
              </table:table-cell>
              <table:table-cell office:value-type="float" office:value="53.615911">
                <text:p>53.615911</text:p>
              </table:table-cell>
              <table:table-cell office:value-type="float" office:value="70.286174">
                <text:p>70.286174</text:p>
              </table:table-cell>
              <table:table-cell office:value-type="float" office:value="58.252836">
                <text:p>58.252836</text:p>
              </table:table-cell>
              <table:table-cell office:value-type="float" office:value="54.908336">
                <text:p>54.908336</text:p>
              </table:table-cell>
              <table:table-cell office:value-type="float" office:value="59.357315">
                <text:p>59.357315</text:p>
              </table:table-cell>
              <table:table-cell office:value-type="float" office:value="65.52502">
                <text:p>65.52502</text:p>
              </table:table-cell>
              <table:table-cell office:value-type="float" office:value="63.73725">
                <text:p>63.73725</text:p>
              </table:table-cell>
              <table:table-cell office:value-type="float" office:value="64.820403">
                <text:p>64.820403</text:p>
              </table:table-cell>
              <table:table-cell office:value-type="float" office:value="66.406538">
                <text:p>66.406538</text:p>
              </table:table-cell>
              <table:table-cell office:value-type="float" office:value="93.672458">
                <text:p>93.672458</text:p>
              </table:table-cell>
              <table:table-cell office:value-type="float" office:value="50.319988">
                <text:p>50.319988</text:p>
              </table:table-cell>
              <table:table-cell office:value-type="float" office:value="56.133851">
                <text:p>56.133851</text:p>
              </table:table-cell>
              <table:table-cell office:value-type="float" office:value="71.794258">
                <text:p>71.794258</text:p>
              </table:table-cell>
              <table:table-cell office:value-type="float" office:value="54.098955">
                <text:p>54.098955</text:p>
              </table:table-cell>
              <table:table-cell office:value-type="float" office:value="63.727322">
                <text:p>63.727322</text:p>
              </table:table-cell>
              <table:table-cell office:value-type="float" office:value="74.787696">
                <text:p>74.787696</text:p>
              </table:table-cell>
              <table:table-cell office:value-type="float" office:value="71.663238">
                <text:p>71.663238</text:p>
              </table:table-cell>
              <table:table-cell office:value-type="float" office:value="65.415444">
                <text:p>65.415444</text:p>
              </table:table-cell>
              <table:table-cell office:value-type="float" office:value="66.192573">
                <text:p>66.192573</text:p>
              </table:table-cell>
              <table:table-cell office:value-type="float" office:value="53.813726">
                <text:p>53.813726</text:p>
              </table:table-cell>
              <table:table-cell office:value-type="float" office:value="67.383655">
                <text:p>67.383655</text:p>
              </table:table-cell>
              <table:table-cell office:value-type="float" office:value="64.88615">
                <text:p>64.88615</text:p>
              </table:table-cell>
              <table:table-cell office:value-type="float" office:value="84.051594">
                <text:p>84.051594</text:p>
              </table:table-cell>
              <table:table-cell office:value-type="float" office:value="48.155962">
                <text:p>48.155962</text:p>
              </table:table-cell>
              <table:table-cell office:value-type="float" office:value="70.758962">
                <text:p>70.758962</text:p>
              </table:table-cell>
              <table:table-cell office:value-type="float" office:value="73.39947">
                <text:p>73.39947</text:p>
              </table:table-cell>
              <table:table-cell office:value-type="float" office:value="76.919999">
                <text:p>76.919999</text:p>
              </table:table-cell>
              <table:table-cell office:value-type="float" office:value="74.599493">
                <text:p>74.599493</text:p>
              </table:table-cell>
              <table:table-cell office:value-type="float" office:value="56.133453">
                <text:p>56.133453</text:p>
              </table:table-cell>
              <table:table-cell office:value-type="float" office:value="66.939293">
                <text:p>66.939293</text:p>
              </table:table-cell>
              <table:table-cell office:value-type="float" office:value="68.920045">
                <text:p>68.920045</text:p>
              </table:table-cell>
              <table:table-cell office:value-type="float" office:value="59.595506">
                <text:p>59.595506</text:p>
              </table:table-cell>
              <table:table-cell office:value-type="float" office:value="67.39186">
                <text:p>67.39186</text:p>
              </table:table-cell>
              <table:table-cell office:value-type="float" office:value="86.138347">
                <text:p>86.138347</text:p>
              </table:table-cell>
              <table:table-cell office:value-type="float" office:value="53.875796">
                <text:p>53.875796</text:p>
              </table:table-cell>
              <table:table-cell office:value-type="float" office:value="74.193087">
                <text:p>74.193087</text:p>
              </table:table-cell>
              <table:table-cell office:value-type="float" office:value="77.373858">
                <text:p>77.373858</text:p>
              </table:table-cell>
              <table:table-cell office:value-type="float" office:value="66.191443">
                <text:p>66.191443</text:p>
              </table:table-cell>
              <table:table-cell office:value-type="float" office:value="56.900423">
                <text:p>56.900423</text:p>
              </table:table-cell>
              <table:table-cell office:value-type="float" office:value="75.63172">
                <text:p>75.63172</text:p>
              </table:table-cell>
              <table:table-cell office:value-type="float" office:value="65.963902">
                <text:p>65.963902</text:p>
              </table:table-cell>
              <table:table-cell office:value-type="float" office:value="78.07616">
                <text:p>78.07616</text:p>
              </table:table-cell>
              <table:table-cell office:value-type="float" office:value="62.619819">
                <text:p>62.619819</text:p>
              </table:table-cell>
              <table:table-cell office:value-type="float" office:value="63.086588">
                <text:p>63.086588</text:p>
              </table:table-cell>
              <table:table-cell office:value-type="float" office:value="93.589318">
                <text:p>93.589318</text:p>
              </table:table-cell>
              <table:table-cell office:value-type="float" office:value="65.536988">
                <text:p>65.536988</text:p>
              </table:table-cell>
              <table:table-cell office:value-type="float" office:value="69.741119">
                <text:p>69.741119</text:p>
              </table:table-cell>
              <table:table-cell office:value-type="float" office:value="80.963126">
                <text:p>80.963126</text:p>
              </table:table-cell>
              <table:table-cell office:value-type="float" office:value="70.995409">
                <text:p>70.995409</text:p>
              </table:table-cell>
              <table:table-cell office:value-type="float" office:value="68.620562">
                <text:p>68.620562</text:p>
              </table:table-cell>
              <table:table-cell office:value-type="float" office:value="69.703483">
                <text:p>69.703483</text:p>
              </table:table-cell>
              <table:table-cell office:value-type="float" office:value="84.292244">
                <text:p>84.292244</text:p>
              </table:table-cell>
              <table:table-cell office:value-type="float" office:value="62.358623">
                <text:p>62.358623</text:p>
              </table:table-cell>
              <table:table-cell office:value-type="float" office:value="79.136811">
                <text:p>79.136811</text:p>
              </table:table-cell>
              <table:table-cell office:value-type="float" office:value="70.336454">
                <text:p>70.336454</text:p>
              </table:table-cell>
              <table:table-cell office:value-type="float" office:value="68.251654">
                <text:p>68.251654</text:p>
              </table:table-cell>
              <table:table-cell office:value-type="float" office:value="97.87831">
                <text:p>97.87831</text:p>
              </table:table-cell>
              <table:table-cell office:value-type="float" office:value="58.734749">
                <text:p>58.734749</text:p>
              </table:table-cell>
              <table:table-cell office:value-type="float" office:value="65.501035">
                <text:p>65.501035</text:p>
              </table:table-cell>
              <table:table-cell office:value-type="float" office:value="85.240356">
                <text:p>85.240356</text:p>
              </table:table-cell>
              <table:table-cell office:value-type="float" office:value="76.753687">
                <text:p>76.753687</text:p>
              </table:table-cell>
              <table:table-cell office:value-type="float" office:value="55.059764">
                <text:p>55.059764</text:p>
              </table:table-cell>
              <table:table-cell office:value-type="float" office:value="74.239219">
                <text:p>74.239219</text:p>
              </table:table-cell>
              <table:table-cell office:value-type="float" office:value="86.090253">
                <text:p>86.090253</text:p>
              </table:table-cell>
              <table:table-cell office:value-type="float" office:value="82.038724">
                <text:p>82.038724</text:p>
              </table:table-cell>
              <table:table-cell office:value-type="float" office:value="76.430054">
                <text:p>76.430054</text:p>
              </table:table-cell>
              <table:table-cell office:value-type="float" office:value="71.804894">
                <text:p>71.804894</text:p>
              </table:table-cell>
              <table:table-cell office:value-type="float" office:value="70.805616">
                <text:p>70.805616</text:p>
              </table:table-cell>
              <table:table-cell office:value-type="float" office:value="88.581568">
                <text:p>88.581568</text:p>
              </table:table-cell>
              <table:table-cell office:value-type="float" office:value="81.480032">
                <text:p>81.480032</text:p>
              </table:table-cell>
              <table:table-cell office:value-type="float" office:value="59.407687">
                <text:p>59.407687</text:p>
              </table:table-cell>
              <table:table-cell office:value-type="float" office:value="84.655895">
                <text:p>84.655895</text:p>
              </table:table-cell>
              <table:table-cell office:value-type="float" office:value="66.412585">
                <text:p>66.412585</text:p>
              </table:table-cell>
              <table:table-cell office:value-type="float" office:value="75.697151">
                <text:p>75.697151</text:p>
              </table:table-cell>
              <table:table-cell office:value-type="float" office:value="63.587472">
                <text:p>63.587472</text:p>
              </table:table-cell>
              <table:table-cell office:value-type="float" office:value="81.123442">
                <text:p>81.123442</text:p>
              </table:table-cell>
              <table:table-cell office:value-type="float" office:value="75.833">
                <text:p>75.833</text:p>
              </table:table-cell>
              <table:table-cell office:value-type="float" office:value="79.347595">
                <text:p>79.347595</text:p>
              </table:table-cell>
              <table:table-cell office:value-type="float" office:value="86.056576">
                <text:p>86.056576</text:p>
              </table:table-cell>
              <table:table-cell office:value-type="float" office:value="77.378119">
                <text:p>77.378119</text:p>
              </table:table-cell>
              <table:table-cell office:value-type="float" office:value="112.480717">
                <text:p>112.480717</text:p>
              </table:table-cell>
              <table:table-cell office:value-type="float" office:value="82.176259">
                <text:p>82.176259</text:p>
              </table:table-cell>
              <table:table-cell office:value-type="float" office:value="86.800066">
                <text:p>86.800066</text:p>
              </table:table-cell>
              <table:table-cell office:value-type="float" office:value="69.557003">
                <text:p>69.557003</text:p>
              </table:table-cell>
              <table:table-cell office:value-type="float" office:value="85.764287">
                <text:p>85.764287</text:p>
              </table:table-cell>
              <table:table-cell office:value-type="float" office:value="90.966767">
                <text:p>90.966767</text:p>
              </table:table-cell>
              <table:table-cell office:value-type="float" office:value="86.138018">
                <text:p>86.138018</text:p>
              </table:table-cell>
              <table:table-cell office:value-type="float" office:value="79.534782">
                <text:p>79.534782</text:p>
              </table:table-cell>
              <table:table-cell office:value-type="float" office:value="57.735482">
                <text:p>57.735482</text:p>
              </table:table-cell>
              <table:table-cell office:value-type="float" office:value="79.469918">
                <text:p>79.469918</text:p>
              </table:table-cell>
              <table:table-cell office:value-type="float" office:value="66.83669">
                <text:p>66.83669</text:p>
              </table:table-cell>
              <table:table-cell office:value-type="float" office:value="91.951955">
                <text:p>91.951955</text:p>
              </table:table-cell>
              <table:table-cell office:value-type="float" office:value="88.86187">
                <text:p>88.86187</text:p>
              </table:table-cell>
              <table:table-cell office:value-type="float" office:value="86.111727">
                <text:p>86.111727</text:p>
              </table:table-cell>
              <table:table-cell office:value-type="float" office:value="94.048704">
                <text:p>94.048704</text:p>
              </table:table-cell>
              <table:table-cell office:value-type="float" office:value="102.99361">
                <text:p>102.99361</text:p>
              </table:table-cell>
              <table:table-cell office:value-type="float" office:value="61.102925">
                <text:p>61.102925</text:p>
              </table:table-cell>
              <table:table-cell office:value-type="float" office:value="78.63991">
                <text:p>78.63991</text:p>
              </table:table-cell>
              <table:table-cell office:value-type="float" office:value="78.711519">
                <text:p>78.711519</text:p>
              </table:table-cell>
              <table:table-cell office:value-type="float" office:value="64.452762">
                <text:p>64.452762</text:p>
              </table:table-cell>
              <table:table-cell office:value-type="float" office:value="123.767639">
                <text:p>123.767639</text:p>
              </table:table-cell>
              <table:table-cell office:value-type="float" office:value="65.454919">
                <text:p>65.454919</text:p>
              </table:table-cell>
              <table:table-cell office:value-type="float" office:value="88.482254">
                <text:p>88.482254</text:p>
              </table:table-cell>
              <table:table-cell office:value-type="float" office:value="70.58881">
                <text:p>70.58881</text:p>
              </table:table-cell>
              <table:table-cell office:value-type="float" office:value="68.286513">
                <text:p>68.286513</text:p>
              </table:table-cell>
              <table:table-cell office:value-type="float" office:value="88.739379">
                <text:p>88.739379</text:p>
              </table:table-cell>
              <table:table-cell office:value-type="float" office:value="76.878013">
                <text:p>76.878013</text:p>
              </table:table-cell>
              <table:table-cell office:value-type="float" office:value="99.232477">
                <text:p>99.232477</text:p>
              </table:table-cell>
              <table:table-cell office:value-type="float" office:value="72.072018">
                <text:p>72.072018</text:p>
              </table:table-cell>
              <table:table-cell office:value-type="float" office:value="101.787318">
                <text:p>101.787318</text:p>
              </table:table-cell>
              <table:table-cell office:value-type="float" office:value="100.715542">
                <text:p>100.715542</text:p>
              </table:table-cell>
              <table:table-cell office:value-type="float" office:value="61.734675">
                <text:p>61.734675</text:p>
              </table:table-cell>
              <table:table-cell office:value-type="float" office:value="84.410061">
                <text:p>84.410061</text:p>
              </table:table-cell>
              <table:table-cell office:value-type="float" office:value="89.364129">
                <text:p>89.364129</text:p>
              </table:table-cell>
              <table:table-cell office:value-type="float" office:value="85.755638">
                <text:p>85.755638</text:p>
              </table:table-cell>
              <table:table-cell office:value-type="float" office:value="106.738822">
                <text:p>106.738822</text:p>
              </table:table-cell>
              <table:table-cell office:value-type="float" office:value="89.256133">
                <text:p>89.256133</text:p>
              </table:table-cell>
              <table:table-cell office:value-type="float" office:value="79.805316">
                <text:p>79.805316</text:p>
              </table:table-cell>
              <table:table-cell office:value-type="float" office:value="83.703037">
                <text:p>83.703037</text:p>
              </table:table-cell>
              <table:table-cell office:value-type="float" office:value="74.847358">
                <text:p>74.847358</text:p>
              </table:table-cell>
              <table:table-cell office:value-type="float" office:value="58.998327">
                <text:p>58.998327</text:p>
              </table:table-cell>
              <table:table-cell office:value-type="float" office:value="85.458927">
                <text:p>85.458927</text:p>
              </table:table-cell>
              <table:table-cell office:value-type="float" office:value="65.62676">
                <text:p>65.62676</text:p>
              </table:table-cell>
              <table:table-cell office:value-type="float" office:value="99.308618">
                <text:p>99.308618</text:p>
              </table:table-cell>
              <table:table-cell office:value-type="float" office:value="62.60577">
                <text:p>62.60577</text:p>
              </table:table-cell>
              <table:table-cell office:value-type="float" office:value="68.272143">
                <text:p>68.272143</text:p>
              </table:table-cell>
              <table:table-cell office:value-type="float" office:value="130.187917">
                <text:p>130.187917</text:p>
              </table:table-cell>
              <table:table-cell office:value-type="float" office:value="90.593064">
                <text:p>90.593064</text:p>
              </table:table-cell>
              <table:table-cell office:value-type="float" office:value="87.922896">
                <text:p>87.922896</text:p>
              </table:table-cell>
              <table:table-cell office:value-type="float" office:value="66.748627">
                <text:p>66.748627</text:p>
              </table:table-cell>
              <table:table-cell office:value-type="float" office:value="112.865852">
                <text:p>112.865852</text:p>
              </table:table-cell>
              <table:table-cell office:value-type="float" office:value="86.041593">
                <text:p>86.041593</text:p>
              </table:table-cell>
              <table:table-cell office:value-type="float" office:value="74.098277">
                <text:p>74.098277</text:p>
              </table:table-cell>
              <table:table-cell office:value-type="float" office:value="65.370801">
                <text:p>65.370801</text:p>
              </table:table-cell>
              <table:table-cell office:value-type="float" office:value="89.096011">
                <text:p>89.096011</text:p>
              </table:table-cell>
              <table:table-cell office:value-type="float" office:value="92.89144">
                <text:p>92.89144</text:p>
              </table:table-cell>
              <table:table-cell office:value-type="float" office:value="83.661319">
                <text:p>83.661319</text:p>
              </table:table-cell>
              <table:table-cell office:value-type="float" office:value="70.136433">
                <text:p>70.136433</text:p>
              </table:table-cell>
              <table:table-cell office:value-type="float" office:value="93.699228">
                <text:p>93.699228</text:p>
              </table:table-cell>
              <table:table-cell office:value-type="float" office:value="88.204173">
                <text:p>88.204173</text:p>
              </table:table-cell>
              <table:table-cell office:value-type="float" office:value="96.417007">
                <text:p>96.417007</text:p>
              </table:table-cell>
              <table:table-cell office:value-type="float" office:value="83.514889">
                <text:p>83.514889</text:p>
              </table:table-cell>
              <table:table-cell office:value-type="float" office:value="91.115571">
                <text:p>91.115571</text:p>
              </table:table-cell>
              <table:table-cell office:value-type="float" office:value="73.69148">
                <text:p>73.69148</text:p>
              </table:table-cell>
              <table:table-cell office:value-type="float" office:value="82.060596">
                <text:p>82.060596</text:p>
              </table:table-cell>
              <table:table-cell office:value-type="float" office:value="81.391219">
                <text:p>81.391219</text:p>
              </table:table-cell>
              <table:table-cell office:value-type="float" office:value="73.122352">
                <text:p>73.122352</text:p>
              </table:table-cell>
              <table:table-cell office:value-type="float" office:value="73.205312">
                <text:p>73.205312</text:p>
              </table:table-cell>
              <table:table-cell office:value-type="float" office:value="76.904384">
                <text:p>76.904384</text:p>
              </table:table-cell>
              <table:table-cell office:value-type="float" office:value="62.172919">
                <text:p>62.172919</text:p>
              </table:table-cell>
              <table:table-cell office:value-type="float" office:value="67.811812">
                <text:p>67.811812</text:p>
              </table:table-cell>
              <table:table-cell office:value-type="float" office:value="78.893048">
                <text:p>78.893048</text:p>
              </table:table-cell>
              <table:table-cell office:value-type="float" office:value="84.410648">
                <text:p>84.410648</text:p>
              </table:table-cell>
              <table:table-cell office:value-type="float" office:value="66.555836">
                <text:p>66.555836</text:p>
              </table:table-cell>
              <table:table-cell office:value-type="float" office:value="70.055609">
                <text:p>70.055609</text:p>
              </table:table-cell>
              <table:table-cell office:value-type="float" office:value="80.853113">
                <text:p>80.853113</text:p>
              </table:table-cell>
              <table:table-cell office:value-type="float" office:value="55.639818">
                <text:p>55.639818</text:p>
              </table:table-cell>
              <table:table-cell office:value-type="float" office:value="70.481726">
                <text:p>70.481726</text:p>
              </table:table-cell>
              <table:table-cell office:value-type="float" office:value="76.714585">
                <text:p>76.714585</text:p>
              </table:table-cell>
              <table:table-cell office:value-type="float" office:value="64.15741">
                <text:p>64.15741</text:p>
              </table:table-cell>
              <table:table-cell office:value-type="float" office:value="62.074824">
                <text:p>62.074824</text:p>
              </table:table-cell>
              <table:table-cell office:value-type="float" office:value="81.441615">
                <text:p>81.441615</text:p>
              </table:table-cell>
              <table:table-cell office:value-type="float" office:value="63.070657">
                <text:p>63.070657</text:p>
              </table:table-cell>
              <table:table-cell office:value-type="float" office:value="54.793718">
                <text:p>54.793718</text:p>
              </table:table-cell>
              <table:table-cell office:value-type="float" office:value="62.736801">
                <text:p>62.736801</text:p>
              </table:table-cell>
              <table:table-cell office:value-type="float" office:value="81.537275">
                <text:p>81.537275</text:p>
              </table:table-cell>
              <table:table-cell office:value-type="float" office:value="61.159044">
                <text:p>61.159044</text:p>
              </table:table-cell>
              <table:table-cell office:value-type="float" office:value="92.449768">
                <text:p>92.449768</text:p>
              </table:table-cell>
              <table:table-cell office:value-type="float" office:value="86.116137">
                <text:p>86.116137</text:p>
              </table:table-cell>
              <table:table-cell office:value-type="float" office:value="76.392596">
                <text:p>76.392596</text:p>
              </table:table-cell>
              <table:table-cell office:value-type="float" office:value="78.943436">
                <text:p>78.943436</text:p>
              </table:table-cell>
              <table:table-cell office:value-type="float" office:value="68.388868">
                <text:p>68.388868</text:p>
              </table:table-cell>
              <table:table-cell office:value-type="float" office:value="58.647353">
                <text:p>58.647353</text:p>
              </table:table-cell>
              <table:table-cell office:value-type="float" office:value="58.360688">
                <text:p>58.360688</text:p>
              </table:table-cell>
              <table:table-cell office:value-type="float" office:value="70.315045">
                <text:p>70.315045</text:p>
              </table:table-cell>
              <table:table-cell office:value-type="float" office:value="83.971224">
                <text:p>83.971224</text:p>
              </table:table-cell>
              <table:table-cell office:value-type="float" office:value="61.170721">
                <text:p>61.170721</text:p>
              </table:table-cell>
              <table:table-cell office:value-type="float" office:value="59.452463">
                <text:p>59.452463</text:p>
              </table:table-cell>
              <table:table-cell office:value-type="float" office:value="67.263331">
                <text:p>67.263331</text:p>
              </table:table-cell>
              <table:table-cell office:value-type="float" office:value="61.79957">
                <text:p>61.79957</text:p>
              </table:table-cell>
              <table:table-cell office:value-type="float" office:value="57.814762">
                <text:p>57.814762</text:p>
              </table:table-cell>
              <table:table-cell office:value-type="float" office:value="91.419028">
                <text:p>91.419028</text:p>
              </table:table-cell>
              <table:table-cell office:value-type="float" office:value="65.370284">
                <text:p>65.370284</text:p>
              </table:table-cell>
              <table:table-cell office:value-type="float" office:value="59.058152">
                <text:p>59.058152</text:p>
              </table:table-cell>
              <table:table-cell office:value-type="float" office:value="60.498747">
                <text:p>60.498747</text:p>
              </table:table-cell>
              <table:table-cell office:value-type="float" office:value="78.79409">
                <text:p>78.79409</text:p>
              </table:table-cell>
              <table:table-cell office:value-type="float" office:value="80.79639">
                <text:p>80.79639</text:p>
              </table:table-cell>
              <table:table-cell office:value-type="float" office:value="86.447569">
                <text:p>86.447569</text:p>
              </table:table-cell>
              <table:table-cell office:value-type="float" office:value="82.369105">
                <text:p>82.369105</text:p>
              </table:table-cell>
              <table:table-cell office:value-type="float" office:value="94.08133">
                <text:p>94.08133</text:p>
              </table:table-cell>
              <table:table-cell office:value-type="float" office:value="75.002458">
                <text:p>75.002458</text:p>
              </table:table-cell>
              <table:table-cell office:value-type="float" office:value="64.945138">
                <text:p>64.945138</text:p>
              </table:table-cell>
              <table:table-cell office:value-type="float" office:value="79.90203">
                <text:p>79.90203</text:p>
              </table:table-cell>
              <table:table-cell office:value-type="float" office:value="68.057759">
                <text:p>68.057759</text:p>
              </table:table-cell>
              <table:table-cell office:value-type="float" office:value="69.342713">
                <text:p>69.342713</text:p>
              </table:table-cell>
              <table:table-cell office:value-type="float" office:value="73.651214">
                <text:p>73.651214</text:p>
              </table:table-cell>
              <table:table-cell office:value-type="float" office:value="69.446549">
                <text:p>69.446549</text:p>
              </table:table-cell>
              <table:table-cell office:value-type="float" office:value="55.360669">
                <text:p>55.360669</text:p>
              </table:table-cell>
              <table:table-cell office:value-type="float" office:value="63.91262">
                <text:p>63.91262</text:p>
              </table:table-cell>
              <table:table-cell office:value-type="float" office:value="73.958464">
                <text:p>73.958464</text:p>
              </table:table-cell>
              <table:table-cell office:value-type="float" office:value="68.632443">
                <text:p>68.632443</text:p>
              </table:table-cell>
              <table:table-cell office:value-type="float" office:value="54.450958">
                <text:p>54.450958</text:p>
              </table:table-cell>
              <table:table-cell office:value-type="float" office:value="74.217347">
                <text:p>74.217347</text:p>
              </table:table-cell>
              <table:table-cell office:value-type="float" office:value="47.723177">
                <text:p>47.723177</text:p>
              </table:table-cell>
              <table:table-cell office:value-type="float" office:value="71.740488">
                <text:p>71.740488</text:p>
              </table:table-cell>
              <table:table-cell office:value-type="float" office:value="53.063582">
                <text:p>53.063582</text:p>
              </table:table-cell>
              <table:table-cell office:value-type="float" office:value="69.806166">
                <text:p>69.806166</text:p>
              </table:table-cell>
              <table:table-cell office:value-type="float" office:value="61.942411">
                <text:p>61.942411</text:p>
              </table:table-cell>
              <table:table-cell office:value-type="float" office:value="66.784558">
                <text:p>66.784558</text:p>
              </table:table-cell>
              <table:table-cell office:value-type="float" office:value="58.726426">
                <text:p>58.726426</text:p>
              </table:table-cell>
              <table:table-cell office:value-type="float" office:value="70.249056">
                <text:p>70.249056</text:p>
              </table:table-cell>
              <table:table-cell office:value-type="float" office:value="75.678299">
                <text:p>75.678299</text:p>
              </table:table-cell>
              <table:table-cell office:value-type="float" office:value="63.014043">
                <text:p>63.014043</text:p>
              </table:table-cell>
              <table:table-cell office:value-type="float" office:value="57.33998">
                <text:p>57.33998</text:p>
              </table:table-cell>
              <table:table-cell office:value-type="float" office:value="77.721959">
                <text:p>77.721959</text:p>
              </table:table-cell>
              <table:table-cell office:value-type="float" office:value="58.841709">
                <text:p>58.841709</text:p>
              </table:table-cell>
              <table:table-cell office:value-type="float" office:value="70.126753">
                <text:p>70.126753</text:p>
              </table:table-cell>
              <table:table-cell office:value-type="float" office:value="51.601933">
                <text:p>51.601933</text:p>
              </table:table-cell>
              <table:table-cell office:value-type="float" office:value="47.674358">
                <text:p>47.674358</text:p>
              </table:table-cell>
              <table:table-cell office:value-type="float" office:value="54.678093">
                <text:p>54.678093</text:p>
              </table:table-cell>
              <table:table-cell office:value-type="float" office:value="55.760122">
                <text:p>55.760122</text:p>
              </table:table-cell>
              <table:table-cell office:value-type="float" office:value="54.955574">
                <text:p>54.955574</text:p>
              </table:table-cell>
              <table:table-cell office:value-type="float" office:value="59.950804">
                <text:p>59.950804</text:p>
              </table:table-cell>
              <table:table-cell office:value-type="float" office:value="60.551029">
                <text:p>60.551029</text:p>
              </table:table-cell>
              <table:table-cell office:value-type="float" office:value="65.198479">
                <text:p>65.198479</text:p>
              </table:table-cell>
              <table:table-cell office:value-type="float" office:value="71.059748">
                <text:p>71.059748</text:p>
              </table:table-cell>
              <table:table-cell office:value-type="float" office:value="63.441927">
                <text:p>63.441927</text:p>
              </table:table-cell>
              <table:table-cell office:value-type="float" office:value="66.453684">
                <text:p>66.453684</text:p>
              </table:table-cell>
              <table:table-cell office:value-type="float" office:value="49.607841">
                <text:p>49.607841</text:p>
              </table:table-cell>
              <table:table-cell office:value-type="float" office:value="50.243021">
                <text:p>50.243021</text:p>
              </table:table-cell>
              <table:table-cell office:value-type="float" office:value="62.152751">
                <text:p>62.152751</text:p>
              </table:table-cell>
              <table:table-cell office:value-type="float" office:value="46.492397">
                <text:p>46.492397</text:p>
              </table:table-cell>
              <table:table-cell office:value-type="float" office:value="81.407905">
                <text:p>81.407905</text:p>
              </table:table-cell>
              <table:table-cell office:value-type="float" office:value="75.568893">
                <text:p>75.568893</text:p>
              </table:table-cell>
              <table:table-cell office:value-type="float" office:value="62.950348">
                <text:p>62.950348</text:p>
              </table:table-cell>
              <table:table-cell office:value-type="float" office:value="40.934379">
                <text:p>40.934379</text:p>
              </table:table-cell>
              <table:table-cell office:value-type="float" office:value="49.036637">
                <text:p>49.036637</text:p>
              </table:table-cell>
              <table:table-cell office:value-type="float" office:value="85.078714">
                <text:p>85.078714</text:p>
              </table:table-cell>
              <table:table-cell office:value-type="float" office:value="80.385673">
                <text:p>80.385673</text:p>
              </table:table-cell>
              <table:table-cell office:value-type="float" office:value="64.004307">
                <text:p>64.004307</text:p>
              </table:table-cell>
              <table:table-cell office:value-type="float" office:value="53.784495">
                <text:p>53.784495</text:p>
              </table:table-cell>
              <table:table-cell office:value-type="float" office:value="45.640189">
                <text:p>45.640189</text:p>
              </table:table-cell>
              <table:table-cell office:value-type="float" office:value="49.568097">
                <text:p>49.568097</text:p>
              </table:table-cell>
              <table:table-cell office:value-type="float" office:value="69.263787">
                <text:p>69.263787</text:p>
              </table:table-cell>
              <table:table-cell office:value-type="float" office:value="56.883805">
                <text:p>56.883805</text:p>
              </table:table-cell>
              <table:table-cell office:value-type="float" office:value="52.319337">
                <text:p>52.319337</text:p>
              </table:table-cell>
              <table:table-cell office:value-type="float" office:value="51.193981">
                <text:p>51.193981</text:p>
              </table:table-cell>
              <table:table-cell office:value-type="float" office:value="68.991442">
                <text:p>68.991442</text:p>
              </table:table-cell>
              <table:table-cell office:value-type="float" office:value="63.87397">
                <text:p>63.87397</text:p>
              </table:table-cell>
              <table:table-cell office:value-type="float" office:value="51.698443">
                <text:p>51.698443</text:p>
              </table:table-cell>
              <table:table-cell office:value-type="float" office:value="43.017523">
                <text:p>43.017523</text:p>
              </table:table-cell>
              <table:table-cell office:value-type="float" office:value="48.928629">
                <text:p>48.928629</text:p>
              </table:table-cell>
              <table:table-cell office:value-type="float" office:value="67.160364">
                <text:p>67.160364</text:p>
              </table:table-cell>
              <table:table-cell office:value-type="float" office:value="55.464795">
                <text:p>55.464795</text:p>
              </table:table-cell>
              <table:table-cell office:value-type="float" office:value="57.04652">
                <text:p>57.04652</text:p>
              </table:table-cell>
              <table:table-cell office:value-type="float" office:value="56.481619">
                <text:p>56.481619</text:p>
              </table:table-cell>
              <table:table-cell office:value-type="float" office:value="43.209164">
                <text:p>43.209164</text:p>
              </table:table-cell>
              <table:table-cell office:value-type="float" office:value="42.357663">
                <text:p>42.357663</text:p>
              </table:table-cell>
              <table:table-cell office:value-type="float" office:value="51.391394">
                <text:p>51.391394</text:p>
              </table:table-cell>
              <table:table-cell office:value-type="float" office:value="41.236128">
                <text:p>41.236128</text:p>
              </table:table-cell>
              <table:table-cell office:value-type="float" office:value="51.927993">
                <text:p>51.927993</text:p>
              </table:table-cell>
              <table:table-cell office:value-type="float" office:value="58.449009">
                <text:p>58.449009</text:p>
              </table:table-cell>
              <table:table-cell office:value-type="float" office:value="52.242887">
                <text:p>52.242887</text:p>
              </table:table-cell>
              <table:table-cell office:value-type="float" office:value="51.515227">
                <text:p>51.515227</text:p>
              </table:table-cell>
              <table:table-cell office:value-type="float" office:value="59.572983">
                <text:p>59.572983</text:p>
              </table:table-cell>
              <table:table-cell office:value-type="float" office:value="43.080168">
                <text:p>43.080168</text:p>
              </table:table-cell>
              <table:table-cell office:value-type="float" office:value="52.171637">
                <text:p>52.171637</text:p>
              </table:table-cell>
              <table:table-cell office:value-type="float" office:value="56.313263">
                <text:p>56.313263</text:p>
              </table:table-cell>
              <table:table-cell office:value-type="float" office:value="52.538775">
                <text:p>52.538775</text:p>
              </table:table-cell>
              <table:table-cell office:value-type="float" office:value="56.232936">
                <text:p>56.232936</text:p>
              </table:table-cell>
              <table:table-cell office:value-type="float" office:value="53.400984">
                <text:p>53.400984</text:p>
              </table:table-cell>
              <table:table-cell office:value-type="float" office:value="49.962204">
                <text:p>49.962204</text:p>
              </table:table-cell>
              <table:table-cell office:value-type="float" office:value="43.968564">
                <text:p>43.968564</text:p>
              </table:table-cell>
              <table:table-cell office:value-type="float" office:value="42.825463">
                <text:p>42.825463</text:p>
              </table:table-cell>
              <table:table-cell office:value-type="float" office:value="46.620966">
                <text:p>46.620966</text:p>
              </table:table-cell>
              <table:table-cell office:value-type="float" office:value="45.309375">
                <text:p>45.309375</text:p>
              </table:table-cell>
              <table:table-cell office:value-type="float" office:value="48.607067">
                <text:p>48.607067</text:p>
              </table:table-cell>
              <table:table-cell office:value-type="float" office:value="47.728183">
                <text:p>47.728183</text:p>
              </table:table-cell>
              <table:table-cell office:value-type="float" office:value="52.720232">
                <text:p>52.720232</text:p>
              </table:table-cell>
              <table:table-cell office:value-type="float" office:value="48.150305">
                <text:p>48.150305</text:p>
              </table:table-cell>
              <table:table-cell office:value-type="float" office:value="39.581613">
                <text:p>39.581613</text:p>
              </table:table-cell>
              <table:table-cell office:value-type="float" office:value="43.962469">
                <text:p>43.962469</text:p>
              </table:table-cell>
              <table:table-cell office:value-type="float" office:value="51.318899">
                <text:p>51.318899</text:p>
              </table:table-cell>
              <table:table-cell office:value-type="float" office:value="43.475194">
                <text:p>43.475194</text:p>
              </table:table-cell>
              <table:table-cell office:value-type="float" office:value="51.694031">
                <text:p>51.694031</text:p>
              </table:table-cell>
              <table:table-cell office:value-type="float" office:value="39.81225">
                <text:p>39.81225</text:p>
              </table:table-cell>
              <table:table-cell office:value-type="float" office:value="44.417102">
                <text:p>44.417102</text:p>
              </table:table-cell>
              <table:table-cell office:value-type="float" office:value="42.212018">
                <text:p>42.212018</text:p>
              </table:table-cell>
              <table:table-cell office:value-type="float" office:value="44.660025">
                <text:p>44.660025</text:p>
              </table:table-cell>
              <table:table-cell office:value-type="float" office:value="47.05653">
                <text:p>47.05653</text:p>
              </table:table-cell>
              <table:table-cell office:value-type="float" office:value="48.988076">
                <text:p>48.988076</text:p>
              </table:table-cell>
              <table:table-cell office:value-type="float" office:value="50.16663">
                <text:p>50.16663</text:p>
              </table:table-cell>
              <table:table-cell office:value-type="float" office:value="36.448063">
                <text:p>36.448063</text:p>
              </table:table-cell>
              <table:table-cell office:value-type="float" office:value="43.463635">
                <text:p>43.463635</text:p>
              </table:table-cell>
              <table:table-cell office:value-type="float" office:value="40.330039">
                <text:p>40.330039</text:p>
              </table:table-cell>
              <table:table-cell office:value-type="float" office:value="44.127305">
                <text:p>44.127305</text:p>
              </table:table-cell>
              <table:table-cell office:value-type="float" office:value="43.034915">
                <text:p>43.034915</text:p>
              </table:table-cell>
              <table:table-cell office:value-type="float" office:value="44.900122">
                <text:p>44.900122</text:p>
              </table:table-cell>
              <table:table-cell office:value-type="float" office:value="40.517008">
                <text:p>40.517008</text:p>
              </table:table-cell>
              <table:table-cell office:value-type="float" office:value="39.173326">
                <text:p>39.173326</text:p>
              </table:table-cell>
              <table:table-cell office:value-type="float" office:value="40.810864">
                <text:p>40.810864</text:p>
              </table:table-cell>
              <table:table-cell office:value-type="float" office:value="42.394641">
                <text:p>42.394641</text:p>
              </table:table-cell>
              <table:table-cell office:value-type="float" office:value="46.28827">
                <text:p>46.28827</text:p>
              </table:table-cell>
              <table:table-cell office:value-type="float" office:value="40.008645">
                <text:p>40.008645</text:p>
              </table:table-cell>
              <table:table-cell office:value-type="float" office:value="40.564273">
                <text:p>40.564273</text:p>
              </table:table-cell>
              <table:table-cell office:value-type="float" office:value="37.154668">
                <text:p>37.154668</text:p>
              </table:table-cell>
              <table:table-cell office:value-type="float" office:value="42.001885">
                <text:p>42.001885</text:p>
              </table:table-cell>
              <table:table-cell office:value-type="float" office:value="37.078085">
                <text:p>37.078085</text:p>
              </table:table-cell>
              <table:table-cell office:value-type="float" office:value="36.179429">
                <text:p>36.179429</text:p>
              </table:table-cell>
              <table:table-cell office:value-type="float" office:value="34.625274">
                <text:p>34.625274</text:p>
              </table:table-cell>
              <table:table-cell office:value-type="float" office:value="39.244376">
                <text:p>39.244376</text:p>
              </table:table-cell>
              <table:table-cell office:value-type="float" office:value="31.048807">
                <text:p>31.048807</text:p>
              </table:table-cell>
              <table:table-cell office:value-type="float" office:value="36.278988">
                <text:p>36.278988</text:p>
              </table:table-cell>
              <table:table-cell office:value-type="float" office:value="33.051858">
                <text:p>33.051858</text:p>
              </table:table-cell>
              <table:table-cell office:value-type="float" office:value="35.472616">
                <text:p>35.472616</text:p>
              </table:table-cell>
              <table:table-cell office:value-type="float" office:value="36.740026">
                <text:p>36.740026</text:p>
              </table:table-cell>
              <table:table-cell office:value-type="float" office:value="35.194657">
                <text:p>35.194657</text:p>
              </table:table-cell>
              <table:table-cell office:value-type="float" office:value="38.495731">
                <text:p>38.495731</text:p>
              </table:table-cell>
              <table:table-cell office:value-type="float" office:value="29.701374">
                <text:p>29.701374</text:p>
              </table:table-cell>
              <table:table-cell office:value-type="float" office:value="42.35629">
                <text:p>42.35629</text:p>
              </table:table-cell>
              <table:table-cell office:value-type="float" office:value="34.833988">
                <text:p>34.833988</text:p>
              </table:table-cell>
              <table:table-cell office:value-type="float" office:value="33.852996">
                <text:p>33.852996</text:p>
              </table:table-cell>
              <table:table-cell office:value-type="float" office:value="34.569114">
                <text:p>34.569114</text:p>
              </table:table-cell>
              <table:table-cell office:value-type="float" office:value="38.561188">
                <text:p>38.561188</text:p>
              </table:table-cell>
              <table:table-cell office:value-type="float" office:value="31.868813">
                <text:p>31.868813</text:p>
              </table:table-cell>
              <table:table-cell office:value-type="float" office:value="34.247764">
                <text:p>34.247764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6:Arkusz1.A6</svg:desc>
                </draw:g>
              </table:table-cell>
              <table:table-cell office:value-type="float" office:value="234.365575">
                <text:p>234.365575</text:p>
                <draw:g>
                  <svg:desc>Arkusz1.B6:Arkusz1.SG6</svg:desc>
                </draw:g>
              </table:table-cell>
              <table:table-cell office:value-type="float" office:value="170.205755">
                <text:p>170.205755</text:p>
              </table:table-cell>
              <table:table-cell office:value-type="float" office:value="120.524832">
                <text:p>120.524832</text:p>
              </table:table-cell>
              <table:table-cell office:value-type="float" office:value="94.584779">
                <text:p>94.584779</text:p>
              </table:table-cell>
              <table:table-cell office:value-type="float" office:value="101.863001">
                <text:p>101.863001</text:p>
              </table:table-cell>
              <table:table-cell office:value-type="float" office:value="88.525437">
                <text:p>88.525437</text:p>
              </table:table-cell>
              <table:table-cell office:value-type="float" office:value="134.932042">
                <text:p>134.932042</text:p>
              </table:table-cell>
              <table:table-cell office:value-type="float" office:value="91.776045">
                <text:p>91.776045</text:p>
              </table:table-cell>
              <table:table-cell office:value-type="float" office:value="130.607036">
                <text:p>130.607036</text:p>
              </table:table-cell>
              <table:table-cell office:value-type="float" office:value="86.730426">
                <text:p>86.730426</text:p>
              </table:table-cell>
              <table:table-cell office:value-type="float" office:value="122.735165">
                <text:p>122.735165</text:p>
              </table:table-cell>
              <table:table-cell office:value-type="float" office:value="99.59741">
                <text:p>99.59741</text:p>
              </table:table-cell>
              <table:table-cell office:value-type="float" office:value="110.51281">
                <text:p>110.51281</text:p>
              </table:table-cell>
              <table:table-cell office:value-type="float" office:value="107.702622">
                <text:p>107.702622</text:p>
              </table:table-cell>
              <table:table-cell office:value-type="float" office:value="115.102391">
                <text:p>115.102391</text:p>
              </table:table-cell>
              <table:table-cell office:value-type="float" office:value="107.845102">
                <text:p>107.845102</text:p>
              </table:table-cell>
              <table:table-cell office:value-type="float" office:value="124.852929">
                <text:p>124.852929</text:p>
              </table:table-cell>
              <table:table-cell office:value-type="float" office:value="100.644659">
                <text:p>100.644659</text:p>
              </table:table-cell>
              <table:table-cell office:value-type="float" office:value="132.745846">
                <text:p>132.745846</text:p>
              </table:table-cell>
              <table:table-cell office:value-type="float" office:value="97.254274">
                <text:p>97.254274</text:p>
              </table:table-cell>
              <table:table-cell office:value-type="float" office:value="94.583363">
                <text:p>94.583363</text:p>
              </table:table-cell>
              <table:table-cell office:value-type="float" office:value="95.734323">
                <text:p>95.734323</text:p>
              </table:table-cell>
              <table:table-cell office:value-type="float" office:value="92.85691">
                <text:p>92.85691</text:p>
              </table:table-cell>
              <table:table-cell office:value-type="float" office:value="87.019474">
                <text:p>87.019474</text:p>
              </table:table-cell>
              <table:table-cell office:value-type="float" office:value="88.790799">
                <text:p>88.790799</text:p>
              </table:table-cell>
              <table:table-cell office:value-type="float" office:value="91.666258">
                <text:p>91.666258</text:p>
              </table:table-cell>
              <table:table-cell office:value-type="float" office:value="85.62699">
                <text:p>85.62699</text:p>
              </table:table-cell>
              <table:table-cell office:value-type="float" office:value="84.152575">
                <text:p>84.152575</text:p>
              </table:table-cell>
              <table:table-cell office:value-type="float" office:value="109.649377">
                <text:p>109.649377</text:p>
              </table:table-cell>
              <table:table-cell office:value-type="float" office:value="83.431938">
                <text:p>83.431938</text:p>
              </table:table-cell>
              <table:table-cell office:value-type="float" office:value="87.356173">
                <text:p>87.356173</text:p>
              </table:table-cell>
              <table:table-cell office:value-type="float" office:value="80.882557">
                <text:p>80.882557</text:p>
              </table:table-cell>
              <table:table-cell office:value-type="float" office:value="77.020253">
                <text:p>77.020253</text:p>
              </table:table-cell>
              <table:table-cell office:value-type="float" office:value="81.940413">
                <text:p>81.940413</text:p>
              </table:table-cell>
              <table:table-cell office:value-type="float" office:value="77.857822">
                <text:p>77.857822</text:p>
              </table:table-cell>
              <table:table-cell office:value-type="float" office:value="87.625341">
                <text:p>87.625341</text:p>
              </table:table-cell>
              <table:table-cell office:value-type="float" office:value="92.79421">
                <text:p>92.79421</text:p>
              </table:table-cell>
              <table:table-cell office:value-type="float" office:value="80.550497">
                <text:p>80.550497</text:p>
              </table:table-cell>
              <table:table-cell office:value-type="float" office:value="82.80399">
                <text:p>82.80399</text:p>
              </table:table-cell>
              <table:table-cell office:value-type="float" office:value="83.078067">
                <text:p>83.078067</text:p>
              </table:table-cell>
              <table:table-cell office:value-type="float" office:value="82.47852">
                <text:p>82.47852</text:p>
              </table:table-cell>
              <table:table-cell office:value-type="float" office:value="79.158696">
                <text:p>79.158696</text:p>
              </table:table-cell>
              <table:table-cell office:value-type="float" office:value="83.689141">
                <text:p>83.689141</text:p>
              </table:table-cell>
              <table:table-cell office:value-type="float" office:value="81.658472">
                <text:p>81.658472</text:p>
              </table:table-cell>
              <table:table-cell office:value-type="float" office:value="74.595591">
                <text:p>74.595591</text:p>
              </table:table-cell>
              <table:table-cell office:value-type="float" office:value="76.718633">
                <text:p>76.718633</text:p>
              </table:table-cell>
              <table:table-cell office:value-type="float" office:value="72.231455">
                <text:p>72.231455</text:p>
              </table:table-cell>
              <table:table-cell office:value-type="float" office:value="74.404213">
                <text:p>74.404213</text:p>
              </table:table-cell>
              <table:table-cell office:value-type="float" office:value="76.659286">
                <text:p>76.659286</text:p>
              </table:table-cell>
              <table:table-cell office:value-type="float" office:value="81.034877">
                <text:p>81.034877</text:p>
              </table:table-cell>
              <table:table-cell office:value-type="float" office:value="80.400372">
                <text:p>80.400372</text:p>
              </table:table-cell>
              <table:table-cell office:value-type="float" office:value="78.632689">
                <text:p>78.632689</text:p>
              </table:table-cell>
              <table:table-cell office:value-type="float" office:value="78.928977">
                <text:p>78.928977</text:p>
              </table:table-cell>
              <table:table-cell office:value-type="float" office:value="78.509417">
                <text:p>78.509417</text:p>
              </table:table-cell>
              <table:table-cell office:value-type="float" office:value="79.022891">
                <text:p>79.022891</text:p>
              </table:table-cell>
              <table:table-cell office:value-type="float" office:value="76.454857">
                <text:p>76.454857</text:p>
              </table:table-cell>
              <table:table-cell office:value-type="float" office:value="82.340356">
                <text:p>82.340356</text:p>
              </table:table-cell>
              <table:table-cell office:value-type="float" office:value="72.71751">
                <text:p>72.71751</text:p>
              </table:table-cell>
              <table:table-cell office:value-type="float" office:value="79.861695">
                <text:p>79.861695</text:p>
              </table:table-cell>
              <table:table-cell office:value-type="float" office:value="79.68683">
                <text:p>79.68683</text:p>
              </table:table-cell>
              <table:table-cell office:value-type="float" office:value="73.282725">
                <text:p>73.282725</text:p>
              </table:table-cell>
              <table:table-cell office:value-type="float" office:value="86.168316">
                <text:p>86.168316</text:p>
              </table:table-cell>
              <table:table-cell office:value-type="float" office:value="72.080844">
                <text:p>72.080844</text:p>
              </table:table-cell>
              <table:table-cell office:value-type="float" office:value="79.838085">
                <text:p>79.838085</text:p>
              </table:table-cell>
              <table:table-cell office:value-type="float" office:value="68.840616">
                <text:p>68.840616</text:p>
              </table:table-cell>
              <table:table-cell office:value-type="float" office:value="73.918536">
                <text:p>73.918536</text:p>
              </table:table-cell>
              <table:table-cell office:value-type="float" office:value="74.711931">
                <text:p>74.711931</text:p>
              </table:table-cell>
              <table:table-cell office:value-type="float" office:value="76.7314">
                <text:p>76.7314</text:p>
              </table:table-cell>
              <table:table-cell office:value-type="float" office:value="84.359997">
                <text:p>84.359997</text:p>
              </table:table-cell>
              <table:table-cell office:value-type="float" office:value="76.631446">
                <text:p>76.631446</text:p>
              </table:table-cell>
              <table:table-cell office:value-type="float" office:value="71.428887">
                <text:p>71.428887</text:p>
              </table:table-cell>
              <table:table-cell office:value-type="float" office:value="82.896058">
                <text:p>82.896058</text:p>
              </table:table-cell>
              <table:table-cell office:value-type="float" office:value="70.113887">
                <text:p>70.113887</text:p>
              </table:table-cell>
              <table:table-cell office:value-type="float" office:value="84.882704">
                <text:p>84.882704</text:p>
              </table:table-cell>
              <table:table-cell office:value-type="float" office:value="79.172887">
                <text:p>79.172887</text:p>
              </table:table-cell>
              <table:table-cell office:value-type="float" office:value="78.112326">
                <text:p>78.112326</text:p>
              </table:table-cell>
              <table:table-cell office:value-type="float" office:value="67.322359">
                <text:p>67.322359</text:p>
              </table:table-cell>
              <table:table-cell office:value-type="float" office:value="76.780713">
                <text:p>76.780713</text:p>
              </table:table-cell>
              <table:table-cell office:value-type="float" office:value="69.659043">
                <text:p>69.659043</text:p>
              </table:table-cell>
              <table:table-cell office:value-type="float" office:value="77.171254">
                <text:p>77.171254</text:p>
              </table:table-cell>
              <table:table-cell office:value-type="float" office:value="68.490096">
                <text:p>68.490096</text:p>
              </table:table-cell>
              <table:table-cell office:value-type="float" office:value="77.36397">
                <text:p>77.36397</text:p>
              </table:table-cell>
              <table:table-cell office:value-type="float" office:value="71.533553">
                <text:p>71.533553</text:p>
              </table:table-cell>
              <table:table-cell office:value-type="float" office:value="65.149854">
                <text:p>65.149854</text:p>
              </table:table-cell>
              <table:table-cell office:value-type="float" office:value="76.541257">
                <text:p>76.541257</text:p>
              </table:table-cell>
              <table:table-cell office:value-type="float" office:value="76.407771">
                <text:p>76.407771</text:p>
              </table:table-cell>
              <table:table-cell office:value-type="float" office:value="75.274566">
                <text:p>75.274566</text:p>
              </table:table-cell>
              <table:table-cell office:value-type="float" office:value="74.047273">
                <text:p>74.047273</text:p>
              </table:table-cell>
              <table:table-cell office:value-type="float" office:value="68.46459">
                <text:p>68.46459</text:p>
              </table:table-cell>
              <table:table-cell office:value-type="float" office:value="86.464927">
                <text:p>86.464927</text:p>
              </table:table-cell>
              <table:table-cell office:value-type="float" office:value="80.950473">
                <text:p>80.950473</text:p>
              </table:table-cell>
              <table:table-cell office:value-type="float" office:value="64.844757">
                <text:p>64.844757</text:p>
              </table:table-cell>
              <table:table-cell office:value-type="float" office:value="78.832552">
                <text:p>78.832552</text:p>
              </table:table-cell>
              <table:table-cell office:value-type="float" office:value="73.691476">
                <text:p>73.691476</text:p>
              </table:table-cell>
              <table:table-cell office:value-type="float" office:value="79.65895">
                <text:p>79.65895</text:p>
              </table:table-cell>
              <table:table-cell office:value-type="float" office:value="74.021038">
                <text:p>74.021038</text:p>
              </table:table-cell>
              <table:table-cell office:value-type="float" office:value="80.811107">
                <text:p>80.811107</text:p>
              </table:table-cell>
              <table:table-cell office:value-type="float" office:value="71.908857">
                <text:p>71.908857</text:p>
              </table:table-cell>
              <table:table-cell office:value-type="float" office:value="65.090816">
                <text:p>65.090816</text:p>
              </table:table-cell>
              <table:table-cell office:value-type="float" office:value="63.483931">
                <text:p>63.483931</text:p>
              </table:table-cell>
              <table:table-cell office:value-type="float" office:value="91.87004">
                <text:p>91.87004</text:p>
              </table:table-cell>
              <table:table-cell office:value-type="float" office:value="73.671215">
                <text:p>73.671215</text:p>
              </table:table-cell>
              <table:table-cell office:value-type="float" office:value="85.792186">
                <text:p>85.792186</text:p>
              </table:table-cell>
              <table:table-cell office:value-type="float" office:value="64.121004">
                <text:p>64.121004</text:p>
              </table:table-cell>
              <table:table-cell office:value-type="float" office:value="61.472688">
                <text:p>61.472688</text:p>
              </table:table-cell>
              <table:table-cell office:value-type="float" office:value="62.067045">
                <text:p>62.067045</text:p>
              </table:table-cell>
              <table:table-cell office:value-type="float" office:value="65.91405">
                <text:p>65.91405</text:p>
              </table:table-cell>
              <table:table-cell office:value-type="float" office:value="62.926296">
                <text:p>62.926296</text:p>
              </table:table-cell>
              <table:table-cell office:value-type="float" office:value="72.568066">
                <text:p>72.568066</text:p>
              </table:table-cell>
              <table:table-cell office:value-type="float" office:value="78.142574">
                <text:p>78.142574</text:p>
              </table:table-cell>
              <table:table-cell office:value-type="float" office:value="71.29047">
                <text:p>71.29047</text:p>
              </table:table-cell>
              <table:table-cell office:value-type="float" office:value="81.874106">
                <text:p>81.874106</text:p>
              </table:table-cell>
              <table:table-cell office:value-type="float" office:value="70.761395">
                <text:p>70.761395</text:p>
              </table:table-cell>
              <table:table-cell office:value-type="float" office:value="61.749179">
                <text:p>61.749179</text:p>
              </table:table-cell>
              <table:table-cell office:value-type="float" office:value="52.501256">
                <text:p>52.501256</text:p>
              </table:table-cell>
              <table:table-cell office:value-type="float" office:value="63.508">
                <text:p>63.508</text:p>
              </table:table-cell>
              <table:table-cell office:value-type="float" office:value="57.109791">
                <text:p>57.109791</text:p>
              </table:table-cell>
              <table:table-cell office:value-type="float" office:value="69.070555">
                <text:p>69.070555</text:p>
              </table:table-cell>
              <table:table-cell office:value-type="float" office:value="74.576445">
                <text:p>74.576445</text:p>
              </table:table-cell>
              <table:table-cell office:value-type="float" office:value="57.015751">
                <text:p>57.015751</text:p>
              </table:table-cell>
              <table:table-cell office:value-type="float" office:value="69.66222">
                <text:p>69.66222</text:p>
              </table:table-cell>
              <table:table-cell office:value-type="float" office:value="51.019321">
                <text:p>51.019321</text:p>
              </table:table-cell>
              <table:table-cell office:value-type="float" office:value="70.716789">
                <text:p>70.716789</text:p>
              </table:table-cell>
              <table:table-cell office:value-type="float" office:value="56.276143">
                <text:p>56.276143</text:p>
              </table:table-cell>
              <table:table-cell office:value-type="float" office:value="60.7302">
                <text:p>60.7302</text:p>
              </table:table-cell>
              <table:table-cell office:value-type="float" office:value="81.087843">
                <text:p>81.087843</text:p>
              </table:table-cell>
              <table:table-cell office:value-type="float" office:value="69.901284">
                <text:p>69.901284</text:p>
              </table:table-cell>
              <table:table-cell office:value-type="float" office:value="78.397979">
                <text:p>78.397979</text:p>
              </table:table-cell>
              <table:table-cell office:value-type="float" office:value="61.465169">
                <text:p>61.465169</text:p>
              </table:table-cell>
              <table:table-cell office:value-type="float" office:value="69.863977">
                <text:p>69.863977</text:p>
              </table:table-cell>
              <table:table-cell office:value-type="float" office:value="67.653846">
                <text:p>67.653846</text:p>
              </table:table-cell>
              <table:table-cell office:value-type="float" office:value="62.493542">
                <text:p>62.493542</text:p>
              </table:table-cell>
              <table:table-cell office:value-type="float" office:value="53.837202">
                <text:p>53.837202</text:p>
              </table:table-cell>
              <table:table-cell office:value-type="float" office:value="53.912161">
                <text:p>53.912161</text:p>
              </table:table-cell>
              <table:table-cell office:value-type="float" office:value="69.1328">
                <text:p>69.1328</text:p>
              </table:table-cell>
              <table:table-cell office:value-type="float" office:value="54.819708">
                <text:p>54.819708</text:p>
              </table:table-cell>
              <table:table-cell office:value-type="float" office:value="68.866623">
                <text:p>68.866623</text:p>
              </table:table-cell>
              <table:table-cell office:value-type="float" office:value="67.408814">
                <text:p>67.408814</text:p>
              </table:table-cell>
              <table:table-cell office:value-type="float" office:value="67.716938">
                <text:p>67.716938</text:p>
              </table:table-cell>
              <table:table-cell office:value-type="float" office:value="77.048706">
                <text:p>77.048706</text:p>
              </table:table-cell>
              <table:table-cell office:value-type="float" office:value="62.142226">
                <text:p>62.142226</text:p>
              </table:table-cell>
              <table:table-cell office:value-type="float" office:value="63.205228">
                <text:p>63.205228</text:p>
              </table:table-cell>
              <table:table-cell office:value-type="float" office:value="74.159693">
                <text:p>74.159693</text:p>
              </table:table-cell>
              <table:table-cell office:value-type="float" office:value="67.739136">
                <text:p>67.739136</text:p>
              </table:table-cell>
              <table:table-cell office:value-type="float" office:value="64.095974">
                <text:p>64.095974</text:p>
              </table:table-cell>
              <table:table-cell office:value-type="float" office:value="76.273349">
                <text:p>76.273349</text:p>
              </table:table-cell>
              <table:table-cell office:value-type="float" office:value="55.336361">
                <text:p>55.336361</text:p>
              </table:table-cell>
              <table:table-cell office:value-type="float" office:value="62.963544">
                <text:p>62.963544</text:p>
              </table:table-cell>
              <table:table-cell office:value-type="float" office:value="75.297969">
                <text:p>75.297969</text:p>
              </table:table-cell>
              <table:table-cell office:value-type="float" office:value="59.364746">
                <text:p>59.364746</text:p>
              </table:table-cell>
              <table:table-cell office:value-type="float" office:value="59.209555">
                <text:p>59.209555</text:p>
              </table:table-cell>
              <table:table-cell office:value-type="float" office:value="61.069323">
                <text:p>61.069323</text:p>
              </table:table-cell>
              <table:table-cell office:value-type="float" office:value="70.030582">
                <text:p>70.030582</text:p>
              </table:table-cell>
              <table:table-cell office:value-type="float" office:value="57.956529">
                <text:p>57.956529</text:p>
              </table:table-cell>
              <table:table-cell office:value-type="float" office:value="49.690758">
                <text:p>49.690758</text:p>
              </table:table-cell>
              <table:table-cell office:value-type="float" office:value="74.446762">
                <text:p>74.446762</text:p>
              </table:table-cell>
              <table:table-cell office:value-type="float" office:value="57.666616">
                <text:p>57.666616</text:p>
              </table:table-cell>
              <table:table-cell office:value-type="float" office:value="77.331051">
                <text:p>77.331051</text:p>
              </table:table-cell>
              <table:table-cell office:value-type="float" office:value="45.250821">
                <text:p>45.250821</text:p>
              </table:table-cell>
              <table:table-cell office:value-type="float" office:value="50.995298">
                <text:p>50.995298</text:p>
              </table:table-cell>
              <table:table-cell office:value-type="float" office:value="70.697868">
                <text:p>70.697868</text:p>
              </table:table-cell>
              <table:table-cell office:value-type="float" office:value="47.453093">
                <text:p>47.453093</text:p>
              </table:table-cell>
              <table:table-cell office:value-type="float" office:value="58.646858">
                <text:p>58.646858</text:p>
              </table:table-cell>
              <table:table-cell office:value-type="float" office:value="64.071905">
                <text:p>64.071905</text:p>
              </table:table-cell>
              <table:table-cell office:value-type="float" office:value="55.155866">
                <text:p>55.155866</text:p>
              </table:table-cell>
              <table:table-cell office:value-type="float" office:value="51.043144">
                <text:p>51.043144</text:p>
              </table:table-cell>
              <table:table-cell office:value-type="float" office:value="72.485788">
                <text:p>72.485788</text:p>
              </table:table-cell>
              <table:table-cell office:value-type="float" office:value="70.543135">
                <text:p>70.543135</text:p>
              </table:table-cell>
              <table:table-cell office:value-type="float" office:value="73.87207">
                <text:p>73.87207</text:p>
              </table:table-cell>
              <table:table-cell office:value-type="float" office:value="62.476394">
                <text:p>62.476394</text:p>
              </table:table-cell>
              <table:table-cell office:value-type="float" office:value="57.96781">
                <text:p>57.96781</text:p>
              </table:table-cell>
              <table:table-cell office:value-type="float" office:value="52.076571">
                <text:p>52.076571</text:p>
              </table:table-cell>
              <table:table-cell office:value-type="float" office:value="64.593107">
                <text:p>64.593107</text:p>
              </table:table-cell>
              <table:table-cell office:value-type="float" office:value="54.219026">
                <text:p>54.219026</text:p>
              </table:table-cell>
              <table:table-cell office:value-type="float" office:value="76.467851">
                <text:p>76.467851</text:p>
              </table:table-cell>
              <table:table-cell office:value-type="float" office:value="68.851895">
                <text:p>68.851895</text:p>
              </table:table-cell>
              <table:table-cell office:value-type="float" office:value="66.557859">
                <text:p>66.557859</text:p>
              </table:table-cell>
              <table:table-cell office:value-type="float" office:value="74.500588">
                <text:p>74.500588</text:p>
              </table:table-cell>
              <table:table-cell office:value-type="float" office:value="81.539335">
                <text:p>81.539335</text:p>
              </table:table-cell>
              <table:table-cell office:value-type="float" office:value="70.866444">
                <text:p>70.866444</text:p>
              </table:table-cell>
              <table:table-cell office:value-type="float" office:value="53.327487">
                <text:p>53.327487</text:p>
              </table:table-cell>
              <table:table-cell office:value-type="float" office:value="58.438408">
                <text:p>58.438408</text:p>
              </table:table-cell>
              <table:table-cell office:value-type="float" office:value="56.582284">
                <text:p>56.582284</text:p>
              </table:table-cell>
              <table:table-cell office:value-type="float" office:value="60.965038">
                <text:p>60.965038</text:p>
              </table:table-cell>
              <table:table-cell office:value-type="float" office:value="74.613194">
                <text:p>74.613194</text:p>
              </table:table-cell>
              <table:table-cell office:value-type="float" office:value="81.081257">
                <text:p>81.081257</text:p>
              </table:table-cell>
              <table:table-cell office:value-type="float" office:value="58.909111">
                <text:p>58.909111</text:p>
              </table:table-cell>
              <table:table-cell office:value-type="float" office:value="78.773156">
                <text:p>78.773156</text:p>
              </table:table-cell>
              <table:table-cell office:value-type="float" office:value="73.765368">
                <text:p>73.765368</text:p>
              </table:table-cell>
              <table:table-cell office:value-type="float" office:value="63.780005">
                <text:p>63.780005</text:p>
              </table:table-cell>
              <table:table-cell office:value-type="float" office:value="70.042161">
                <text:p>70.042161</text:p>
              </table:table-cell>
              <table:table-cell office:value-type="float" office:value="68.867587">
                <text:p>68.867587</text:p>
              </table:table-cell>
              <table:table-cell office:value-type="float" office:value="65.65397">
                <text:p>65.65397</text:p>
              </table:table-cell>
              <table:table-cell office:value-type="float" office:value="54.543763">
                <text:p>54.543763</text:p>
              </table:table-cell>
              <table:table-cell office:value-type="float" office:value="71.70335">
                <text:p>71.70335</text:p>
              </table:table-cell>
              <table:table-cell office:value-type="float" office:value="56.912574">
                <text:p>56.912574</text:p>
              </table:table-cell>
              <table:table-cell office:value-type="float" office:value="71.138039">
                <text:p>71.138039</text:p>
              </table:table-cell>
              <table:table-cell office:value-type="float" office:value="77.538572">
                <text:p>77.538572</text:p>
              </table:table-cell>
              <table:table-cell office:value-type="float" office:value="69.086961">
                <text:p>69.086961</text:p>
              </table:table-cell>
              <table:table-cell office:value-type="float" office:value="66.131289">
                <text:p>66.131289</text:p>
              </table:table-cell>
              <table:table-cell office:value-type="float" office:value="49.350856">
                <text:p>49.350856</text:p>
              </table:table-cell>
              <table:table-cell office:value-type="float" office:value="73.390847">
                <text:p>73.390847</text:p>
              </table:table-cell>
              <table:table-cell office:value-type="float" office:value="59.007423">
                <text:p>59.007423</text:p>
              </table:table-cell>
              <table:table-cell office:value-type="float" office:value="61.118795">
                <text:p>61.118795</text:p>
              </table:table-cell>
              <table:table-cell office:value-type="float" office:value="87.003914">
                <text:p>87.003914</text:p>
              </table:table-cell>
              <table:table-cell office:value-type="float" office:value="59.535701">
                <text:p>59.535701</text:p>
              </table:table-cell>
              <table:table-cell office:value-type="float" office:value="70.44669">
                <text:p>70.44669</text:p>
              </table:table-cell>
              <table:table-cell office:value-type="float" office:value="72.755585">
                <text:p>72.755585</text:p>
              </table:table-cell>
              <table:table-cell office:value-type="float" office:value="56.408856">
                <text:p>56.408856</text:p>
              </table:table-cell>
              <table:table-cell office:value-type="float" office:value="65.759703">
                <text:p>65.759703</text:p>
              </table:table-cell>
              <table:table-cell office:value-type="float" office:value="57.16495">
                <text:p>57.16495</text:p>
              </table:table-cell>
              <table:table-cell office:value-type="float" office:value="101.567276">
                <text:p>101.567276</text:p>
              </table:table-cell>
              <table:table-cell office:value-type="float" office:value="82.597309">
                <text:p>82.597309</text:p>
              </table:table-cell>
              <table:table-cell office:value-type="float" office:value="68.211109">
                <text:p>68.211109</text:p>
              </table:table-cell>
              <table:table-cell office:value-type="float" office:value="81.509485">
                <text:p>81.509485</text:p>
              </table:table-cell>
              <table:table-cell office:value-type="float" office:value="86.438048">
                <text:p>86.438048</text:p>
              </table:table-cell>
              <table:table-cell office:value-type="float" office:value="94.89186">
                <text:p>94.89186</text:p>
              </table:table-cell>
              <table:table-cell office:value-type="float" office:value="74.92057">
                <text:p>74.92057</text:p>
              </table:table-cell>
              <table:table-cell office:value-type="float" office:value="58.43309">
                <text:p>58.43309</text:p>
              </table:table-cell>
              <table:table-cell office:value-type="float" office:value="59.63138">
                <text:p>59.63138</text:p>
              </table:table-cell>
              <table:table-cell office:value-type="float" office:value="74.131012">
                <text:p>74.131012</text:p>
              </table:table-cell>
              <table:table-cell office:value-type="float" office:value="100.929415">
                <text:p>100.929415</text:p>
              </table:table-cell>
              <table:table-cell office:value-type="float" office:value="79.270504">
                <text:p>79.270504</text:p>
              </table:table-cell>
              <table:table-cell office:value-type="float" office:value="76.774021">
                <text:p>76.774021</text:p>
              </table:table-cell>
              <table:table-cell office:value-type="float" office:value="110.007687">
                <text:p>110.007687</text:p>
              </table:table-cell>
              <table:table-cell office:value-type="float" office:value="59.529109">
                <text:p>59.529109</text:p>
              </table:table-cell>
              <table:table-cell office:value-type="float" office:value="77.889238">
                <text:p>77.889238</text:p>
              </table:table-cell>
              <table:table-cell office:value-type="float" office:value="65.283531">
                <text:p>65.283531</text:p>
              </table:table-cell>
              <table:table-cell office:value-type="float" office:value="79.98425">
                <text:p>79.98425</text:p>
              </table:table-cell>
              <table:table-cell office:value-type="float" office:value="61.572433">
                <text:p>61.572433</text:p>
              </table:table-cell>
              <table:table-cell office:value-type="float" office:value="87.38396">
                <text:p>87.38396</text:p>
              </table:table-cell>
              <table:table-cell office:value-type="float" office:value="56.760369">
                <text:p>56.760369</text:p>
              </table:table-cell>
              <table:table-cell office:value-type="float" office:value="88.553576">
                <text:p>88.553576</text:p>
              </table:table-cell>
              <table:table-cell office:value-type="float" office:value="74.802776">
                <text:p>74.802776</text:p>
              </table:table-cell>
              <table:table-cell office:value-type="float" office:value="83.466299">
                <text:p>83.466299</text:p>
              </table:table-cell>
              <table:table-cell office:value-type="float" office:value="64.896799">
                <text:p>64.896799</text:p>
              </table:table-cell>
              <table:table-cell office:value-type="float" office:value="61.979744">
                <text:p>61.979744</text:p>
              </table:table-cell>
              <table:table-cell office:value-type="float" office:value="67.474942">
                <text:p>67.474942</text:p>
              </table:table-cell>
              <table:table-cell office:value-type="float" office:value="74.205616">
                <text:p>74.205616</text:p>
              </table:table-cell>
              <table:table-cell office:value-type="float" office:value="64.484796">
                <text:p>64.484796</text:p>
              </table:table-cell>
              <table:table-cell office:value-type="float" office:value="77.619819">
                <text:p>77.619819</text:p>
              </table:table-cell>
              <table:table-cell office:value-type="float" office:value="86.505854">
                <text:p>86.505854</text:p>
              </table:table-cell>
              <table:table-cell office:value-type="float" office:value="70.994007">
                <text:p>70.994007</text:p>
              </table:table-cell>
              <table:table-cell office:value-type="float" office:value="76.262695">
                <text:p>76.262695</text:p>
              </table:table-cell>
              <table:table-cell office:value-type="float" office:value="66.210196">
                <text:p>66.210196</text:p>
              </table:table-cell>
              <table:table-cell office:value-type="float" office:value="77.471665">
                <text:p>77.471665</text:p>
              </table:table-cell>
              <table:table-cell office:value-type="float" office:value="97.660049">
                <text:p>97.660049</text:p>
              </table:table-cell>
              <table:table-cell office:value-type="float" office:value="69.819554">
                <text:p>69.819554</text:p>
              </table:table-cell>
              <table:table-cell office:value-type="float" office:value="102.379511">
                <text:p>102.379511</text:p>
              </table:table-cell>
              <table:table-cell office:value-type="float" office:value="71.338786">
                <text:p>71.338786</text:p>
              </table:table-cell>
              <table:table-cell office:value-type="float" office:value="72.724033">
                <text:p>72.724033</text:p>
              </table:table-cell>
              <table:table-cell office:value-type="float" office:value="43.648158">
                <text:p>43.648158</text:p>
              </table:table-cell>
              <table:table-cell office:value-type="float" office:value="65.288383">
                <text:p>65.288383</text:p>
              </table:table-cell>
              <table:table-cell office:value-type="float" office:value="87.385041">
                <text:p>87.385041</text:p>
              </table:table-cell>
              <table:table-cell office:value-type="float" office:value="62.180557">
                <text:p>62.180557</text:p>
              </table:table-cell>
              <table:table-cell office:value-type="float" office:value="133.21214">
                <text:p>133.21214</text:p>
              </table:table-cell>
              <table:table-cell office:value-type="float" office:value="87.087641">
                <text:p>87.087641</text:p>
              </table:table-cell>
              <table:table-cell office:value-type="float" office:value="95.745428">
                <text:p>95.745428</text:p>
              </table:table-cell>
              <table:table-cell office:value-type="float" office:value="56.048769">
                <text:p>56.048769</text:p>
              </table:table-cell>
              <table:table-cell office:value-type="float" office:value="79.318598">
                <text:p>79.318598</text:p>
              </table:table-cell>
              <table:table-cell office:value-type="float" office:value="76.004249">
                <text:p>76.004249</text:p>
              </table:table-cell>
              <table:table-cell office:value-type="float" office:value="129.334679">
                <text:p>129.334679</text:p>
              </table:table-cell>
              <table:table-cell office:value-type="float" office:value="68.282998">
                <text:p>68.282998</text:p>
              </table:table-cell>
              <table:table-cell office:value-type="float" office:value="105.801418">
                <text:p>105.801418</text:p>
              </table:table-cell>
              <table:table-cell office:value-type="float" office:value="90.492529">
                <text:p>90.492529</text:p>
              </table:table-cell>
              <table:table-cell office:value-type="float" office:value="61.105038">
                <text:p>61.105038</text:p>
              </table:table-cell>
              <table:table-cell office:value-type="float" office:value="115.519357">
                <text:p>115.519357</text:p>
              </table:table-cell>
              <table:table-cell office:value-type="float" office:value="102.070994">
                <text:p>102.070994</text:p>
              </table:table-cell>
              <table:table-cell office:value-type="float" office:value="60.817754">
                <text:p>60.817754</text:p>
              </table:table-cell>
              <table:table-cell office:value-type="float" office:value="54.523501">
                <text:p>54.523501</text:p>
              </table:table-cell>
              <table:table-cell office:value-type="float" office:value="94.169253">
                <text:p>94.169253</text:p>
              </table:table-cell>
              <table:table-cell office:value-type="float" office:value="75.518736">
                <text:p>75.518736</text:p>
              </table:table-cell>
              <table:table-cell office:value-type="float" office:value="72.851238">
                <text:p>72.851238</text:p>
              </table:table-cell>
              <table:table-cell office:value-type="float" office:value="80.137501">
                <text:p>80.137501</text:p>
              </table:table-cell>
              <table:table-cell office:value-type="float" office:value="115.79313">
                <text:p>115.79313</text:p>
              </table:table-cell>
              <table:table-cell office:value-type="float" office:value="58.594755">
                <text:p>58.594755</text:p>
              </table:table-cell>
              <table:table-cell office:value-type="float" office:value="57.192367">
                <text:p>57.192367</text:p>
              </table:table-cell>
              <table:table-cell office:value-type="float" office:value="62.687781">
                <text:p>62.687781</text:p>
              </table:table-cell>
              <table:table-cell office:value-type="float" office:value="107.521854">
                <text:p>107.521854</text:p>
              </table:table-cell>
              <table:table-cell office:value-type="float" office:value="74.803688">
                <text:p>74.803688</text:p>
              </table:table-cell>
              <table:table-cell office:value-type="float" office:value="66.391102">
                <text:p>66.391102</text:p>
              </table:table-cell>
              <table:table-cell office:value-type="float" office:value="89.625441">
                <text:p>89.625441</text:p>
              </table:table-cell>
              <table:table-cell office:value-type="float" office:value="60.100457">
                <text:p>60.100457</text:p>
              </table:table-cell>
              <table:table-cell office:value-type="float" office:value="80.617658">
                <text:p>80.617658</text:p>
              </table:table-cell>
              <table:table-cell office:value-type="float" office:value="71.07548">
                <text:p>71.07548</text:p>
              </table:table-cell>
              <table:table-cell office:value-type="float" office:value="97.595752">
                <text:p>97.595752</text:p>
              </table:table-cell>
              <table:table-cell office:value-type="float" office:value="69.092195">
                <text:p>69.092195</text:p>
              </table:table-cell>
              <table:table-cell office:value-type="float" office:value="83.313544">
                <text:p>83.313544</text:p>
              </table:table-cell>
              <table:table-cell office:value-type="float" office:value="65.382823">
                <text:p>65.382823</text:p>
              </table:table-cell>
              <table:table-cell office:value-type="float" office:value="79.166551">
                <text:p>79.166551</text:p>
              </table:table-cell>
              <table:table-cell office:value-type="float" office:value="69.270339">
                <text:p>69.270339</text:p>
              </table:table-cell>
              <table:table-cell office:value-type="float" office:value="77.121004">
                <text:p>77.121004</text:p>
              </table:table-cell>
              <table:table-cell office:value-type="float" office:value="82.499288">
                <text:p>82.499288</text:p>
              </table:table-cell>
              <table:table-cell office:value-type="float" office:value="96.217794">
                <text:p>96.217794</text:p>
              </table:table-cell>
              <table:table-cell office:value-type="float" office:value="54.345115">
                <text:p>54.345115</text:p>
              </table:table-cell>
              <table:table-cell office:value-type="float" office:value="74.766821">
                <text:p>74.766821</text:p>
              </table:table-cell>
              <table:table-cell office:value-type="float" office:value="77.712132">
                <text:p>77.712132</text:p>
              </table:table-cell>
              <table:table-cell office:value-type="float" office:value="106.046373">
                <text:p>106.046373</text:p>
              </table:table-cell>
              <table:table-cell office:value-type="float" office:value="75.456122">
                <text:p>75.456122</text:p>
              </table:table-cell>
              <table:table-cell office:value-type="float" office:value="64.166013">
                <text:p>64.166013</text:p>
              </table:table-cell>
              <table:table-cell office:value-type="float" office:value="99.338727">
                <text:p>99.338727</text:p>
              </table:table-cell>
              <table:table-cell office:value-type="float" office:value="63.793299">
                <text:p>63.793299</text:p>
              </table:table-cell>
              <table:table-cell office:value-type="float" office:value="66.751794">
                <text:p>66.751794</text:p>
              </table:table-cell>
              <table:table-cell office:value-type="float" office:value="66.967055">
                <text:p>66.967055</text:p>
              </table:table-cell>
              <table:table-cell office:value-type="float" office:value="71.391833">
                <text:p>71.391833</text:p>
              </table:table-cell>
              <table:table-cell office:value-type="float" office:value="67.503337">
                <text:p>67.503337</text:p>
              </table:table-cell>
              <table:table-cell office:value-type="float" office:value="118.666227">
                <text:p>118.666227</text:p>
              </table:table-cell>
              <table:table-cell office:value-type="float" office:value="98.015705">
                <text:p>98.015705</text:p>
              </table:table-cell>
              <table:table-cell office:value-type="float" office:value="94.385104">
                <text:p>94.385104</text:p>
              </table:table-cell>
              <table:table-cell office:value-type="float" office:value="90.291882">
                <text:p>90.291882</text:p>
              </table:table-cell>
              <table:table-cell office:value-type="float" office:value="93.731339">
                <text:p>93.731339</text:p>
              </table:table-cell>
              <table:table-cell office:value-type="float" office:value="136.778167">
                <text:p>136.778167</text:p>
              </table:table-cell>
              <table:table-cell office:value-type="float" office:value="55.460677">
                <text:p>55.460677</text:p>
              </table:table-cell>
              <table:table-cell office:value-type="float" office:value="50.891127">
                <text:p>50.891127</text:p>
              </table:table-cell>
              <table:table-cell office:value-type="float" office:value="61.764542">
                <text:p>61.764542</text:p>
              </table:table-cell>
              <table:table-cell office:value-type="float" office:value="54.997384">
                <text:p>54.997384</text:p>
              </table:table-cell>
              <table:table-cell office:value-type="float" office:value="124.199406">
                <text:p>124.199406</text:p>
              </table:table-cell>
              <table:table-cell office:value-type="float" office:value="66.395664">
                <text:p>66.395664</text:p>
              </table:table-cell>
              <table:table-cell office:value-type="float" office:value="55.661518">
                <text:p>55.661518</text:p>
              </table:table-cell>
              <table:table-cell office:value-type="float" office:value="100.044251">
                <text:p>100.044251</text:p>
              </table:table-cell>
              <table:table-cell office:value-type="float" office:value="64.6984">
                <text:p>64.6984</text:p>
              </table:table-cell>
              <table:table-cell office:value-type="float" office:value="60.831799">
                <text:p>60.831799</text:p>
              </table:table-cell>
              <table:table-cell office:value-type="float" office:value="71.647906">
                <text:p>71.647906</text:p>
              </table:table-cell>
              <table:table-cell office:value-type="float" office:value="57.91907">
                <text:p>57.91907</text:p>
              </table:table-cell>
              <table:table-cell office:value-type="float" office:value="56.431715">
                <text:p>56.431715</text:p>
              </table:table-cell>
              <table:table-cell office:value-type="float" office:value="65.801856">
                <text:p>65.801856</text:p>
              </table:table-cell>
              <table:table-cell office:value-type="float" office:value="57.864409">
                <text:p>57.864409</text:p>
              </table:table-cell>
              <table:table-cell office:value-type="float" office:value="126.365387">
                <text:p>126.365387</text:p>
              </table:table-cell>
              <table:table-cell office:value-type="float" office:value="109.297177">
                <text:p>109.297177</text:p>
              </table:table-cell>
              <table:table-cell office:value-type="float" office:value="57.475818">
                <text:p>57.475818</text:p>
              </table:table-cell>
              <table:table-cell office:value-type="float" office:value="59.90757">
                <text:p>59.90757</text:p>
              </table:table-cell>
              <table:table-cell office:value-type="float" office:value="62.630614">
                <text:p>62.630614</text:p>
              </table:table-cell>
              <table:table-cell office:value-type="float" office:value="80.049525">
                <text:p>80.049525</text:p>
              </table:table-cell>
              <table:table-cell office:value-type="float" office:value="64.676048">
                <text:p>64.676048</text:p>
              </table:table-cell>
              <table:table-cell office:value-type="float" office:value="82.078826">
                <text:p>82.078826</text:p>
              </table:table-cell>
              <table:table-cell office:value-type="float" office:value="55.909279">
                <text:p>55.909279</text:p>
              </table:table-cell>
              <table:table-cell office:value-type="float" office:value="76.617712">
                <text:p>76.617712</text:p>
              </table:table-cell>
              <table:table-cell office:value-type="float" office:value="92.629735">
                <text:p>92.629735</text:p>
              </table:table-cell>
              <table:table-cell office:value-type="float" office:value="94.59285">
                <text:p>94.59285</text:p>
              </table:table-cell>
              <table:table-cell office:value-type="float" office:value="68.587471">
                <text:p>68.587471</text:p>
              </table:table-cell>
              <table:table-cell office:value-type="float" office:value="77.338068">
                <text:p>77.338068</text:p>
              </table:table-cell>
              <table:table-cell office:value-type="float" office:value="76.564206">
                <text:p>76.564206</text:p>
              </table:table-cell>
              <table:table-cell office:value-type="float" office:value="79.843965">
                <text:p>79.843965</text:p>
              </table:table-cell>
              <table:table-cell office:value-type="float" office:value="81.190993">
                <text:p>81.190993</text:p>
              </table:table-cell>
              <table:table-cell office:value-type="float" office:value="88.408257">
                <text:p>88.408257</text:p>
              </table:table-cell>
              <table:table-cell office:value-type="float" office:value="126.681215">
                <text:p>126.681215</text:p>
              </table:table-cell>
              <table:table-cell office:value-type="float" office:value="82.988756">
                <text:p>82.988756</text:p>
              </table:table-cell>
              <table:table-cell office:value-type="float" office:value="94.193262">
                <text:p>94.193262</text:p>
              </table:table-cell>
              <table:table-cell office:value-type="float" office:value="68.734255">
                <text:p>68.734255</text:p>
              </table:table-cell>
              <table:table-cell office:value-type="float" office:value="93.587784">
                <text:p>93.587784</text:p>
              </table:table-cell>
              <table:table-cell office:value-type="float" office:value="51.107982">
                <text:p>51.107982</text:p>
              </table:table-cell>
              <table:table-cell office:value-type="float" office:value="106.928081">
                <text:p>106.928081</text:p>
              </table:table-cell>
              <table:table-cell office:value-type="float" office:value="63.686122">
                <text:p>63.686122</text:p>
              </table:table-cell>
              <table:table-cell office:value-type="float" office:value="58.918606">
                <text:p>58.918606</text:p>
              </table:table-cell>
              <table:table-cell office:value-type="float" office:value="81.855298">
                <text:p>81.855298</text:p>
              </table:table-cell>
              <table:table-cell office:value-type="float" office:value="89.325508">
                <text:p>89.325508</text:p>
              </table:table-cell>
              <table:table-cell office:value-type="float" office:value="82.087324">
                <text:p>82.087324</text:p>
              </table:table-cell>
              <table:table-cell office:value-type="float" office:value="69.316412">
                <text:p>69.316412</text:p>
              </table:table-cell>
              <table:table-cell office:value-type="float" office:value="88.556995">
                <text:p>88.556995</text:p>
              </table:table-cell>
              <table:table-cell office:value-type="float" office:value="57.805922">
                <text:p>57.805922</text:p>
              </table:table-cell>
              <table:table-cell office:value-type="float" office:value="58.485059">
                <text:p>58.485059</text:p>
              </table:table-cell>
              <table:table-cell office:value-type="float" office:value="89.281078">
                <text:p>89.281078</text:p>
              </table:table-cell>
              <table:table-cell office:value-type="float" office:value="86.460687">
                <text:p>86.460687</text:p>
              </table:table-cell>
              <table:table-cell office:value-type="float" office:value="49.276764">
                <text:p>49.276764</text:p>
              </table:table-cell>
              <table:table-cell office:value-type="float" office:value="48.498079">
                <text:p>48.498079</text:p>
              </table:table-cell>
              <table:table-cell office:value-type="float" office:value="83.434464">
                <text:p>83.434464</text:p>
              </table:table-cell>
              <table:table-cell office:value-type="float" office:value="47.712469">
                <text:p>47.712469</text:p>
              </table:table-cell>
              <table:table-cell office:value-type="float" office:value="87.662352">
                <text:p>87.662352</text:p>
              </table:table-cell>
              <table:table-cell office:value-type="float" office:value="146.557748">
                <text:p>146.557748</text:p>
              </table:table-cell>
              <table:table-cell office:value-type="float" office:value="74.037825">
                <text:p>74.037825</text:p>
              </table:table-cell>
              <table:table-cell office:value-type="float" office:value="75.735089">
                <text:p>75.735089</text:p>
              </table:table-cell>
              <table:table-cell office:value-type="float" office:value="51.917269">
                <text:p>51.917269</text:p>
              </table:table-cell>
              <table:table-cell office:value-type="float" office:value="57.973547">
                <text:p>57.973547</text:p>
              </table:table-cell>
              <table:table-cell office:value-type="float" office:value="59.160391">
                <text:p>59.160391</text:p>
              </table:table-cell>
              <table:table-cell office:value-type="float" office:value="87.042824">
                <text:p>87.042824</text:p>
              </table:table-cell>
              <table:table-cell office:value-type="float" office:value="64.639849">
                <text:p>64.639849</text:p>
              </table:table-cell>
              <table:table-cell office:value-type="float" office:value="63.902631">
                <text:p>63.902631</text:p>
              </table:table-cell>
              <table:table-cell office:value-type="float" office:value="50.652545">
                <text:p>50.652545</text:p>
              </table:table-cell>
              <table:table-cell office:value-type="float" office:value="87.678382">
                <text:p>87.678382</text:p>
              </table:table-cell>
              <table:table-cell office:value-type="float" office:value="50.13262">
                <text:p>50.13262</text:p>
              </table:table-cell>
              <table:table-cell office:value-type="float" office:value="94.604143">
                <text:p>94.604143</text:p>
              </table:table-cell>
              <table:table-cell office:value-type="float" office:value="56.292425">
                <text:p>56.292425</text:p>
              </table:table-cell>
              <table:table-cell office:value-type="float" office:value="65.363567">
                <text:p>65.363567</text:p>
              </table:table-cell>
              <table:table-cell office:value-type="float" office:value="44.31584">
                <text:p>44.31584</text:p>
              </table:table-cell>
              <table:table-cell office:value-type="float" office:value="52.714577">
                <text:p>52.714577</text:p>
              </table:table-cell>
              <table:table-cell office:value-type="float" office:value="72.980552">
                <text:p>72.980552</text:p>
              </table:table-cell>
              <table:table-cell office:value-type="float" office:value="78.149346">
                <text:p>78.149346</text:p>
              </table:table-cell>
              <table:table-cell office:value-type="float" office:value="52.860759">
                <text:p>52.860759</text:p>
              </table:table-cell>
              <table:table-cell office:value-type="float" office:value="65.111544">
                <text:p>65.111544</text:p>
              </table:table-cell>
              <table:table-cell office:value-type="float" office:value="62.29507">
                <text:p>62.29507</text:p>
              </table:table-cell>
              <table:table-cell office:value-type="float" office:value="64.736868">
                <text:p>64.736868</text:p>
              </table:table-cell>
              <table:table-cell office:value-type="float" office:value="47.179219">
                <text:p>47.179219</text:p>
              </table:table-cell>
              <table:table-cell office:value-type="float" office:value="83.415576">
                <text:p>83.415576</text:p>
              </table:table-cell>
              <table:table-cell office:value-type="float" office:value="87.028354">
                <text:p>87.028354</text:p>
              </table:table-cell>
              <table:table-cell office:value-type="float" office:value="87.077482">
                <text:p>87.077482</text:p>
              </table:table-cell>
              <table:table-cell office:value-type="float" office:value="56.941431">
                <text:p>56.941431</text:p>
              </table:table-cell>
              <table:table-cell office:value-type="float" office:value="50.409178">
                <text:p>50.409178</text:p>
              </table:table-cell>
              <table:table-cell office:value-type="float" office:value="55.860716">
                <text:p>55.860716</text:p>
              </table:table-cell>
              <table:table-cell office:value-type="float" office:value="59.706679">
                <text:p>59.706679</text:p>
              </table:table-cell>
              <table:table-cell office:value-type="float" office:value="54.564152">
                <text:p>54.564152</text:p>
              </table:table-cell>
              <table:table-cell office:value-type="float" office:value="77.20922">
                <text:p>77.20922</text:p>
              </table:table-cell>
              <table:table-cell office:value-type="float" office:value="65.781755">
                <text:p>65.781755</text:p>
              </table:table-cell>
              <table:table-cell office:value-type="float" office:value="57.342247">
                <text:p>57.342247</text:p>
              </table:table-cell>
              <table:table-cell office:value-type="float" office:value="61.317564">
                <text:p>61.317564</text:p>
              </table:table-cell>
              <table:table-cell office:value-type="float" office:value="71.370078">
                <text:p>71.370078</text:p>
              </table:table-cell>
              <table:table-cell office:value-type="float" office:value="57.77165">
                <text:p>57.77165</text:p>
              </table:table-cell>
              <table:table-cell office:value-type="float" office:value="49.783303">
                <text:p>49.783303</text:p>
              </table:table-cell>
              <table:table-cell office:value-type="float" office:value="63.622391">
                <text:p>63.622391</text:p>
              </table:table-cell>
              <table:table-cell office:value-type="float" office:value="55.668406">
                <text:p>55.668406</text:p>
              </table:table-cell>
              <table:table-cell office:value-type="float" office:value="40.345833">
                <text:p>40.345833</text:p>
              </table:table-cell>
              <table:table-cell office:value-type="float" office:value="37.906783">
                <text:p>37.906783</text:p>
              </table:table-cell>
              <table:table-cell office:value-type="float" office:value="50.185179">
                <text:p>50.185179</text:p>
              </table:table-cell>
              <table:table-cell office:value-type="float" office:value="55.822172">
                <text:p>55.822172</text:p>
              </table:table-cell>
              <table:table-cell office:value-type="float" office:value="73.622446">
                <text:p>73.622446</text:p>
              </table:table-cell>
              <table:table-cell office:value-type="float" office:value="80.003221">
                <text:p>80.003221</text:p>
              </table:table-cell>
              <table:table-cell office:value-type="float" office:value="68.541142">
                <text:p>68.541142</text:p>
              </table:table-cell>
              <table:table-cell office:value-type="float" office:value="47.657472">
                <text:p>47.657472</text:p>
              </table:table-cell>
              <table:table-cell office:value-type="float" office:value="63.06352">
                <text:p>63.06352</text:p>
              </table:table-cell>
              <table:table-cell office:value-type="float" office:value="56.303381">
                <text:p>56.303381</text:p>
              </table:table-cell>
              <table:table-cell office:value-type="float" office:value="54.499722">
                <text:p>54.499722</text:p>
              </table:table-cell>
              <table:table-cell office:value-type="float" office:value="46.656179">
                <text:p>46.656179</text:p>
              </table:table-cell>
              <table:table-cell office:value-type="float" office:value="63.417933">
                <text:p>63.417933</text:p>
              </table:table-cell>
              <table:table-cell office:value-type="float" office:value="68.778667">
                <text:p>68.778667</text:p>
              </table:table-cell>
              <table:table-cell office:value-type="float" office:value="43.536041">
                <text:p>43.536041</text:p>
              </table:table-cell>
              <table:table-cell office:value-type="float" office:value="72.896463">
                <text:p>72.896463</text:p>
              </table:table-cell>
              <table:table-cell office:value-type="float" office:value="44.921431">
                <text:p>44.921431</text:p>
              </table:table-cell>
              <table:table-cell office:value-type="float" office:value="41.27796">
                <text:p>41.27796</text:p>
              </table:table-cell>
              <table:table-cell office:value-type="float" office:value="46.6848">
                <text:p>46.6848</text:p>
              </table:table-cell>
              <table:table-cell office:value-type="float" office:value="66.394161">
                <text:p>66.394161</text:p>
              </table:table-cell>
              <table:table-cell office:value-type="float" office:value="39.948326">
                <text:p>39.948326</text:p>
              </table:table-cell>
              <table:table-cell office:value-type="float" office:value="56.355725">
                <text:p>56.355725</text:p>
              </table:table-cell>
              <table:table-cell office:value-type="float" office:value="58.737916">
                <text:p>58.737916</text:p>
              </table:table-cell>
              <table:table-cell office:value-type="float" office:value="42.543155">
                <text:p>42.543155</text:p>
              </table:table-cell>
              <table:table-cell office:value-type="float" office:value="47.246536">
                <text:p>47.246536</text:p>
              </table:table-cell>
              <table:table-cell office:value-type="float" office:value="52.089492">
                <text:p>52.089492</text:p>
              </table:table-cell>
              <table:table-cell office:value-type="float" office:value="57.761723">
                <text:p>57.761723</text:p>
              </table:table-cell>
              <table:table-cell office:value-type="float" office:value="46.835652">
                <text:p>46.835652</text:p>
              </table:table-cell>
              <table:table-cell office:value-type="float" office:value="39.904032">
                <text:p>39.904032</text:p>
              </table:table-cell>
              <table:table-cell office:value-type="float" office:value="48.329793">
                <text:p>48.329793</text:p>
              </table:table-cell>
              <table:table-cell office:value-type="float" office:value="61.950327">
                <text:p>61.950327</text:p>
              </table:table-cell>
              <table:table-cell office:value-type="float" office:value="56.055307">
                <text:p>56.055307</text:p>
              </table:table-cell>
              <table:table-cell office:value-type="float" office:value="51.438932">
                <text:p>51.438932</text:p>
              </table:table-cell>
              <table:table-cell office:value-type="float" office:value="65.992129">
                <text:p>65.992129</text:p>
              </table:table-cell>
              <table:table-cell office:value-type="float" office:value="50.47144">
                <text:p>50.47144</text:p>
              </table:table-cell>
              <table:table-cell office:value-type="float" office:value="47.802211">
                <text:p>47.802211</text:p>
              </table:table-cell>
              <table:table-cell office:value-type="float" office:value="42.406045">
                <text:p>42.406045</text:p>
              </table:table-cell>
              <table:table-cell office:value-type="float" office:value="56.686491">
                <text:p>56.686491</text:p>
              </table:table-cell>
              <table:table-cell office:value-type="float" office:value="50.888853">
                <text:p>50.888853</text:p>
              </table:table-cell>
              <table:table-cell office:value-type="float" office:value="36.923237">
                <text:p>36.923237</text:p>
              </table:table-cell>
              <table:table-cell office:value-type="float" office:value="51.050993">
                <text:p>51.050993</text:p>
              </table:table-cell>
              <table:table-cell office:value-type="float" office:value="42.924892">
                <text:p>42.924892</text:p>
              </table:table-cell>
              <table:table-cell office:value-type="float" office:value="44.638145">
                <text:p>44.638145</text:p>
              </table:table-cell>
              <table:table-cell office:value-type="float" office:value="43.804042">
                <text:p>43.804042</text:p>
              </table:table-cell>
              <table:table-cell office:value-type="float" office:value="45.836187">
                <text:p>45.836187</text:p>
              </table:table-cell>
              <table:table-cell office:value-type="float" office:value="47.590063">
                <text:p>47.590063</text:p>
              </table:table-cell>
              <table:table-cell office:value-type="float" office:value="63.342758">
                <text:p>63.342758</text:p>
              </table:table-cell>
              <table:table-cell office:value-type="float" office:value="60.109916">
                <text:p>60.109916</text:p>
              </table:table-cell>
              <table:table-cell office:value-type="float" office:value="50.476372">
                <text:p>50.476372</text:p>
              </table:table-cell>
              <table:table-cell office:value-type="float" office:value="53.987073">
                <text:p>53.987073</text:p>
              </table:table-cell>
              <table:table-cell office:value-type="float" office:value="37.96671">
                <text:p>37.96671</text:p>
              </table:table-cell>
              <table:table-cell office:value-type="float" office:value="46.559854">
                <text:p>46.559854</text:p>
              </table:table-cell>
              <table:table-cell office:value-type="float" office:value="40.496058">
                <text:p>40.496058</text:p>
              </table:table-cell>
              <table:table-cell office:value-type="float" office:value="54.846726">
                <text:p>54.846726</text:p>
              </table:table-cell>
              <table:table-cell office:value-type="float" office:value="51.681088">
                <text:p>51.681088</text:p>
              </table:table-cell>
              <table:table-cell office:value-type="float" office:value="43.840883">
                <text:p>43.840883</text:p>
              </table:table-cell>
              <table:table-cell office:value-type="float" office:value="44.751937">
                <text:p>44.751937</text:p>
              </table:table-cell>
              <table:table-cell office:value-type="float" office:value="33.44981">
                <text:p>33.44981</text:p>
              </table:table-cell>
              <table:table-cell office:value-type="float" office:value="38.405443">
                <text:p>38.405443</text:p>
              </table:table-cell>
              <table:table-cell office:value-type="float" office:value="49.709679">
                <text:p>49.709679</text:p>
              </table:table-cell>
              <table:table-cell office:value-type="float" office:value="35.721872">
                <text:p>35.721872</text:p>
              </table:table-cell>
              <table:table-cell office:value-type="float" office:value="57.018699">
                <text:p>57.018699</text:p>
              </table:table-cell>
              <table:table-cell office:value-type="float" office:value="52.93485">
                <text:p>52.93485</text:p>
              </table:table-cell>
              <table:table-cell office:value-type="float" office:value="35.2539">
                <text:p>35.2539</text:p>
              </table:table-cell>
              <table:table-cell office:value-type="float" office:value="32.83704">
                <text:p>32.83704</text:p>
              </table:table-cell>
              <table:table-cell office:value-type="float" office:value="52.270398">
                <text:p>52.270398</text:p>
              </table:table-cell>
              <table:table-cell office:value-type="float" office:value="37.305147">
                <text:p>37.305147</text:p>
              </table:table-cell>
              <table:table-cell office:value-type="float" office:value="38.124179">
                <text:p>38.124179</text:p>
              </table:table-cell>
              <table:table-cell office:value-type="float" office:value="36.691081">
                <text:p>36.691081</text:p>
              </table:table-cell>
              <table:table-cell office:value-type="float" office:value="46.957818">
                <text:p>46.957818</text:p>
              </table:table-cell>
              <table:table-cell office:value-type="float" office:value="52.768656">
                <text:p>52.768656</text:p>
              </table:table-cell>
              <table:table-cell office:value-type="float" office:value="36.906697">
                <text:p>36.906697</text:p>
              </table:table-cell>
              <table:table-cell office:value-type="float" office:value="36.36673">
                <text:p>36.36673</text:p>
              </table:table-cell>
              <table:table-cell office:value-type="float" office:value="44.601328">
                <text:p>44.601328</text:p>
              </table:table-cell>
              <table:table-cell office:value-type="float" office:value="34.914879">
                <text:p>34.914879</text:p>
              </table:table-cell>
              <table:table-cell office:value-type="float" office:value="37.275413">
                <text:p>37.275413</text:p>
              </table:table-cell>
              <table:table-cell office:value-type="float" office:value="43.353115">
                <text:p>43.353115</text:p>
              </table:table-cell>
              <table:table-cell office:value-type="float" office:value="40.602427">
                <text:p>40.602427</text:p>
              </table:table-cell>
              <table:table-cell office:value-type="float" office:value="39.947475">
                <text:p>39.947475</text:p>
              </table:table-cell>
              <table:table-cell office:value-type="float" office:value="30.383639">
                <text:p>30.383639</text:p>
              </table:table-cell>
              <table:table-cell office:value-type="float" office:value="43.697123">
                <text:p>43.697123</text:p>
              </table:table-cell>
              <table:table-cell office:value-type="float" office:value="32.142311">
                <text:p>32.142311</text:p>
              </table:table-cell>
              <table:table-cell office:value-type="float" office:value="35.304568">
                <text:p>35.304568</text:p>
              </table:table-cell>
              <table:table-cell office:value-type="float" office:value="46.510328">
                <text:p>46.510328</text:p>
              </table:table-cell>
              <table:table-cell office:value-type="float" office:value="34.450064">
                <text:p>34.450064</text:p>
              </table:table-cell>
              <table:table-cell office:value-type="float" office:value="33.989133">
                <text:p>33.989133</text:p>
              </table:table-cell>
              <table:table-cell office:value-type="float" office:value="30.3518">
                <text:p>30.3518</text:p>
              </table:table-cell>
              <table:table-cell office:value-type="float" office:value="53.01336">
                <text:p>53.01336</text:p>
              </table:table-cell>
              <table:table-cell office:value-type="float" office:value="32.165317">
                <text:p>32.165317</text:p>
              </table:table-cell>
              <table:table-cell office:value-type="float" office:value="32.528071">
                <text:p>32.528071</text:p>
              </table:table-cell>
              <table:table-cell office:value-type="float" office:value="39.478828">
                <text:p>39.478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